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Basic/VBAProject/Sheet4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56cm"/>
    </style:style>
    <style:style style:name="co2" style:family="table-column">
      <style:table-column-properties fo:break-before="auto" style:column-width="10.264cm"/>
    </style:style>
    <style:style style:name="co3" style:family="table-column">
      <style:table-column-properties fo:break-before="auto" style:column-width="0.755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2.097cm"/>
    </style:style>
    <style:style style:name="co6" style:family="table-column">
      <style:table-column-properties fo:break-before="auto" style:column-width="1.986cm"/>
    </style:style>
    <style:style style:name="co7" style:family="table-column">
      <style:table-column-properties fo:break-before="auto" style:column-width="2.406cm"/>
    </style:style>
    <style:style style:name="co8" style:family="table-column">
      <style:table-column-properties fo:break-before="auto" style:column-width="2.069cm"/>
    </style:style>
    <style:style style:name="co9" style:family="table-column">
      <style:table-column-properties fo:break-before="auto" style:column-width="2.125cm"/>
    </style:style>
    <style:style style:name="co10" style:family="table-column">
      <style:table-column-properties fo:break-before="auto" style:column-width="2.014cm"/>
    </style:style>
    <style:style style:name="co11" style:family="table-column">
      <style:table-column-properties fo:break-before="auto" style:column-width="2.237cm"/>
    </style:style>
    <style:style style:name="co12" style:family="table-column">
      <style:table-column-properties fo:break-before="auto" style:column-width="1.774cm"/>
    </style:style>
    <style:style style:name="co13" style:family="table-column">
      <style:table-column-properties fo:break-before="auto" style:column-width="3.16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_20_VIER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padding="0.071cm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27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2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29" style:family="table-cell" style:parent-style-name="Default">
      <style:table-cell-properties style:diagonal-bl-tr="none" style:diagonal-tl-br="none" fo:border="none" fo:padding="0.071cm" style:rotation-align="none"/>
    </style:style>
    <style:style style:name="ce30" style:family="table-cell" style:parent-style-name="Default" style:data-style-name="N3">
      <style:table-cell-properties style:diagonal-bl-tr="none" style:diagonal-tl-br="none" fo:border="none" fo:padding="0.071cm" style:rotation-align="none"/>
    </style:style>
    <style:style style:name="ce31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3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36" style:family="table-cell" style:parent-style-name="Default" style:data-style-name="N3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37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0" style:family="table-cell" style:parent-style-name="Default" style:data-style-name="N1">
      <style:table-cell-properties fo:padding="0.071cm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 VIERDE GEDEELTE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5" table:number-columns-repeated="2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number-columns-repeated="1011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6.304cm" svg:height="2.858cm" svg:x="4.981cm" svg:y="0.052cm" draw:caption-point-x="-0.432cm" draw:caption-point-y="-0.042cm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PROVINCIE OVERIJSSEL. VIERDE GEDEELTE. INDEELING DER BEVOLKING NAAR DE BEROEPEN.</text:p>
          </table:table-cell>
          <table:table-cell table:style-name="ce11" table:number-columns-repeated="12"/>
          <table:table-cell table:style-name="ce33"/>
          <table:table-cell table:number-columns-repeated="1010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 table:number-columns-spanned="1" table:number-rows-spanned="3">
            <text:p>Gebied</text:p>
          </table:table-cell>
          <table:table-cell table:style-name="ce12" office:value-type="string" calcext:value-type="string" table:number-columns-spanned="1" table:number-rows-spanned="3">
            <text:p>Beroepen of middelen van bestaan</text:p>
          </table:table-cell>
          <table:table-cell table:style-name="ce18"/>
          <table:table-cell table:style-name="ce20" office:value-type="string" calcext:value-type="string" table:number-columns-spanned="2" table:number-rows-spanned="1">
            <text:p>Beneden de 10 jaren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Van 10 en 11 jaren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Van 12 tot en met 15 jaren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Van 16 jaren en daarboven</text:p>
          </table:table-cell>
          <table:covered-table-cell table:style-name="ce25"/>
          <table:table-cell table:style-name="ce32" office:value-type="string" calcext:value-type="string" table:number-columns-spanned="3" table:number-rows-spanned="2">
            <text:p>TOTAAL</text:p>
          </table:table-cell>
          <table:covered-table-cell table:style-name="ce25"/>
          <table:covered-table-cell table:style-name="ce32"/>
          <table:table-cell table:number-columns-repeated="1010"/>
        </table:table-row>
        <table:table-row table:style-name="ro2">
          <table:covered-table-cell table:style-name="ce4"/>
          <table:covered-table-cell table:style-name="ce13"/>
          <table:table-cell table:style-name="ce19"/>
          <table:table-cell table:style-name="ce4" office:value-type="string" calcext:value-type="string" table:number-columns-spanned="2" table:number-rows-spanned="1">
            <text:p>Geboren in 1849 tot en met 1840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Geboren in 1839 en 1838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Geboren in 1837 tot en met 1834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Geboren in 1833 en vroegere jaren.</text:p>
          </table:table-cell>
          <table:covered-table-cell table:number-columns-repeated="3" table:style-name="ce26"/>
          <table:covered-table-cell table:style-name="ce13"/>
          <table:table-cell table:number-columns-repeated="1010"/>
        </table:table-row>
        <table:table-row table:style-name="ro1">
          <table:covered-table-cell table:style-name="ce5"/>
          <table:covered-table-cell table:style-name="ce14"/>
          <table:table-cell table:style-name="ce18"/>
          <table:table-cell table:style-name="ce5" office:value-type="string" calcext:value-type="string">
            <text:p>Mannelijk </text:p>
          </table:table-cell>
          <table:table-cell table:style-name="ce27" office:value-type="string" calcext:value-type="string">
            <text:p>Vrouwelijk</text:p>
          </table:table-cell>
          <table:table-cell table:style-name="ce27" office:value-type="string" calcext:value-type="string">
            <text:p>Mannelijk </text:p>
          </table:table-cell>
          <table:table-cell table:style-name="ce27" office:value-type="string" calcext:value-type="string">
            <text:p>Vrouwelijk</text:p>
          </table:table-cell>
          <table:table-cell table:style-name="ce27" office:value-type="string" calcext:value-type="string">
            <text:p>Mannelijk </text:p>
          </table:table-cell>
          <table:table-cell table:style-name="ce27" office:value-type="string" calcext:value-type="string">
            <text:p>Vrouwelijk</text:p>
          </table:table-cell>
          <table:table-cell table:style-name="ce27" office:value-type="string" calcext:value-type="string">
            <text:p>Mannelijk </text:p>
          </table:table-cell>
          <table:table-cell table:style-name="ce27" office:value-type="string" calcext:value-type="string">
            <text:p>Vrouwelijk</text:p>
          </table:table-cell>
          <table:table-cell table:style-name="ce27" office:value-type="string" calcext:value-type="string">
            <text:p>Mannelijk </text:p>
          </table:table-cell>
          <table:table-cell table:style-name="ce27" office:value-type="string" calcext:value-type="string">
            <text:p>Vrouwelijk</text:p>
          </table:table-cell>
          <table:table-cell table:style-name="ce14" office:value-type="string" calcext:value-type="string">
            <text:p>Totaal</text:p>
          </table:table-cell>
          <table:table-cell table:number-columns-repeated="1010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3">
          <table:table-cell table:style-name="ce7" office:value-type="string" calcext:value-type="string">
            <text:p>DE STAD ZWOLLE.</text:p>
          </table:table-cell>
          <table:table-cell table:style-name="ce15" office:value-type="string" calcext:value-type="string">
            <text:p>Aannemers</text:p>
          </table:table-cell>
          <table:table-cell/>
          <table:table-cell table:style-name="ce21"/>
          <table:table-cell table:style-name="ce28" table:number-columns-repeated="5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34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Aardappelenmeelfabrijkan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Aardewerk- en porcelein- fabrijkan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Aardewerk- en porcelein- kooplied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Advokat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8" calcext:value-type="float">
            <text:p>18</text:p>
          </table:table-cell>
          <table:table-cell table:style-name="ce29"/>
          <table:table-cell table:style-name="ce29" office:value-type="float" office:value="18" calcext:value-type="float">
            <text:p>18</text:p>
          </table:table-cell>
          <table:table-cell table:style-name="ce29"/>
          <table:table-cell table:style-name="ce35" office:value-type="float" office:value="18" calcext:value-type="float">
            <text:p>1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Afbraak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Aluinfabrijkan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Ambtenaren Staats-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7" calcext:value-type="float">
            <text:p>37</text:p>
          </table:table-cell>
          <table:table-cell table:style-name="ce29"/>
          <table:table-cell table:style-name="ce29" office:value-type="float" office:value="37" calcext:value-type="float">
            <text:p>37</text:p>
          </table:table-cell>
          <table:table-cell table:style-name="ce29"/>
          <table:table-cell table:style-name="ce35" office:value-type="float" office:value="37" calcext:value-type="float">
            <text:p>3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Ambtenaren Provinciale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6" calcext:value-type="float">
            <text:p>26</text:p>
          </table:table-cell>
          <table:table-cell table:style-name="ce29"/>
          <table:table-cell table:style-name="ce29" office:value-type="float" office:value="26" calcext:value-type="float">
            <text:p>26</text:p>
          </table:table-cell>
          <table:table-cell table:style-name="ce29"/>
          <table:table-cell table:style-name="ce35" office:value-type="float" office:value="26" calcext:value-type="float">
            <text:p>2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Ambtenaren Gemeente-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9" calcext:value-type="float">
            <text:p>19</text:p>
          </table:table-cell>
          <table:table-cell table:style-name="ce29"/>
          <table:table-cell table:style-name="ce29" office:value-type="float" office:value="19" calcext:value-type="float">
            <text:p>19</text:p>
          </table:table-cell>
          <table:table-cell table:style-name="ce29"/>
          <table:table-cell table:style-name="ce35" office:value-type="float" office:value="19" calcext:value-type="float">
            <text:p>1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Ambtenaren Niet genoemde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Apothekers, drogisten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32" calcext:value-type="float">
            <text:p>3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Arbeiders, daglooners</text:p>
          </table:table-cell>
          <table:table-cell/>
          <table:table-cell table:style-name="ce22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395" calcext:value-type="float">
            <text:p>395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409" calcext:value-type="float">
            <text:p>409</text:p>
          </table:table-cell>
          <table:table-cell table:style-name="ce29" office:value-type="float" office:value="84" calcext:value-type="float">
            <text:p>84</text:p>
          </table:table-cell>
          <table:table-cell table:style-name="ce35" office:value-type="float" office:value="493" calcext:value-type="float">
            <text:p>49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Asch-, bagger-, vuilnislieden, aschverkoop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Azijnstokers, kunstazijnma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aardscheerders, kappers, paruikenma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6" calcext:value-type="float">
            <text:p>36</text:p>
          </table:table-cell>
          <table:table-cell table:style-name="ce29"/>
          <table:table-cell table:style-name="ce29" office:value-type="float" office:value="37" calcext:value-type="float">
            <text:p>37</text:p>
          </table:table-cell>
          <table:table-cell table:style-name="ce29"/>
          <table:table-cell table:style-name="ce35" office:value-type="float" office:value="37" calcext:value-type="float">
            <text:p>3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adstoofhou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ankiers, effectenhandelaars, geldwisselaars, kassi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ed- en matrassenmakers en verhuurders, behangers, stoffeer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21" calcext:value-type="float">
            <text:p>2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eeldhouwers, lofwerksnij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eleenbankhouders, inbrengers enz.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esteders</text:p>
          </table:table-cell>
          <table:table-cell/>
          <table:table-cell table:style-name="ce22"/>
          <table:table-cell table:style-name="ce29" table:number-columns-repeated="6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estellers, expediteurs, factoors, voetboden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6" calcext:value-type="float">
            <text:p>16</text:p>
          </table:table-cell>
          <table:table-cell table:style-name="ce29"/>
          <table:table-cell table:style-name="ce29" office:value-type="float" office:value="17" calcext:value-type="float">
            <text:p>17</text:p>
          </table:table-cell>
          <table:table-cell table:style-name="ce29"/>
          <table:table-cell table:style-name="ce35" office:value-type="float" office:value="17" calcext:value-type="float">
            <text:p>1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ezembinders, rietboeren, rijswerkers</text:p>
          </table:table-cell>
          <table:table-cell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ierbrouwers, bierste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illard-, kaats-ballen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lee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2" calcext:value-type="float">
            <text:p>12</text:p>
          </table:table-cell>
          <table:table-cell table:style-name="ce35" office:value-type="float" office:value="26" calcext:value-type="float">
            <text:p>2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lik-, en pleetwerkers, lampen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loemisten, boomkweekers, tuiniers, warmoezeni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8" calcext:value-type="float">
            <text:p>38</text:p>
          </table:table-cell>
          <table:table-cell table:style-name="ce29"/>
          <table:table-cell table:style-name="ce29" office:value-type="float" office:value="38" calcext:value-type="float">
            <text:p>38</text:p>
          </table:table-cell>
          <table:table-cell table:style-name="ce29"/>
          <table:table-cell table:style-name="ce35" office:value-type="float" office:value="38" calcext:value-type="float">
            <text:p>3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oekbind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20" calcext:value-type="float">
            <text:p>20</text:p>
          </table:table-cell>
          <table:table-cell table:style-name="ce29"/>
          <table:table-cell table:style-name="ce29" office:value-type="float" office:value="23" calcext:value-type="float">
            <text:p>23</text:p>
          </table:table-cell>
          <table:table-cell table:style-name="ce29"/>
          <table:table-cell table:style-name="ce35" office:value-type="float" office:value="23" calcext:value-type="float">
            <text:p>2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oek- en dagbladdrukkers en verkoopers mees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oek- en dagbladdrukkers en verkoopers knechts, letterzett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19" calcext:value-type="float">
            <text:p>19</text:p>
          </table:table-cell>
          <table:table-cell table:style-name="ce29"/>
          <table:table-cell table:style-name="ce29" office:value-type="float" office:value="23" calcext:value-type="float">
            <text:p>23</text:p>
          </table:table-cell>
          <table:table-cell table:style-name="ce29"/>
          <table:table-cell table:style-name="ce35" office:value-type="float" office:value="23" calcext:value-type="float">
            <text:p>2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ontwer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ordpapier (werkers in) doozen-, kaartenma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orduurwerkers, kantwer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orstel-, kaarden-, kammen-, rijven, zeeftenma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35" office:value-type="float" office:value="12" calcext:value-type="float">
            <text:p>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ouwmeesters, civiel ingenieu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randers en stokers van stroop, likeuren, sterke drank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reuk- en draagbanden-, keurslijven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rillenslijpers en 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rood-, kleingoed-, koek- en banketbakkers en slijt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44" calcext:value-type="float">
            <text:p>14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ijenteelt (personen behoorende tot de)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Chicoreifabrijkan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Chocoladefabrijkan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Dagbladschrijvers, letterkundig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Debiteurs en gedelegeerden in de loterij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Dekkers (lei-, pannen-, riet-)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Deurwaar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Dienstboden, bakers, huisbewaarders, minnen, oppassers, portiers</text:p>
          </table:table-cell>
          <table:table-cell/>
          <table:table-cell table:style-name="ce22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873" calcext:value-type="float">
            <text:p>873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904" calcext:value-type="float">
            <text:p>904</text:p>
          </table:table-cell>
          <table:table-cell table:style-name="ce35" office:value-type="float" office:value="967" calcext:value-type="float">
            <text:p>96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Doodgravers, bedienaars van begravenissen, verhuurders van rouwkleeder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Fabrijkanten van verschillenden aard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Fineerzag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aarkeukenhouders</text:p>
          </table:table-cell>
          <table:table-cell/>
          <table:table-cell table:style-name="ce22"/>
          <table:table-cell table:style-name="ce29" table:number-columns-repeated="5"/>
          <table:table-cell table:number-columns-repeated="4" table:style-name="ce29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alanteriewarenhandelaa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aren- en bandwinkeli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asfabrijkant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6" calcext:value-type="float">
            <text:p>6</text:p>
          </table:table-cell>
          <table:table-cell table:style-name="ce35" office:value-type="float" office:value="21" calcext:value-type="float">
            <text:p>2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epensioneerden (burgerlijke en militaire)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9" calcext:value-type="float">
            <text:p>9</text:p>
          </table:table-cell>
          <table:table-cell table:style-name="ce35" office:value-type="float" office:value="96" calcext:value-type="float">
            <text:p>9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eschutgieters, geweerma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ezantschappen en consulaten (personen behoorende tot de)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lasblaz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odsdienstleeraren en aan de dienst verbonden personen. Protestanten, predikant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ce22"/>
          <table:table-cell table:style-name="ce29" table:number-columns-repeated="5"/>
          <table:table-cell table:number-columns-repeated="4" table:style-name="ce29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ce22"/>
          <table:table-cell table:style-name="ce29" table:number-columns-repeated="6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35" office:value-type="float" office:value="12" calcext:value-type="float">
            <text:p>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odsdienstleeraren en aan de dienst verbonden personen. Israeliten, rabbijn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ouddraadtrekkers, passementwerkers, galonwer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raanhandelaars, gistverkoop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raveurs op hout, metaal en steen, stempelsnij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riendbaz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roenten-, fruitverkoop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rondeigenar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rossiers, slij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rutters, kruideni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22" calcext:value-type="float">
            <text:p>2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Haarwer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Handelsleerlingen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Handelsreizig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Handschoenen- en dassen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Haven- en bakenmeest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Heemraden en verdere ambtenaren van de waterschapp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Heetmaaij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Hennep- en vlasbereiders en teel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Herbergiers, kasteleins, koffijhuishou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5" calcext:value-type="float">
            <text:p>5</text:p>
          </table:table-cell>
          <table:table-cell table:style-name="ce35" office:value-type="float" office:value="28" calcext:value-type="float">
            <text:p>2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Herders en veehoe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Hoeden-, petten- en stroohoedenma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35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Hoogleeraren en leeraren aan hooge scholen, athenaca, seminarien, clinische scholen en akademi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Houthak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Houtzaagmolenaars, houtzagers, houtkoop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2" calcext:value-type="float">
            <text:p>32</text:p>
          </table:table-cell>
          <table:table-cell table:style-name="ce29"/>
          <table:table-cell table:style-name="ce29" office:value-type="float" office:value="32" calcext:value-type="float">
            <text:p>32</text:p>
          </table:table-cell>
          <table:table-cell table:style-name="ce29"/>
          <table:table-cell table:style-name="ce35" office:value-type="float" office:value="32" calcext:value-type="float">
            <text:p>3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Huisleerlingen</text:p>
          </table:table-cell>
          <table:table-cell/>
          <table:table-cell table:style-name="ce22" office:value-type="float" office:value="12" calcext:value-type="float">
            <text:p>12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33" calcext:value-type="float">
            <text:p>33</text:p>
          </table:table-cell>
          <table:table-cell table:style-name="ce35" office:value-type="float" office:value="55" calcext:value-type="float">
            <text:p>5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Ingenieurs en verdere ambtenaren van den waterstaat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Inleggers van levensbehoef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Jag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Jagt (personen behoorende tot de)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Juweliers, goud- en zilversmed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23" calcext:value-type="float">
            <text:p>2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aarders, wolkammers</text:p>
          </table:table-cell>
          <table:table-cell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0" calcext:value-type="float">
            <text:p>20</text:p>
          </table:table-cell>
          <table:table-cell table:style-name="ce29"/>
          <table:table-cell table:style-name="ce29" office:value-type="float" office:value="23" calcext:value-type="float">
            <text:p>23</text:p>
          </table:table-cell>
          <table:table-cell table:style-name="ce29"/>
          <table:table-cell table:style-name="ce35" office:value-type="float" office:value="23" calcext:value-type="float">
            <text:p>2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aarsenmakers (smeer- en was-)</text:p>
          </table:table-cell>
          <table:table-cell/>
          <table:table-cell table:style-name="ce22"/>
          <table:table-cell table:style-name="ce29" table:number-columns-repeated="5"/>
          <table:table-cell table:number-columns-repeated="4" table:style-name="ce29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abinet- en schrijnwerkers, kunstdraaij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79" calcext:value-type="float">
            <text:p>79</text:p>
          </table:table-cell>
          <table:table-cell table:style-name="ce29"/>
          <table:table-cell table:style-name="ce29" office:value-type="float" office:value="83" calcext:value-type="float">
            <text:p>83</text:p>
          </table:table-cell>
          <table:table-cell table:style-name="ce29"/>
          <table:table-cell table:style-name="ce35" office:value-type="float" office:value="83" calcext:value-type="float">
            <text:p>8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adetten van de landmagt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adetten van de zeemagt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alkbranders, cement- en trasma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antoor- en winkelbedienden, pakhuisknecht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17" calcext:value-type="float">
            <text:p>17</text:p>
          </table:table-cell>
          <table:table-cell table:style-name="ce35" office:value-type="float" office:value="99" calcext:value-type="float">
            <text:p>9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leedermakers</text:p>
          </table:table-cell>
          <table:table-cell/>
          <table:table-cell table:style-name="ce22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1" calcext:value-type="float">
            <text:p>21</text:p>
          </table:table-cell>
          <table:table-cell table:style-name="ce29"/>
          <table:table-cell table:style-name="ce29" office:value-type="float" office:value="198" calcext:value-type="float">
            <text:p>198</text:p>
          </table:table-cell>
          <table:table-cell table:style-name="ce29"/>
          <table:table-cell table:style-name="ce29" office:value-type="float" office:value="221" calcext:value-type="float">
            <text:p>221</text:p>
          </table:table-cell>
          <table:table-cell table:style-name="ce29"/>
          <table:table-cell table:style-name="ce35" office:value-type="float" office:value="221" calcext:value-type="float">
            <text:p>22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leederen- en gemaaktgoed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leinhandelaars, winkeli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49" calcext:value-type="float">
            <text:p>49</text:p>
          </table:table-cell>
          <table:table-cell table:style-name="ce35" office:value-type="float" office:value="145" calcext:value-type="float">
            <text:p>14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lerken en schrijvers bij notarissen, ontvangers, prokureurs, deurwaarders enz.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8" calcext:value-type="float">
            <text:p>18</text:p>
          </table:table-cell>
          <table:table-cell table:style-name="ce29"/>
          <table:table-cell table:style-name="ce29" office:value-type="float" office:value="18" calcext:value-type="float">
            <text:p>18</text:p>
          </table:table-cell>
          <table:table-cell table:style-name="ce29"/>
          <table:table-cell table:style-name="ce35" office:value-type="float" office:value="18" calcext:value-type="float">
            <text:p>1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lompenma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noopenma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olenbran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oninklijk Huis (personen, verbonden aan het)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ooplieden van verschillenden aard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36" calcext:value-type="float">
            <text:p>236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36" calcext:value-type="float">
            <text:p>236</text:p>
          </table:table-cell>
          <table:table-cell table:style-name="ce29" office:value-type="float" office:value="33" calcext:value-type="float">
            <text:p>33</text:p>
          </table:table-cell>
          <table:table-cell table:style-name="ce35" office:value-type="float" office:value="269" calcext:value-type="float">
            <text:p>26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oornmolenaa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7" calcext:value-type="float">
            <text:p>27</text:p>
          </table:table-cell>
          <table:table-cell table:style-name="ce29"/>
          <table:table-cell table:style-name="ce29" office:value-type="float" office:value="27" calcext:value-type="float">
            <text:p>27</text:p>
          </table:table-cell>
          <table:table-cell table:style-name="ce29"/>
          <table:table-cell table:style-name="ce35" office:value-type="float" office:value="27" calcext:value-type="float">
            <text:p>2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oornverschiet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opers- en blikslagers, draadvlechters, ketellappers</text:p>
          </table:table-cell>
          <table:table-cell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49" calcext:value-type="float">
            <text:p>4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oper-, klok- en geelgiet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ostschool- houders en onderwijzers</text:p>
          </table:table-cell>
          <table:table-cell/>
          <table:table-cell table:style-name="ce22"/>
          <table:table-cell table:style-name="ce29" table:number-columns-repeated="5"/>
          <table:table-cell table:number-columns-repeated="4" table:style-name="ce29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ostschool- leerlingen</text:p>
          </table:table-cell>
          <table:table-cell/>
          <table:table-cell table:style-name="ce22"/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35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raankinder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ram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ramm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rib- en dijkwerkers, heibaz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roeghouders, tappers enz.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6" calcext:value-type="float">
            <text:p>16</text:p>
          </table:table-cell>
          <table:table-cell table:style-name="ce35" office:value-type="float" office:value="46" calcext:value-type="float">
            <text:p>4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ruidfabrijkanten en vuurwerk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ruijers, sjouwers, schoenpoets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35" office:value-type="float" office:value="48" calcext:value-type="float">
            <text:p>4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rijgslieden van en boven den rang van aden luitenant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rijgslieden beneden den rang van aden luitenant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56" calcext:value-type="float">
            <text:p>56</text:p>
          </table:table-cell>
          <table:table-cell table:style-name="ce29"/>
          <table:table-cell table:style-name="ce29" office:value-type="float" office:value="56" calcext:value-type="float">
            <text:p>56</text:p>
          </table:table-cell>
          <table:table-cell table:style-name="ce29"/>
          <table:table-cell table:style-name="ce35" office:value-type="float" office:value="56" calcext:value-type="float">
            <text:p>5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uipers, hoepelma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66" calcext:value-type="float">
            <text:p>6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unstenaars, goochelaars enz.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unstkoopers, muzijk- en teekenhandelar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unstlak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unstoefenaren muzijkanten, muzijkmeesters, organist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unstoefenaren schil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unstoefenaren teekenaars, teekenmeesters, daguerreotypeurs, decorateu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unstoefenaren tooneelspelers, dansmeesters, zang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unstwer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urkensnij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Landbouwers</text:p>
          </table:table-cell>
          <table:table-cell/>
          <table:table-cell table:style-name="ce22"/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359" calcext:value-type="float">
            <text:p>359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387" calcext:value-type="float">
            <text:p>387</text:p>
          </table:table-cell>
          <table:table-cell table:style-name="ce29" office:value-type="float" office:value="94" calcext:value-type="float">
            <text:p>94</text:p>
          </table:table-cell>
          <table:table-cell table:style-name="ce35" office:value-type="float" office:value="481" calcext:value-type="float">
            <text:p>48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Landhuishoudkundige scholen onderwijz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Landhuishoudkundige scholen leerling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Landmeters en teekenaars bij het kadaster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Lantaarnopste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Latijnsche scholen onderwijz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Latijnsche scholen leerlingen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Leerbereiders en looij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32" calcext:value-type="float">
            <text:p>32</text:p>
          </table:table-cell>
          <table:table-cell table:style-name="ce29"/>
          <table:table-cell table:style-name="ce29" office:value-type="float" office:value="34" calcext:value-type="float">
            <text:p>34</text:p>
          </table:table-cell>
          <table:table-cell table:style-name="ce29"/>
          <table:table-cell table:style-name="ce35" office:value-type="float" office:value="34" calcext:value-type="float">
            <text:p>3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Leerlingen aan het instituut voor blind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Lettergiet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Liefdadige gestichten hoofden</text:p>
          </table:table-cell>
          <table:table-cell/>
          <table:table-cell table:style-name="ce22"/>
          <table:table-cell table:style-name="ce29" table:number-columns-repeated="5"/>
          <table:table-cell table:number-columns-repeated="4" table:style-name="ce29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Liefdadige gestichten dienstdoend personeel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Linieer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Loodgieters en pompenmakers, brandspuitma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6" calcext:value-type="float">
            <text:p>1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Loodswezen en strandvonderij (personen behoorende tot)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Loodwit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Lijmzie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Magazijn- en pakhuismeest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Makelaars en kargadoo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Mandenma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8" calcext:value-type="float">
            <text:p>28</text:p>
          </table:table-cell>
          <table:table-cell table:style-name="ce29"/>
          <table:table-cell table:style-name="ce29" office:value-type="float" office:value="29" calcext:value-type="float">
            <text:p>29</text:p>
          </table:table-cell>
          <table:table-cell table:style-name="ce29"/>
          <table:table-cell table:style-name="ce35" office:value-type="float" office:value="29" calcext:value-type="float">
            <text:p>2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Manufakturen/* fabrijkant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35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Manufakturen/* kooplied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Manufakturen/* werklied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Mariniers en zeelieden van en boven den rang van aden luitenant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Mariniers en zeelieden beneden den rang van aden luitenant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Mattenma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Meekrapbereiders en fabrijkan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Meesters (keur-, markt-, waag-), afslag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Melk-, boter-, kaas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Messenmakers en slijp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Meters (kolen-, koorn-, hooi-, hout-, scheeps- enz.), wijnste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Metselaa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16" calcext:value-type="float">
            <text:p>116</text:p>
          </table:table-cell>
          <table:table-cell table:style-name="ce29"/>
          <table:table-cell table:style-name="ce29" office:value-type="float" office:value="116" calcext:value-type="float">
            <text:p>116</text:p>
          </table:table-cell>
          <table:table-cell table:style-name="ce29"/>
          <table:table-cell table:style-name="ce35" office:value-type="float" office:value="116" calcext:value-type="float">
            <text:p>11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Modemaaksters</text:p>
          </table:table-cell>
          <table:table-cell/>
          <table:table-cell table:style-name="ce22"/>
          <table:table-cell table:style-name="ce29" table:number-columns-repeated="6"/>
          <table:table-cell table:style-name="ce29" office:value-type="float" office:value="19" calcext:value-type="float">
            <text:p>19</text:p>
          </table:table-cell>
          <table:table-cell table:style-name="ce29"/>
          <table:table-cell table:style-name="ce29" office:value-type="float" office:value="19" calcext:value-type="float">
            <text:p>19</text:p>
          </table:table-cell>
          <table:table-cell table:style-name="ce35" office:value-type="float" office:value="19" calcext:value-type="float">
            <text:p>1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Molenma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Moutmolenaa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Muzijkinstrument-, orgel-, forte pianomakers, stemmers en verkoop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Mijnwer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Naaisters, breisters, mangelhoudsters, plooisters, strijksters, waschvrouwen, werksters, nettenbreijers</text:p>
          </table:table-cell>
          <table:table-cell/>
          <table:table-cell table:style-name="ce22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0" calcext:value-type="float">
            <text:p>30</text:p>
          </table:table-cell>
          <table:table-cell table:style-name="ce29"/>
          <table:table-cell table:style-name="ce29" office:value-type="float" office:value="345" calcext:value-type="float">
            <text:p>345</text:p>
          </table:table-cell>
          <table:table-cell table:style-name="ce29"/>
          <table:table-cell table:style-name="ce29" office:value-type="float" office:value="379" calcext:value-type="float">
            <text:p>379</text:p>
          </table:table-cell>
          <table:table-cell table:style-name="ce35" office:value-type="float" office:value="379" calcext:value-type="float">
            <text:p>37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Nachtwer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Notariss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Notarissen (kandidaat)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Olieslagers en molenaa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9" calcext:value-type="float">
            <text:p>1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Omroepers, aanplak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Ondernemers en direkteurs van begrafenis- en ziekenfondsen/?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Ondernemers en direkteurs van naamlooze en verdere handel-maatschappij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Ondernemers en direkteurs van verzekering- en brandwaarborgmaatschappijen/?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Ondernemers en direkteurs van openbare werk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Onderwijzers, onderwijzeressen, ondermeesters, kweekelingen, gouverneurs, gouvernanten.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23" calcext:value-type="float">
            <text:p>23</text:p>
          </table:table-cell>
          <table:table-cell table:style-name="ce35" office:value-type="float" office:value="73" calcext:value-type="float">
            <text:p>7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Opzigters, conducteurs enz.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5" calcext:value-type="float">
            <text:p>15</text:p>
          </table:table-cell>
          <table:table-cell table:style-name="ce29"/>
          <table:table-cell table:style-name="ce29" office:value-type="float" office:value="15" calcext:value-type="float">
            <text:p>15</text:p>
          </table:table-cell>
          <table:table-cell table:style-name="ce29"/>
          <table:table-cell table:style-name="ce35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Orgeldraaijers, straatmuzijkant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Oudijzer-, oude kleederen-, beenen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Paarden- en veehouders en verkoopers, koemelk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22" calcext:value-type="float">
            <text:p>2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Paarden- en beestensnij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Pannen-, potten-, pijpen-, steen- en tegelbak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Papier- en gekleurd papier- fabrijkan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Papier- en gekleurd papier- handelaa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Papier- en gekleurd papier- werklied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Parapluiema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Pennenberei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Pikeu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Pik- en teersto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Plaat- en steendrukkers, plaatsnijd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15" calcext:value-type="float">
            <text:p>15</text:p>
          </table:table-cell>
          <table:table-cell table:style-name="ce29"/>
          <table:table-cell table:style-name="ce29" office:value-type="float" office:value="18" calcext:value-type="float">
            <text:p>18</text:p>
          </table:table-cell>
          <table:table-cell table:style-name="ce29"/>
          <table:table-cell table:style-name="ce35" office:value-type="float" office:value="18" calcext:value-type="float">
            <text:p>1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Pleistergieters, boetseer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5" calcext:value-type="float">
            <text:p>35</text:p>
          </table:table-cell>
          <table:table-cell table:style-name="ce29"/>
          <table:table-cell table:style-name="ce29" office:value-type="float" office:value="35" calcext:value-type="float">
            <text:p>35</text:p>
          </table:table-cell>
          <table:table-cell table:style-name="ce29"/>
          <table:table-cell table:style-name="ce35" office:value-type="float" office:value="35" calcext:value-type="float">
            <text:p>3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Prokureu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Publieke vrouwen, publiekhuishou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Pijpen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Ree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Regterlijke magt (ambtenaren der)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3" calcext:value-type="float">
            <text:p>23</text:p>
          </table:table-cell>
          <table:table-cell table:style-name="ce29"/>
          <table:table-cell table:style-name="ce29" office:value-type="float" office:value="23" calcext:value-type="float">
            <text:p>23</text:p>
          </table:table-cell>
          <table:table-cell table:style-name="ce29"/>
          <table:table-cell table:style-name="ce35" office:value-type="float" office:value="23" calcext:value-type="float">
            <text:p>2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Renteniers, partikulier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Rentmeest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Rijtuig-, wagen-, koffer-, zadelma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36" calcext:value-type="float">
            <text:p>36</text:p>
          </table:table-cell>
          <table:table-cell table:style-name="ce29"/>
          <table:table-cell table:style-name="ce29" office:value-type="float" office:value="40" calcext:value-type="float">
            <text:p>40</text:p>
          </table:table-cell>
          <table:table-cell table:style-name="ce29"/>
          <table:table-cell table:style-name="ce35" office:value-type="float" office:value="40" calcext:value-type="float">
            <text:p>4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Rijtuigschil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chaarslijp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chatt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cheep-, blok-, mast- en zeilmakers, rafactiemeesters, scheepsloopers, takelaa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46" calcext:value-type="float">
            <text:p>46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/>
          <table:table-cell table:style-name="ce35" office:value-type="float" office:value="49" calcext:value-type="float">
            <text:p>4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cheepsw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cheepzeilnaalden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cheikundige voorwerpen en verfwaren (fabrijkanten en werklieden in)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chelpvisschers, schul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chermmeest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childers (huis-), glazenma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123" calcext:value-type="float">
            <text:p>123</text:p>
          </table:table-cell>
          <table:table-cell table:style-name="ce29"/>
          <table:table-cell table:style-name="ce29" office:value-type="float" office:value="129" calcext:value-type="float">
            <text:p>129</text:p>
          </table:table-cell>
          <table:table-cell table:style-name="ce29"/>
          <table:table-cell table:style-name="ce35" office:value-type="float" office:value="129" calcext:value-type="float">
            <text:p>12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chippers, loodsen, gezagvoerders, stuurlieden en matrozen (koopvaardij-), schuitenverhuurders, commissarissen van veerschepen enz.</text:p>
          </table:table-cell>
          <table:table-cell/>
          <table:table-cell table:style-name="ce22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24" calcext:value-type="float">
            <text:p>324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325" calcext:value-type="float">
            <text:p>32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choenmakers en lapp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6" calcext:value-type="float">
            <text:p>26</text:p>
          </table:table-cell>
          <table:table-cell table:style-name="ce29"/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62" calcext:value-type="float">
            <text:p>262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263" calcext:value-type="float">
            <text:p>26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choolleerlingen</text:p>
          </table:table-cell>
          <table:table-cell/>
          <table:table-cell table:style-name="ce22" office:value-type="float" office:value="420" calcext:value-type="float">
            <text:p>420</text:p>
          </table:table-cell>
          <table:table-cell table:style-name="ce29" office:value-type="float" office:value="389" calcext:value-type="float">
            <text:p>389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762" calcext:value-type="float">
            <text:p>762</text:p>
          </table:table-cell>
          <table:table-cell table:style-name="ce29" office:value-type="float" office:value="662" calcext:value-type="float">
            <text:p>662</text:p>
          </table:table-cell>
          <table:table-cell table:style-name="ce36" office:value-type="float" office:value="1424" calcext:value-type="float">
            <text:p>1,42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choorsteenveg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lijpers (diamant-, glas-, marmer-, metaal- enz.)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meden grof-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meden hoef-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meden kagchel- en andere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83" calcext:value-type="float">
            <text:p>83</text:p>
          </table:table-cell>
          <table:table-cell table:style-name="ce29"/>
          <table:table-cell table:style-name="ce29" office:value-type="float" office:value="94" calcext:value-type="float">
            <text:p>94</text:p>
          </table:table-cell>
          <table:table-cell table:style-name="ce29"/>
          <table:table-cell table:style-name="ce35" office:value-type="float" office:value="94" calcext:value-type="float">
            <text:p>9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olliciteu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peldenfabrijkanten en werklied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piegelmakers en 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pinners, spoelders, wevers</text:p>
          </table:table-cell>
          <table:table-cell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12" calcext:value-type="float">
            <text:p>12</text:p>
          </table:table-cell>
          <table:table-cell table:style-name="ce35" office:value-type="float" office:value="68" calcext:value-type="float">
            <text:p>6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poorweg- en stoombootbeambt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pijker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talhouders, rijtuigverhuur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teenhouw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35" office:value-type="float" office:value="12" calcext:value-type="float">
            <text:p>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teenkolen-, hout- en turf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telzie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toelen-bekleeders, draaijers, matt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35" office:value-type="float" office:value="14" calcext:value-type="float">
            <text:p>1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toffenverwers, glanz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traatma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tudenten aan hooge scholen, athenaca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tudenten aan academien, clinische schol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tudenten aan seminari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tukadoors, wit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tijfselfabrijkan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uiker- en pastijbakkers</text:p>
          </table:table-cell>
          <table:table-cell/>
          <table:table-cell table:style-name="ce22"/>
          <table:table-cell table:style-name="ce29" table:number-columns-repeated="6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uikerraffinadeu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Taalmeesters, translateu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Tabak- en sigaren- fabrijkan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Tabak- en sigaren- kerv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8" calcext:value-type="float">
            <text:p>28</text:p>
          </table:table-cell>
          <table:table-cell table:style-name="ce29"/>
          <table:table-cell table:style-name="ce29" office:value-type="float" office:value="29" calcext:value-type="float">
            <text:p>29</text:p>
          </table:table-cell>
          <table:table-cell table:style-name="ce29"/>
          <table:table-cell table:style-name="ce35" office:value-type="float" office:value="29" calcext:value-type="float">
            <text:p>2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Tabak- en sigaren- plant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Tabak- en sigaren- verkoop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Tapijtfabrijkan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Timmerlieden, kistenmak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29" office:value-type="float" office:value="232" calcext:value-type="float">
            <text:p>232</text:p>
          </table:table-cell>
          <table:table-cell table:style-name="ce29"/>
          <table:table-cell table:style-name="ce29" office:value-type="float" office:value="246" calcext:value-type="float">
            <text:p>246</text:p>
          </table:table-cell>
          <table:table-cell table:style-name="ce29"/>
          <table:table-cell table:style-name="ce35" office:value-type="float" office:value="246" calcext:value-type="float">
            <text:p>24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Tinnegie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Tol- en pontgaarders, brug- en sluiswach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Touwslagers, baanwerk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52" calcext:value-type="float">
            <text:p>52</text:p>
          </table:table-cell>
          <table:table-cell table:style-name="ce29"/>
          <table:table-cell table:style-name="ce29" office:value-type="float" office:value="55" calcext:value-type="float">
            <text:p>55</text:p>
          </table:table-cell>
          <table:table-cell table:style-name="ce29"/>
          <table:table-cell table:style-name="ce35" office:value-type="float" office:value="55" calcext:value-type="float">
            <text:p>5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Traunsto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Turf, koorn- en kolendrag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53" calcext:value-type="float">
            <text:p>5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Uitdragers, uitventer, leur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Uurwerkma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16" calcext:value-type="float">
            <text:p>16</text:p>
          </table:table-cell>
          <table:table-cell table:style-name="ce29"/>
          <table:table-cell table:style-name="ce29" office:value-type="float" office:value="19" calcext:value-type="float">
            <text:p>19</text:p>
          </table:table-cell>
          <table:table-cell table:style-name="ce29"/>
          <table:table-cell table:style-name="ce35" office:value-type="float" office:value="19" calcext:value-type="float">
            <text:p>1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Veearts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Veenlieden, turfboer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Vendumeest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Vergulders, lijsten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Vill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Vischdroogers en roo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Vischverkoop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35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Vissch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Vleeschhouwers, spekslagers, poeli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58" calcext:value-type="float">
            <text:p>58</text:p>
          </table:table-cell>
          <table:table-cell table:style-name="ce29"/>
          <table:table-cell table:style-name="ce29" office:value-type="float" office:value="59" calcext:value-type="float">
            <text:p>59</text:p>
          </table:table-cell>
          <table:table-cell table:style-name="ce29"/>
          <table:table-cell table:style-name="ce35" office:value-type="float" office:value="59" calcext:value-type="float">
            <text:p>5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Voddenra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Voerlieden, koetsiers, loopers, postknechten en sleep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7" calcext:value-type="float">
            <text:p>47</text:p>
          </table:table-cell>
          <table:table-cell table:style-name="ce29"/>
          <table:table-cell table:style-name="ce29" office:value-type="float" office:value="47" calcext:value-type="float">
            <text:p>47</text:p>
          </table:table-cell>
          <table:table-cell table:style-name="ce29"/>
          <table:table-cell table:style-name="ce35" office:value-type="float" office:value="47" calcext:value-type="float">
            <text:p>4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Vogelverkoopers, kooiboer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Wafel- en poffertjesbak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Watermolenaa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Water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Wek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Werktuigkundigen en makers, balans- en brandspuitma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Wierspinn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Wijnhandelaa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6" calcext:value-type="float">
            <text:p>16</text:p>
          </table:table-cell>
          <table:table-cell table:style-name="ce29"/>
          <table:table-cell table:style-name="ce29" office:value-type="float" office:value="16" calcext:value-type="float">
            <text:p>16</text:p>
          </table:table-cell>
          <table:table-cell table:style-name="ce29"/>
          <table:table-cell table:style-name="ce35" office:value-type="float" office:value="16" calcext:value-type="float">
            <text:p>1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IJkmees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IJzer- en koperdraaij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IJzergiet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Zaad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Zaakwaarnemers, commissionnai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7" calcext:value-type="float">
            <text:p>17</text:p>
          </table:table-cell>
          <table:table-cell table:style-name="ce29"/>
          <table:table-cell table:style-name="ce29" office:value-type="float" office:value="17" calcext:value-type="float">
            <text:p>17</text:p>
          </table:table-cell>
          <table:table-cell table:style-name="ce29"/>
          <table:table-cell table:style-name="ce35" office:value-type="float" office:value="17" calcext:value-type="float">
            <text:p>1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Zakkenmakers en verhuur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Zand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Zeepzie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Zeevaartscholen onderwijz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Zeevaartscholen leerling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Ziekenoppass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Zoutzie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Zwaardveg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Zwavelstokkenmakers en verkoopers</text:p>
          </table:table-cell>
          <table:table-cell/>
          <table:table-cell table:style-name="ce22"/>
          <table:table-cell table:style-name="ce29" table:number-columns-repeated="6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Zijdeteelt (personen behoorende tot de)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Verschillende beroep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Zonder beroep</text:p>
          </table:table-cell>
          <table:table-cell/>
          <table:table-cell table:style-name="ce23" office:value-type="float" office:value="1610" calcext:value-type="float">
            <text:p>1,610</text:p>
          </table:table-cell>
          <table:table-cell table:style-name="ce30" office:value-type="float" office:value="1639" calcext:value-type="float">
            <text:p>1,639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245" calcext:value-type="float">
            <text:p>245</text:p>
          </table:table-cell>
          <table:table-cell table:style-name="ce29" office:value-type="float" office:value="330" calcext:value-type="float">
            <text:p>330</text:p>
          </table:table-cell>
          <table:table-cell table:style-name="ce29" office:value-type="float" office:value="531" calcext:value-type="float">
            <text:p>531</text:p>
          </table:table-cell>
          <table:table-cell table:style-name="ce29" office:value-type="float" office:value="635" calcext:value-type="float">
            <text:p>635</text:p>
          </table:table-cell>
          <table:table-cell table:style-name="ce30" office:value-type="float" office:value="4836" calcext:value-type="float">
            <text:p>4,836</text:p>
          </table:table-cell>
          <table:table-cell table:style-name="ce30" office:value-type="float" office:value="2797" calcext:value-type="float">
            <text:p>2,797</text:p>
          </table:table-cell>
          <table:table-cell table:style-name="ce30" office:value-type="float" office:value="7251" calcext:value-type="float">
            <text:p>7,251</text:p>
          </table:table-cell>
          <table:table-cell table:style-name="ce36" office:value-type="float" office:value="10048" calcext:value-type="float">
            <text:p>10,04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eroep onbekend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TOTAAL</text:p>
          </table:table-cell>
          <table:table-cell/>
          <table:table-cell table:style-name="ce23" office:value-type="float" office:value="2046" calcext:value-type="float">
            <text:p>2,046</text:p>
          </table:table-cell>
          <table:table-cell table:style-name="ce30" office:value-type="float" office:value="2048" calcext:value-type="float">
            <text:p>2,048</text:p>
          </table:table-cell>
          <table:table-cell table:style-name="ce29" office:value-type="float" office:value="403" calcext:value-type="float">
            <text:p>403</text:p>
          </table:table-cell>
          <table:table-cell table:style-name="ce29" office:value-type="float" office:value="366" calcext:value-type="float">
            <text:p>366</text:p>
          </table:table-cell>
          <table:table-cell table:style-name="ce29" office:value-type="float" office:value="695" calcext:value-type="float">
            <text:p>695</text:p>
          </table:table-cell>
          <table:table-cell table:style-name="ce29" office:value-type="float" office:value="742" calcext:value-type="float">
            <text:p>742</text:p>
          </table:table-cell>
          <table:table-cell table:style-name="ce30" office:value-type="float" office:value="5313" calcext:value-type="float">
            <text:p>5,313</text:p>
          </table:table-cell>
          <table:table-cell table:style-name="ce30" office:value-type="float" office:value="6555" calcext:value-type="float">
            <text:p>6,555</text:p>
          </table:table-cell>
          <table:table-cell table:style-name="ce30" office:value-type="float" office:value="8457" calcext:value-type="float">
            <text:p>8,457</text:p>
          </table:table-cell>
          <table:table-cell table:style-name="ce30" office:value-type="float" office:value="9711" calcext:value-type="float">
            <text:p>9,711</text:p>
          </table:table-cell>
          <table:table-cell table:style-name="ce36" office:value-type="float" office:value="18168" calcext:value-type="float">
            <text:p>18,16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Aannem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Aardappelenmeelfabrijkan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Aardewerk- en porcelein- fabrijkan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Aardewerk- en porcelein- kooplied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Advokat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Afbraak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Aluinfabrijkan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Ambtenaren Staats-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0" calcext:value-type="float">
            <text:p>20</text:p>
          </table:table-cell>
          <table:table-cell table:style-name="ce29"/>
          <table:table-cell table:style-name="ce29" office:value-type="float" office:value="20" calcext:value-type="float">
            <text:p>20</text:p>
          </table:table-cell>
          <table:table-cell table:style-name="ce29"/>
          <table:table-cell table:style-name="ce35" office:value-type="float" office:value="20" calcext:value-type="float">
            <text:p>2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Ambtenaren Provinciale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Ambtenaren Gemeente-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9" calcext:value-type="float">
            <text:p>19</text:p>
          </table:table-cell>
          <table:table-cell table:style-name="ce29"/>
          <table:table-cell table:style-name="ce29" office:value-type="float" office:value="19" calcext:value-type="float">
            <text:p>19</text:p>
          </table:table-cell>
          <table:table-cell table:style-name="ce29"/>
          <table:table-cell table:style-name="ce35" office:value-type="float" office:value="19" calcext:value-type="float">
            <text:p>1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Ambtenaren Niet genoemde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Apothekers, drogisten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23" calcext:value-type="float">
            <text:p>2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Arbeiders, daglooners</text:p>
          </table:table-cell>
          <table:table-cell/>
          <table:table-cell table:style-name="ce22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20" calcext:value-type="float">
            <text:p>620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628" calcext:value-type="float">
            <text:p>628</text:p>
          </table:table-cell>
          <table:table-cell table:style-name="ce29" office:value-type="float" office:value="80" calcext:value-type="float">
            <text:p>80</text:p>
          </table:table-cell>
          <table:table-cell table:style-name="ce35" office:value-type="float" office:value="708" calcext:value-type="float">
            <text:p>70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Asch-, bagger-, vuilnislieden, asch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Azijnstokers, kunstazijnma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aardscheerders, kappers, paruikenmakers</text:p>
          </table:table-cell>
          <table:table-cell/>
          <table:table-cell table:style-name="ce22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29" office:value-type="float" office:value="27" calcext:value-type="float">
            <text:p>27</text:p>
          </table:table-cell>
          <table:table-cell table:style-name="ce29"/>
          <table:table-cell table:style-name="ce35" office:value-type="float" office:value="27" calcext:value-type="float">
            <text:p>2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adstoofhou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ankiers, effektenhandelaars, geldwisselaars, kassi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ed- en matrassenmakers en verhuurders, behangers, stoffeerd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21" calcext:value-type="float">
            <text:p>2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eeldhouwers, lofwerksnij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eleenbankhouders, inbrengers enz.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este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estellers, expediteurs, factoors, voetbod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ezembinders, rietboeren, rijswer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ierbrouwers, bierste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illard-, kaats-ballen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lee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5" calcext:value-type="float">
            <text:p>5</text:p>
          </table:table-cell>
          <table:table-cell table:style-name="ce35" office:value-type="float" office:value="19" calcext:value-type="float">
            <text:p>1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lik- en pleetwerkers, lampen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loemisten, boomkweekers, tuiniers, warmoezeni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57" calcext:value-type="float">
            <text:p>57</text:p>
          </table:table-cell>
          <table:table-cell table:style-name="ce29"/>
          <table:table-cell table:style-name="ce29" office:value-type="float" office:value="65" calcext:value-type="float">
            <text:p>65</text:p>
          </table:table-cell>
          <table:table-cell table:style-name="ce29"/>
          <table:table-cell table:style-name="ce35" office:value-type="float" office:value="65" calcext:value-type="float">
            <text:p>6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oekbind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21" calcext:value-type="float">
            <text:p>21</text:p>
          </table:table-cell>
          <table:table-cell table:style-name="ce29"/>
          <table:table-cell table:style-name="ce29" office:value-type="float" office:value="26" calcext:value-type="float">
            <text:p>26</text:p>
          </table:table-cell>
          <table:table-cell table:style-name="ce29"/>
          <table:table-cell table:style-name="ce35" office:value-type="float" office:value="26" calcext:value-type="float">
            <text:p>2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oek- en dagbladdrukkers en verkoopers mees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oek- en dagbladdrukkers en verkoopers knechts, letterzetters</text:p>
          </table:table-cell>
          <table:table-cell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40" calcext:value-type="float">
            <text:p>40</text:p>
          </table:table-cell>
          <table:table-cell table:style-name="ce29"/>
          <table:table-cell table:style-name="ce29" office:value-type="float" office:value="52" calcext:value-type="float">
            <text:p>52</text:p>
          </table:table-cell>
          <table:table-cell table:style-name="ce29"/>
          <table:table-cell table:style-name="ce35" office:value-type="float" office:value="52" calcext:value-type="float">
            <text:p>5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ontwer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ordpapier (werkers in) doozen-, kaartenma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orduurwerkers, kantwer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orstel-, kaarden-, kammen-, rijven-, zeeftenmak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9" table:number-columns-repeated="5"/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29" office:value-type="float" office:value="15" calcext:value-type="float">
            <text:p>15</text:p>
          </table:table-cell>
          <table:table-cell table:style-name="ce29"/>
          <table:table-cell table:style-name="ce35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ouwmees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randers en stokers van stroop, likeuren, sterke drank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reuk- en draagbanden-, keurslijven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rillenslijpers en 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rood-, kleingoed-, koek- en banketbakkers en slijt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6" calcext:value-type="float">
            <text:p>6</text:p>
          </table:table-cell>
          <table:table-cell table:style-name="ce35" office:value-type="float" office:value="144" calcext:value-type="float">
            <text:p>14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ijenteelt (personen behoorende tot de)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Chicoreifabrijkant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Chocoladefabrijkan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Dagbladschrijvers, letterkundig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Debiteurs en gedelegeerden in de loterij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Dekkers (lei-, pannen-, riet-)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Deurwaar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Dienstboden, bakers, huisbewaarders, minnen, oppassers, portiers</text:p>
          </table:table-cell>
          <table:table-cell/>
          <table:table-cell table:style-name="ce22"/>
          <table:table-cell table:style-name="ce29" table:number-columns-repeated="2"/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623" calcext:value-type="float">
            <text:p>623</text:p>
          </table:table-cell>
          <table:table-cell table:style-name="ce35" office:value-type="float" office:value="674" calcext:value-type="float">
            <text:p>67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Doodgravers, bedienaars van begrafenissen, verhuurders van rouwkleeder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Fabrijkanten van verschillenden aard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35" office:value-type="float" office:value="29" calcext:value-type="float">
            <text:p>2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Fineerzag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aarkeukenhou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alanteriewarenhandelaa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aren- en bandwinkeli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asfabrijkan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4" calcext:value-type="float">
            <text:p>1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epensioneerden (burgerlijke en militaire)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0" calcext:value-type="float">
            <text:p>30</text:p>
          </table:table-cell>
          <table:table-cell table:style-name="ce29"/>
          <table:table-cell table:style-name="ce29" office:value-type="float" office:value="30" calcext:value-type="float">
            <text:p>30</text:p>
          </table:table-cell>
          <table:table-cell table:style-name="ce29"/>
          <table:table-cell table:style-name="ce35" office:value-type="float" office:value="30" calcext:value-type="float">
            <text:p>3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eschutgieters, geweerma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ezantschappen en consulaten (personen behoorende tot de)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lasblaz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odsdienstleeraren en aan de dienst verbonden personen. Protestanten, predikant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odsdienstleeraren en aan de dienst verbonden personen. Israeliten, rabbijn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ouddraadtrekkers, passementwerkers, galonwer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raanhandelaars, gist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raveurs op hout, metaal en steen, stempelsnij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riendbaz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roenten-, fruitverkoopers</text:p>
          </table:table-cell>
          <table:table-cell/>
          <table:table-cell table:style-name="ce22"/>
          <table:table-cell table:style-name="ce29" table:number-columns-repeated="6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rondeigenar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rossiers, slij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rutters, kruideniers</text:p>
          </table:table-cell>
          <table:table-cell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8" calcext:value-type="float">
            <text:p>28</text:p>
          </table:table-cell>
          <table:table-cell table:style-name="ce29"/>
          <table:table-cell table:style-name="ce29" office:value-type="float" office:value="31" calcext:value-type="float">
            <text:p>31</text:p>
          </table:table-cell>
          <table:table-cell table:style-name="ce29"/>
          <table:table-cell table:style-name="ce35" office:value-type="float" office:value="31" calcext:value-type="float">
            <text:p>3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Haarwer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Handelsleerling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Handelsreizig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Handschoenen- en dassen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Haven- en bakenmees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Heemraden en verdere ambtenaren van de waterschapp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Heetmaaij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Hennep- en vlasbereiders en teel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Herbergiers, kasteleins, koffijhuishou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8" calcext:value-type="float">
            <text:p>1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Herders en veehoe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Hoeden-, petten- en stroohoedenma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6" calcext:value-type="float">
            <text:p>1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Hoogleeraren en leeraren aan hooge scholen, athenaca, seminarien, clinische scholen en akademi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Houthak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Houtzaagmolenaars, houtzagers, houtkoop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Huisleerlingen</text:p>
          </table:table-cell>
          <table:table-cell/>
          <table:table-cell table:style-name="ce22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18" calcext:value-type="float">
            <text:p>1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Ingenieurs en verdere ambtenaren van den waterstaat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Inleggers van levensbehoef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Jag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Jagt (personen behoorende tot de)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Juweliers, goud- en zilversmed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4" calcext:value-type="float">
            <text:p>1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aarders, wolkamm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aarsenmakers (smeer- en was-)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abinet- en schrijnwerkers, kunstdraaij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51" calcext:value-type="float">
            <text:p>51</text:p>
          </table:table-cell>
          <table:table-cell table:style-name="ce29"/>
          <table:table-cell table:style-name="ce29" office:value-type="float" office:value="59" calcext:value-type="float">
            <text:p>59</text:p>
          </table:table-cell>
          <table:table-cell table:style-name="ce29"/>
          <table:table-cell table:style-name="ce35" office:value-type="float" office:value="59" calcext:value-type="float">
            <text:p>5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adetten van de landmagt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adetten van de zeemagt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alkbranders, cement- en tras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antoor- en winkelbedienden, pakhuisknecht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1" calcext:value-type="float">
            <text:p>11</text:p>
          </table:table-cell>
          <table:table-cell table:style-name="ce35" office:value-type="float" office:value="126" calcext:value-type="float">
            <text:p>12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leedermakers</text:p>
          </table:table-cell>
          <table:table-cell/>
          <table:table-cell table:style-name="ce22"/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2" calcext:value-type="float">
            <text:p>32</text:p>
          </table:table-cell>
          <table:table-cell table:style-name="ce29"/>
          <table:table-cell table:style-name="ce29" office:value-type="float" office:value="186" calcext:value-type="float">
            <text:p>186</text:p>
          </table:table-cell>
          <table:table-cell table:style-name="ce29"/>
          <table:table-cell table:style-name="ce29" office:value-type="float" office:value="221" calcext:value-type="float">
            <text:p>221</text:p>
          </table:table-cell>
          <table:table-cell table:style-name="ce29"/>
          <table:table-cell table:style-name="ce35" office:value-type="float" office:value="221" calcext:value-type="float">
            <text:p>22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leederen- en gemaaktgoed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leinhandelaars, winkeli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46" calcext:value-type="float">
            <text:p>46</text:p>
          </table:table-cell>
          <table:table-cell table:style-name="ce35" office:value-type="float" office:value="167" calcext:value-type="float">
            <text:p>16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lerken en schrijvers bij notarissen, ontvangers, prokureurs, deurwaarders enz.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lompenma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noopen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olenbran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oninklijk Huis (personen, verbonden aan het)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ooplieden van verschillenden aard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6" calcext:value-type="float">
            <text:p>16</text:p>
          </table:table-cell>
          <table:table-cell table:style-name="ce35" office:value-type="float" office:value="178" calcext:value-type="float">
            <text:p>17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oornmolenaa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23" calcext:value-type="float">
            <text:p>23</text:p>
          </table:table-cell>
          <table:table-cell table:style-name="ce29"/>
          <table:table-cell table:style-name="ce29" office:value-type="float" office:value="26" calcext:value-type="float">
            <text:p>26</text:p>
          </table:table-cell>
          <table:table-cell table:style-name="ce29"/>
          <table:table-cell table:style-name="ce35" office:value-type="float" office:value="26" calcext:value-type="float">
            <text:p>2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oornverschiet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oper- en blikslagers, draadvlechters, ketellappers</text:p>
          </table:table-cell>
          <table:table-cell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35" calcext:value-type="float">
            <text:p>35</text:p>
          </table:table-cell>
          <table:table-cell table:style-name="ce29"/>
          <table:table-cell table:style-name="ce29" office:value-type="float" office:value="40" calcext:value-type="float">
            <text:p>40</text:p>
          </table:table-cell>
          <table:table-cell table:style-name="ce29"/>
          <table:table-cell table:style-name="ce35" office:value-type="float" office:value="40" calcext:value-type="float">
            <text:p>4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oper-, klok- en geelgie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ostschool- houders en onderwijz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ostschool- leerlingen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raankinder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ram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ramm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rib- en dijkwerkers, heibaz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roeghouders, tappers enz.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8" calcext:value-type="float">
            <text:p>8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ruidfabrijkanten en vuurwerk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ruijers, sjouwers, schoenpoets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rijgslieden van en boven den rang van aden luitenant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7" calcext:value-type="float">
            <text:p>27</text:p>
          </table:table-cell>
          <table:table-cell table:style-name="ce29"/>
          <table:table-cell table:style-name="ce29" office:value-type="float" office:value="27" calcext:value-type="float">
            <text:p>27</text:p>
          </table:table-cell>
          <table:table-cell table:style-name="ce29"/>
          <table:table-cell table:style-name="ce35" office:value-type="float" office:value="27" calcext:value-type="float">
            <text:p>2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rijgslieden beneden den rang van aden luitenant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465" calcext:value-type="float">
            <text:p>465</text:p>
          </table:table-cell>
          <table:table-cell table:style-name="ce29"/>
          <table:table-cell table:style-name="ce29" office:value-type="float" office:value="467" calcext:value-type="float">
            <text:p>467</text:p>
          </table:table-cell>
          <table:table-cell table:style-name="ce29"/>
          <table:table-cell table:style-name="ce35" office:value-type="float" office:value="467" calcext:value-type="float">
            <text:p>46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uipers, hoepelma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71" calcext:value-type="float">
            <text:p>71</text:p>
          </table:table-cell>
          <table:table-cell table:style-name="ce29"/>
          <table:table-cell table:style-name="ce29" office:value-type="float" office:value="75" calcext:value-type="float">
            <text:p>75</text:p>
          </table:table-cell>
          <table:table-cell table:style-name="ce29"/>
          <table:table-cell table:style-name="ce35" office:value-type="float" office:value="75" calcext:value-type="float">
            <text:p>7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unstenaars, goochelaars enz.</text:p>
          </table:table-cell>
          <table:table-cell/>
          <table:table-cell table:style-name="ce22"/>
          <table:table-cell table:style-name="ce29" table:number-columns-repeated="5"/>
          <table:table-cell table:number-columns-repeated="4" table:style-name="ce29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unstkoopers, muzijk- en teekenhandelar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unstlak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unstoefenaren muzijkanten, muzijkmeesters, organist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35" office:value-type="float" office:value="12" calcext:value-type="float">
            <text:p>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unstoefenaren schil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unstoefenaren teekenaars, teekenmeesters, daguerreotypeurs, decorateu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unstoefenaren tooneelspelers, dansmeesters, zang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unstwer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urkensnij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Landbouw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8" calcext:value-type="float">
            <text:p>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19" calcext:value-type="float">
            <text:p>19</text:p>
          </table:table-cell>
          <table:table-cell table:style-name="ce35" office:value-type="float" office:value="202" calcext:value-type="float">
            <text:p>20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Landhuishoudkundige scholen onderwijz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Landhuishoudkundige scholen leerling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Landmeters en teekenaars bij het kadaster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Lantaarnopste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Latijnsche scholen onderwijz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Latijnsche scholen leerlingen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Leerbereiders en looij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9" calcext:value-type="float">
            <text:p>29</text:p>
          </table:table-cell>
          <table:table-cell table:style-name="ce29"/>
          <table:table-cell table:style-name="ce29" office:value-type="float" office:value="29" calcext:value-type="float">
            <text:p>29</text:p>
          </table:table-cell>
          <table:table-cell table:style-name="ce29"/>
          <table:table-cell table:style-name="ce35" office:value-type="float" office:value="29" calcext:value-type="float">
            <text:p>2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Leerlingen aan het instituut voor blind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Lettergiet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Liefdadige gestichten hoofden</text:p>
          </table:table-cell>
          <table:table-cell/>
          <table:table-cell table:style-name="ce22"/>
          <table:table-cell table:style-name="ce29" table:number-columns-repeated="5"/>
          <table:table-cell table:number-columns-repeated="4" table:style-name="ce29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Liefdadige gestichten dienstdoend personeel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7" calcext:value-type="float">
            <text:p>17</text:p>
          </table:table-cell>
          <table:table-cell table:style-name="ce35" office:value-type="float" office:value="31" calcext:value-type="float">
            <text:p>3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Linieer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Loodgieters en pompenmakers, brandspuitma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35" office:value-type="float" office:value="12" calcext:value-type="float">
            <text:p>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Loodswezen en strandvonderij (personen behoorende tot)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Loodwit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Lijmzie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Magazijn- en pakhuismeest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Makelaars en kargadoo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Mandenmakers</text:p>
          </table:table-cell>
          <table:table-cell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48" calcext:value-type="float">
            <text:p>4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Manufakturen/* fabrijkant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Manufakturen/* kooplied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Manufakturen/* werklieden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9" table:number-columns-repeated="5"/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1" calcext:value-type="float">
            <text:p>11</text:p>
          </table:table-cell>
          <table:table-cell table:style-name="ce35" office:value-type="float" office:value="31" calcext:value-type="float">
            <text:p>3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Mariniers en zeelieden van en boven den rang van aden luitenant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Mariniers en zeelieden beneden den rang van aden luitenant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Matten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Meekrapbereiders en fabrijkan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Meesters (keur-, markt-, waag-), afslag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Melk-, boter-, kaas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Messenmakers en slij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Meters (kolen-, koorn-, hooi-, hout-, scheeps- enz.), wijnste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Metselaa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63" calcext:value-type="float">
            <text:p>63</text:p>
          </table:table-cell>
          <table:table-cell table:style-name="ce29"/>
          <table:table-cell table:style-name="ce29" office:value-type="float" office:value="64" calcext:value-type="float">
            <text:p>64</text:p>
          </table:table-cell>
          <table:table-cell table:style-name="ce29"/>
          <table:table-cell table:style-name="ce35" office:value-type="float" office:value="64" calcext:value-type="float">
            <text:p>6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Modemaaksters</text:p>
          </table:table-cell>
          <table:table-cell/>
          <table:table-cell table:style-name="ce22"/>
          <table:table-cell table:style-name="ce29" table:number-columns-repeated="6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Molenma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6" calcext:value-type="float">
            <text:p>26</text:p>
          </table:table-cell>
          <table:table-cell table:style-name="ce29"/>
          <table:table-cell table:style-name="ce29" office:value-type="float" office:value="28" calcext:value-type="float">
            <text:p>28</text:p>
          </table:table-cell>
          <table:table-cell table:style-name="ce29"/>
          <table:table-cell table:style-name="ce35" office:value-type="float" office:value="28" calcext:value-type="float">
            <text:p>2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Moutmolenaa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Muzijkinstrument-, orgel-, forte pianomakers, stemmers en verkoop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Mijnwer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Naaisters, breisters, mangelhoudsters, plooisters, strijksters, waschvrouwen, werksters, nettenbreijers</text:p>
          </table:table-cell>
          <table:table-cell/>
          <table:table-cell table:style-name="ce22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29" office:value-type="float" office:value="232" calcext:value-type="float">
            <text:p>232</text:p>
          </table:table-cell>
          <table:table-cell table:style-name="ce29"/>
          <table:table-cell table:style-name="ce29" office:value-type="float" office:value="251" calcext:value-type="float">
            <text:p>251</text:p>
          </table:table-cell>
          <table:table-cell table:style-name="ce35" office:value-type="float" office:value="251" calcext:value-type="float">
            <text:p>25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Nachtwer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Notariss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Notarissen (kandidaat)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Olieslagers en molenaa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7" calcext:value-type="float">
            <text:p>17</text:p>
          </table:table-cell>
          <table:table-cell table:style-name="ce29"/>
          <table:table-cell table:style-name="ce29" office:value-type="float" office:value="17" calcext:value-type="float">
            <text:p>17</text:p>
          </table:table-cell>
          <table:table-cell table:style-name="ce29"/>
          <table:table-cell table:style-name="ce35" office:value-type="float" office:value="17" calcext:value-type="float">
            <text:p>1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Omroepers, aanplak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Ondernemers en direkteurs van begrafenis- en ziekenfondsen/?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Ondernemers en direkteurs van naamlooze en verdere handel-maatschappij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Ondernemers en direkteurs van verzekering- en brandwaarborgmaatschappijen/?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Ondernemers en direkteurs van openbare werk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Onderwijzers, onderwijzeressen, ondermeesters, kweekelingen, gouverneurs, gouvernanten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Opzigters, conducteurs enz.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Orgeldraaijers, straatmuzijkanten</text:p>
          </table:table-cell>
          <table:table-cell/>
          <table:table-cell table:style-name="ce22"/>
          <table:table-cell table:style-name="ce29" table:number-columns-repeated="4"/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Oudijzer-, oude kleederen-, beenen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Paarden- en veehouders en verkoopers, koemel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Paarden- en beestensnij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Pannen-, potten-, pijpen-, steen- en tegelbak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30" calcext:value-type="float">
            <text:p>30</text:p>
          </table:table-cell>
          <table:table-cell table:style-name="ce29"/>
          <table:table-cell table:style-name="ce29" office:value-type="float" office:value="32" calcext:value-type="float">
            <text:p>32</text:p>
          </table:table-cell>
          <table:table-cell table:style-name="ce29"/>
          <table:table-cell table:style-name="ce35" office:value-type="float" office:value="32" calcext:value-type="float">
            <text:p>3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Papier- en gekleurd papier- fabrijkan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Papier- en gekleurd papier- handelaa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Papier- en gekleurd papier- werklied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Parapluiema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Pennenberei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Pikeu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Pik- en teersto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Plaat- en steendrukkers, plaatsnij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Pleistergieters, boetseer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8" calcext:value-type="float">
            <text:p>18</text:p>
          </table:table-cell>
          <table:table-cell table:style-name="ce29"/>
          <table:table-cell table:style-name="ce29" office:value-type="float" office:value="18" calcext:value-type="float">
            <text:p>18</text:p>
          </table:table-cell>
          <table:table-cell table:style-name="ce29"/>
          <table:table-cell table:style-name="ce35" office:value-type="float" office:value="18" calcext:value-type="float">
            <text:p>1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Prokureu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Publieke vrouwen, publiekhuishouders</text:p>
          </table:table-cell>
          <table:table-cell/>
          <table:table-cell table:style-name="ce22"/>
          <table:table-cell table:style-name="ce29" table:number-columns-repeated="6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Pijpen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Ree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Regterlijke magt (ambtenaren der)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Renteniers, partikulier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Rentmeest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Rijtuig-, wagen-, koffer-, zadelma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44" calcext:value-type="float">
            <text:p>44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/>
          <table:table-cell table:style-name="ce35" office:value-type="float" office:value="49" calcext:value-type="float">
            <text:p>4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Rijtuigschil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chaarslijp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chat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cheep-, blok-, mast- en zeilmakers, rafactiemeesters, scheepsloopers, takelaa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cheepsw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cheepzeilnaalden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cheikundige voorwerpen en verfwaren (fabrijkanten en werklieden in)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chelpvisschers, schulp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chermmees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childers (huis-), glazenmakers</text:p>
          </table:table-cell>
          <table:table-cell/>
          <table:table-cell table:style-name="ce22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08" calcext:value-type="float">
            <text:p>10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chippers, loodsen, gezagvoerders, stuurlieden en matrozen (koopvaardij-), schuitenverhuurders, commissarissen van veerschepen enz.</text:p>
          </table:table-cell>
          <table:table-cell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28" calcext:value-type="float">
            <text:p>12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choenmakers en lappers</text:p>
          </table:table-cell>
          <table:table-cell/>
          <table:table-cell table:style-name="ce22"/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25" calcext:value-type="float">
            <text:p>25</text:p>
          </table:table-cell>
          <table:table-cell table:style-name="ce29"/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96" calcext:value-type="float">
            <text:p>19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choolleerlingen</text:p>
          </table:table-cell>
          <table:table-cell/>
          <table:table-cell table:style-name="ce22" office:value-type="float" office:value="520" calcext:value-type="float">
            <text:p>520</text:p>
          </table:table-cell>
          <table:table-cell table:style-name="ce29" office:value-type="float" office:value="477" calcext:value-type="float">
            <text:p>477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1" calcext:value-type="float">
            <text:p>31</text:p>
          </table:table-cell>
          <table:table-cell table:number-columns-repeated="2" table:style-name="ce29" office:value-type="float" office:value="934" calcext:value-type="float">
            <text:p>934</text:p>
          </table:table-cell>
          <table:table-cell table:style-name="ce36" office:value-type="float" office:value="1868" calcext:value-type="float">
            <text:p>1,86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choorsteenveg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lijpers (diamant-, glas-, marmer-, metaal- enz.)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meden grof-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meden hoef-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meden kagchel- en andere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16" calcext:value-type="float">
            <text:p>11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olliciteu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peldenfabrijkanten en werklied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piegelmakers en 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pinners, spoelders, wevers</text:p>
          </table:table-cell>
          <table:table-cell/>
          <table:table-cell table:style-name="ce22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18" calcext:value-type="float">
            <text:p>18</text:p>
          </table:table-cell>
          <table:table-cell table:style-name="ce35" office:value-type="float" office:value="79" calcext:value-type="float">
            <text:p>7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poorweg- en stoombootbeambt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pijker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talhouders, rijtuigverhuur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teenhouw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teenkolen-, hout- en turf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telzie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toelen-bekleeders, draaijers, matt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87" calcext:value-type="float">
            <text:p>8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toffenverwers, glanz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35" office:value-type="float" office:value="24" calcext:value-type="float">
            <text:p>2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traatma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tudenten aan hooge scholen, athenaca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35" office:value-type="float" office:value="12" calcext:value-type="float">
            <text:p>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tudenten aan academien, clinische schol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tudenten aan seminari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tukadoors, wit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tijfselfabrijkan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uiker- en pastijbak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uikerraffinadeu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Taalmeesters, translateu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Tabak- en sigaren- fabrijkan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Tabak- en sigaren- kerv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22" calcext:value-type="float">
            <text:p>22</text:p>
          </table:table-cell>
          <table:table-cell table:style-name="ce29"/>
          <table:table-cell table:style-name="ce29" office:value-type="float" office:value="34" calcext:value-type="float">
            <text:p>34</text:p>
          </table:table-cell>
          <table:table-cell table:style-name="ce29"/>
          <table:table-cell table:style-name="ce35" office:value-type="float" office:value="34" calcext:value-type="float">
            <text:p>3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Tabak- en sigaren- plant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Tabak- en sigaren- 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Tapijtfabrijkanten</text:p>
          </table:table-cell>
          <table:table-cell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9" calcext:value-type="float">
            <text:p>9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Timmerlieden, kistenmakers</text:p>
          </table:table-cell>
          <table:table-cell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29" office:value-type="float" office:value="239" calcext:value-type="float">
            <text:p>239</text:p>
          </table:table-cell>
          <table:table-cell table:style-name="ce29"/>
          <table:table-cell table:style-name="ce29" office:value-type="float" office:value="254" calcext:value-type="float">
            <text:p>254</text:p>
          </table:table-cell>
          <table:table-cell table:style-name="ce29"/>
          <table:table-cell table:style-name="ce35" office:value-type="float" office:value="254" calcext:value-type="float">
            <text:p>25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Tinnegie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Tol- en pontgaarders, brug- en sluiswach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Touwslagers, baanwer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25" calcext:value-type="float">
            <text:p>2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Traansto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Turf-, koorn- en kolendrag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Uitdragers, uitventers, leurd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12" calcext:value-type="float">
            <text:p>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Uurwerkma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7" calcext:value-type="float">
            <text:p>1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Veearts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Veenlieden, turfboer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Vendumeest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Vergulders, lijsten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Vill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Vischdroogers en roo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Vischverkoopers</text:p>
          </table:table-cell>
          <table:table-cell/>
          <table:table-cell table:style-name="ce22"/>
          <table:table-cell table:style-name="ce29" table:number-columns-repeated="6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Vissch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Vleeschhouwers, spekslagers, poeli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61" calcext:value-type="float">
            <text:p>6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Voddenra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Voerlieden, koetsiers, loopers, postknechten en sleep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2" calcext:value-type="float">
            <text:p>32</text:p>
          </table:table-cell>
          <table:table-cell table:style-name="ce29"/>
          <table:table-cell table:style-name="ce29" office:value-type="float" office:value="33" calcext:value-type="float">
            <text:p>33</text:p>
          </table:table-cell>
          <table:table-cell table:style-name="ce29"/>
          <table:table-cell table:style-name="ce35" office:value-type="float" office:value="33" calcext:value-type="float">
            <text:p>3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Vogelverkoopers, kooiboer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Wafel- en poffertjesbak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Watermolenaa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Water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Wek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Werktuigkundigen en makers, balans- en brandspuitma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Wierspinn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Wijnhandelaa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IJkmees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IJzer- en koperdraaij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IJzergie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Zaad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Zaakwaarnemers, commissionnai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7" calcext:value-type="float">
            <text:p>17</text:p>
          </table:table-cell>
          <table:table-cell table:style-name="ce29"/>
          <table:table-cell table:style-name="ce29" office:value-type="float" office:value="17" calcext:value-type="float">
            <text:p>17</text:p>
          </table:table-cell>
          <table:table-cell table:style-name="ce29"/>
          <table:table-cell table:style-name="ce35" office:value-type="float" office:value="17" calcext:value-type="float">
            <text:p>1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Zakkenmakers en verhuur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Zand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Zeepzie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Zeevaartscholen onderwijz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Zeevaartscholen leerling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Ziekenoppass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Zoutzie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Zwaardveg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Zwavelstokkenmakers en 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Zijdeteelt (personen behoorende tot de)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Verschillende beroepen</text:p>
          </table:table-cell>
          <table:table-cell/>
          <table:table-cell table:style-name="ce22"/>
          <table:table-cell table:style-name="ce29" table:number-columns-repeated="6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Zonder beroep</text:p>
          </table:table-cell>
          <table:table-cell/>
          <table:table-cell table:style-name="ce23" office:value-type="float" office:value="1137" calcext:value-type="float">
            <text:p>1,137</text:p>
          </table:table-cell>
          <table:table-cell table:style-name="ce30" office:value-type="float" office:value="1168" calcext:value-type="float">
            <text:p>1,168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330" calcext:value-type="float">
            <text:p>330</text:p>
          </table:table-cell>
          <table:table-cell table:style-name="ce29" office:value-type="float" office:value="527" calcext:value-type="float">
            <text:p>527</text:p>
          </table:table-cell>
          <table:table-cell table:style-name="ce30" office:value-type="float" office:value="3988" calcext:value-type="float">
            <text:p>3,988</text:p>
          </table:table-cell>
          <table:table-cell table:style-name="ce30" office:value-type="float" office:value="1900" calcext:value-type="float">
            <text:p>1,900</text:p>
          </table:table-cell>
          <table:table-cell table:style-name="ce30" office:value-type="float" office:value="5596" calcext:value-type="float">
            <text:p>5,596</text:p>
          </table:table-cell>
          <table:table-cell table:style-name="ce36" office:value-type="float" office:value="7496" calcext:value-type="float">
            <text:p>7,49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eroep onbekend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TOTAAL</text:p>
          </table:table-cell>
          <table:table-cell/>
          <table:table-cell table:style-name="ce23" office:value-type="float" office:value="1665" calcext:value-type="float">
            <text:p>1,665</text:p>
          </table:table-cell>
          <table:table-cell table:style-name="ce30" office:value-type="float" office:value="1649" calcext:value-type="float">
            <text:p>1,649</text:p>
          </table:table-cell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319" calcext:value-type="float">
            <text:p>319</text:p>
          </table:table-cell>
          <table:table-cell table:style-name="ce29" office:value-type="float" office:value="593" calcext:value-type="float">
            <text:p>593</text:p>
          </table:table-cell>
          <table:table-cell table:style-name="ce29" office:value-type="float" office:value="603" calcext:value-type="float">
            <text:p>603</text:p>
          </table:table-cell>
          <table:table-cell table:style-name="ce30" office:value-type="float" office:value="4934" calcext:value-type="float">
            <text:p>4,934</text:p>
          </table:table-cell>
          <table:table-cell table:style-name="ce30" office:value-type="float" office:value="5197" calcext:value-type="float">
            <text:p>5,197</text:p>
          </table:table-cell>
          <table:table-cell table:style-name="ce30" office:value-type="float" office:value="7490" calcext:value-type="float">
            <text:p>7,490</text:p>
          </table:table-cell>
          <table:table-cell table:style-name="ce30" office:value-type="float" office:value="7768" calcext:value-type="float">
            <text:p>7,768</text:p>
          </table:table-cell>
          <table:table-cell table:style-name="ce36" office:value-type="float" office:value="15258" calcext:value-type="float">
            <text:p>15,25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Aannem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Aardappelenmeelfabrijkan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Aardewerk- en porcelein- fabrijkan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Aardewerk- en porcelein- kooplied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Advokat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0" calcext:value-type="float">
            <text:p>30</text:p>
          </table:table-cell>
          <table:table-cell table:style-name="ce29"/>
          <table:table-cell table:style-name="ce29" office:value-type="float" office:value="30" calcext:value-type="float">
            <text:p>30</text:p>
          </table:table-cell>
          <table:table-cell table:style-name="ce29"/>
          <table:table-cell table:style-name="ce35" office:value-type="float" office:value="30" calcext:value-type="float">
            <text:p>3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Afbraak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Aluinfabrijkan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Ambtenaren Staats-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69" calcext:value-type="float">
            <text:p>69</text:p>
          </table:table-cell>
          <table:table-cell table:style-name="ce29"/>
          <table:table-cell table:style-name="ce29" office:value-type="float" office:value="69" calcext:value-type="float">
            <text:p>69</text:p>
          </table:table-cell>
          <table:table-cell table:style-name="ce29"/>
          <table:table-cell table:style-name="ce35" office:value-type="float" office:value="69" calcext:value-type="float">
            <text:p>6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Ambtenaren Provinciale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8" calcext:value-type="float">
            <text:p>28</text:p>
          </table:table-cell>
          <table:table-cell table:style-name="ce29"/>
          <table:table-cell table:style-name="ce29" office:value-type="float" office:value="28" calcext:value-type="float">
            <text:p>28</text:p>
          </table:table-cell>
          <table:table-cell table:style-name="ce29"/>
          <table:table-cell table:style-name="ce35" office:value-type="float" office:value="28" calcext:value-type="float">
            <text:p>2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Ambtenaren Gemeente-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57" calcext:value-type="float">
            <text:p>57</text:p>
          </table:table-cell>
          <table:table-cell table:style-name="ce29"/>
          <table:table-cell table:style-name="ce29" office:value-type="float" office:value="57" calcext:value-type="float">
            <text:p>57</text:p>
          </table:table-cell>
          <table:table-cell table:style-name="ce29"/>
          <table:table-cell table:style-name="ce35" office:value-type="float" office:value="57" calcext:value-type="float">
            <text:p>5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Ambtenaren Niet genoemde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Apothekers, drogisten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70" calcext:value-type="float">
            <text:p>7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Arbeiders, daglooners</text:p>
          </table:table-cell>
          <table:table-cell/>
          <table:table-cell table:style-name="ce22"/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10" calcext:value-type="float">
            <text:p>10</text:p>
          </table:table-cell>
          <table:table-cell table:style-name="ce30" office:value-type="float" office:value="1485" calcext:value-type="float">
            <text:p>1,485</text:p>
          </table:table-cell>
          <table:table-cell table:style-name="ce29" office:value-type="float" office:value="235" calcext:value-type="float">
            <text:p>235</text:p>
          </table:table-cell>
          <table:table-cell table:style-name="ce30" office:value-type="float" office:value="1526" calcext:value-type="float">
            <text:p>1,526</text:p>
          </table:table-cell>
          <table:table-cell table:style-name="ce29" office:value-type="float" office:value="245" calcext:value-type="float">
            <text:p>245</text:p>
          </table:table-cell>
          <table:table-cell table:style-name="ce36" office:value-type="float" office:value="1771" calcext:value-type="float">
            <text:p>1,77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Asch-, bagger-, vuilnislieden, aschverkoop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Azijnstokers, kunstazijnma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aardscheerders, kappers, paruikenmakers</text:p>
          </table:table-cell>
          <table:table-cell/>
          <table:table-cell table:style-name="ce22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74" calcext:value-type="float">
            <text:p>74</text:p>
          </table:table-cell>
          <table:table-cell table:style-name="ce29"/>
          <table:table-cell table:style-name="ce29" office:value-type="float" office:value="79" calcext:value-type="float">
            <text:p>79</text:p>
          </table:table-cell>
          <table:table-cell table:style-name="ce29"/>
          <table:table-cell table:style-name="ce35" office:value-type="float" office:value="79" calcext:value-type="float">
            <text:p>7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adstoofhou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ankiers, effektenhandelaars, geldwisselaars, kassi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ed- en matrassenmakers en verhuurders, behangers, stoffeerd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42" calcext:value-type="float">
            <text:p>4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eeldhouwers, lofwerksnij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eleenbankhouders, inbrengers enz.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8" calcext:value-type="float">
            <text:p>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este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34" calcext:value-type="float">
            <text:p>3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estellers, expediteurs, factoors, voetboden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4" calcext:value-type="float">
            <text:p>1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ezembinders, rietboeren, rijswerkers</text:p>
          </table:table-cell>
          <table:table-cell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float" office:value="15" calcext:value-type="float">
            <text:p>15</text:p>
          </table:table-cell>
          <table:table-cell table:style-name="ce29"/>
          <table:table-cell table:style-name="ce29" office:value-type="float" office:value="16" calcext:value-type="float">
            <text:p>16</text:p>
          </table:table-cell>
          <table:table-cell table:style-name="ce29"/>
          <table:table-cell table:style-name="ce35" office:value-type="float" office:value="16" calcext:value-type="float">
            <text:p>1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ierbrouwers, bierste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illard-, kaats-ballen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lee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1" calcext:value-type="float">
            <text:p>21</text:p>
          </table:table-cell>
          <table:table-cell table:style-name="ce35" office:value-type="float" office:value="53" calcext:value-type="float">
            <text:p>5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lik- en plaatwerkers, lampen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loemisten, boomkweekers, tuiniers, warmoezeni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20" calcext:value-type="float">
            <text:p>12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oekbinders</text:p>
          </table:table-cell>
          <table:table-cell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29" office:value-type="float" office:value="46" calcext:value-type="float">
            <text:p>46</text:p>
          </table:table-cell>
          <table:table-cell table:style-name="ce29"/>
          <table:table-cell table:style-name="ce29" office:value-type="float" office:value="57" calcext:value-type="float">
            <text:p>57</text:p>
          </table:table-cell>
          <table:table-cell table:style-name="ce29"/>
          <table:table-cell table:style-name="ce35" office:value-type="float" office:value="57" calcext:value-type="float">
            <text:p>5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oek- en dagbladdrukkers en verkoopers mees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34" calcext:value-type="float">
            <text:p>3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oek- en dagbladdrukkers en verkoopers knechts, letterzetters</text:p>
          </table:table-cell>
          <table:table-cell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7" calcext:value-type="float">
            <text:p>17</text:p>
          </table:table-cell>
          <table:table-cell table:style-name="ce29"/>
          <table:table-cell table:style-name="ce29" office:value-type="float" office:value="71" calcext:value-type="float">
            <text:p>71</text:p>
          </table:table-cell>
          <table:table-cell table:style-name="ce29"/>
          <table:table-cell table:style-name="ce29" office:value-type="float" office:value="89" calcext:value-type="float">
            <text:p>89</text:p>
          </table:table-cell>
          <table:table-cell table:style-name="ce29"/>
          <table:table-cell table:style-name="ce35" office:value-type="float" office:value="89" calcext:value-type="float">
            <text:p>8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ontwer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ordpapier (werkers in) doozen-, kaartenmakers</text:p>
          </table:table-cell>
          <table:table-cell/>
          <table:table-cell table:style-name="ce22"/>
          <table:table-cell table:style-name="ce29" table:number-columns-repeated="5"/>
          <table:table-cell table:number-columns-repeated="4" table:style-name="ce29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orduurwerkers, kantwer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orstel-, kaarden-, kammen-, rijven-, zeeftenmak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9" calcext:value-type="float">
            <text:p>29</text:p>
          </table:table-cell>
          <table:table-cell table:style-name="ce29"/>
          <table:table-cell table:style-name="ce29" office:value-type="float" office:value="32" calcext:value-type="float">
            <text:p>32</text:p>
          </table:table-cell>
          <table:table-cell table:style-name="ce29"/>
          <table:table-cell table:style-name="ce35" office:value-type="float" office:value="32" calcext:value-type="float">
            <text:p>3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ouwmees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randers en stokers van stroop, likeuren, sterke drank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reuk- en draagbanden-, keurslijven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rillenslijpers en 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rood-, kleingoed-, koek- en banketbakkers en slijt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29" office:value-type="float" office:value="353" calcext:value-type="float">
            <text:p>353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office:value-type="float" office:value="8" calcext:value-type="float">
            <text:p>8</text:p>
          </table:table-cell>
          <table:table-cell table:style-name="ce35" office:value-type="float" office:value="385" calcext:value-type="float">
            <text:p>38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ijenteelt (personen behoorende tot de)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Chicoreifabrijkant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Chocoladefabrijkan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Dagbladschrijvers, letterkundig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Debiteurs en gedelegeerden in de loterij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Dekkers (lei-, pannen-, riet-)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Deurwaar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35" office:value-type="float" office:value="14" calcext:value-type="float">
            <text:p>1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Dienstboden, bakers, huisbewaarders, minnen, oppassers, portiers</text:p>
          </table:table-cell>
          <table:table-cell/>
          <table:table-cell table:style-name="ce22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135" calcext:value-type="float">
            <text:p>135</text:p>
          </table:table-cell>
          <table:table-cell table:style-name="ce30" office:value-type="float" office:value="1947" calcext:value-type="float">
            <text:p>1,947</text:p>
          </table:table-cell>
          <table:table-cell table:style-name="ce29" office:value-type="float" office:value="136" calcext:value-type="float">
            <text:p>136</text:p>
          </table:table-cell>
          <table:table-cell table:style-name="ce30" office:value-type="float" office:value="2046" calcext:value-type="float">
            <text:p>2,046</text:p>
          </table:table-cell>
          <table:table-cell table:style-name="ce36" office:value-type="float" office:value="2182" calcext:value-type="float">
            <text:p>2,18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Doodgravers, bedienaars van begrafenissen, verhuurders van rouwkleeder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35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Fabrijkanten van verschillenden aard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15" calcext:value-type="float">
            <text:p>15</text:p>
          </table:table-cell>
          <table:table-cell table:style-name="ce35" office:value-type="float" office:value="51" calcext:value-type="float">
            <text:p>5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Fineerzag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aarkeukenhou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alanteriewarenhandelaa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aren- en bandwinkeli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asfabrijkant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11" calcext:value-type="float">
            <text:p>11</text:p>
          </table:table-cell>
          <table:table-cell table:style-name="ce35" office:value-type="float" office:value="48" calcext:value-type="float">
            <text:p>4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epensioneerden (burgerlijke en militaire)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26" calcext:value-type="float">
            <text:p>26</text:p>
          </table:table-cell>
          <table:table-cell table:style-name="ce35" office:value-type="float" office:value="207" calcext:value-type="float">
            <text:p>20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eschutgieters, geweerma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ezantschappen en consultaten (personen behoorende tot de)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lasblaz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odsdienstleeraren en aan de dienst verbonden personen. Protestanten, predikant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7" calcext:value-type="float">
            <text:p>27</text:p>
          </table:table-cell>
          <table:table-cell table:style-name="ce29"/>
          <table:table-cell table:style-name="ce29" office:value-type="float" office:value="27" calcext:value-type="float">
            <text:p>27</text:p>
          </table:table-cell>
          <table:table-cell table:style-name="ce29"/>
          <table:table-cell table:style-name="ce35" office:value-type="float" office:value="27" calcext:value-type="float">
            <text:p>2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14" calcext:value-type="float">
            <text:p>1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35" office:value-type="float" office:value="12" calcext:value-type="float">
            <text:p>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ce22"/>
          <table:table-cell table:style-name="ce29" table:number-columns-repeated="6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35" office:value-type="float" office:value="12" calcext:value-type="float">
            <text:p>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odsdienstleeraren en aan de dienst verbonden personen. Israeliten, rabbijn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ouddraadtrekkers, passementwerkers, galonwer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35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raanhandelaars, gistverkoop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raveurs op hout, metaal en steen, stempelsnij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riendbaz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roenten-, fruitverkoop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8" calcext:value-type="float">
            <text:p>28</text:p>
          </table:table-cell>
          <table:table-cell table:style-name="ce35" office:value-type="float" office:value="34" calcext:value-type="float">
            <text:p>3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rondeigenar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35" office:value-type="float" office:value="12" calcext:value-type="float">
            <text:p>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rossiers, slij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4" calcext:value-type="float">
            <text:p>1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rutters, kruideniers</text:p>
          </table:table-cell>
          <table:table-cell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72" calcext:value-type="float">
            <text:p>7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Haarwer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Handelsleerlingen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Handelsreizig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Handschoenen- en dassen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Haven- en bakenmees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Heemraden en verdere ambtenaren van de waterschapp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Heetmaaij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Hennep- en vlasbereiders en teel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Herbergiers, kasteleins, koffijhuishou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8" calcext:value-type="float">
            <text:p>8</text:p>
          </table:table-cell>
          <table:table-cell table:style-name="ce35" office:value-type="float" office:value="54" calcext:value-type="float">
            <text:p>5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Herders en veehoe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Hoeden-, petten- en stroohoedenma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8" calcext:value-type="float">
            <text:p>8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Hoogleeraren en leeraren aan hooge scholen, athenaca, seminarien, clinische scholen en akademi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Houthak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Houtzaagmolenaars, houtzagers, houtkoop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/>
          <table:table-cell table:style-name="ce29" office:value-type="float" office:value="51" calcext:value-type="float">
            <text:p>51</text:p>
          </table:table-cell>
          <table:table-cell table:style-name="ce29"/>
          <table:table-cell table:style-name="ce35" office:value-type="float" office:value="51" calcext:value-type="float">
            <text:p>5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Huisleerlingen</text:p>
          </table:table-cell>
          <table:table-cell/>
          <table:table-cell table:style-name="ce22" office:value-type="float" office:value="18" calcext:value-type="float">
            <text:p>18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6" calcext:value-type="float">
            <text:p>16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56" calcext:value-type="float">
            <text:p>56</text:p>
          </table:table-cell>
          <table:table-cell table:style-name="ce35" office:value-type="float" office:value="95" calcext:value-type="float">
            <text:p>9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Ingenieurs en verdere ambtenaren van den waterstaat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Inleggers van levensbehoef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Jag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Jagt (personen behoorende tot de)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Juweliers, goud- en zilversmed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aarders, wolkammers</text:p>
          </table:table-cell>
          <table:table-cell/>
          <table:table-cell table:style-name="ce22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32" calcext:value-type="float">
            <text:p>32</text:p>
          </table:table-cell>
          <table:table-cell table:style-name="ce29"/>
          <table:table-cell table:style-name="ce29" office:value-type="float" office:value="38" calcext:value-type="float">
            <text:p>38</text:p>
          </table:table-cell>
          <table:table-cell table:style-name="ce29"/>
          <table:table-cell table:style-name="ce35" office:value-type="float" office:value="38" calcext:value-type="float">
            <text:p>3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aarsenmakers (smeer- en was-)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abinet- en schrijnwerkers, kunstdraaijers</text:p>
          </table:table-cell>
          <table:table-cell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5" calcext:value-type="float">
            <text:p>15</text:p>
          </table:table-cell>
          <table:table-cell table:style-name="ce29"/>
          <table:table-cell table:style-name="ce29" office:value-type="float" office:value="147" calcext:value-type="float">
            <text:p>147</text:p>
          </table:table-cell>
          <table:table-cell table:style-name="ce29"/>
          <table:table-cell table:style-name="ce29" office:value-type="float" office:value="163" calcext:value-type="float">
            <text:p>163</text:p>
          </table:table-cell>
          <table:table-cell table:style-name="ce29"/>
          <table:table-cell table:style-name="ce35" office:value-type="float" office:value="163" calcext:value-type="float">
            <text:p>16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adetten van de landmagt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adetten van de zeemagt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alkbranders, cement- en trasma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antoor- en winkelbedienden, pakhuisknechts</text:p>
          </table:table-cell>
          <table:table-cell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28" calcext:value-type="float">
            <text:p>28</text:p>
          </table:table-cell>
          <table:table-cell table:style-name="ce35" office:value-type="float" office:value="266" calcext:value-type="float">
            <text:p>26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leedermakers</text:p>
          </table:table-cell>
          <table:table-cell/>
          <table:table-cell table:style-name="ce22"/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62" calcext:value-type="float">
            <text:p>62</text:p>
          </table:table-cell>
          <table:table-cell table:style-name="ce29"/>
          <table:table-cell table:style-name="ce29" office:value-type="float" office:value="465" calcext:value-type="float">
            <text:p>465</text:p>
          </table:table-cell>
          <table:table-cell table:style-name="ce29"/>
          <table:table-cell table:style-name="ce29" office:value-type="float" office:value="534" calcext:value-type="float">
            <text:p>534</text:p>
          </table:table-cell>
          <table:table-cell table:style-name="ce29"/>
          <table:table-cell table:style-name="ce35" office:value-type="float" office:value="534" calcext:value-type="float">
            <text:p>53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leederen- en gemaaktgoed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leinhandelaars, winkeli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143" calcext:value-type="float">
            <text:p>143</text:p>
          </table:table-cell>
          <table:table-cell table:style-name="ce35" office:value-type="float" office:value="390" calcext:value-type="float">
            <text:p>39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lerken en schrijvers bij notarissen, ontvangers, prokureurs, deurwaarders enz.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8" calcext:value-type="float">
            <text:p>28</text:p>
          </table:table-cell>
          <table:table-cell table:style-name="ce29"/>
          <table:table-cell table:style-name="ce29" office:value-type="float" office:value="28" calcext:value-type="float">
            <text:p>28</text:p>
          </table:table-cell>
          <table:table-cell table:style-name="ce29"/>
          <table:table-cell table:style-name="ce35" office:value-type="float" office:value="28" calcext:value-type="float">
            <text:p>2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lompenma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/>
          <table:table-cell table:style-name="ce29" office:value-type="float" office:value="51" calcext:value-type="float">
            <text:p>51</text:p>
          </table:table-cell>
          <table:table-cell table:style-name="ce29"/>
          <table:table-cell table:style-name="ce35" office:value-type="float" office:value="51" calcext:value-type="float">
            <text:p>5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noopenma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olenbran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oninklijk Huis (personen, verbonden aan het)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ooplieden van verschillenden aard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24" calcext:value-type="float">
            <text:p>524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526" calcext:value-type="float">
            <text:p>526</text:p>
          </table:table-cell>
          <table:table-cell table:style-name="ce29" office:value-type="float" office:value="76" calcext:value-type="float">
            <text:p>76</text:p>
          </table:table-cell>
          <table:table-cell table:style-name="ce35" office:value-type="float" office:value="602" calcext:value-type="float">
            <text:p>60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oornmolenaars</text:p>
          </table:table-cell>
          <table:table-cell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71" calcext:value-type="float">
            <text:p>71</text:p>
          </table:table-cell>
          <table:table-cell table:style-name="ce29"/>
          <table:table-cell table:style-name="ce29" office:value-type="float" office:value="76" calcext:value-type="float">
            <text:p>76</text:p>
          </table:table-cell>
          <table:table-cell table:style-name="ce29"/>
          <table:table-cell table:style-name="ce35" office:value-type="float" office:value="76" calcext:value-type="float">
            <text:p>7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oornverschiet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oper- en blikslagers, draadvlechters, ketellappers</text:p>
          </table:table-cell>
          <table:table-cell/>
          <table:table-cell table:style-name="ce22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oper-, klok- en geelgiet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ostschool- houders en onderwijz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ostschool- leerlingen</text:p>
          </table:table-cell>
          <table:table-cell/>
          <table:table-cell table:style-name="ce22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7" calcext:value-type="float">
            <text:p>17</text:p>
          </table:table-cell>
          <table:table-cell table:style-name="ce35" office:value-type="float" office:value="46" calcext:value-type="float">
            <text:p>4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raankinder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ram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ramm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rib- en dijkwerkers, heibaz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roeghouders, tappers enz.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29" calcext:value-type="float">
            <text:p>29</text:p>
          </table:table-cell>
          <table:table-cell table:style-name="ce35" office:value-type="float" office:value="119" calcext:value-type="float">
            <text:p>11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ruidfabrijkanten en vuurwerk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ruijers, sjouwers, schoenpoets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65" calcext:value-type="float">
            <text:p>65</text:p>
          </table:table-cell>
          <table:table-cell table:style-name="ce29"/>
          <table:table-cell table:style-name="ce29" office:value-type="float" office:value="65" calcext:value-type="float">
            <text:p>65</text:p>
          </table:table-cell>
          <table:table-cell table:style-name="ce29"/>
          <table:table-cell table:style-name="ce35" office:value-type="float" office:value="65" calcext:value-type="float">
            <text:p>6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rijgslieden van en boven den rang van 2den luitenant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4" calcext:value-type="float">
            <text:p>44</text:p>
          </table:table-cell>
          <table:table-cell table:style-name="ce29"/>
          <table:table-cell table:style-name="ce29" office:value-type="float" office:value="44" calcext:value-type="float">
            <text:p>44</text:p>
          </table:table-cell>
          <table:table-cell table:style-name="ce29"/>
          <table:table-cell table:style-name="ce35" office:value-type="float" office:value="44" calcext:value-type="float">
            <text:p>4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rijgslieden beneden den rang van 2den luitenant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522" calcext:value-type="float">
            <text:p>522</text:p>
          </table:table-cell>
          <table:table-cell table:style-name="ce29"/>
          <table:table-cell table:style-name="ce29" office:value-type="float" office:value="524" calcext:value-type="float">
            <text:p>524</text:p>
          </table:table-cell>
          <table:table-cell table:style-name="ce29"/>
          <table:table-cell table:style-name="ce35" office:value-type="float" office:value="524" calcext:value-type="float">
            <text:p>52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uipers, hoepelmakers</text:p>
          </table:table-cell>
          <table:table-cell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97" calcext:value-type="float">
            <text:p>19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unstenaars, goochelaars enz.</text:p>
          </table:table-cell>
          <table:table-cell/>
          <table:table-cell table:style-name="ce22"/>
          <table:table-cell table:style-name="ce29" table:number-columns-repeated="5"/>
          <table:table-cell table:number-columns-repeated="4" table:style-name="ce29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unstkoopers, muzijk- en teekenhandelar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unstlak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unstoefenaren muzijkanten, muzijkmeesters, organist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1" calcext:value-type="float">
            <text:p>31</text:p>
          </table:table-cell>
          <table:table-cell table:style-name="ce29"/>
          <table:table-cell table:style-name="ce29" office:value-type="float" office:value="31" calcext:value-type="float">
            <text:p>31</text:p>
          </table:table-cell>
          <table:table-cell table:style-name="ce29"/>
          <table:table-cell table:style-name="ce35" office:value-type="float" office:value="31" calcext:value-type="float">
            <text:p>3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unstoefenaren schil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unstoefenaren teekenaars, teekenmeesters, daguerreotypeurs, decorateu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unstoefenaren tooneelspelers, dansmeesters, zang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unstwer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urkensnij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Landbouwers</text:p>
          </table:table-cell>
          <table:table-cell/>
          <table:table-cell table:style-name="ce2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837" calcext:value-type="float">
            <text:p>837</text:p>
          </table:table-cell>
          <table:table-cell table:style-name="ce29" office:value-type="float" office:value="207" calcext:value-type="float">
            <text:p>207</text:p>
          </table:table-cell>
          <table:table-cell table:style-name="ce36" office:value-type="float" office:value="1044" calcext:value-type="float">
            <text:p>1,04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Landhuishoudkundige scholen onderwijz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Landhuishoudkundige scholen leerling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Landmeters en teekenaars bij het kadaster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Lantaarnopste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Latijnsche scholen onderwijz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35" office:value-type="float" office:value="12" calcext:value-type="float">
            <text:p>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Latijnsche scholen leerlingen</text:p>
          </table:table-cell>
          <table:table-cell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29" office:value-type="float" office:value="28" calcext:value-type="float">
            <text:p>28</text:p>
          </table:table-cell>
          <table:table-cell table:style-name="ce29"/>
          <table:table-cell table:style-name="ce35" office:value-type="float" office:value="28" calcext:value-type="float">
            <text:p>2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Leerbereiders en looij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68" calcext:value-type="float">
            <text:p>68</text:p>
          </table:table-cell>
          <table:table-cell table:style-name="ce29"/>
          <table:table-cell table:style-name="ce29" office:value-type="float" office:value="71" calcext:value-type="float">
            <text:p>71</text:p>
          </table:table-cell>
          <table:table-cell table:style-name="ce29"/>
          <table:table-cell table:style-name="ce35" office:value-type="float" office:value="71" calcext:value-type="float">
            <text:p>7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Leerlingen aan het instituut voor blind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Lettergiet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Liefdadige gestichten hoofd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35" office:value-type="float" office:value="27" calcext:value-type="float">
            <text:p>2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Liefdadige gestichten dienstdoend personeel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33" calcext:value-type="float">
            <text:p>33</text:p>
          </table:table-cell>
          <table:table-cell table:style-name="ce35" office:value-type="float" office:value="51" calcext:value-type="float">
            <text:p>5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Linieer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Loodgieters en pompenmakers, brandspuitma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Loodswezen en strandvonderij (personen behoorende tot)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Loodwit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Lijmzie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Magazijn- en pakhuismeest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Makelaars en kargadoo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Mandenmakers</text:p>
          </table:table-cell>
          <table:table-cell/>
          <table:table-cell table:style-name="ce22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01" calcext:value-type="float">
            <text:p>10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Manufakturen/* fabrijkant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Manufakturen/* kooplied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Manufakturen/* werklieden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12" calcext:value-type="float">
            <text:p>12</text:p>
          </table:table-cell>
          <table:table-cell table:style-name="ce35" office:value-type="float" office:value="67" calcext:value-type="float">
            <text:p>6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Mariniers en zeelieden van en boven den rang van 2den luitenant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Mariniers en zeelieden beneden den rang van 2den luitenant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Mattenmakers</text:p>
          </table:table-cell>
          <table:table-cell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number-columns-repeated="3" table:style-name="ce29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Meekrapbereiders en fabrijkan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Meesters (keur-, markt-, waag-), afslag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7" calcext:value-type="float">
            <text:p>17</text:p>
          </table:table-cell>
          <table:table-cell table:style-name="ce29"/>
          <table:table-cell table:style-name="ce29" office:value-type="float" office:value="17" calcext:value-type="float">
            <text:p>17</text:p>
          </table:table-cell>
          <table:table-cell table:style-name="ce29"/>
          <table:table-cell table:style-name="ce35" office:value-type="float" office:value="17" calcext:value-type="float">
            <text:p>1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Melk-, boter-, kaasverkoop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Messenmakers en slijp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Meters (kolen-, koorn-, hooi-, hout-, scheeps- enz.), wijnste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1" calcext:value-type="float">
            <text:p>21</text:p>
          </table:table-cell>
          <table:table-cell table:style-name="ce29"/>
          <table:table-cell table:style-name="ce29" office:value-type="float" office:value="21" calcext:value-type="float">
            <text:p>21</text:p>
          </table:table-cell>
          <table:table-cell table:style-name="ce29"/>
          <table:table-cell table:style-name="ce35" office:value-type="float" office:value="21" calcext:value-type="float">
            <text:p>2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Metselaa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23" calcext:value-type="float">
            <text:p>223</text:p>
          </table:table-cell>
          <table:table-cell table:style-name="ce29"/>
          <table:table-cell table:style-name="ce29" office:value-type="float" office:value="225" calcext:value-type="float">
            <text:p>225</text:p>
          </table:table-cell>
          <table:table-cell table:style-name="ce29"/>
          <table:table-cell table:style-name="ce35" office:value-type="float" office:value="225" calcext:value-type="float">
            <text:p>22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Modemaaksters</text:p>
          </table:table-cell>
          <table:table-cell/>
          <table:table-cell table:style-name="ce22"/>
          <table:table-cell table:style-name="ce29" table:number-columns-repeated="6"/>
          <table:table-cell table:style-name="ce29" office:value-type="float" office:value="42" calcext:value-type="float">
            <text:p>42</text:p>
          </table:table-cell>
          <table:table-cell table:style-name="ce29"/>
          <table:table-cell table:style-name="ce29" office:value-type="float" office:value="42" calcext:value-type="float">
            <text:p>42</text:p>
          </table:table-cell>
          <table:table-cell table:style-name="ce35" office:value-type="float" office:value="42" calcext:value-type="float">
            <text:p>4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Molenma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35" calcext:value-type="float">
            <text:p>35</text:p>
          </table:table-cell>
          <table:table-cell table:style-name="ce29"/>
          <table:table-cell table:style-name="ce29" office:value-type="float" office:value="37" calcext:value-type="float">
            <text:p>37</text:p>
          </table:table-cell>
          <table:table-cell table:style-name="ce29"/>
          <table:table-cell table:style-name="ce35" office:value-type="float" office:value="37" calcext:value-type="float">
            <text:p>3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Moutmolenaa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Muzijkinstrument-, orgel-, forte pianomakers, stemmers en verkoop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6" calcext:value-type="float">
            <text:p>1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Mijnwer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Naaisters, breisters, mangelhoudsters, plooisters, strijksters, waschvrouwen, werksters, nettenbreijers</text:p>
          </table:table-cell>
          <table:table-cell/>
          <table:table-cell table:style-name="ce22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27" calcext:value-type="float">
            <text:p>27</text:p>
          </table:table-cell>
          <table:table-cell table:style-name="ce29"/>
          <table:table-cell table:style-name="ce29" office:value-type="float" office:value="150" calcext:value-type="float">
            <text:p>150</text:p>
          </table:table-cell>
          <table:table-cell table:style-name="ce29"/>
          <table:table-cell table:style-name="ce29" office:value-type="float" office:value="887" calcext:value-type="float">
            <text:p>887</text:p>
          </table:table-cell>
          <table:table-cell table:style-name="ce29"/>
          <table:table-cell table:style-name="ce29" office:value-type="string" calcext:value-type="string">
            <text:p>1.072/1</text:p>
          </table:table-cell>
          <table:table-cell table:style-name="ce36" office:value-type="float" office:value="1072" calcext:value-type="float">
            <text:p>1,07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Nachtwer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Notariss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Notarissen (kandidaat)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Olieslagers en molenaa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39" calcext:value-type="float">
            <text:p>3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Omroepers, aanplak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Ondernemers en direkteurs van begrafenis- en ziekenfondsen/?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Ondernemers en direkteurs van naamlooze en verdere handel-maatschappij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Ondernemers en direkteurs van verzekering- en brandwaarborgmaatschappijen/?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Ondernemers en direkteurs van openbare werk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Onderwijzers, onderwijzeressen, ondermeesters, kweekelingen, gouverneurs, gouvernanten</text:p>
          </table:table-cell>
          <table:table-cell/>
          <table:table-cell table:style-name="ce22"/>
          <table:table-cell table:style-name="ce29" table:number-columns-repeated="3"/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49" calcext:value-type="float">
            <text:p>49</text:p>
          </table:table-cell>
          <table:table-cell table:style-name="ce35" office:value-type="float" office:value="152" calcext:value-type="float">
            <text:p>15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Opzigters, conducteurs enz.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35" office:value-type="float" office:value="24" calcext:value-type="float">
            <text:p>2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Orgeldraaijers, straatmuzijkanten</text:p>
          </table:table-cell>
          <table:table-cell/>
          <table:table-cell table:style-name="ce22"/>
          <table:table-cell table:style-name="ce29" table:number-columns-repeated="4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Oudijzer-, oude kleederen-, beenenverkoop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Paarden- en veehouders en verkoopers, koemelk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28" calcext:value-type="float">
            <text:p>28</text:p>
          </table:table-cell>
          <table:table-cell table:style-name="ce35" office:value-type="float" office:value="271" calcext:value-type="float">
            <text:p>27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Paarden- en beestensnij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Pannen-, potten-, pijpen-, steen- en tegelbak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44" calcext:value-type="float">
            <text:p>44</text:p>
          </table:table-cell>
          <table:table-cell table:style-name="ce29"/>
          <table:table-cell table:style-name="ce29" office:value-type="float" office:value="46" calcext:value-type="float">
            <text:p>46</text:p>
          </table:table-cell>
          <table:table-cell table:style-name="ce29"/>
          <table:table-cell table:style-name="ce35" office:value-type="float" office:value="46" calcext:value-type="float">
            <text:p>4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Papier- en gekleurd papier- fabrijkan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Papier- en gekleurd papier- handelaa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Papier- en gekleurd papier- werklied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Parapluiema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Pennenberei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Pikeu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Pik- en teersto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Plaat- en steendrukkers, plaatsnijd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20" calcext:value-type="float">
            <text:p>20</text:p>
          </table:table-cell>
          <table:table-cell table:style-name="ce29"/>
          <table:table-cell table:style-name="ce29" office:value-type="float" office:value="23" calcext:value-type="float">
            <text:p>23</text:p>
          </table:table-cell>
          <table:table-cell table:style-name="ce29"/>
          <table:table-cell table:style-name="ce35" office:value-type="float" office:value="23" calcext:value-type="float">
            <text:p>2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Pleistergieters, boetseer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74" calcext:value-type="float">
            <text:p>74</text:p>
          </table:table-cell>
          <table:table-cell table:style-name="ce29"/>
          <table:table-cell table:style-name="ce29" office:value-type="float" office:value="74" calcext:value-type="float">
            <text:p>74</text:p>
          </table:table-cell>
          <table:table-cell table:style-name="ce29"/>
          <table:table-cell table:style-name="ce35" office:value-type="float" office:value="74" calcext:value-type="float">
            <text:p>7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Prokureu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Publieke vrouwen, publiekhuishouders</text:p>
          </table:table-cell>
          <table:table-cell/>
          <table:table-cell table:style-name="ce22"/>
          <table:table-cell table:style-name="ce29" table:number-columns-repeated="6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Pijpen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Ree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Regterlijke magt (ambtenaren der)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6" calcext:value-type="float">
            <text:p>36</text:p>
          </table:table-cell>
          <table:table-cell table:style-name="ce29"/>
          <table:table-cell table:style-name="ce29" office:value-type="float" office:value="36" calcext:value-type="float">
            <text:p>36</text:p>
          </table:table-cell>
          <table:table-cell table:style-name="ce29"/>
          <table:table-cell table:style-name="ce35" office:value-type="float" office:value="36" calcext:value-type="float">
            <text:p>3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Renteniers, partikulier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24" calcext:value-type="float">
            <text:p>24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Rentmeest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Rijtuig-, wagen-, koffer-, zadelma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5" calcext:value-type="float">
            <text:p>15</text:p>
          </table:table-cell>
          <table:table-cell table:style-name="ce29"/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23" calcext:value-type="float">
            <text:p>12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Rijtuigschil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chaarslijp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chat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cheep-, blok-, maat- en zeilmakers, rafactiemeesters, scheepsloopers, takelaa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81" calcext:value-type="float">
            <text:p>8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cheepsw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cheepzeilnaalden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cheikundige voorwerpen en verfwaren (fabrijkanten en werklieden in)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chelpvisschers, schul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chermmees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childers (huis-), glazenmakers</text:p>
          </table:table-cell>
          <table:table-cell/>
          <table:table-cell table:style-name="ce22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19" calcext:value-type="float">
            <text:p>19</text:p>
          </table:table-cell>
          <table:table-cell table:style-name="ce29"/>
          <table:table-cell table:style-name="ce29" office:value-type="float" office:value="278" calcext:value-type="float">
            <text:p>27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99" calcext:value-type="float">
            <text:p>299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300" calcext:value-type="float">
            <text:p>30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36" calcext:value-type="float">
            <text:p>36</text:p>
          </table:table-cell>
          <table:table-cell table:style-name="ce29"/>
          <table:table-cell table:style-name="ce29" office:value-type="float" office:value="555" calcext:value-type="float">
            <text:p>55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597" calcext:value-type="float">
            <text:p>597</text:p>
          </table:table-cell>
          <table:table-cell table:style-name="ce29" office:value-type="float" office:value="5" calcext:value-type="float">
            <text:p>5</text:p>
          </table:table-cell>
          <table:table-cell table:style-name="ce35" office:value-type="float" office:value="602" calcext:value-type="float">
            <text:p>60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choonmakers en lapp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66" calcext:value-type="float">
            <text:p>66</text:p>
          </table:table-cell>
          <table:table-cell table:style-name="ce29"/>
          <table:table-cell table:style-name="ce29" office:value-type="float" office:value="504" calcext:value-type="float">
            <text:p>50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76" calcext:value-type="float">
            <text:p>576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580" calcext:value-type="float">
            <text:p>58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choolleerlingen</text:p>
          </table:table-cell>
          <table:table-cell/>
          <table:table-cell table:style-name="ce23" office:value-type="float" office:value="1549" calcext:value-type="float">
            <text:p>1,549</text:p>
          </table:table-cell>
          <table:table-cell table:style-name="ce30" office:value-type="float" office:value="1460" calcext:value-type="float">
            <text:p>1,460</text:p>
          </table:table-cell>
          <table:table-cell table:style-name="ce29" office:value-type="float" office:value="539" calcext:value-type="float">
            <text:p>539</text:p>
          </table:table-cell>
          <table:table-cell table:style-name="ce29" office:value-type="float" office:value="486" calcext:value-type="float">
            <text:p>486</text:p>
          </table:table-cell>
          <table:table-cell table:style-name="ce29" office:value-type="float" office:value="464" calcext:value-type="float">
            <text:p>464</text:p>
          </table:table-cell>
          <table:table-cell table:style-name="ce29" office:value-type="float" office:value="518" calcext:value-type="float">
            <text:p>518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66" calcext:value-type="float">
            <text:p>66</text:p>
          </table:table-cell>
          <table:table-cell table:style-name="ce30" office:value-type="float" office:value="2617" calcext:value-type="float">
            <text:p>2,617</text:p>
          </table:table-cell>
          <table:table-cell table:style-name="ce30" office:value-type="float" office:value="2530" calcext:value-type="float">
            <text:p>2,530</text:p>
          </table:table-cell>
          <table:table-cell table:style-name="ce36" office:value-type="float" office:value="5147" calcext:value-type="float">
            <text:p>5,14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choorsteenveg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6" calcext:value-type="float">
            <text:p>16</text:p>
          </table:table-cell>
          <table:table-cell table:style-name="ce29"/>
          <table:table-cell table:style-name="ce29" office:value-type="float" office:value="17" calcext:value-type="float">
            <text:p>17</text:p>
          </table:table-cell>
          <table:table-cell table:style-name="ce29"/>
          <table:table-cell table:style-name="ce35" office:value-type="float" office:value="17" calcext:value-type="float">
            <text:p>1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lijpers (diamant-, glas-, marmer-, metaal- enz.)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meden grof-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meden hoef-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meden kagchel- en andere</text:p>
          </table:table-cell>
          <table:table-cell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6" calcext:value-type="float">
            <text:p>26</text:p>
          </table:table-cell>
          <table:table-cell table:style-name="ce29"/>
          <table:table-cell table:style-name="ce29" office:value-type="float" office:value="278" calcext:value-type="float">
            <text:p>27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307" calcext:value-type="float">
            <text:p>30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olliciteu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peldenfabrijkanten en werklied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piegelmakers en 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pinners, spoelders, wevers</text:p>
          </table:table-cell>
          <table:table-cell/>
          <table:table-cell table:style-name="ce22"/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97" calcext:value-type="float">
            <text:p>197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236" calcext:value-type="float">
            <text:p>236</text:p>
          </table:table-cell>
          <table:table-cell table:style-name="ce29" office:value-type="float" office:value="56" calcext:value-type="float">
            <text:p>56</text:p>
          </table:table-cell>
          <table:table-cell table:style-name="ce35" office:value-type="float" office:value="292" calcext:value-type="float">
            <text:p>29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poorweg- en stoombootbeambt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pijkerma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talhouders, rijtuigverhuur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teenhouw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18" calcext:value-type="float">
            <text:p>18</text:p>
          </table:table-cell>
          <table:table-cell table:style-name="ce29"/>
          <table:table-cell table:style-name="ce29" office:value-type="float" office:value="21" calcext:value-type="float">
            <text:p>21</text:p>
          </table:table-cell>
          <table:table-cell table:style-name="ce29"/>
          <table:table-cell table:style-name="ce35" office:value-type="float" office:value="21" calcext:value-type="float">
            <text:p>2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teenkolen-, hout- en turf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telzie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toelen-bekleeders, draaijers, matt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08" calcext:value-type="float">
            <text:p>10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toffenverwers, glanz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5" calcext:value-type="float">
            <text:p>35</text:p>
          </table:table-cell>
          <table:table-cell table:style-name="ce29"/>
          <table:table-cell table:style-name="ce29" office:value-type="float" office:value="35" calcext:value-type="float">
            <text:p>35</text:p>
          </table:table-cell>
          <table:table-cell table:style-name="ce29"/>
          <table:table-cell table:style-name="ce35" office:value-type="float" office:value="35" calcext:value-type="float">
            <text:p>3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traatma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35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tudenten aan hooge scholen, athenaca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9" calcext:value-type="float">
            <text:p>19</text:p>
          </table:table-cell>
          <table:table-cell table:style-name="ce29"/>
          <table:table-cell table:style-name="ce29" office:value-type="float" office:value="19" calcext:value-type="float">
            <text:p>19</text:p>
          </table:table-cell>
          <table:table-cell table:style-name="ce29"/>
          <table:table-cell table:style-name="ce35" office:value-type="float" office:value="19" calcext:value-type="float">
            <text:p>1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tudenten aan academien, clinische schol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tudenten aan seminari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tukadoors, wit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tijfselfabrijkan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uiker- en pastijbak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uikerraffinadeu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Taalmeesters, translateu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Tabak- en sigaren- fabrijkant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Tabak- en sigaren- kervers</text:p>
          </table:table-cell>
          <table:table-cell/>
          <table:table-cell table:style-name="ce22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62" calcext:value-type="float">
            <text:p>262</text:p>
          </table:table-cell>
          <table:table-cell table:style-name="ce29" office:value-type="float" office:value="7" calcext:value-type="float">
            <text:p>7</text:p>
          </table:table-cell>
          <table:table-cell table:style-name="ce35" office:value-type="float" office:value="269" calcext:value-type="float">
            <text:p>26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Tabak- en sigaren- plant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Tabak- en sigaren- verkoop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Tapijtfabrijkanten</text:p>
          </table:table-cell>
          <table:table-cell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9" calcext:value-type="float">
            <text:p>9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Timmerlieden, kistenmak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8" calcext:value-type="float">
            <text:p>38</text:p>
          </table:table-cell>
          <table:table-cell table:style-name="ce29"/>
          <table:table-cell table:style-name="ce29" office:value-type="float" office:value="614" calcext:value-type="float">
            <text:p>614</text:p>
          </table:table-cell>
          <table:table-cell table:style-name="ce29"/>
          <table:table-cell table:style-name="ce29" office:value-type="float" office:value="656" calcext:value-type="float">
            <text:p>656</text:p>
          </table:table-cell>
          <table:table-cell table:style-name="ce29"/>
          <table:table-cell table:style-name="ce35" office:value-type="float" office:value="656" calcext:value-type="float">
            <text:p>65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Tinnegie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Tol- en pontgaarders, brug- en sluiswach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Touwslagers, baanwerk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01" calcext:value-type="float">
            <text:p>10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Traansto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Turf, koorn- en kolendrag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55" calcext:value-type="float">
            <text:p>5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Uitdragers, uitventers, leurd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Uurwerkma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43" calcext:value-type="float">
            <text:p>4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Veearts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Veenlieden, turfboer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Vendumeest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Vergulders, lijsten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Vill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Vischdroogers en roo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Vischverkoop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6" calcext:value-type="float">
            <text:p>26</text:p>
          </table:table-cell>
          <table:table-cell table:style-name="ce35" office:value-type="float" office:value="28" calcext:value-type="float">
            <text:p>2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Vissch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42" calcext:value-type="float">
            <text:p>42</text:p>
          </table:table-cell>
          <table:table-cell table:style-name="ce29"/>
          <table:table-cell table:style-name="ce29" office:value-type="float" office:value="44" calcext:value-type="float">
            <text:p>44</text:p>
          </table:table-cell>
          <table:table-cell table:style-name="ce29"/>
          <table:table-cell table:style-name="ce35" office:value-type="float" office:value="44" calcext:value-type="float">
            <text:p>4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Vleeschhouwers, spekslagers, poeliers</text:p>
          </table:table-cell>
          <table:table-cell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62" calcext:value-type="float">
            <text:p>16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Voddenra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Voerlieden, koetsiers, loopers, postknechten en sleep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12" calcext:value-type="float">
            <text:p>112</text:p>
          </table:table-cell>
          <table:table-cell table:style-name="ce29"/>
          <table:table-cell table:style-name="ce29" office:value-type="float" office:value="113" calcext:value-type="float">
            <text:p>113</text:p>
          </table:table-cell>
          <table:table-cell table:style-name="ce29"/>
          <table:table-cell table:style-name="ce35" office:value-type="float" office:value="113" calcext:value-type="float">
            <text:p>1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Vogelverkoopers, kooiboer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Wafel- en poffertjesbak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Watermolenaa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Water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Wek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Werktuigkundigen en makers, balans- en brandspuitma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35" office:value-type="float" office:value="14" calcext:value-type="float">
            <text:p>1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Wierspinn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Wijnhandelaa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30" calcext:value-type="float">
            <text:p>3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IJkmees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IJzer- en koperdraaij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IJzergie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Zaad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Zaakwaarnemers, commissionnai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7" calcext:value-type="float">
            <text:p>37</text:p>
          </table:table-cell>
          <table:table-cell table:style-name="ce29"/>
          <table:table-cell table:style-name="ce29" office:value-type="float" office:value="37" calcext:value-type="float">
            <text:p>37</text:p>
          </table:table-cell>
          <table:table-cell table:style-name="ce29"/>
          <table:table-cell table:style-name="ce35" office:value-type="float" office:value="37" calcext:value-type="float">
            <text:p>3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Zakkenmakers en verhuur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Zand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Zeepzie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Zeevaartscholen onderwijz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Zeevaartscholen leerling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Ziekenoppass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Zoutzie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Zwaardveg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Zwavelstokkenmakers en verkoopers</text:p>
          </table:table-cell>
          <table:table-cell/>
          <table:table-cell table:style-name="ce22"/>
          <table:table-cell table:style-name="ce29" table:number-columns-repeated="5"/>
          <table:table-cell table:number-columns-repeated="4" table:style-name="ce29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Zijdeteelt (personen behoorende tot de)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Verschillende beroepen</text:p>
          </table:table-cell>
          <table:table-cell/>
          <table:table-cell table:style-name="ce22"/>
          <table:table-cell table:style-name="ce29" table:number-columns-repeated="6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Zonder beroep</text:p>
          </table:table-cell>
          <table:table-cell/>
          <table:table-cell table:style-name="ce22" office:value-type="string" calcext:value-type="string">
            <text:p>3.36</text:p>
          </table:table-cell>
          <table:table-cell table:style-name="ce30" office:value-type="float" office:value="3459" calcext:value-type="float">
            <text:p>3,459</text:p>
          </table:table-cell>
          <table:table-cell table:style-name="ce29" office:value-type="float" office:value="297" calcext:value-type="float">
            <text:p>297</text:p>
          </table:table-cell>
          <table:table-cell table:style-name="ce29" office:value-type="float" office:value="399" calcext:value-type="float">
            <text:p>399</text:p>
          </table:table-cell>
          <table:table-cell table:style-name="ce29" office:value-type="float" office:value="500" calcext:value-type="float">
            <text:p>500</text:p>
          </table:table-cell>
          <table:table-cell table:style-name="ce30" office:value-type="float" office:value="1032" calcext:value-type="float">
            <text:p>1,032</text:p>
          </table:table-cell>
          <table:table-cell table:style-name="ce30" office:value-type="float" office:value="1339" calcext:value-type="float">
            <text:p>1,339</text:p>
          </table:table-cell>
          <table:table-cell table:style-name="ce30" office:value-type="float" office:value="11383" calcext:value-type="float">
            <text:p>11,383</text:p>
          </table:table-cell>
          <table:table-cell table:style-name="ce30" office:value-type="float" office:value="5496" calcext:value-type="float">
            <text:p>5,496</text:p>
          </table:table-cell>
          <table:table-cell table:style-name="ce29" office:value-type="string" calcext:value-type="string">
            <text:p>16.274/1</text:p>
          </table:table-cell>
          <table:table-cell table:style-name="ce36" office:value-type="float" office:value="21770" calcext:value-type="float">
            <text:p>21,77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eroep onbekend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TOTAAL</text:p>
          </table:table-cell>
          <table:table-cell/>
          <table:table-cell table:style-name="ce23" office:value-type="float" office:value="4945" calcext:value-type="float">
            <text:p>4,945</text:p>
          </table:table-cell>
          <table:table-cell table:style-name="ce30" office:value-type="float" office:value="4953" calcext:value-type="float">
            <text:p>4,953</text:p>
          </table:table-cell>
          <table:table-cell table:style-name="ce29" office:value-type="float" office:value="927" calcext:value-type="float">
            <text:p>927</text:p>
          </table:table-cell>
          <table:table-cell table:style-name="ce29" office:value-type="float" office:value="931" calcext:value-type="float">
            <text:p>931</text:p>
          </table:table-cell>
          <table:table-cell table:style-name="ce30" office:value-type="float" office:value="1727" calcext:value-type="float">
            <text:p>1,727</text:p>
          </table:table-cell>
          <table:table-cell table:style-name="ce30" office:value-type="float" office:value="1851" calcext:value-type="float">
            <text:p>1,851</text:p>
          </table:table-cell>
          <table:table-cell table:style-name="ce30" office:value-type="float" office:value="13443" calcext:value-type="float">
            <text:p>13,443</text:p>
          </table:table-cell>
          <table:table-cell table:style-name="ce30" office:value-type="float" office:value="15530" calcext:value-type="float">
            <text:p>15,530</text:p>
          </table:table-cell>
          <table:table-cell table:style-name="ce30" office:value-type="float" office:value="21042" calcext:value-type="float">
            <text:p>21,042</text:p>
          </table:table-cell>
          <table:table-cell table:style-name="ce30" office:value-type="float" office:value="23267" calcext:value-type="float">
            <text:p>23,267</text:p>
          </table:table-cell>
          <table:table-cell table:style-name="ce36" office:value-type="float" office:value="44309" calcext:value-type="float">
            <text:p>44,30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Aannem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Aardappelenmeelfabrijkan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Aardewerk- en porcelein- fabrijkan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Aardewerk- en porcelein- kooplied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Advokat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35" office:value-type="float" office:value="12" calcext:value-type="float">
            <text:p>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Afbraak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Aluinfabrijkan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Ambtenaren Staats-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6" calcext:value-type="float">
            <text:p>6</text:p>
          </table:table-cell>
          <table:table-cell table:style-name="ce35" office:value-type="float" office:value="194" calcext:value-type="float">
            <text:p>19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Ambtenaren Provinciale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Ambtenaren Gemeente-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95" calcext:value-type="float">
            <text:p>95</text:p>
          </table:table-cell>
          <table:table-cell table:style-name="ce29"/>
          <table:table-cell table:style-name="ce29" office:value-type="float" office:value="95" calcext:value-type="float">
            <text:p>95</text:p>
          </table:table-cell>
          <table:table-cell table:style-name="ce29"/>
          <table:table-cell table:style-name="ce35" office:value-type="float" office:value="95" calcext:value-type="float">
            <text:p>9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Ambtenaren Niet genoemde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53" calcext:value-type="float">
            <text:p>53</text:p>
          </table:table-cell>
          <table:table-cell table:style-name="ce29"/>
          <table:table-cell table:style-name="ce29" office:value-type="float" office:value="53" calcext:value-type="float">
            <text:p>53</text:p>
          </table:table-cell>
          <table:table-cell table:style-name="ce29"/>
          <table:table-cell table:style-name="ce35" office:value-type="float" office:value="53" calcext:value-type="float">
            <text:p>5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Apothekers, drogisten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29" office:value-type="float" office:value="26" calcext:value-type="float">
            <text:p>26</text:p>
          </table:table-cell>
          <table:table-cell table:style-name="ce29"/>
          <table:table-cell table:style-name="ce35" office:value-type="float" office:value="26" calcext:value-type="float">
            <text:p>2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Arbeiders, daglooners</text:p>
          </table:table-cell>
          <table:table-cell/>
          <table:table-cell table:style-name="ce22" office:value-type="float" office:value="5" calcext:value-type="float">
            <text:p>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47" calcext:value-type="float">
            <text:p>47</text:p>
          </table:table-cell>
          <table:table-cell table:style-name="ce30" office:value-type="float" office:value="7220" calcext:value-type="float">
            <text:p>7,220</text:p>
          </table:table-cell>
          <table:table-cell table:style-name="ce30" office:value-type="float" office:value="1931" calcext:value-type="float">
            <text:p>1,931</text:p>
          </table:table-cell>
          <table:table-cell table:style-name="ce30" office:value-type="float" office:value="7451" calcext:value-type="float">
            <text:p>7,451</text:p>
          </table:table-cell>
          <table:table-cell table:style-name="ce29" office:value-type="float" office:value="2000" calcext:value-type="float">
            <text:p>2000</text:p>
          </table:table-cell>
          <table:table-cell table:style-name="ce36" office:value-type="float" office:value="9451" calcext:value-type="float">
            <text:p>9,45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Asch-, bagger-, vuilnislieden, aschverkoop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Azijnstokers, kunstazijn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aardscheerders, kappers, paruikenma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adstoofhou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ankiers, effektenhandelaars, geldwisselaars, kassi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ed- en matrassenmakers en verhuurders, behangers, stoffeer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eeldhouwers, lofwerksnij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eleenbankhouders, inbrengers enz.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este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estellers, expediteurs, factoors, voetboden</text:p>
          </table:table-cell>
          <table:table-cell/>
          <table:table-cell table:style-name="ce22"/>
          <table:table-cell table:style-name="ce29" table:number-columns-repeated="4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5" calcext:value-type="float">
            <text:p>5</text:p>
          </table:table-cell>
          <table:table-cell table:style-name="ce35" office:value-type="float" office:value="21" calcext:value-type="float">
            <text:p>2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ezembinders, rietboeren, rijswer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5" calcext:value-type="float">
            <text:p>25</text:p>
          </table:table-cell>
          <table:table-cell table:style-name="ce29"/>
          <table:table-cell table:style-name="ce29" office:value-type="float" office:value="27" calcext:value-type="float">
            <text:p>27</text:p>
          </table:table-cell>
          <table:table-cell table:style-name="ce29"/>
          <table:table-cell table:style-name="ce35" office:value-type="float" office:value="27" calcext:value-type="float">
            <text:p>2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ierbrouwers, bierste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illard-, kaats-ballen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leekers</text:p>
          </table:table-cell>
          <table:table-cell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43" calcext:value-type="float">
            <text:p>4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lik- en pleetwerkers, lampen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loemisten, boomkweekers, tuiniers, warmoezeni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29" calcext:value-type="float">
            <text:p>12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oekbin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6" calcext:value-type="float">
            <text:p>16</text:p>
          </table:table-cell>
          <table:table-cell table:style-name="ce29"/>
          <table:table-cell table:style-name="ce29" office:value-type="float" office:value="16" calcext:value-type="float">
            <text:p>16</text:p>
          </table:table-cell>
          <table:table-cell table:style-name="ce29"/>
          <table:table-cell table:style-name="ce35" office:value-type="float" office:value="16" calcext:value-type="float">
            <text:p>1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oek- en dagbladdrukkers en verkoopers mees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35" office:value-type="float" office:value="14" calcext:value-type="float">
            <text:p>1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oek- en dagbladdrukkers en verkoopers knechts, letterzett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ontwer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ordpapier (werkers in) doozen-, kaarten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orduurwerkers, kantwer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orstel-, kaarden-, kammen-, rijven-, zeeftenma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19" calcext:value-type="float">
            <text:p>1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ouwmees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randers en stokers van stroop, likeuren, sterke drank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reuk- en draagbanden-, keurslijvenma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rillenslijpers en 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rood-, kleingoed-, koek- en banketbakkers en slijt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671" calcext:value-type="float">
            <text:p>671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715" calcext:value-type="float">
            <text:p>715</text:p>
          </table:table-cell>
          <table:table-cell table:style-name="ce29" office:value-type="float" office:value="31" calcext:value-type="float">
            <text:p>31</text:p>
          </table:table-cell>
          <table:table-cell table:style-name="ce35" office:value-type="float" office:value="746" calcext:value-type="float">
            <text:p>74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ijenteelt (personen behoorende tot de)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Chicoreifabrijkant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35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Chocoladefabrijkan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Dagbladschrijvers, letterkundig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Debiteurs en gedelegeerden in de loterij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Dekkers (lei-, pannen-, riet-)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175" calcext:value-type="float">
            <text:p>17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Deurwaar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4" calcext:value-type="float">
            <text:p>34</text:p>
          </table:table-cell>
          <table:table-cell table:style-name="ce29"/>
          <table:table-cell table:style-name="ce29" office:value-type="float" office:value="34" calcext:value-type="float">
            <text:p>34</text:p>
          </table:table-cell>
          <table:table-cell table:style-name="ce29"/>
          <table:table-cell table:style-name="ce35" office:value-type="float" office:value="34" calcext:value-type="float">
            <text:p>3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Dienstboden, bakers, huisbewaarders, minnen, oppassers, portiers</text:p>
          </table:table-cell>
          <table:table-cell/>
          <table:table-cell table:style-name="ce22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95" calcext:value-type="float">
            <text:p>195</text:p>
          </table:table-cell>
          <table:table-cell table:style-name="ce29" office:value-type="float" office:value="292" calcext:value-type="float">
            <text:p>292</text:p>
          </table:table-cell>
          <table:table-cell table:style-name="ce30" office:value-type="float" office:value="2313" calcext:value-type="float">
            <text:p>2,313</text:p>
          </table:table-cell>
          <table:table-cell table:style-name="ce29" office:value-type="float" office:value="303" calcext:value-type="float">
            <text:p>303</text:p>
          </table:table-cell>
          <table:table-cell table:style-name="ce29" office:value-type="string" calcext:value-type="string">
            <text:p>2.515/1</text:p>
          </table:table-cell>
          <table:table-cell table:style-name="ce36" office:value-type="float" office:value="2818" calcext:value-type="float">
            <text:p>2,81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Doodgravers, bedienaars van begrafenissen, verhuurders van rouwkleeder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8" calcext:value-type="float">
            <text:p>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Fabrijkanten van verschillenden aard</text:p>
          </table:table-cell>
          <table:table-cell/>
          <table:table-cell table:style-name="ce22" office:value-type="float" office:value="7" calcext:value-type="float">
            <text:p>7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487" calcext:value-type="float">
            <text:p>487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565" calcext:value-type="float">
            <text:p>565</text:p>
          </table:table-cell>
          <table:table-cell table:style-name="ce29" office:value-type="float" office:value="216" calcext:value-type="float">
            <text:p>216</text:p>
          </table:table-cell>
          <table:table-cell table:style-name="ce35" office:value-type="float" office:value="781" calcext:value-type="float">
            <text:p>78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Fineerzag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aarkeukenhou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alanteriewarenhandelaa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aren- en bandwinkeliers</text:p>
          </table:table-cell>
          <table:table-cell/>
          <table:table-cell table:style-name="ce22"/>
          <table:table-cell table:style-name="ce29" table:number-columns-repeated="6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asfabrijkan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27" calcext:value-type="float">
            <text:p>27</text:p>
          </table:table-cell>
          <table:table-cell table:style-name="ce35" office:value-type="float" office:value="101" calcext:value-type="float">
            <text:p>10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epensioneerden (burgerlijke en militaire)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18" calcext:value-type="float">
            <text:p>18</text:p>
          </table:table-cell>
          <table:table-cell table:style-name="ce35" office:value-type="float" office:value="223" calcext:value-type="float">
            <text:p>22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eschutgieters, geweerma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ezantschappen en consulaten (personen behoorende tot de)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lasblaz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odsdienstleeraren en aan de dienst verbonden personen. Protestanten, predikant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97" calcext:value-type="float">
            <text:p>97</text:p>
          </table:table-cell>
          <table:table-cell table:style-name="ce29"/>
          <table:table-cell table:style-name="ce29" office:value-type="float" office:value="97" calcext:value-type="float">
            <text:p>97</text:p>
          </table:table-cell>
          <table:table-cell table:style-name="ce29"/>
          <table:table-cell table:style-name="ce35" office:value-type="float" office:value="97" calcext:value-type="float">
            <text:p>9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81" calcext:value-type="float">
            <text:p>81</text:p>
          </table:table-cell>
          <table:table-cell table:style-name="ce29"/>
          <table:table-cell table:style-name="ce29" office:value-type="float" office:value="81" calcext:value-type="float">
            <text:p>81</text:p>
          </table:table-cell>
          <table:table-cell table:style-name="ce29"/>
          <table:table-cell table:style-name="ce35" office:value-type="float" office:value="81" calcext:value-type="float">
            <text:p>8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ce22"/>
          <table:table-cell table:style-name="ce29" table:number-columns-repeated="6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odsdienstleeraren en aan de dienst verbonden personen. Israeliten, rabbijn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ouddraadtrekkers, passementwerkers, galonwer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raanhandelaars, gist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raveurs op hout, metaal en steen, stempelsnij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riendbaz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roenten-, fruitverkoop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6" calcext:value-type="float">
            <text:p>26</text:p>
          </table:table-cell>
          <table:table-cell table:style-name="ce35" office:value-type="float" office:value="30" calcext:value-type="float">
            <text:p>3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rondeigenar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43" calcext:value-type="float">
            <text:p>4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rossiers, slij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14" calcext:value-type="float">
            <text:p>1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rutters, kruideniers</text:p>
          </table:table-cell>
          <table:table-cell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17" calcext:value-type="float">
            <text:p>17</text:p>
          </table:table-cell>
          <table:table-cell table:style-name="ce35" office:value-type="float" office:value="156" calcext:value-type="float">
            <text:p>15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Haarwer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Handelsleerling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Handelsreizig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Handschoenen- en dassen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Haven- en bakenmees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Heemraden en verdere ambtenaren van de waterschapp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Heetmaaij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Hennep- en vlasbereiders en teel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Herbergiers, kasteleins, koffijhuishou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26" calcext:value-type="float">
            <text:p>26</text:p>
          </table:table-cell>
          <table:table-cell table:style-name="ce35" office:value-type="float" office:value="118" calcext:value-type="float">
            <text:p>11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Herders en veehoeders</text:p>
          </table:table-cell>
          <table:table-cell/>
          <table:table-cell table:style-name="ce22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37" calcext:value-type="float">
            <text:p>337</text:p>
          </table:table-cell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347" calcext:value-type="float">
            <text:p>34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Hoeden-, petten- en stroohoedenma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8" calcext:value-type="float">
            <text:p>8</text:p>
          </table:table-cell>
          <table:table-cell table:style-name="ce35" office:value-type="float" office:value="34" calcext:value-type="float">
            <text:p>3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Hoogleeraren en leeraren aan hooge scholen, athenaca, seminarien, clinische scholen en akademi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Houthak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Houtzaagmolenaars, houtzagers, houtkoop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2" calcext:value-type="float">
            <text:p>22</text:p>
          </table:table-cell>
          <table:table-cell table:style-name="ce29"/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35" office:value-type="float" office:value="24" calcext:value-type="float">
            <text:p>2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Huisleerlingen</text:p>
          </table:table-cell>
          <table:table-cell/>
          <table:table-cell table:style-name="ce22" office:value-type="float" office:value="31" calcext:value-type="float">
            <text:p>31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2" table:style-name="ce29" office:value-type="float" office:value="15" calcext:value-type="float">
            <text:p>15</text:p>
          </table:table-cell>
          <table:table-cell table:number-columns-repeated="2" table:style-name="ce29" office:value-type="float" office:value="12" calcext:value-type="float">
            <text:p>12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2" table:style-name="ce29" office:value-type="float" office:value="69" calcext:value-type="float">
            <text:p>69</text:p>
          </table:table-cell>
          <table:table-cell table:style-name="ce35" office:value-type="float" office:value="138" calcext:value-type="float">
            <text:p>13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Ingenieurs en verdere ambtenaren van den waterstaat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Inleggers van levensbehoef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Jag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Jagt (personen behoorende tot de)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1" calcext:value-type="float">
            <text:p>21</text:p>
          </table:table-cell>
          <table:table-cell table:style-name="ce29"/>
          <table:table-cell table:style-name="ce29" office:value-type="float" office:value="21" calcext:value-type="float">
            <text:p>21</text:p>
          </table:table-cell>
          <table:table-cell table:style-name="ce29"/>
          <table:table-cell table:style-name="ce35" office:value-type="float" office:value="21" calcext:value-type="float">
            <text:p>2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Juweliers, goud- en zilversmed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25" calcext:value-type="float">
            <text:p>2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aarders, wolkammers</text:p>
          </table:table-cell>
          <table:table-cell/>
          <table:table-cell table:style-name="ce22"/>
          <table:table-cell table:style-name="ce29" table:number-columns-repeated="5"/>
          <table:table-cell table:number-columns-repeated="4" table:style-name="ce29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aarsenmakers (smeer- en was-)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abinet- en schrijnwerkers, kunstdraaij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58" calcext:value-type="float">
            <text:p>58</text:p>
          </table:table-cell>
          <table:table-cell table:style-name="ce29"/>
          <table:table-cell table:style-name="ce29" office:value-type="float" office:value="62" calcext:value-type="float">
            <text:p>62</text:p>
          </table:table-cell>
          <table:table-cell table:style-name="ce29"/>
          <table:table-cell table:style-name="ce35" office:value-type="float" office:value="62" calcext:value-type="float">
            <text:p>6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adetten van de landmagt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adetten van de zeemagt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alkbranders, cement- en trasma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antoor- en winkelbedienden, pakhuisknechts</text:p>
          </table:table-cell>
          <table:table-cell/>
          <table:table-cell table:style-name="ce22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14" calcext:value-type="float">
            <text:p>14</text:p>
          </table:table-cell>
          <table:table-cell table:style-name="ce35" office:value-type="float" office:value="91" calcext:value-type="float">
            <text:p>9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leedermakers</text:p>
          </table:table-cell>
          <table:table-cell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53" calcext:value-type="float">
            <text:p>53</text:p>
          </table:table-cell>
          <table:table-cell table:style-name="ce29"/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804" calcext:value-type="float">
            <text:p>804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805" calcext:value-type="float">
            <text:p>80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leederen- en gemaaktgoed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leinhandelaars, winkeli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93" calcext:value-type="float">
            <text:p>493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493" calcext:value-type="float">
            <text:p>493</text:p>
          </table:table-cell>
          <table:table-cell table:style-name="ce29" office:value-type="float" office:value="219" calcext:value-type="float">
            <text:p>219</text:p>
          </table:table-cell>
          <table:table-cell table:style-name="ce35" office:value-type="float" office:value="712" calcext:value-type="float">
            <text:p>7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lerken en schrijvers bij notarissen, ontvangers, prokureurs, deurwaarders enz.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67" calcext:value-type="float">
            <text:p>67</text:p>
          </table:table-cell>
          <table:table-cell table:style-name="ce29"/>
          <table:table-cell table:style-name="ce29" office:value-type="float" office:value="72" calcext:value-type="float">
            <text:p>72</text:p>
          </table:table-cell>
          <table:table-cell table:style-name="ce29"/>
          <table:table-cell table:style-name="ce35" office:value-type="float" office:value="72" calcext:value-type="float">
            <text:p>7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lompenma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314" calcext:value-type="float">
            <text:p>314</text:p>
          </table:table-cell>
          <table:table-cell table:style-name="ce29"/>
          <table:table-cell table:style-name="ce29" office:value-type="float" office:value="321" calcext:value-type="float">
            <text:p>321</text:p>
          </table:table-cell>
          <table:table-cell table:style-name="ce29"/>
          <table:table-cell table:style-name="ce35" office:value-type="float" office:value="321" calcext:value-type="float">
            <text:p>32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noopen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olenbran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olonisten gewone</text:p>
          </table:table-cell>
          <table:table-cell/>
          <table:table-cell table:style-name="ce22" office:value-type="float" office:value="7" calcext:value-type="float">
            <text:p>7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52" calcext:value-type="float">
            <text:p>52</text:p>
          </table:table-cell>
          <table:table-cell table:style-name="ce35" office:value-type="float" office:value="112" calcext:value-type="float">
            <text:p>1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olonisten bedelaars</text:p>
          </table:table-cell>
          <table:table-cell/>
          <table:table-cell table:style-name="ce22" office:value-type="float" office:value="22" calcext:value-type="float">
            <text:p>22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string" calcext:value-type="string">
            <text:p>1.49</text:p>
          </table:table-cell>
          <table:table-cell table:style-name="ce29" office:value-type="float" office:value="362" calcext:value-type="float">
            <text:p>362</text:p>
          </table:table-cell>
          <table:table-cell table:style-name="ce30" office:value-type="float" office:value="1534" calcext:value-type="float">
            <text:p>1,534</text:p>
          </table:table-cell>
          <table:table-cell table:style-name="ce29" office:value-type="float" office:value="408" calcext:value-type="float">
            <text:p>408</text:p>
          </table:table-cell>
          <table:table-cell table:style-name="ce36" office:value-type="float" office:value="1942" calcext:value-type="float">
            <text:p>1,94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oninklijk Huis (personen, verbonden aan het)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ooplieden van verschillenden aard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619" calcext:value-type="float">
            <text:p>619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627" calcext:value-type="float">
            <text:p>627</text:p>
          </table:table-cell>
          <table:table-cell table:style-name="ce29" office:value-type="float" office:value="50" calcext:value-type="float">
            <text:p>50</text:p>
          </table:table-cell>
          <table:table-cell table:style-name="ce35" office:value-type="float" office:value="677" calcext:value-type="float">
            <text:p>67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oornmolenaa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245" calcext:value-type="float">
            <text:p>24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oornverschiet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oper- en blikslagers, draadvlechters, ketellapp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58" calcext:value-type="float">
            <text:p>58</text:p>
          </table:table-cell>
          <table:table-cell table:style-name="ce29"/>
          <table:table-cell table:style-name="ce29" office:value-type="float" office:value="62" calcext:value-type="float">
            <text:p>62</text:p>
          </table:table-cell>
          <table:table-cell table:style-name="ce29"/>
          <table:table-cell table:style-name="ce35" office:value-type="float" office:value="62" calcext:value-type="float">
            <text:p>6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oper-, klok- en geelgiet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ostschool- houders en onderwijz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ostschool- leerlingen</text:p>
          </table:table-cell>
          <table:table-cell/>
          <table:table-cell table:style-name="ce22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8" calcext:value-type="float">
            <text:p>18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raankinder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ram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26" calcext:value-type="float">
            <text:p>26</text:p>
          </table:table-cell>
          <table:table-cell table:style-name="ce35" office:value-type="float" office:value="153" calcext:value-type="float">
            <text:p>15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ramm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rib- en dijkwerkers, heibaz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roeghouders, tappers enz.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71" calcext:value-type="float">
            <text:p>71</text:p>
          </table:table-cell>
          <table:table-cell table:style-name="ce35" office:value-type="float" office:value="386" calcext:value-type="float">
            <text:p>38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ruidfabrijkanten en vuurwerk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ruijers, sjouwers, schoenpoets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rijgslieden van en boven den rang van 2den luitenant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rijgslieden beneden den rang van 2den luitenant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35" office:value-type="float" office:value="14" calcext:value-type="float">
            <text:p>1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uipers, hoepelma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174" calcext:value-type="float">
            <text:p>17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unstenaars, goochelaars enz.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unstkoopers, muzijk- en teekenhandelar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unstlak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unstoefenaren muzijkanten, muzijkmeesters, organisten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7" calcext:value-type="float">
            <text:p>1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unstoefenaren schil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unstoefenaren teekenaars, teekenmeesters, daguerreotypeurs, decorateu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unstoefenaren tooneelspelers, dansmeesters, zang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unstwer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urkensnij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Landbouwers</text:p>
          </table:table-cell>
          <table:table-cell/>
          <table:table-cell table:style-name="ce22" office:value-type="float" office:value="26" calcext:value-type="float">
            <text:p>26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31" calcext:value-type="float">
            <text:p>31</text:p>
          </table:table-cell>
          <table:table-cell table:style-name="ce30" office:value-type="float" office:value="1502" calcext:value-type="float">
            <text:p>1,502</text:p>
          </table:table-cell>
          <table:table-cell table:style-name="ce30" office:value-type="float" office:value="1083" calcext:value-type="float">
            <text:p>1,083</text:p>
          </table:table-cell>
          <table:table-cell table:style-name="ce30" office:value-type="float" office:value="23293" calcext:value-type="float">
            <text:p>23,293</text:p>
          </table:table-cell>
          <table:table-cell table:style-name="ce30" office:value-type="float" office:value="11123" calcext:value-type="float">
            <text:p>11,123</text:p>
          </table:table-cell>
          <table:table-cell table:style-name="ce30" office:value-type="float" office:value="24864" calcext:value-type="float">
            <text:p>24,864</text:p>
          </table:table-cell>
          <table:table-cell table:style-name="ce30" office:value-type="float" office:value="12252" calcext:value-type="float">
            <text:p>12,252</text:p>
          </table:table-cell>
          <table:table-cell table:style-name="ce36" office:value-type="float" office:value="37116" calcext:value-type="float">
            <text:p>37,11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Landhuishoudkundige scholen onderwijz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Landhuishoudkundige scholen leerling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Landmeters en teekenaars bij het kadaster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5" calcext:value-type="float">
            <text:p>15</text:p>
          </table:table-cell>
          <table:table-cell table:style-name="ce29"/>
          <table:table-cell table:style-name="ce29" office:value-type="float" office:value="15" calcext:value-type="float">
            <text:p>15</text:p>
          </table:table-cell>
          <table:table-cell table:style-name="ce29"/>
          <table:table-cell table:style-name="ce35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Lantaarnopste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Latijnsche scholen onderwijz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Latijnsche scholen leerlingen</text:p>
          </table:table-cell>
          <table:table-cell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5" calcext:value-type="float">
            <text:p>15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25" calcext:value-type="float">
            <text:p>25</text:p>
          </table:table-cell>
          <table:table-cell table:style-name="ce29"/>
          <table:table-cell table:style-name="ce35" office:value-type="float" office:value="25" calcext:value-type="float">
            <text:p>2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Leerbereiders en looij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38" calcext:value-type="float">
            <text:p>3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Liefdadige gestichten hoofd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7" calcext:value-type="float">
            <text:p>7</text:p>
          </table:table-cell>
          <table:table-cell table:style-name="ce35" office:value-type="float" office:value="16" calcext:value-type="float">
            <text:p>1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Liefdadige gestichten dienstdoend personeel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Linieer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Loodgieters en pompenmakers, brandspuitma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Loodswezen en strandvonderij (personen behoorende tot)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Loodwit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Lijmzie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Magazijn- en pakhuismeest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Makelaars en kargadoo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Mandenma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26" calcext:value-type="float">
            <text:p>26</text:p>
          </table:table-cell>
          <table:table-cell table:style-name="ce29"/>
          <table:table-cell table:style-name="ce29" office:value-type="float" office:value="30" calcext:value-type="float">
            <text:p>30</text:p>
          </table:table-cell>
          <table:table-cell table:style-name="ce29"/>
          <table:table-cell table:style-name="ce35" office:value-type="float" office:value="30" calcext:value-type="float">
            <text:p>3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Manufakturen/* fabrijkant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36" calcext:value-type="float">
            <text:p>3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Manufakturen/* kooplied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Manufakturen/* werklieden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177" calcext:value-type="float">
            <text:p>177</text:p>
          </table:table-cell>
          <table:table-cell table:style-name="ce35" office:value-type="float" office:value="557" calcext:value-type="float">
            <text:p>55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Mariniers en zeelieden van en boven den rang van 2den luitenant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Mariniers en zeelieden beneden den rang van 2den luitenant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Mattenmakers</text:p>
          </table:table-cell>
          <table:table-cell/>
          <table:table-cell table:style-name="ce22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273" calcext:value-type="float">
            <text:p>273</text:p>
          </table:table-cell>
          <table:table-cell table:style-name="ce29" office:value-type="float" office:value="12" calcext:value-type="float">
            <text:p>12</text:p>
          </table:table-cell>
          <table:table-cell table:style-name="ce35" office:value-type="float" office:value="285" calcext:value-type="float">
            <text:p>28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Meekrapbereiders en fabrijkan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Meesters (keur-, markt-, waag-), afslag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Melk-, boter-, kaasverkoop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Messenmakers en slijp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Meters (kolen-, koorn-, hooi-, hout-, scheeps- enz.), wijnste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Metselaa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287" calcext:value-type="float">
            <text:p>287</text:p>
          </table:table-cell>
          <table:table-cell table:style-name="ce29"/>
          <table:table-cell table:style-name="ce29" office:value-type="float" office:value="295" calcext:value-type="float">
            <text:p>295</text:p>
          </table:table-cell>
          <table:table-cell table:style-name="ce29"/>
          <table:table-cell table:style-name="ce35" office:value-type="float" office:value="295" calcext:value-type="float">
            <text:p>29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Modemaaksters</text:p>
          </table:table-cell>
          <table:table-cell/>
          <table:table-cell table:style-name="ce22"/>
          <table:table-cell table:style-name="ce29" table:number-columns-repeated="6"/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29" office:value-type="float" office:value="24" calcext:value-type="float">
            <text:p>24</text:p>
          </table:table-cell>
          <table:table-cell table:style-name="ce35" office:value-type="float" office:value="24" calcext:value-type="float">
            <text:p>2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Molenma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35" office:value-type="float" office:value="14" calcext:value-type="float">
            <text:p>1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Moutmolenaa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Muzijkinstrument-, orgel-, forte pianomakers, stemmers en verkoop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Mijnwer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Naaisters, breisters, mangelhoudsters, plooisters, strijksters, waschvrouwen, werksters, nettenbreijers</text:p>
          </table:table-cell>
          <table:table-cell/>
          <table:table-cell table:style-name="ce22"/>
          <table:table-cell table:style-name="ce29" table:number-columns-repeated="2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2" calcext:value-type="float">
            <text:p>42</text:p>
          </table:table-cell>
          <table:table-cell table:style-name="ce29"/>
          <table:table-cell table:style-name="ce29" office:value-type="float" office:value="955" calcext:value-type="float">
            <text:p>955</text:p>
          </table:table-cell>
          <table:table-cell table:style-name="ce29"/>
          <table:table-cell table:style-name="ce30" office:value-type="float" office:value="1001" calcext:value-type="float">
            <text:p>1,001</text:p>
          </table:table-cell>
          <table:table-cell table:style-name="ce36" office:value-type="float" office:value="1001" calcext:value-type="float">
            <text:p>1,00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Nachtwer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Notariss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8" calcext:value-type="float">
            <text:p>28</text:p>
          </table:table-cell>
          <table:table-cell table:style-name="ce29"/>
          <table:table-cell table:style-name="ce29" office:value-type="float" office:value="28" calcext:value-type="float">
            <text:p>28</text:p>
          </table:table-cell>
          <table:table-cell table:style-name="ce29"/>
          <table:table-cell table:style-name="ce35" office:value-type="float" office:value="28" calcext:value-type="float">
            <text:p>2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Notarissen (kandidaat)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Olieslagers en molenaa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6" calcext:value-type="float">
            <text:p>26</text:p>
          </table:table-cell>
          <table:table-cell table:style-name="ce29"/>
          <table:table-cell table:style-name="ce29" office:value-type="float" office:value="27" calcext:value-type="float">
            <text:p>27</text:p>
          </table:table-cell>
          <table:table-cell table:style-name="ce29"/>
          <table:table-cell table:style-name="ce35" office:value-type="float" office:value="27" calcext:value-type="float">
            <text:p>2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Omroepers, aanplak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8" calcext:value-type="float">
            <text:p>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Ondernemers en direkteurs van begrafenis- en ziekenfondsen/?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Ondernemers en direkteurs van naamlooze en verdere handel-maatschappij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Ondernemers en direkteurs van verzekering- en brandwaarborgmaatschappijen/?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Ondernemers en direkteurs van openbare werk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Onderwijzers, onderwijzeressen, ondermeesters, kweekelingen, gouverneurs, gouvernanten</text:p>
          </table:table-cell>
          <table:table-cell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296" calcext:value-type="float">
            <text:p>296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03" calcext:value-type="float">
            <text:p>303</text:p>
          </table:table-cell>
          <table:table-cell table:style-name="ce29" office:value-type="float" office:value="30" calcext:value-type="float">
            <text:p>30</text:p>
          </table:table-cell>
          <table:table-cell table:style-name="ce35" office:value-type="float" office:value="333" calcext:value-type="float">
            <text:p>33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Opzigters, conducteurs enz.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Orgeldraaijers, straatmuzijkan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Oudijzer-, oude kleederen-, beenenverkoop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35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Paarden- en veehouders en verkoopers, koemelkers</text:p>
          </table:table-cell>
          <table:table-cell/>
          <table:table-cell table:style-name="ce22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17" calcext:value-type="float">
            <text:p>17</text:p>
          </table:table-cell>
          <table:table-cell table:style-name="ce29"/>
          <table:table-cell table:style-name="ce29" office:value-type="float" office:value="691" calcext:value-type="float">
            <text:p>691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710" calcext:value-type="float">
            <text:p>710</text:p>
          </table:table-cell>
          <table:table-cell table:style-name="ce29" office:value-type="float" office:value="86" calcext:value-type="float">
            <text:p>86</text:p>
          </table:table-cell>
          <table:table-cell table:style-name="ce35" office:value-type="float" office:value="796" calcext:value-type="float">
            <text:p>79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Paarden- en beestensnij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Pannen-, potten-, pijpen-, steen- en tegelbak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89" calcext:value-type="float">
            <text:p>8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Papier- en gekleurd papier- fabrijkant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Papier- en gekleurd papier- handelaa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Papier- en gekleurd papier- werklied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Parapluiema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Pennenberei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Pikeu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Pik- en teersto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Plaat- en steendrukkers, plaatsnij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Pleistergieters, boetseer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22" calcext:value-type="float">
            <text:p>122</text:p>
          </table:table-cell>
          <table:table-cell table:style-name="ce29"/>
          <table:table-cell table:style-name="ce29" office:value-type="float" office:value="122" calcext:value-type="float">
            <text:p>122</text:p>
          </table:table-cell>
          <table:table-cell table:style-name="ce29"/>
          <table:table-cell table:style-name="ce35" office:value-type="float" office:value="122" calcext:value-type="float">
            <text:p>12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Prokureu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Publieke vrouwen, publiekhuishou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Pijpen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Ree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Regterlijke magt (ambtenaren der)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35" office:value-type="float" office:value="24" calcext:value-type="float">
            <text:p>2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Renteniers, partikulier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29" calcext:value-type="float">
            <text:p>29</text:p>
          </table:table-cell>
          <table:table-cell table:style-name="ce35" office:value-type="float" office:value="81" calcext:value-type="float">
            <text:p>8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Rentmees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Rijtuig-, wagen-, koffer-, zadelma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80" calcext:value-type="float">
            <text:p>80</text:p>
          </table:table-cell>
          <table:table-cell table:style-name="ce29"/>
          <table:table-cell table:style-name="ce29" office:value-type="float" office:value="84" calcext:value-type="float">
            <text:p>84</text:p>
          </table:table-cell>
          <table:table-cell table:style-name="ce29"/>
          <table:table-cell table:style-name="ce35" office:value-type="float" office:value="84" calcext:value-type="float">
            <text:p>8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Rijtuigschild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chaarslijp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chat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2" calcext:value-type="float">
            <text:p>22</text:p>
          </table:table-cell>
          <table:table-cell table:style-name="ce29"/>
          <table:table-cell table:style-name="ce29" office:value-type="float" office:value="22" calcext:value-type="float">
            <text:p>22</text:p>
          </table:table-cell>
          <table:table-cell table:style-name="ce29"/>
          <table:table-cell table:style-name="ce35" office:value-type="float" office:value="22" calcext:value-type="float">
            <text:p>2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cheep-, blok-, mast- en zeilmakers, rafactiemeesters, scheepsloopers, takelaars</text:p>
          </table:table-cell>
          <table:table-cell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190" calcext:value-type="float">
            <text:p>19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cheepsw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cheepzeilnaalden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cheikundige voorwerpen en verfwaren (fabrijkanten en werklieden in)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chelpvisschers, schul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chermmeest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childers (huis-), glazenmakers</text:p>
          </table:table-cell>
          <table:table-cell/>
          <table:table-cell table:style-name="ce22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253" calcext:value-type="float">
            <text:p>25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ce22"/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67" calcext:value-type="float">
            <text:p>67</text:p>
          </table:table-cell>
          <table:table-cell table:style-name="ce29"/>
          <table:table-cell table:style-name="ce30" office:value-type="float" office:value="1152" calcext:value-type="float">
            <text:p>1,152</text:p>
          </table:table-cell>
          <table:table-cell table:style-name="ce29" office:value-type="float" office:value="9" calcext:value-type="float">
            <text:p>9</text:p>
          </table:table-cell>
          <table:table-cell table:style-name="ce30" office:value-type="float" office:value="1223" calcext:value-type="float">
            <text:p>1,223</text:p>
          </table:table-cell>
          <table:table-cell table:style-name="ce29" office:value-type="float" office:value="9" calcext:value-type="float">
            <text:p>9</text:p>
          </table:table-cell>
          <table:table-cell table:style-name="ce36" office:value-type="float" office:value="1232" calcext:value-type="float">
            <text:p>1,23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choenmakers en lappers</text:p>
          </table:table-cell>
          <table:table-cell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731" calcext:value-type="float">
            <text:p>731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8" calcext:value-type="float">
            <text:p>8</text:p>
          </table:table-cell>
          <table:table-cell table:style-name="ce35" office:value-type="float" office:value="792" calcext:value-type="float">
            <text:p>79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choolleerlingen</text:p>
          </table:table-cell>
          <table:table-cell/>
          <table:table-cell table:style-name="ce23" office:value-type="float" office:value="8113" calcext:value-type="float">
            <text:p>8,113</text:p>
          </table:table-cell>
          <table:table-cell table:style-name="ce30" office:value-type="float" office:value="7553" calcext:value-type="float">
            <text:p>7,553</text:p>
          </table:table-cell>
          <table:table-cell table:style-name="ce29" office:value-type="string" calcext:value-type="string">
            <text:p>3.34</text:p>
          </table:table-cell>
          <table:table-cell table:style-name="ce30" office:value-type="float" office:value="3063" calcext:value-type="float">
            <text:p>3,063</text:p>
          </table:table-cell>
          <table:table-cell table:style-name="ce30" office:value-type="float" office:value="1753" calcext:value-type="float">
            <text:p>1,753</text:p>
          </table:table-cell>
          <table:table-cell table:style-name="ce30" office:value-type="float" office:value="1531" calcext:value-type="float">
            <text:p>1,531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0" calcext:value-type="float">
            <text:p>30</text:p>
          </table:table-cell>
          <table:table-cell table:style-name="ce30" office:value-type="float" office:value="13241" calcext:value-type="float">
            <text:p>13,241</text:p>
          </table:table-cell>
          <table:table-cell table:style-name="ce30" office:value-type="float" office:value="12177" calcext:value-type="float">
            <text:p>12,177</text:p>
          </table:table-cell>
          <table:table-cell table:style-name="ce36" office:value-type="float" office:value="25418" calcext:value-type="float">
            <text:p>25,41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choorsteenveg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lijpers (diamant-, glas-, marmer-, metaal- enz.)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meden grof-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29" office:value-type="float" office:value="274" calcext:value-type="float">
            <text:p>27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287" calcext:value-type="float">
            <text:p>28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meden hoef-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7" calcext:value-type="float">
            <text:p>27</text:p>
          </table:table-cell>
          <table:table-cell table:style-name="ce29"/>
          <table:table-cell table:style-name="ce29" office:value-type="float" office:value="27" calcext:value-type="float">
            <text:p>27</text:p>
          </table:table-cell>
          <table:table-cell table:style-name="ce29"/>
          <table:table-cell table:style-name="ce35" office:value-type="float" office:value="27" calcext:value-type="float">
            <text:p>2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meden kagchel- en andere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25" calcext:value-type="float">
            <text:p>25</text:p>
          </table:table-cell>
          <table:table-cell table:style-name="ce29"/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240" calcext:value-type="float">
            <text:p>24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olliciteu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peldenfabrijkanten en werklied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piegelmakers en 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pinners, spoelders, wevers</text:p>
          </table:table-cell>
          <table:table-cell/>
          <table:table-cell table:style-name="ce22" office:value-type="float" office:value="6" calcext:value-type="float">
            <text:p>6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809" calcext:value-type="float">
            <text:p>809</text:p>
          </table:table-cell>
          <table:table-cell table:style-name="ce29" office:value-type="float" office:value="440" calcext:value-type="float">
            <text:p>440</text:p>
          </table:table-cell>
          <table:table-cell table:style-name="ce30" office:value-type="float" office:value="4963" calcext:value-type="float">
            <text:p>4,963</text:p>
          </table:table-cell>
          <table:table-cell table:style-name="ce30" office:value-type="float" office:value="2748" calcext:value-type="float">
            <text:p>2,748</text:p>
          </table:table-cell>
          <table:table-cell table:style-name="ce30" office:value-type="float" office:value="5805" calcext:value-type="float">
            <text:p>5,805</text:p>
          </table:table-cell>
          <table:table-cell table:style-name="ce30" office:value-type="float" office:value="3217" calcext:value-type="float">
            <text:p>3,217</text:p>
          </table:table-cell>
          <table:table-cell table:style-name="ce36" office:value-type="float" office:value="9022" calcext:value-type="float">
            <text:p>9,02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poorweg- en stoombootbeamb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pijkerma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talhouders, rijtuigverhuur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teenhouw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teenkolen-, hout- en turfverkoop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telzie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toelen-bekleeders, draaijers, matt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95" calcext:value-type="float">
            <text:p>9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toffenverwers, glanz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79" calcext:value-type="float">
            <text:p>7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traatma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69" calcext:value-type="float">
            <text:p>69</text:p>
          </table:table-cell>
          <table:table-cell table:style-name="ce29"/>
          <table:table-cell table:style-name="ce29" office:value-type="float" office:value="69" calcext:value-type="float">
            <text:p>69</text:p>
          </table:table-cell>
          <table:table-cell table:style-name="ce29"/>
          <table:table-cell table:style-name="ce35" office:value-type="float" office:value="69" calcext:value-type="float">
            <text:p>6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tudenten aan hooge scholen, athenaca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tudenten aan academien, clinische schol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tudenten aan seminari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tukadoors, witt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tijfselfabrijkan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uiker- en pastijbak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uikerraffinadeu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Taalmeesters, translateu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Tabak- en sigaren- fabrijkan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Tabak- en sigaren- kerv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Tabak- en sigaren- plant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Tabak- en sigaren- verkoop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Tapijtfabrijkant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Timmerlieden, kistenmak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float" office:value="55" calcext:value-type="float">
            <text:p>55</text:p>
          </table:table-cell>
          <table:table-cell table:style-name="ce29"/>
          <table:table-cell table:style-name="ce30" office:value-type="float" office:value="1326" calcext:value-type="float">
            <text:p>1,326</text:p>
          </table:table-cell>
          <table:table-cell table:style-name="ce29" office:value-type="float" office:value="3" calcext:value-type="float">
            <text:p>3</text:p>
          </table:table-cell>
          <table:table-cell table:style-name="ce30" office:value-type="float" office:value="1382" calcext:value-type="float">
            <text:p>1,382</text:p>
          </table:table-cell>
          <table:table-cell table:style-name="ce29" office:value-type="float" office:value="3" calcext:value-type="float">
            <text:p>3</text:p>
          </table:table-cell>
          <table:table-cell table:style-name="ce36" office:value-type="float" office:value="1385" calcext:value-type="float">
            <text:p>1,38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Tinnegie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Tol- en pontgaarders, brug- en sluiswach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9" calcext:value-type="float">
            <text:p>9</text:p>
          </table:table-cell>
          <table:table-cell table:style-name="ce35" office:value-type="float" office:value="88" calcext:value-type="float">
            <text:p>8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Touwslagers, baanwer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35" calcext:value-type="float">
            <text:p>35</text:p>
          </table:table-cell>
          <table:table-cell table:style-name="ce29"/>
          <table:table-cell table:style-name="ce29" office:value-type="float" office:value="40" calcext:value-type="float">
            <text:p>40</text:p>
          </table:table-cell>
          <table:table-cell table:style-name="ce29"/>
          <table:table-cell table:style-name="ce35" office:value-type="float" office:value="40" calcext:value-type="float">
            <text:p>4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Traansto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Turf, koorn- en kolendrag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Uitdragers, uitventers, leur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Uurwerkma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69" calcext:value-type="float">
            <text:p>69</text:p>
          </table:table-cell>
          <table:table-cell table:style-name="ce29"/>
          <table:table-cell table:style-name="ce29" office:value-type="float" office:value="72" calcext:value-type="float">
            <text:p>72</text:p>
          </table:table-cell>
          <table:table-cell table:style-name="ce29"/>
          <table:table-cell table:style-name="ce35" office:value-type="float" office:value="72" calcext:value-type="float">
            <text:p>7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Veearts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8" calcext:value-type="float">
            <text:p>18</text:p>
          </table:table-cell>
          <table:table-cell table:style-name="ce29"/>
          <table:table-cell table:style-name="ce29" office:value-type="float" office:value="18" calcext:value-type="float">
            <text:p>18</text:p>
          </table:table-cell>
          <table:table-cell table:style-name="ce29"/>
          <table:table-cell table:style-name="ce35" office:value-type="float" office:value="18" calcext:value-type="float">
            <text:p>1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Veenlieden, turfboeren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22" calcext:value-type="float">
            <text:p>22</text:p>
          </table:table-cell>
          <table:table-cell table:style-name="ce35" office:value-type="float" office:value="404" calcext:value-type="float">
            <text:p>40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Vendumeest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Vergulders, lijsten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Veteran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Vill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Vischdroogers en roo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Vischverkoop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6" calcext:value-type="float">
            <text:p>6</text:p>
          </table:table-cell>
          <table:table-cell table:style-name="ce35" office:value-type="float" office:value="32" calcext:value-type="float">
            <text:p>3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Vissch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20" calcext:value-type="float">
            <text:p>20</text:p>
          </table:table-cell>
          <table:table-cell table:style-name="ce29"/>
          <table:table-cell table:style-name="ce29" office:value-type="float" office:value="326" calcext:value-type="float">
            <text:p>326</text:p>
          </table:table-cell>
          <table:table-cell table:style-name="ce29"/>
          <table:table-cell table:style-name="ce29" office:value-type="float" office:value="346" calcext:value-type="float">
            <text:p>346</text:p>
          </table:table-cell>
          <table:table-cell table:style-name="ce29"/>
          <table:table-cell table:style-name="ce35" office:value-type="float" office:value="346" calcext:value-type="float">
            <text:p>34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Vleeschhouwers, spekslagers, poeli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235" calcext:value-type="float">
            <text:p>23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243" calcext:value-type="float">
            <text:p>24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Voddenra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Voerlieden, koetsiers, loopers, postknechten en sleep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204" calcext:value-type="float">
            <text:p>20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Vogelverkoopers, kooiboeren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Wafel- en poffertjesbak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Watermolenaa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Wek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Werktuigkundigen en makers, balans- en brandspuitma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Wierspinn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Wijnhandelaa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IJkmeest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IJzer- en koperdraaij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IJzergiet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Zaadverkoop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Zaakwaarnemers, commissionnai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9" calcext:value-type="float">
            <text:p>19</text:p>
          </table:table-cell>
          <table:table-cell table:style-name="ce29"/>
          <table:table-cell table:style-name="ce29" office:value-type="float" office:value="19" calcext:value-type="float">
            <text:p>19</text:p>
          </table:table-cell>
          <table:table-cell table:style-name="ce29"/>
          <table:table-cell table:style-name="ce35" office:value-type="float" office:value="19" calcext:value-type="float">
            <text:p>1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Zakkenmakers en verhuur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Zand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Zeepzie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Zeevaartscholen onderwijz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Zeevaartscholen leerling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Ziekenoppass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Zoutzie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Zwaardveg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Zwavelstokkenmakers en 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Zijdeteelt (personen behoorende tot de)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Verschillende beroep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Zonder beroep</text:p>
          </table:table-cell>
          <table:table-cell/>
          <table:table-cell table:style-name="ce23" office:value-type="float" office:value="11646" calcext:value-type="float">
            <text:p>11,646</text:p>
          </table:table-cell>
          <table:table-cell table:style-name="ce30" office:value-type="float" office:value="11493" calcext:value-type="float">
            <text:p>11,493</text:p>
          </table:table-cell>
          <table:table-cell table:style-name="ce29" office:value-type="float" office:value="483" calcext:value-type="float">
            <text:p>483</text:p>
          </table:table-cell>
          <table:table-cell table:style-name="ce29" office:value-type="float" office:value="642" calcext:value-type="float">
            <text:p>642</text:p>
          </table:table-cell>
          <table:table-cell table:style-name="ce30" office:value-type="float" office:value="2337" calcext:value-type="float">
            <text:p>2,337</text:p>
          </table:table-cell>
          <table:table-cell table:style-name="ce30" office:value-type="float" office:value="3646" calcext:value-type="float">
            <text:p>3,646</text:p>
          </table:table-cell>
          <table:table-cell table:style-name="ce30" office:value-type="float" office:value="3814" calcext:value-type="float">
            <text:p>3,814</text:p>
          </table:table-cell>
          <table:table-cell table:style-name="ce30" office:value-type="float" office:value="33238" calcext:value-type="float">
            <text:p>33,238</text:p>
          </table:table-cell>
          <table:table-cell table:style-name="ce30" office:value-type="float" office:value="18280" calcext:value-type="float">
            <text:p>18,280</text:p>
          </table:table-cell>
          <table:table-cell table:style-name="ce30" office:value-type="float" office:value="49019" calcext:value-type="float">
            <text:p>49,019</text:p>
          </table:table-cell>
          <table:table-cell table:style-name="ce36" office:value-type="float" office:value="67299" calcext:value-type="float">
            <text:p>67,29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eroep onbekend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TOTAAL</text:p>
          </table:table-cell>
          <table:table-cell/>
          <table:table-cell table:style-name="ce23" office:value-type="float" office:value="19874" calcext:value-type="float">
            <text:p>19,874</text:p>
          </table:table-cell>
          <table:table-cell table:style-name="ce30" office:value-type="float" office:value="19180" calcext:value-type="float">
            <text:p>19,180</text:p>
          </table:table-cell>
          <table:table-cell table:style-name="ce30" office:value-type="float" office:value="3964" calcext:value-type="float">
            <text:p>3,964</text:p>
          </table:table-cell>
          <table:table-cell table:style-name="ce30" office:value-type="float" office:value="3804" calcext:value-type="float">
            <text:p>3,804</text:p>
          </table:table-cell>
          <table:table-cell table:style-name="ce30" office:value-type="float" office:value="7466" calcext:value-type="float">
            <text:p>7,466</text:p>
          </table:table-cell>
          <table:table-cell table:style-name="ce30" office:value-type="float" office:value="7108" calcext:value-type="float">
            <text:p>7,108</text:p>
          </table:table-cell>
          <table:table-cell table:style-name="ce30" office:value-type="float" office:value="56139" calcext:value-type="float">
            <text:p>56,139</text:p>
          </table:table-cell>
          <table:table-cell table:style-name="ce30" office:value-type="float" office:value="53918" calcext:value-type="float">
            <text:p>53,918</text:p>
          </table:table-cell>
          <table:table-cell table:style-name="ce30" office:value-type="float" office:value="87443" calcext:value-type="float">
            <text:p>87,443</text:p>
          </table:table-cell>
          <table:table-cell table:style-name="ce30" office:value-type="float" office:value="84011" calcext:value-type="float">
            <text:p>84,011</text:p>
          </table:table-cell>
          <table:table-cell table:style-name="ce36" office:value-type="float" office:value="171454" calcext:value-type="float">
            <text:p>171,45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annem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8" calcext:value-type="float">
            <text:p>18</text:p>
          </table:table-cell>
          <table:table-cell table:style-name="ce29"/>
          <table:table-cell table:style-name="ce29" office:value-type="float" office:value="18" calcext:value-type="float">
            <text:p>18</text:p>
          </table:table-cell>
          <table:table-cell table:style-name="ce29"/>
          <table:table-cell table:style-name="ce35" office:value-type="float" office:value="18" calcext:value-type="float">
            <text:p>1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ardappelenmeelfabrijkan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ardewerk- en porcelein- fabrijkan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ardewerk- en porcelein- kooplied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dvokat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2" calcext:value-type="float">
            <text:p>42</text:p>
          </table:table-cell>
          <table:table-cell table:style-name="ce29"/>
          <table:table-cell table:style-name="ce29" office:value-type="float" office:value="42" calcext:value-type="float">
            <text:p>42</text:p>
          </table:table-cell>
          <table:table-cell table:style-name="ce29"/>
          <table:table-cell table:style-name="ce35" office:value-type="float" office:value="42" calcext:value-type="float">
            <text:p>4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fbraak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luinfabrijkan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mbtenaren Staats-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57" calcext:value-type="float">
            <text:p>257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57" calcext:value-type="float">
            <text:p>257</text:p>
          </table:table-cell>
          <table:table-cell table:style-name="ce29" office:value-type="float" office:value="6" calcext:value-type="float">
            <text:p>6</text:p>
          </table:table-cell>
          <table:table-cell table:style-name="ce35" office:value-type="float" office:value="263" calcext:value-type="float">
            <text:p>26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mbtenaren Provinciale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2" calcext:value-type="float">
            <text:p>32</text:p>
          </table:table-cell>
          <table:table-cell table:style-name="ce29"/>
          <table:table-cell table:style-name="ce29" office:value-type="float" office:value="32" calcext:value-type="float">
            <text:p>32</text:p>
          </table:table-cell>
          <table:table-cell table:style-name="ce29"/>
          <table:table-cell table:style-name="ce35" office:value-type="float" office:value="32" calcext:value-type="float">
            <text:p>3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mbtenaren Gemeente-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52" calcext:value-type="float">
            <text:p>152</text:p>
          </table:table-cell>
          <table:table-cell table:style-name="ce29"/>
          <table:table-cell table:style-name="ce29" office:value-type="float" office:value="152" calcext:value-type="float">
            <text:p>152</text:p>
          </table:table-cell>
          <table:table-cell table:style-name="ce29"/>
          <table:table-cell table:style-name="ce35" office:value-type="float" office:value="152" calcext:value-type="float">
            <text:p>15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mbtenaren Niet genoemde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66" calcext:value-type="float">
            <text:p>66</text:p>
          </table:table-cell>
          <table:table-cell table:style-name="ce29"/>
          <table:table-cell table:style-name="ce29" office:value-type="float" office:value="66" calcext:value-type="float">
            <text:p>66</text:p>
          </table:table-cell>
          <table:table-cell table:style-name="ce29"/>
          <table:table-cell table:style-name="ce35" office:value-type="float" office:value="66" calcext:value-type="float">
            <text:p>6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pothekers, drogisten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96" calcext:value-type="float">
            <text:p>9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rbeiders, daglooners</text:p>
          </table:table-cell>
          <table:table-cell/>
          <table:table-cell table:style-name="ce22" office:value-type="float" office:value="5" calcext:value-type="float">
            <text:p>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57" calcext:value-type="float">
            <text:p>57</text:p>
          </table:table-cell>
          <table:table-cell table:style-name="ce30" office:value-type="float" office:value="8705" calcext:value-type="float">
            <text:p>8,705</text:p>
          </table:table-cell>
          <table:table-cell table:style-name="ce30" office:value-type="float" office:value="2166" calcext:value-type="float">
            <text:p>2,166</text:p>
          </table:table-cell>
          <table:table-cell table:style-name="ce30" office:value-type="float" office:value="8977" calcext:value-type="float">
            <text:p>8,977</text:p>
          </table:table-cell>
          <table:table-cell table:style-name="ce30" office:value-type="float" office:value="2245" calcext:value-type="float">
            <text:p>2,245</text:p>
          </table:table-cell>
          <table:table-cell table:style-name="ce36" office:value-type="float" office:value="11222" calcext:value-type="float">
            <text:p>11,22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sch-, bagger-, vuilnislieden, aschverkoop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zijnstokers, kunstazijnma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aardscheerders, kappers, paruikenmakers</text:p>
          </table:table-cell>
          <table:table-cell/>
          <table:table-cell table:style-name="ce22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26" calcext:value-type="float">
            <text:p>12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adstoofhou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ankiers, effektenhandelaars, geldwisselaars, kassi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d- en matrassenmakers en verhuurders, behangers, stoffeerd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44" calcext:value-type="float">
            <text:p>4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eldhouwers, lofwerksnij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leenbankhouders, inbrengers enz.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ste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34" calcext:value-type="float">
            <text:p>3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stellers, expediteurs, factoors, voetboden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7" calcext:value-type="float">
            <text:p>7</text:p>
          </table:table-cell>
          <table:table-cell table:style-name="ce35" office:value-type="float" office:value="35" calcext:value-type="float">
            <text:p>3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zembinders, rietboeren, rijswerkers</text:p>
          </table:table-cell>
          <table:table-cell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40" calcext:value-type="float">
            <text:p>40</text:p>
          </table:table-cell>
          <table:table-cell table:style-name="ce29"/>
          <table:table-cell table:style-name="ce29" office:value-type="float" office:value="43" calcext:value-type="float">
            <text:p>43</text:p>
          </table:table-cell>
          <table:table-cell table:style-name="ce29"/>
          <table:table-cell table:style-name="ce35" office:value-type="float" office:value="43" calcext:value-type="float">
            <text:p>4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ierbrouwers, bierste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illard-, kaats-ballen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leekers</text:p>
          </table:table-cell>
          <table:table-cell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23" calcext:value-type="float">
            <text:p>23</text:p>
          </table:table-cell>
          <table:table-cell table:style-name="ce35" office:value-type="float" office:value="96" calcext:value-type="float">
            <text:p>9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lik- en pleetwerkers, lampen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loemisten, boomkweekers, tuiniers, warmoezeni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236" calcext:value-type="float">
            <text:p>236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249" calcext:value-type="float">
            <text:p>24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ekbinders</text:p>
          </table:table-cell>
          <table:table-cell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29" office:value-type="float" office:value="62" calcext:value-type="float">
            <text:p>62</text:p>
          </table:table-cell>
          <table:table-cell table:style-name="ce29"/>
          <table:table-cell table:style-name="ce29" office:value-type="float" office:value="73" calcext:value-type="float">
            <text:p>73</text:p>
          </table:table-cell>
          <table:table-cell table:style-name="ce29"/>
          <table:table-cell table:style-name="ce35" office:value-type="float" office:value="73" calcext:value-type="float">
            <text:p>7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ek- en dagbladdrukkers en verkoopers mees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48" calcext:value-type="float">
            <text:p>4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ek- en dagbladdrukkers en verkoopers knechts, letterzetters</text:p>
          </table:table-cell>
          <table:table-cell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9" calcext:value-type="float">
            <text:p>19</text:p>
          </table:table-cell>
          <table:table-cell table:style-name="ce29"/>
          <table:table-cell table:style-name="ce29" office:value-type="float" office:value="71" calcext:value-type="float">
            <text:p>71</text:p>
          </table:table-cell>
          <table:table-cell table:style-name="ce29"/>
          <table:table-cell table:style-name="ce29" office:value-type="float" office:value="91" calcext:value-type="float">
            <text:p>91</text:p>
          </table:table-cell>
          <table:table-cell table:style-name="ce29"/>
          <table:table-cell table:style-name="ce35" office:value-type="float" office:value="91" calcext:value-type="float">
            <text:p>9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ntwer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rdpapier (werkers in) doozen-, kaartenmakers</text:p>
          </table:table-cell>
          <table:table-cell/>
          <table:table-cell table:style-name="ce22"/>
          <table:table-cell table:style-name="ce29" table:number-columns-repeated="5"/>
          <table:table-cell table:number-columns-repeated="4" table:style-name="ce29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rduurwerkers, kantwer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rstel-, kaarden-, kammen-, rijven-, zeeftenmak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51" calcext:value-type="float">
            <text:p>5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uwmees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randers en stokers van stroop, likeuren, sterke drank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reuk- en draagbanden-, keurslijvenma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rillenslijpers en 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rood-, kleingoed-, koek- en banketbakkers en slijt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1" calcext:value-type="float">
            <text:p>1</text:p>
          </table:table-cell>
          <table:table-cell table:style-name="ce30" office:value-type="float" office:value="1024" calcext:value-type="float">
            <text:p>1,024</text:p>
          </table:table-cell>
          <table:table-cell table:style-name="ce29" office:value-type="float" office:value="38" calcext:value-type="float">
            <text:p>38</text:p>
          </table:table-cell>
          <table:table-cell table:style-name="ce30" office:value-type="float" office:value="1092" calcext:value-type="float">
            <text:p>1,092</text:p>
          </table:table-cell>
          <table:table-cell table:style-name="ce29" office:value-type="float" office:value="39" calcext:value-type="float">
            <text:p>39</text:p>
          </table:table-cell>
          <table:table-cell table:style-name="ce36" office:value-type="float" office:value="1131" calcext:value-type="float">
            <text:p>1,13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ijenteelt (personen behoorende tot de)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Chicoreifabrijkant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Chocoladefabrijkan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agbladschrijvers, letterkundig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ebiteurs en gedelegeerden in de loterij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ekkers (lei-, pannen-, riet-)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184" calcext:value-type="float">
            <text:p>18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eurwaar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35" office:value-type="float" office:value="48" calcext:value-type="float">
            <text:p>4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ienstboden, bakers, huisbewaarders, minnen, oppassers, portiers</text:p>
          </table:table-cell>
          <table:table-cell/>
          <table:table-cell table:style-name="ce22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427" calcext:value-type="float">
            <text:p>427</text:p>
          </table:table-cell>
          <table:table-cell table:style-name="ce30" office:value-type="float" office:value="4260" calcext:value-type="float">
            <text:p>4,260</text:p>
          </table:table-cell>
          <table:table-cell table:style-name="ce29" office:value-type="float" office:value="439" calcext:value-type="float">
            <text:p>439</text:p>
          </table:table-cell>
          <table:table-cell table:style-name="ce29" office:value-type="string" calcext:value-type="string">
            <text:p>4.561/1</text:p>
          </table:table-cell>
          <table:table-cell table:style-name="ce35" office:value-type="float" office:value="5000" calcext:value-type="float">
            <text:p>500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oodgravers, bedienaars van begrafenissen, verhuurders van rouwkleeder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9" calcext:value-type="float">
            <text:p>1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Fabrijkanten van verschillenden aard</text:p>
          </table:table-cell>
          <table:table-cell/>
          <table:table-cell table:style-name="ce22" office:value-type="float" office:value="8" calcext:value-type="float">
            <text:p>8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514" calcext:value-type="float">
            <text:p>514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601" calcext:value-type="float">
            <text:p>601</text:p>
          </table:table-cell>
          <table:table-cell table:style-name="ce29" office:value-type="float" office:value="231" calcext:value-type="float">
            <text:p>231</text:p>
          </table:table-cell>
          <table:table-cell table:style-name="ce35" office:value-type="float" office:value="832" calcext:value-type="float">
            <text:p>83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Fineerzag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aarkeukenhou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alanteriewarenhandelaa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aren- en bandwinkeliers</text:p>
          </table:table-cell>
          <table:table-cell/>
          <table:table-cell table:style-name="ce22"/>
          <table:table-cell table:style-name="ce29" table:number-columns-repeated="6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asfabrijkant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38" calcext:value-type="float">
            <text:p>38</text:p>
          </table:table-cell>
          <table:table-cell table:style-name="ce35" office:value-type="float" office:value="149" calcext:value-type="float">
            <text:p>14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epensioneerden (burgerlijke en militaire)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86" calcext:value-type="float">
            <text:p>386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86" calcext:value-type="float">
            <text:p>386</text:p>
          </table:table-cell>
          <table:table-cell table:style-name="ce29" office:value-type="float" office:value="44" calcext:value-type="float">
            <text:p>44</text:p>
          </table:table-cell>
          <table:table-cell table:style-name="ce35" office:value-type="float" office:value="430" calcext:value-type="float">
            <text:p>43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eschutgieters, geweerma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ezantschappen en consulaten (personen behoorende tot de)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lasblaz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Protestanten, predikant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24" calcext:value-type="float">
            <text:p>124</text:p>
          </table:table-cell>
          <table:table-cell table:style-name="ce29"/>
          <table:table-cell table:style-name="ce29" office:value-type="float" office:value="124" calcext:value-type="float">
            <text:p>124</text:p>
          </table:table-cell>
          <table:table-cell table:style-name="ce29"/>
          <table:table-cell table:style-name="ce35" office:value-type="float" office:value="124" calcext:value-type="float">
            <text:p>12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5" calcext:value-type="float">
            <text:p>5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93" calcext:value-type="float">
            <text:p>93</text:p>
          </table:table-cell>
          <table:table-cell table:style-name="ce29"/>
          <table:table-cell table:style-name="ce29" office:value-type="float" office:value="93" calcext:value-type="float">
            <text:p>93</text:p>
          </table:table-cell>
          <table:table-cell table:style-name="ce29"/>
          <table:table-cell table:style-name="ce35" office:value-type="float" office:value="93" calcext:value-type="float">
            <text:p>9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ce22"/>
          <table:table-cell table:style-name="ce29" table:number-columns-repeated="6"/>
          <table:table-cell table:style-name="ce29" office:value-type="float" office:value="23" calcext:value-type="float">
            <text:p>23</text:p>
          </table:table-cell>
          <table:table-cell table:style-name="ce29"/>
          <table:table-cell table:style-name="ce29" office:value-type="float" office:value="23" calcext:value-type="float">
            <text:p>23</text:p>
          </table:table-cell>
          <table:table-cell table:style-name="ce35" office:value-type="float" office:value="23" calcext:value-type="float">
            <text:p>2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Israeliten, rabbijn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uddraadtrekkers, passementwerkers, galonwer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aanhandelaars, gistverkoop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aveurs op hout, metaal en steen, stempelsnij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iendbaz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oenten-, fruitverkoop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4" calcext:value-type="float">
            <text:p>54</text:p>
          </table:table-cell>
          <table:table-cell table:style-name="ce35" office:value-type="float" office:value="64" calcext:value-type="float">
            <text:p>6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ondeigenar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55" calcext:value-type="float">
            <text:p>5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ossiers, slij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5" calcext:value-type="float">
            <text:p>5</text:p>
          </table:table-cell>
          <table:table-cell table:style-name="ce35" office:value-type="float" office:value="28" calcext:value-type="float">
            <text:p>2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utters, kruideniers</text:p>
          </table:table-cell>
          <table:table-cell/>
          <table:table-cell table:style-name="ce22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10" calcext:value-type="float">
            <text:p>210</text:p>
          </table:table-cell>
          <table:table-cell table:style-name="ce29" office:value-type="float" office:value="18" calcext:value-type="float">
            <text:p>18</text:p>
          </table:table-cell>
          <table:table-cell table:style-name="ce35" office:value-type="float" office:value="228" calcext:value-type="float">
            <text:p>22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aarwer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andelsleerlingen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35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andelsreizig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4" calcext:value-type="float">
            <text:p>1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andschoenen- en dassen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aven- en bakenmees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eemraden en verdere ambtenaren van de waterschapp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eetmaaij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ennep- en vlasbereiders en teel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erbergiers, kasteleins, koffijhuishou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34" calcext:value-type="float">
            <text:p>34</text:p>
          </table:table-cell>
          <table:table-cell table:style-name="ce35" office:value-type="float" office:value="172" calcext:value-type="float">
            <text:p>17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erders en veehouders</text:p>
          </table:table-cell>
          <table:table-cell/>
          <table:table-cell table:style-name="ce22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37" calcext:value-type="float">
            <text:p>337</text:p>
          </table:table-cell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347" calcext:value-type="float">
            <text:p>34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oeden-, petten- en stroohoedenma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16" calcext:value-type="float">
            <text:p>16</text:p>
          </table:table-cell>
          <table:table-cell table:style-name="ce35" office:value-type="float" office:value="71" calcext:value-type="float">
            <text:p>7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oogleeraren en leeraren aan hooge scholen, athenaca, seminarien, clinische scholen en akademi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outhak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outzaagmolenaars, houtzagers, houtkoop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71" calcext:value-type="float">
            <text:p>71</text:p>
          </table:table-cell>
          <table:table-cell table:style-name="ce29"/>
          <table:table-cell table:style-name="ce29" office:value-type="float" office:value="75" calcext:value-type="float">
            <text:p>75</text:p>
          </table:table-cell>
          <table:table-cell table:style-name="ce29"/>
          <table:table-cell table:style-name="ce35" office:value-type="float" office:value="75" calcext:value-type="float">
            <text:p>7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uisleerlingen</text:p>
          </table:table-cell>
          <table:table-cell/>
          <table:table-cell table:style-name="ce22" office:value-type="float" office:value="49" calcext:value-type="float">
            <text:p>49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125" calcext:value-type="float">
            <text:p>125</text:p>
          </table:table-cell>
          <table:table-cell table:style-name="ce35" office:value-type="float" office:value="233" calcext:value-type="float">
            <text:p>23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Ingenieurs en verdere ambtenaren van den waterstaat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6" calcext:value-type="float">
            <text:p>16</text:p>
          </table:table-cell>
          <table:table-cell table:style-name="ce29"/>
          <table:table-cell table:style-name="ce29" office:value-type="float" office:value="16" calcext:value-type="float">
            <text:p>16</text:p>
          </table:table-cell>
          <table:table-cell table:style-name="ce29"/>
          <table:table-cell table:style-name="ce35" office:value-type="float" office:value="16" calcext:value-type="float">
            <text:p>1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Inleggers van levensbehoef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Jag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35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Jagt (personen behoorende tot de)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35" office:value-type="float" office:value="24" calcext:value-type="float">
            <text:p>2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Juweliers, goud- en zilversmed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5" calcext:value-type="float">
            <text:p>5</text:p>
          </table:table-cell>
          <table:table-cell table:style-name="ce35" office:value-type="float" office:value="77" calcext:value-type="float">
            <text:p>7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arders, wolkammers</text:p>
          </table:table-cell>
          <table:table-cell/>
          <table:table-cell table:style-name="ce22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44" calcext:value-type="float">
            <text:p>4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arsenmakers (smeer- en was-)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binet- en schrijnwerkers, kunstdraaijers</text:p>
          </table:table-cell>
          <table:table-cell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9" calcext:value-type="float">
            <text:p>19</text:p>
          </table:table-cell>
          <table:table-cell table:style-name="ce29"/>
          <table:table-cell table:style-name="ce29" office:value-type="float" office:value="205" calcext:value-type="float">
            <text:p>205</text:p>
          </table:table-cell>
          <table:table-cell table:style-name="ce29"/>
          <table:table-cell table:style-name="ce29" office:value-type="float" office:value="225" calcext:value-type="float">
            <text:p>225</text:p>
          </table:table-cell>
          <table:table-cell table:style-name="ce29"/>
          <table:table-cell table:style-name="ce35" office:value-type="float" office:value="225" calcext:value-type="float">
            <text:p>22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detten van de landmagt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detten van de zeemagt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lkbranders, cement- en trasma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ntoor- en winkelbedienden, pakhuisknechts</text:p>
          </table:table-cell>
          <table:table-cell/>
          <table:table-cell table:style-name="ce22"/>
          <table:table-cell table:style-name="ce29"/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301" calcext:value-type="float">
            <text:p>301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42" calcext:value-type="float">
            <text:p>42</text:p>
          </table:table-cell>
          <table:table-cell table:style-name="ce35" office:value-type="float" office:value="357" calcext:value-type="float">
            <text:p>35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leedermakers</text:p>
          </table:table-cell>
          <table:table-cell/>
          <table:table-cell table:style-name="ce22"/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115" calcext:value-type="float">
            <text:p>115</text:p>
          </table:table-cell>
          <table:table-cell table:style-name="ce29"/>
          <table:table-cell table:style-name="ce30" office:value-type="float" office:value="1215" calcext:value-type="float">
            <text:p>1,215</text:p>
          </table:table-cell>
          <table:table-cell table:style-name="ce29" office:value-type="float" office:value="1" calcext:value-type="float">
            <text:p>1</text:p>
          </table:table-cell>
          <table:table-cell table:style-name="ce30" office:value-type="float" office:value="1338" calcext:value-type="float">
            <text:p>1,338</text:p>
          </table:table-cell>
          <table:table-cell table:style-name="ce29" office:value-type="float" office:value="1" calcext:value-type="float">
            <text:p>1</text:p>
          </table:table-cell>
          <table:table-cell table:style-name="ce36" office:value-type="float" office:value="1339" calcext:value-type="float">
            <text:p>1,33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leederen- en gemaaktgoed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leinhandelaars, winkeli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362" calcext:value-type="float">
            <text:p>362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362" calcext:value-type="float">
            <text:p>362</text:p>
          </table:table-cell>
          <table:table-cell table:style-name="ce36" office:value-type="float" office:value="1102" calcext:value-type="float">
            <text:p>1,10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lerken en schrijvers bij notarissen, ontvangers, prokureurs, deurwaarders enz.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95" calcext:value-type="float">
            <text:p>95</text:p>
          </table:table-cell>
          <table:table-cell table:style-name="ce29"/>
          <table:table-cell table:style-name="ce29" office:value-type="float" office:value="100" calcext:value-type="float">
            <text:p>100</text:p>
          </table:table-cell>
          <table:table-cell table:style-name="ce29"/>
          <table:table-cell table:style-name="ce35" office:value-type="float" office:value="100" calcext:value-type="float">
            <text:p>10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lompenma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363" calcext:value-type="float">
            <text:p>363</text:p>
          </table:table-cell>
          <table:table-cell table:style-name="ce29"/>
          <table:table-cell table:style-name="ce29" office:value-type="float" office:value="372" calcext:value-type="float">
            <text:p>372</text:p>
          </table:table-cell>
          <table:table-cell table:style-name="ce29"/>
          <table:table-cell table:style-name="ce35" office:value-type="float" office:value="372" calcext:value-type="float">
            <text:p>37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noopenma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lenbran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lonisten gewone</text:p>
          </table:table-cell>
          <table:table-cell/>
          <table:table-cell table:style-name="ce22" office:value-type="float" office:value="7" calcext:value-type="float">
            <text:p>7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52" calcext:value-type="float">
            <text:p>52</text:p>
          </table:table-cell>
          <table:table-cell table:style-name="ce35" office:value-type="float" office:value="112" calcext:value-type="float">
            <text:p>1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lonisten bedelaars</text:p>
          </table:table-cell>
          <table:table-cell/>
          <table:table-cell table:style-name="ce22" office:value-type="float" office:value="22" calcext:value-type="float">
            <text:p>22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5" calcext:value-type="float">
            <text:p>15</text:p>
          </table:table-cell>
          <table:table-cell table:style-name="ce30" office:value-type="float" office:value="1490" calcext:value-type="float">
            <text:p>1,490</text:p>
          </table:table-cell>
          <table:table-cell table:style-name="ce29" office:value-type="float" office:value="362" calcext:value-type="float">
            <text:p>362</text:p>
          </table:table-cell>
          <table:table-cell table:style-name="ce30" office:value-type="float" office:value="1534" calcext:value-type="float">
            <text:p>1,534</text:p>
          </table:table-cell>
          <table:table-cell table:style-name="ce29" office:value-type="float" office:value="408" calcext:value-type="float">
            <text:p>408</text:p>
          </table:table-cell>
          <table:table-cell table:style-name="ce36" office:value-type="float" office:value="1942" calcext:value-type="float">
            <text:p>1,94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ninklijk Huis (personen, verbonden aan het)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oplieden van verschillenden aard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" calcext:value-type="float">
            <text:p>1</text:p>
          </table:table-cell>
          <table:table-cell table:style-name="ce30" office:value-type="float" office:value="1143" calcext:value-type="float">
            <text:p>1,143</text:p>
          </table:table-cell>
          <table:table-cell table:style-name="ce29" office:value-type="float" office:value="125" calcext:value-type="float">
            <text:p>125</text:p>
          </table:table-cell>
          <table:table-cell table:style-name="ce30" office:value-type="float" office:value="1153" calcext:value-type="float">
            <text:p>1,153</text:p>
          </table:table-cell>
          <table:table-cell table:style-name="ce29" office:value-type="float" office:value="126" calcext:value-type="float">
            <text:p>126</text:p>
          </table:table-cell>
          <table:table-cell table:style-name="ce36" office:value-type="float" office:value="1279" calcext:value-type="float">
            <text:p>1,27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ornmolenaars</text:p>
          </table:table-cell>
          <table:table-cell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6" calcext:value-type="float">
            <text:p>16</text:p>
          </table:table-cell>
          <table:table-cell table:style-name="ce29"/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321" calcext:value-type="float">
            <text:p>32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ornverschiet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per- en blikslagers, draadvlechters, ketellappers</text:p>
          </table:table-cell>
          <table:table-cell/>
          <table:table-cell table:style-name="ce22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62" calcext:value-type="float">
            <text:p>16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per-, klok- en geelgiet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35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stschool- houders en onderwijz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8" calcext:value-type="float">
            <text:p>8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" calcext:value-type="float">
            <text:p>5</text:p>
          </table:table-cell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stschool- leerlingen</text:p>
          </table:table-cell>
          <table:table-cell/>
          <table:table-cell table:style-name="ce22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35" calcext:value-type="float">
            <text:p>35</text:p>
          </table:table-cell>
          <table:table-cell table:style-name="ce35" office:value-type="float" office:value="93" calcext:value-type="float">
            <text:p>9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aankinder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am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30" calcext:value-type="float">
            <text:p>30</text:p>
          </table:table-cell>
          <table:table-cell table:style-name="ce35" office:value-type="float" office:value="166" calcext:value-type="float">
            <text:p>16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amm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ib- en dijkwerkers, heibaz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oeghouders, tappers enz.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05" calcext:value-type="float">
            <text:p>405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405" calcext:value-type="float">
            <text:p>405</text:p>
          </table:table-cell>
          <table:table-cell table:style-name="ce29" office:value-type="float" office:value="100" calcext:value-type="float">
            <text:p>100</text:p>
          </table:table-cell>
          <table:table-cell table:style-name="ce35" office:value-type="float" office:value="505" calcext:value-type="float">
            <text:p>50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uidfabrijkanten en vuurwerk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uijers, sjouwers, schoenpoets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76" calcext:value-type="float">
            <text:p>76</text:p>
          </table:table-cell>
          <table:table-cell table:style-name="ce29"/>
          <table:table-cell table:style-name="ce29" office:value-type="float" office:value="76" calcext:value-type="float">
            <text:p>76</text:p>
          </table:table-cell>
          <table:table-cell table:style-name="ce29"/>
          <table:table-cell table:style-name="ce35" office:value-type="float" office:value="76" calcext:value-type="float">
            <text:p>7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ijgslieden van en boven den rang van 2den luitenant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50" calcext:value-type="float">
            <text:p>50</text:p>
          </table:table-cell>
          <table:table-cell table:style-name="ce29"/>
          <table:table-cell table:style-name="ce29" office:value-type="float" office:value="50" calcext:value-type="float">
            <text:p>50</text:p>
          </table:table-cell>
          <table:table-cell table:style-name="ce29"/>
          <table:table-cell table:style-name="ce35" office:value-type="float" office:value="50" calcext:value-type="float">
            <text:p>5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ijgslieden beneden den rang van 2den luitenant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536" calcext:value-type="float">
            <text:p>536</text:p>
          </table:table-cell>
          <table:table-cell table:style-name="ce29"/>
          <table:table-cell table:style-name="ce29" office:value-type="float" office:value="538" calcext:value-type="float">
            <text:p>538</text:p>
          </table:table-cell>
          <table:table-cell table:style-name="ce29"/>
          <table:table-cell table:style-name="ce35" office:value-type="float" office:value="538" calcext:value-type="float">
            <text:p>53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ipers, hoepelmakers</text:p>
          </table:table-cell>
          <table:table-cell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8" calcext:value-type="float">
            <text:p>38</text:p>
          </table:table-cell>
          <table:table-cell table:style-name="ce29"/>
          <table:table-cell table:style-name="ce29" office:value-type="float" office:value="328" calcext:value-type="float">
            <text:p>328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67" calcext:value-type="float">
            <text:p>367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371" calcext:value-type="float">
            <text:p>37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enaars, goochelaars enz.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koopers, muzijk- en teekenhandelar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lak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oefenaren muzijkanten, muzijkmeesters, organisten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48" calcext:value-type="float">
            <text:p>4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oefenaren schil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35" office:value-type="float" office:value="12" calcext:value-type="float">
            <text:p>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oefenaren teekenaars, teekenmeesters, daguerreotypeurs, decorateu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oefenaren tooneelspelers, dansmeesters, zang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wer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rkensnij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ndbouwers</text:p>
          </table:table-cell>
          <table:table-cell/>
          <table:table-cell table:style-name="ce22" office:value-type="float" office:value="26" calcext:value-type="float">
            <text:p>26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33" calcext:value-type="float">
            <text:p>33</text:p>
          </table:table-cell>
          <table:table-cell table:style-name="ce30" office:value-type="float" office:value="1574" calcext:value-type="float">
            <text:p>1,574</text:p>
          </table:table-cell>
          <table:table-cell table:style-name="ce30" office:value-type="float" office:value="1095" calcext:value-type="float">
            <text:p>1,095</text:p>
          </table:table-cell>
          <table:table-cell table:style-name="ce30" office:value-type="float" office:value="24053" calcext:value-type="float">
            <text:p>24,053</text:p>
          </table:table-cell>
          <table:table-cell table:style-name="ce30" office:value-type="float" office:value="11315" calcext:value-type="float">
            <text:p>11,315</text:p>
          </table:table-cell>
          <table:table-cell table:style-name="ce30" office:value-type="float" office:value="25701" calcext:value-type="float">
            <text:p>25,701</text:p>
          </table:table-cell>
          <table:table-cell table:style-name="ce30" office:value-type="float" office:value="12459" calcext:value-type="float">
            <text:p>12,459</text:p>
          </table:table-cell>
          <table:table-cell table:style-name="ce36" office:value-type="float" office:value="38160" calcext:value-type="float">
            <text:p>38,16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ndhuishoudkundige scholen onderwijz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ndhuishoudkundige scholen leerling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ndmeters en teekenaars bij het kadaster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3" calcext:value-type="float">
            <text:p>23</text:p>
          </table:table-cell>
          <table:table-cell table:style-name="ce29"/>
          <table:table-cell table:style-name="ce29" office:value-type="float" office:value="23" calcext:value-type="float">
            <text:p>23</text:p>
          </table:table-cell>
          <table:table-cell table:style-name="ce29"/>
          <table:table-cell table:style-name="ce35" office:value-type="float" office:value="23" calcext:value-type="float">
            <text:p>2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ntaarnopste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tijnsche scholen onderwijz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9" calcext:value-type="float">
            <text:p>19</text:p>
          </table:table-cell>
          <table:table-cell table:style-name="ce29"/>
          <table:table-cell table:style-name="ce29" office:value-type="float" office:value="19" calcext:value-type="float">
            <text:p>19</text:p>
          </table:table-cell>
          <table:table-cell table:style-name="ce29"/>
          <table:table-cell table:style-name="ce35" office:value-type="float" office:value="19" calcext:value-type="float">
            <text:p>1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tijnsche scholen leerlingen</text:p>
          </table:table-cell>
          <table:table-cell/>
          <table:table-cell table:style-name="ce22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8" calcext:value-type="float">
            <text:p>28</text:p>
          </table:table-cell>
          <table:table-cell table:style-name="ce29"/>
          <table:table-cell table:style-name="ce29" office:value-type="float" office:value="23" calcext:value-type="float">
            <text:p>23</text:p>
          </table:table-cell>
          <table:table-cell table:style-name="ce29"/>
          <table:table-cell table:style-name="ce29" office:value-type="float" office:value="53" calcext:value-type="float">
            <text:p>53</text:p>
          </table:table-cell>
          <table:table-cell table:style-name="ce29"/>
          <table:table-cell table:style-name="ce35" office:value-type="float" office:value="53" calcext:value-type="float">
            <text:p>5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eerbereiders en looij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09" calcext:value-type="float">
            <text:p>10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iefdadige gestichten hoofd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1" calcext:value-type="float">
            <text:p>21</text:p>
          </table:table-cell>
          <table:table-cell table:style-name="ce35" office:value-type="float" office:value="43" calcext:value-type="float">
            <text:p>4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iefdadige gestichten dienstdoend personeel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34" calcext:value-type="float">
            <text:p>34</text:p>
          </table:table-cell>
          <table:table-cell table:style-name="ce35" office:value-type="float" office:value="56" calcext:value-type="float">
            <text:p>5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inieer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oodgieters en pompenmakers, brandspuitma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45" calcext:value-type="float">
            <text:p>4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oodswezen en strandvonderij (personen behoorende tot)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oodwit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ijmzie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gazijn- en pakhuismeest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kelaars en kargadoo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ndenmakers</text:p>
          </table:table-cell>
          <table:table-cell/>
          <table:table-cell table:style-name="ce22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31" calcext:value-type="float">
            <text:p>13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nufakturen/* fabrijkant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49" calcext:value-type="float">
            <text:p>4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nufakturen/* kooplied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nufakturen/* werklieden</text:p>
          </table:table-cell>
          <table:table-cell/>
          <table:table-cell table:style-name="ce22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81" calcext:value-type="float">
            <text:p>381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435" calcext:value-type="float">
            <text:p>435</text:p>
          </table:table-cell>
          <table:table-cell table:style-name="ce29" office:value-type="float" office:value="189" calcext:value-type="float">
            <text:p>189</text:p>
          </table:table-cell>
          <table:table-cell table:style-name="ce35" office:value-type="float" office:value="624" calcext:value-type="float">
            <text:p>62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riniers en zeelieden van en boven den rang van 2den luitenant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riniers en zeelieden beneden den rang van 2den luitenant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ttenmakers</text:p>
          </table:table-cell>
          <table:table-cell/>
          <table:table-cell table:style-name="ce22"/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278" calcext:value-type="float">
            <text:p>278</text:p>
          </table:table-cell>
          <table:table-cell table:style-name="ce29" office:value-type="float" office:value="17" calcext:value-type="float">
            <text:p>17</text:p>
          </table:table-cell>
          <table:table-cell table:style-name="ce35" office:value-type="float" office:value="295" calcext:value-type="float">
            <text:p>29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ekrapbereiders en fabrijkan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esters (keur-, markt-, waag-), afslag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0" calcext:value-type="float">
            <text:p>20</text:p>
          </table:table-cell>
          <table:table-cell table:style-name="ce29"/>
          <table:table-cell table:style-name="ce29" office:value-type="float" office:value="20" calcext:value-type="float">
            <text:p>20</text:p>
          </table:table-cell>
          <table:table-cell table:style-name="ce29"/>
          <table:table-cell table:style-name="ce35" office:value-type="float" office:value="20" calcext:value-type="float">
            <text:p>2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lk-, boter-, kaasverkoop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ssenmakers en slijp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ters (kolen-, koorn-, hooi-, hout-, scheeps- enz.), wijnste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2" calcext:value-type="float">
            <text:p>32</text:p>
          </table:table-cell>
          <table:table-cell table:style-name="ce29"/>
          <table:table-cell table:style-name="ce29" office:value-type="float" office:value="32" calcext:value-type="float">
            <text:p>32</text:p>
          </table:table-cell>
          <table:table-cell table:style-name="ce29"/>
          <table:table-cell table:style-name="ce35" office:value-type="float" office:value="32" calcext:value-type="float">
            <text:p>3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tselaa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29" office:value-type="float" office:value="510" calcext:value-type="float">
            <text:p>510</text:p>
          </table:table-cell>
          <table:table-cell table:style-name="ce29"/>
          <table:table-cell table:style-name="ce29" office:value-type="float" office:value="520" calcext:value-type="float">
            <text:p>520</text:p>
          </table:table-cell>
          <table:table-cell table:style-name="ce29"/>
          <table:table-cell table:style-name="ce35" office:value-type="float" office:value="520" calcext:value-type="float">
            <text:p>52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odemaaksters</text:p>
          </table:table-cell>
          <table:table-cell/>
          <table:table-cell table:style-name="ce22"/>
          <table:table-cell table:style-name="ce29" table:number-columns-repeated="6"/>
          <table:table-cell table:style-name="ce29" office:value-type="float" office:value="66" calcext:value-type="float">
            <text:p>66</text:p>
          </table:table-cell>
          <table:table-cell table:style-name="ce29"/>
          <table:table-cell table:style-name="ce29" office:value-type="float" office:value="66" calcext:value-type="float">
            <text:p>66</text:p>
          </table:table-cell>
          <table:table-cell table:style-name="ce35" office:value-type="float" office:value="66" calcext:value-type="float">
            <text:p>6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olenma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/>
          <table:table-cell table:style-name="ce29" office:value-type="float" office:value="51" calcext:value-type="float">
            <text:p>51</text:p>
          </table:table-cell>
          <table:table-cell table:style-name="ce29"/>
          <table:table-cell table:style-name="ce35" office:value-type="float" office:value="51" calcext:value-type="float">
            <text:p>5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outmolenaa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uzijkinstrument-, orgel-, forte pianomakers, stemmers en verkoop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9" calcext:value-type="float">
            <text:p>1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ijnwer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Naaisters, breisters, mangelhoudsters, plooisters, strijksters, waschvrouwen, werksters, nettenbreijers</text:p>
          </table:table-cell>
          <table:table-cell/>
          <table:table-cell table:style-name="ce22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31" calcext:value-type="float">
            <text:p>31</text:p>
          </table:table-cell>
          <table:table-cell table:style-name="ce29"/>
          <table:table-cell table:style-name="ce29" office:value-type="float" office:value="192" calcext:value-type="float">
            <text:p>192</text:p>
          </table:table-cell>
          <table:table-cell table:style-name="ce29"/>
          <table:table-cell table:style-name="ce30" office:value-type="float" office:value="1842" calcext:value-type="float">
            <text:p>1,842</text:p>
          </table:table-cell>
          <table:table-cell table:style-name="ce29"/>
          <table:table-cell table:style-name="ce29" office:value-type="string" calcext:value-type="string">
            <text:p>2.073/1</text:p>
          </table:table-cell>
          <table:table-cell table:style-name="ce36" office:value-type="float" office:value="2073" calcext:value-type="float">
            <text:p>2,07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Nachtwer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Notariss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7" calcext:value-type="float">
            <text:p>37</text:p>
          </table:table-cell>
          <table:table-cell table:style-name="ce29"/>
          <table:table-cell table:style-name="ce29" office:value-type="float" office:value="37" calcext:value-type="float">
            <text:p>37</text:p>
          </table:table-cell>
          <table:table-cell table:style-name="ce29"/>
          <table:table-cell table:style-name="ce35" office:value-type="float" office:value="37" calcext:value-type="float">
            <text:p>3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Notarissen (kandidaat)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5" calcext:value-type="float">
            <text:p>15</text:p>
          </table:table-cell>
          <table:table-cell table:style-name="ce29"/>
          <table:table-cell table:style-name="ce29" office:value-type="float" office:value="15" calcext:value-type="float">
            <text:p>15</text:p>
          </table:table-cell>
          <table:table-cell table:style-name="ce29"/>
          <table:table-cell table:style-name="ce35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lieslagers en molenaa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66" calcext:value-type="float">
            <text:p>6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mroepers, aanplak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nemers en direkteurs van begrafenis- en ziekenfondsen/?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nemers en direkteurs van naamlooze en verdere handel-maatschappij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nemers en direkteurs van verzekering- en brandwaarborgmaatschappijen/?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nemers en direkteurs van openbare werk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wijzers, onderwijzeressen, ondermeesters, kweekelingen, gouverneurs, gouvernanten</text:p>
          </table:table-cell>
          <table:table-cell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396" calcext:value-type="float">
            <text:p>396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406" calcext:value-type="float">
            <text:p>406</text:p>
          </table:table-cell>
          <table:table-cell table:style-name="ce29" office:value-type="float" office:value="79" calcext:value-type="float">
            <text:p>79</text:p>
          </table:table-cell>
          <table:table-cell table:style-name="ce35" office:value-type="float" office:value="485" calcext:value-type="float">
            <text:p>48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pzigters, conducteurs enz.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7" calcext:value-type="float">
            <text:p>37</text:p>
          </table:table-cell>
          <table:table-cell table:style-name="ce29"/>
          <table:table-cell table:style-name="ce29" office:value-type="float" office:value="37" calcext:value-type="float">
            <text:p>37</text:p>
          </table:table-cell>
          <table:table-cell table:style-name="ce29"/>
          <table:table-cell table:style-name="ce35" office:value-type="float" office:value="37" calcext:value-type="float">
            <text:p>3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rgeldraaijers, straatmuzijkanten</text:p>
          </table:table-cell>
          <table:table-cell/>
          <table:table-cell table:style-name="ce22"/>
          <table:table-cell table:style-name="ce29" table:number-columns-repeated="4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udijzer-, oude kleederen-, beenenverkoop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arden- en veehouders en verkoopers, koemelk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18" calcext:value-type="float">
            <text:p>18</text:p>
          </table:table-cell>
          <table:table-cell table:style-name="ce29"/>
          <table:table-cell table:style-name="ce29" office:value-type="float" office:value="932" calcext:value-type="float">
            <text:p>932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953" calcext:value-type="float">
            <text:p>953</text:p>
          </table:table-cell>
          <table:table-cell table:style-name="ce29" office:value-type="float" office:value="114" calcext:value-type="float">
            <text:p>114</text:p>
          </table:table-cell>
          <table:table-cell table:style-name="ce36" office:value-type="float" office:value="1067" calcext:value-type="float">
            <text:p>1,06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arden- en beestensnij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nnen-, potten-, pijpen-, steen- en tegelbak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135" calcext:value-type="float">
            <text:p>13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pier- en gekleurd papier- fabrijkant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pier- en gekleurd papier- handelaa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pier- en gekleurd papier- werklied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rapluiema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ennenberei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ikeu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ik- en teersto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laat- en steendrukkers, plaatsnijd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20" calcext:value-type="float">
            <text:p>20</text:p>
          </table:table-cell>
          <table:table-cell table:style-name="ce29"/>
          <table:table-cell table:style-name="ce29" office:value-type="float" office:value="23" calcext:value-type="float">
            <text:p>23</text:p>
          </table:table-cell>
          <table:table-cell table:style-name="ce29"/>
          <table:table-cell table:style-name="ce35" office:value-type="float" office:value="23" calcext:value-type="float">
            <text:p>2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leistergieters, boetseer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96" calcext:value-type="float">
            <text:p>196</text:p>
          </table:table-cell>
          <table:table-cell table:style-name="ce29"/>
          <table:table-cell table:style-name="ce29" office:value-type="float" office:value="196" calcext:value-type="float">
            <text:p>196</text:p>
          </table:table-cell>
          <table:table-cell table:style-name="ce29"/>
          <table:table-cell table:style-name="ce35" office:value-type="float" office:value="196" calcext:value-type="float">
            <text:p>19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rokureu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35" office:value-type="float" office:value="14" calcext:value-type="float">
            <text:p>1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ublieke vrouwen, publiekhuishouders</text:p>
          </table:table-cell>
          <table:table-cell/>
          <table:table-cell table:style-name="ce22"/>
          <table:table-cell table:style-name="ce29" table:number-columns-repeated="6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ijpen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ee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egterlijke magt (ambtenaren der)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60" calcext:value-type="float">
            <text:p>60</text:p>
          </table:table-cell>
          <table:table-cell table:style-name="ce29"/>
          <table:table-cell table:style-name="ce29" office:value-type="float" office:value="60" calcext:value-type="float">
            <text:p>60</text:p>
          </table:table-cell>
          <table:table-cell table:style-name="ce29"/>
          <table:table-cell table:style-name="ce35" office:value-type="float" office:value="60" calcext:value-type="float">
            <text:p>6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enteniers, partikulier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53" calcext:value-type="float">
            <text:p>53</text:p>
          </table:table-cell>
          <table:table-cell table:style-name="ce35" office:value-type="float" office:value="118" calcext:value-type="float">
            <text:p>11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entmees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ijtuig-, wagen-, koffer-, zadelma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9" calcext:value-type="float">
            <text:p>19</text:p>
          </table:table-cell>
          <table:table-cell table:style-name="ce29"/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207" calcext:value-type="float">
            <text:p>20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ijtuigschild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aarslijp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6" calcext:value-type="float">
            <text:p>16</text:p>
          </table:table-cell>
          <table:table-cell table:style-name="ce29"/>
          <table:table-cell table:style-name="ce29" office:value-type="float" office:value="16" calcext:value-type="float">
            <text:p>16</text:p>
          </table:table-cell>
          <table:table-cell table:style-name="ce29"/>
          <table:table-cell table:style-name="ce35" office:value-type="float" office:value="16" calcext:value-type="float">
            <text:p>1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at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35" office:value-type="float" office:value="24" calcext:value-type="float">
            <text:p>2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ep-, blok-, mast- en zeilmakers, rafactiemeesters, scheepsloopers, takelaars</text:p>
          </table:table-cell>
          <table:table-cell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7" calcext:value-type="float">
            <text:p>17</text:p>
          </table:table-cell>
          <table:table-cell table:style-name="ce29"/>
          <table:table-cell table:style-name="ce29" office:value-type="float" office:value="248" calcext:value-type="float">
            <text:p>248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5" calcext:value-type="float">
            <text:p>5</text:p>
          </table:table-cell>
          <table:table-cell table:style-name="ce35" office:value-type="float" office:value="271" calcext:value-type="float">
            <text:p>27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epsw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epzeilnaalden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ikundige voorwerpen en verfwaren (fabrijkanten en werklieden in)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lpvisschers, schul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rmmees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ilders (huis-), glazenmakers</text:p>
          </table:table-cell>
          <table:table-cell/>
          <table:table-cell table:style-name="ce22"/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29" calcext:value-type="float">
            <text:p>29</text:p>
          </table:table-cell>
          <table:table-cell table:style-name="ce29"/>
          <table:table-cell table:style-name="ce29" office:value-type="float" office:value="516" calcext:value-type="float">
            <text:p>51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49" calcext:value-type="float">
            <text:p>549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553" calcext:value-type="float">
            <text:p>55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103" calcext:value-type="float">
            <text:p>103</text:p>
          </table:table-cell>
          <table:table-cell table:style-name="ce29"/>
          <table:table-cell table:style-name="ce30" office:value-type="float" office:value="1707" calcext:value-type="float">
            <text:p>1,707</text:p>
          </table:table-cell>
          <table:table-cell table:style-name="ce29" office:value-type="float" office:value="14" calcext:value-type="float">
            <text:p>14</text:p>
          </table:table-cell>
          <table:table-cell table:style-name="ce30" office:value-type="float" office:value="1820" calcext:value-type="float">
            <text:p>1,820</text:p>
          </table:table-cell>
          <table:table-cell table:style-name="ce29" office:value-type="float" office:value="14" calcext:value-type="float">
            <text:p>14</text:p>
          </table:table-cell>
          <table:table-cell table:style-name="ce36" office:value-type="float" office:value="1834" calcext:value-type="float">
            <text:p>1,83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oenmakers en lapp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" calcext:value-type="float">
            <text:p>1</text:p>
          </table:table-cell>
          <table:table-cell table:style-name="ce30" office:value-type="float" office:value="1235" calcext:value-type="float">
            <text:p>1,235</text:p>
          </table:table-cell>
          <table:table-cell table:style-name="ce29" office:value-type="float" office:value="11" calcext:value-type="float">
            <text:p>11</text:p>
          </table:table-cell>
          <table:table-cell table:style-name="ce30" office:value-type="float" office:value="1360" calcext:value-type="float">
            <text:p>1,360</text:p>
          </table:table-cell>
          <table:table-cell table:style-name="ce29" office:value-type="float" office:value="12" calcext:value-type="float">
            <text:p>12</text:p>
          </table:table-cell>
          <table:table-cell table:style-name="ce36" office:value-type="float" office:value="1372" calcext:value-type="float">
            <text:p>1,37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oolleerlingen</text:p>
          </table:table-cell>
          <table:table-cell/>
          <table:table-cell table:style-name="ce23" office:value-type="float" office:value="9662" calcext:value-type="float">
            <text:p>9,662</text:p>
          </table:table-cell>
          <table:table-cell table:style-name="ce30" office:value-type="float" office:value="9013" calcext:value-type="float">
            <text:p>9,013</text:p>
          </table:table-cell>
          <table:table-cell table:style-name="ce30" office:value-type="float" office:value="3879" calcext:value-type="float">
            <text:p>3,879</text:p>
          </table:table-cell>
          <table:table-cell table:style-name="ce30" office:value-type="float" office:value="3549" calcext:value-type="float">
            <text:p>3,549</text:p>
          </table:table-cell>
          <table:table-cell table:style-name="ce30" office:value-type="float" office:value="2217" calcext:value-type="float">
            <text:p>2,217</text:p>
          </table:table-cell>
          <table:table-cell table:style-name="ce30" office:value-type="float" office:value="2049" calcext:value-type="float">
            <text:p>2,049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96" calcext:value-type="float">
            <text:p>96</text:p>
          </table:table-cell>
          <table:table-cell table:style-name="ce30" office:value-type="float" office:value="15858" calcext:value-type="float">
            <text:p>15,858</text:p>
          </table:table-cell>
          <table:table-cell table:style-name="ce30" office:value-type="float" office:value="14707" calcext:value-type="float">
            <text:p>14,707</text:p>
          </table:table-cell>
          <table:table-cell table:style-name="ce36" office:value-type="float" office:value="30565" calcext:value-type="float">
            <text:p>30,56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oorsteenveg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1" calcext:value-type="float">
            <text:p>21</text:p>
          </table:table-cell>
          <table:table-cell table:style-name="ce29"/>
          <table:table-cell table:style-name="ce29" office:value-type="float" office:value="22" calcext:value-type="float">
            <text:p>22</text:p>
          </table:table-cell>
          <table:table-cell table:style-name="ce29"/>
          <table:table-cell table:style-name="ce35" office:value-type="float" office:value="22" calcext:value-type="float">
            <text:p>2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lijpers (diamant-, glas-, marmer-, metaal- enz.)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15" calcext:value-type="float">
            <text:p>15</text:p>
          </table:table-cell>
          <table:table-cell table:style-name="ce29"/>
          <table:table-cell table:style-name="ce35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meden grof-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80" calcext:value-type="float">
            <text:p>28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80" calcext:value-type="float">
            <text:p>280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283" calcext:value-type="float">
            <text:p>28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meden hoef-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4" calcext:value-type="float">
            <text:p>34</text:p>
          </table:table-cell>
          <table:table-cell table:style-name="ce29"/>
          <table:table-cell table:style-name="ce29" office:value-type="float" office:value="34" calcext:value-type="float">
            <text:p>34</text:p>
          </table:table-cell>
          <table:table-cell table:style-name="ce29"/>
          <table:table-cell table:style-name="ce35" office:value-type="float" office:value="34" calcext:value-type="float">
            <text:p>3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meden kagchel- en andere</text:p>
          </table:table-cell>
          <table:table-cell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51" calcext:value-type="float">
            <text:p>51</text:p>
          </table:table-cell>
          <table:table-cell table:style-name="ce29"/>
          <table:table-cell table:style-name="ce29" office:value-type="float" office:value="491" calcext:value-type="float">
            <text:p>49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43" calcext:value-type="float">
            <text:p>543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547" calcext:value-type="float">
            <text:p>54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olliciteu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peldenfabrijkanten en werklied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piegelmakers en 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pinners, spoelders, wevers</text:p>
          </table:table-cell>
          <table:table-cell/>
          <table:table-cell table:style-name="ce22" office:value-type="float" office:value="6" calcext:value-type="float">
            <text:p>6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841" calcext:value-type="float">
            <text:p>841</text:p>
          </table:table-cell>
          <table:table-cell table:style-name="ce29" office:value-type="float" office:value="444" calcext:value-type="float">
            <text:p>444</text:p>
          </table:table-cell>
          <table:table-cell table:style-name="ce30" office:value-type="float" office:value="5160" calcext:value-type="float">
            <text:p>5,160</text:p>
          </table:table-cell>
          <table:table-cell table:style-name="ce30" office:value-type="float" office:value="2800" calcext:value-type="float">
            <text:p>2,800</text:p>
          </table:table-cell>
          <table:table-cell table:style-name="ce30" office:value-type="float" office:value="6041" calcext:value-type="float">
            <text:p>6,041</text:p>
          </table:table-cell>
          <table:table-cell table:style-name="ce30" office:value-type="float" office:value="3273" calcext:value-type="float">
            <text:p>3,273</text:p>
          </table:table-cell>
          <table:table-cell table:style-name="ce36" office:value-type="float" office:value="9314" calcext:value-type="float">
            <text:p>9,31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poorweg- en stoombootbeambt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pijkerma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alhouders, rijtuigverhuur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eenhouw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22" calcext:value-type="float">
            <text:p>22</text:p>
          </table:table-cell>
          <table:table-cell table:style-name="ce29"/>
          <table:table-cell table:style-name="ce29" office:value-type="float" office:value="25" calcext:value-type="float">
            <text:p>25</text:p>
          </table:table-cell>
          <table:table-cell table:style-name="ce29"/>
          <table:table-cell table:style-name="ce35" office:value-type="float" office:value="25" calcext:value-type="float">
            <text:p>2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eenkolen-, hout- en turfverkoop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elzie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oelen-bekleeders, draaijers, matt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203" calcext:value-type="float">
            <text:p>20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offenverwers, glanz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14" calcext:value-type="float">
            <text:p>11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raatma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78" calcext:value-type="float">
            <text:p>78</text:p>
          </table:table-cell>
          <table:table-cell table:style-name="ce29"/>
          <table:table-cell table:style-name="ce29" office:value-type="float" office:value="79" calcext:value-type="float">
            <text:p>79</text:p>
          </table:table-cell>
          <table:table-cell table:style-name="ce29"/>
          <table:table-cell table:style-name="ce35" office:value-type="float" office:value="79" calcext:value-type="float">
            <text:p>7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udenten aan hooge scholen, athenaca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8" calcext:value-type="float">
            <text:p>28</text:p>
          </table:table-cell>
          <table:table-cell table:style-name="ce29"/>
          <table:table-cell table:style-name="ce29" office:value-type="float" office:value="28" calcext:value-type="float">
            <text:p>28</text:p>
          </table:table-cell>
          <table:table-cell table:style-name="ce29"/>
          <table:table-cell table:style-name="ce35" office:value-type="float" office:value="28" calcext:value-type="float">
            <text:p>2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udenten aan academien, clinische schol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udenten aan seminari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ukadoors, witt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29" office:value-type="float" office:value="16" calcext:value-type="float">
            <text:p>16</text:p>
          </table:table-cell>
          <table:table-cell table:style-name="ce29"/>
          <table:table-cell table:style-name="ce35" office:value-type="float" office:value="16" calcext:value-type="float">
            <text:p>1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ijfselfabrijkant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uiker- en pastijbak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7" calcext:value-type="float">
            <text:p>1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uikerraffinadeu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almeesters, translateu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bak- en sigaren- fabrijkant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bak- en sigaren- kervers</text:p>
          </table:table-cell>
          <table:table-cell/>
          <table:table-cell table:style-name="ce22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75" calcext:value-type="float">
            <text:p>275</text:p>
          </table:table-cell>
          <table:table-cell table:style-name="ce29" office:value-type="float" office:value="7" calcext:value-type="float">
            <text:p>7</text:p>
          </table:table-cell>
          <table:table-cell table:style-name="ce35" office:value-type="float" office:value="282" calcext:value-type="float">
            <text:p>28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bak- en sigaren- plant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bak- en sigaren- verkoop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pijtfabrijkanten</text:p>
          </table:table-cell>
          <table:table-cell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36" calcext:value-type="float">
            <text:p>3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immerlieden, kistenmakers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93" calcext:value-type="float">
            <text:p>93</text:p>
          </table:table-cell>
          <table:table-cell table:style-name="ce29"/>
          <table:table-cell table:style-name="ce29" office:value-type="string" calcext:value-type="string">
            <text:p>1.94</text:p>
          </table:table-cell>
          <table:table-cell table:style-name="ce29" office:value-type="float" office:value="3" calcext:value-type="float">
            <text:p>3</text:p>
          </table:table-cell>
          <table:table-cell table:style-name="ce30" office:value-type="float" office:value="2038" calcext:value-type="float">
            <text:p>2,038</text:p>
          </table:table-cell>
          <table:table-cell table:style-name="ce29" office:value-type="float" office:value="3" calcext:value-type="float">
            <text:p>3</text:p>
          </table:table-cell>
          <table:table-cell table:style-name="ce36" office:value-type="float" office:value="2041" calcext:value-type="float">
            <text:p>2,04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innegie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7" calcext:value-type="float">
            <text:p>17</text:p>
          </table:table-cell>
          <table:table-cell table:style-name="ce29"/>
          <table:table-cell table:style-name="ce29" office:value-type="float" office:value="17" calcext:value-type="float">
            <text:p>17</text:p>
          </table:table-cell>
          <table:table-cell table:style-name="ce29"/>
          <table:table-cell table:style-name="ce35" office:value-type="float" office:value="17" calcext:value-type="float">
            <text:p>1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ol- en pontgaarders, brug- en sluiswach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9" calcext:value-type="float">
            <text:p>9</text:p>
          </table:table-cell>
          <table:table-cell table:style-name="ce35" office:value-type="float" office:value="99" calcext:value-type="float">
            <text:p>9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ouwslagers, baanwerk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5" calcext:value-type="float">
            <text:p>15</text:p>
          </table:table-cell>
          <table:table-cell table:style-name="ce29"/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41" calcext:value-type="float">
            <text:p>14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raansto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urf-, koorn- en kolendrag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56" calcext:value-type="float">
            <text:p>5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Uitdragers, uitventers, leurd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6" calcext:value-type="float">
            <text:p>6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Uurwerkmak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15" calcext:value-type="float">
            <text:p>11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eearts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7" calcext:value-type="float">
            <text:p>27</text:p>
          </table:table-cell>
          <table:table-cell table:style-name="ce29"/>
          <table:table-cell table:style-name="ce29" office:value-type="float" office:value="27" calcext:value-type="float">
            <text:p>27</text:p>
          </table:table-cell>
          <table:table-cell table:style-name="ce29"/>
          <table:table-cell table:style-name="ce35" office:value-type="float" office:value="27" calcext:value-type="float">
            <text:p>2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eenlieden, turfboeren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22" calcext:value-type="float">
            <text:p>22</text:p>
          </table:table-cell>
          <table:table-cell table:style-name="ce35" office:value-type="float" office:value="404" calcext:value-type="float">
            <text:p>40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endumeest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ergulders, lijstenma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eteran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ill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ischdroogers en roo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ischverkoop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32" calcext:value-type="float">
            <text:p>32</text:p>
          </table:table-cell>
          <table:table-cell table:style-name="ce35" office:value-type="float" office:value="60" calcext:value-type="float">
            <text:p>6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issch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22" calcext:value-type="float">
            <text:p>22</text:p>
          </table:table-cell>
          <table:table-cell table:style-name="ce29"/>
          <table:table-cell table:style-name="ce29" office:value-type="float" office:value="368" calcext:value-type="float">
            <text:p>368</text:p>
          </table:table-cell>
          <table:table-cell table:style-name="ce29"/>
          <table:table-cell table:style-name="ce29" office:value-type="float" office:value="390" calcext:value-type="float">
            <text:p>390</text:p>
          </table:table-cell>
          <table:table-cell table:style-name="ce29"/>
          <table:table-cell table:style-name="ce35" office:value-type="float" office:value="390" calcext:value-type="float">
            <text:p>39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leeschhouwers, spekslagers, poeliers</text:p>
          </table:table-cell>
          <table:table-cell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6" calcext:value-type="float">
            <text:p>16</text:p>
          </table:table-cell>
          <table:table-cell table:style-name="ce29"/>
          <table:table-cell table:style-name="ce29" office:value-type="float" office:value="384" calcext:value-type="float">
            <text:p>38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405" calcext:value-type="float">
            <text:p>40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oddenra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oerlieden, koetsiers, loopers, postknechten en sleepe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317" calcext:value-type="float">
            <text:p>31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ogelverkoopers, kooiboeren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afel- en poffertjesbak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atermolenaars</text:p>
          </table:table-cell>
          <table:table-cell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35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ekk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erktuigkundigen en makers, balans- en brandspuitmak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8" calcext:value-type="float">
            <text:p>18</text:p>
          </table:table-cell>
          <table:table-cell table:style-name="ce29"/>
          <table:table-cell table:style-name="ce29" office:value-type="float" office:value="18" calcext:value-type="float">
            <text:p>18</text:p>
          </table:table-cell>
          <table:table-cell table:style-name="ce29"/>
          <table:table-cell table:style-name="ce35" office:value-type="float" office:value="18" calcext:value-type="float">
            <text:p>1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ierspinn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ijnhandelaa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39" calcext:value-type="float">
            <text:p>3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IJkmees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IJzer- en koperdraaij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IJzergiet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aadverkoop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aakwaarnemers, commissionnai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56" calcext:value-type="float">
            <text:p>56</text:p>
          </table:table-cell>
          <table:table-cell table:style-name="ce29"/>
          <table:table-cell table:style-name="ce29" office:value-type="float" office:value="56" calcext:value-type="float">
            <text:p>56</text:p>
          </table:table-cell>
          <table:table-cell table:style-name="ce29"/>
          <table:table-cell table:style-name="ce35" office:value-type="float" office:value="56" calcext:value-type="float">
            <text:p>5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akkenmakers en verhuurd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andverkoop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eepzie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eevaartscholen onderwijzers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eevaartscholen leerlingen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iekenoppass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outzied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waardvegers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wavelstokkenmakers en verkoopers</text:p>
          </table:table-cell>
          <table:table-cell/>
          <table:table-cell table:style-name="ce22"/>
          <table:table-cell table:style-name="ce29" table:number-columns-repeated="5"/>
          <table:table-cell table:number-columns-repeated="4" table:style-name="ce29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ijdeteelt (personen behoorende tot de)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erschillende beroepen</text:p>
          </table:table-cell>
          <table:table-cell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onder beroep</text:p>
          </table:table-cell>
          <table:table-cell/>
          <table:table-cell table:style-name="ce23" office:value-type="float" office:value="15006" calcext:value-type="float">
            <text:p>15,006</text:p>
          </table:table-cell>
          <table:table-cell table:style-name="ce30" office:value-type="float" office:value="14952" calcext:value-type="float">
            <text:p>14,952</text:p>
          </table:table-cell>
          <table:table-cell table:style-name="ce29" office:value-type="float" office:value="780" calcext:value-type="float">
            <text:p>780</text:p>
          </table:table-cell>
          <table:table-cell table:style-name="ce30" office:value-type="float" office:value="1041" calcext:value-type="float">
            <text:p>1,041</text:p>
          </table:table-cell>
          <table:table-cell table:style-name="ce30" office:value-type="float" office:value="2837" calcext:value-type="float">
            <text:p>2,837</text:p>
          </table:table-cell>
          <table:table-cell table:style-name="ce30" office:value-type="float" office:value="4678" calcext:value-type="float">
            <text:p>4,678</text:p>
          </table:table-cell>
          <table:table-cell table:style-name="ce30" office:value-type="float" office:value="5153" calcext:value-type="float">
            <text:p>5,153</text:p>
          </table:table-cell>
          <table:table-cell table:style-name="ce30" office:value-type="float" office:value="44621" calcext:value-type="float">
            <text:p>44,621</text:p>
          </table:table-cell>
          <table:table-cell table:style-name="ce30" office:value-type="float" office:value="23776" calcext:value-type="float">
            <text:p>23,776</text:p>
          </table:table-cell>
          <table:table-cell table:style-name="ce29" office:value-type="string" calcext:value-type="string">
            <text:p>65.293/1</text:p>
          </table:table-cell>
          <table:table-cell table:style-name="ce36" office:value-type="float" office:value="89069" calcext:value-type="float">
            <text:p>89,06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roep onbekend</text:p>
          </table:table-cell>
          <table:table-cell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1">
          <table:table-cell table:style-name="ce9" office:value-type="string" calcext:value-type="string">
            <text:p>DE STEDEN EN HET PLATTE LAND VEREENIGD.</text:p>
          </table:table-cell>
          <table:table-cell table:style-name="ce17" office:value-type="string" calcext:value-type="string">
            <text:p>TOTAAL</text:p>
          </table:table-cell>
          <table:table-cell/>
          <table:table-cell table:style-name="ce24" office:value-type="float" office:value="24819" calcext:value-type="float">
            <text:p>24,819</text:p>
          </table:table-cell>
          <table:table-cell table:style-name="ce31" office:value-type="float" office:value="24133" calcext:value-type="float">
            <text:p>24,133</text:p>
          </table:table-cell>
          <table:table-cell table:style-name="ce31" office:value-type="float" office:value="4891" calcext:value-type="float">
            <text:p>4,891</text:p>
          </table:table-cell>
          <table:table-cell table:style-name="ce31" office:value-type="float" office:value="4735" calcext:value-type="float">
            <text:p>4,735</text:p>
          </table:table-cell>
          <table:table-cell table:style-name="ce31" office:value-type="float" office:value="9193" calcext:value-type="float">
            <text:p>9,193</text:p>
          </table:table-cell>
          <table:table-cell table:style-name="ce31" office:value-type="float" office:value="8959" calcext:value-type="float">
            <text:p>8,959</text:p>
          </table:table-cell>
          <table:table-cell table:style-name="ce31" office:value-type="float" office:value="69582" calcext:value-type="float">
            <text:p>69,582</text:p>
          </table:table-cell>
          <table:table-cell table:style-name="ce31" office:value-type="float" office:value="69448" calcext:value-type="float">
            <text:p>69,448</text:p>
          </table:table-cell>
          <table:table-cell table:style-name="ce31" office:value-type="float" office:value="108485" calcext:value-type="float">
            <text:p>108,485</text:p>
          </table:table-cell>
          <table:table-cell table:style-name="ce31" office:value-type="float" office:value="107278" calcext:value-type="float">
            <text:p>107,278</text:p>
          </table:table-cell>
          <table:table-cell table:style-name="ce37" office:value-type="float" office:value="215763" calcext:value-type="float">
            <text:p>215,763</text:p>
          </table:table-cell>
          <table:table-cell table:number-columns-repeated="1010"/>
        </table:table-row>
        <table:table-row table:style-name="ro3" table:number-rows-repeated="10470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pmerkingen" table:style-name="ta2">
        <table:table-column table:style-name="co12" table:number-columns-repeated="2" table:default-cell-style-name="Default"/>
        <table:table-column table:style-name="co13" table:default-cell-style-name="ce10"/>
        <table:table-column table:style-name="co12" table:number-columns-repeated="1021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2" table:number-columns-repeated="3"/>
          <table:table-cell table:number-columns-repeated="1021"/>
        </table:table-row>
        <table:table-row table:style-name="ro3">
          <table:table-cell table:style-name="ce2" office:value-type="string" calcext:value-type="string">
            <text:p>Editregel</text:p>
          </table:table-cell>
          <table:table-cell table:style-name="ce2" office:value-type="string" calcext:value-type="string">
            <text:p>Deel telling</text:p>
          </table:table-cell>
          <table:table-cell table:style-name="ce2" office:value-type="string" calcext:value-type="string">
            <text:p>Rolnummer</text:p>
          </table:table-cell>
          <table:table-cell/>
          <table:table-cell table:style-name="ce2" office:value-type="string" calcext:value-type="string">
            <text:p>Noten in de bron</text:p>
          </table:table-cell>
          <table:table-cell table:number-columns-repeated="1019"/>
        </table:table-row>
        <table:table-row table:style-name="ro3">
          <table:table-cell table:style-name="ce38" table:number-columns-repeated="3"/>
          <table:table-cell/>
          <table:table-cell table:style-name="ce38" table:number-columns-repeated="2"/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9" office:value-type="float" office:value="19358" calcext:value-type="float">
            <text:p>1935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01" calcext:value-type="float">
            <text:p>38041900420100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359" calcext:value-type="float">
            <text:p>1935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02" calcext:value-type="float">
            <text:p>38041900420100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360" calcext:value-type="float">
            <text:p>1936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03" calcext:value-type="float">
            <text:p>38041900420100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361" calcext:value-type="float">
            <text:p>1936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04" calcext:value-type="float">
            <text:p>38041900420100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362" calcext:value-type="float">
            <text:p>1936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05" calcext:value-type="float">
            <text:p>38041900420100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363" calcext:value-type="float">
            <text:p>1936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06" calcext:value-type="float">
            <text:p>38041900420100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364" calcext:value-type="float">
            <text:p>1936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07" calcext:value-type="float">
            <text:p>38041900420100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365" calcext:value-type="float">
            <text:p>1936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08" calcext:value-type="float">
            <text:p>38041900420100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366" calcext:value-type="float">
            <text:p>1936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09" calcext:value-type="float">
            <text:p>38041900420100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367" calcext:value-type="float">
            <text:p>1936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10" calcext:value-type="float">
            <text:p>38041900420101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368" calcext:value-type="float">
            <text:p>1936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11" calcext:value-type="float">
            <text:p>38041900420101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369" calcext:value-type="float">
            <text:p>1936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12" calcext:value-type="float">
            <text:p>38041900420101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370" calcext:value-type="float">
            <text:p>1937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13" calcext:value-type="float">
            <text:p>38041900420101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371" calcext:value-type="float">
            <text:p>1937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14" calcext:value-type="float">
            <text:p>38041900420101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372" calcext:value-type="float">
            <text:p>1937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15" calcext:value-type="float">
            <text:p>38041900420101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373" calcext:value-type="float">
            <text:p>1937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16" calcext:value-type="float">
            <text:p>38041900420101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374" calcext:value-type="float">
            <text:p>1937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17" calcext:value-type="float">
            <text:p>38041900420101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375" calcext:value-type="float">
            <text:p>1937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18" calcext:value-type="float">
            <text:p>38041900420101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376" calcext:value-type="float">
            <text:p>1937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19" calcext:value-type="float">
            <text:p>38041900420101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377" calcext:value-type="float">
            <text:p>1937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20" calcext:value-type="float">
            <text:p>38041900420102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378" calcext:value-type="float">
            <text:p>1937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21" calcext:value-type="float">
            <text:p>38041900420102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379" calcext:value-type="float">
            <text:p>1937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22" calcext:value-type="float">
            <text:p>38041900420102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380" calcext:value-type="float">
            <text:p>1938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23" calcext:value-type="float">
            <text:p>38041900420102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381" calcext:value-type="float">
            <text:p>1938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24" calcext:value-type="float">
            <text:p>38041900420102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382" calcext:value-type="float">
            <text:p>1938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25" calcext:value-type="float">
            <text:p>38041900420102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383" calcext:value-type="float">
            <text:p>1938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26" calcext:value-type="float">
            <text:p>38041900420102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384" calcext:value-type="float">
            <text:p>1938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27" calcext:value-type="float">
            <text:p>38041900420102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385" calcext:value-type="float">
            <text:p>1938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28" calcext:value-type="float">
            <text:p>38041900420102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386" calcext:value-type="float">
            <text:p>1938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29" calcext:value-type="float">
            <text:p>38041900420102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387" calcext:value-type="float">
            <text:p>1938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30" calcext:value-type="float">
            <text:p>38041900420103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388" calcext:value-type="float">
            <text:p>1938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31" calcext:value-type="float">
            <text:p>38041900420103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389" calcext:value-type="float">
            <text:p>1938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32" calcext:value-type="float">
            <text:p>38041900420103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390" calcext:value-type="float">
            <text:p>1939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33" calcext:value-type="float">
            <text:p>38041900420103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391" calcext:value-type="float">
            <text:p>1939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34" calcext:value-type="float">
            <text:p>38041900420103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392" calcext:value-type="float">
            <text:p>1939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35" calcext:value-type="float">
            <text:p>38041900420103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393" calcext:value-type="float">
            <text:p>1939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36" calcext:value-type="float">
            <text:p>38041900420103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394" calcext:value-type="float">
            <text:p>1939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37" calcext:value-type="float">
            <text:p>38041900420103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395" calcext:value-type="float">
            <text:p>1939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38" calcext:value-type="float">
            <text:p>38041900420103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396" calcext:value-type="float">
            <text:p>1939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39" calcext:value-type="float">
            <text:p>38041900420103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397" calcext:value-type="float">
            <text:p>1939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40" calcext:value-type="float">
            <text:p>38041900420104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398" calcext:value-type="float">
            <text:p>1939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41" calcext:value-type="float">
            <text:p>38041900420104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399" calcext:value-type="float">
            <text:p>1939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42" calcext:value-type="float">
            <text:p>38041900420104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00" calcext:value-type="float">
            <text:p>1940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43" calcext:value-type="float">
            <text:p>38041900420104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01" calcext:value-type="float">
            <text:p>1940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44" calcext:value-type="float">
            <text:p>38041900420104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02" calcext:value-type="float">
            <text:p>1940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45" calcext:value-type="float">
            <text:p>38041900420104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03" calcext:value-type="float">
            <text:p>1940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46" calcext:value-type="float">
            <text:p>38041900420104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04" calcext:value-type="float">
            <text:p>1940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47" calcext:value-type="float">
            <text:p>38041900420104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05" calcext:value-type="float">
            <text:p>1940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48" calcext:value-type="float">
            <text:p>38041900420104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06" calcext:value-type="float">
            <text:p>1940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49" calcext:value-type="float">
            <text:p>38041900420104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07" calcext:value-type="float">
            <text:p>1940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50" calcext:value-type="float">
            <text:p>38041900420105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08" calcext:value-type="float">
            <text:p>1940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51" calcext:value-type="float">
            <text:p>38041900420105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09" calcext:value-type="float">
            <text:p>1940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52" calcext:value-type="float">
            <text:p>38041900420105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10" calcext:value-type="float">
            <text:p>1941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201053" calcext:value-type="float">
            <text:p>38041900420105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11" calcext:value-type="float">
            <text:p>1941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01" calcext:value-type="float">
            <text:p>38041900430100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12" calcext:value-type="float">
            <text:p>1941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02" calcext:value-type="float">
            <text:p>38041900430100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13" calcext:value-type="float">
            <text:p>1941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03" calcext:value-type="float">
            <text:p>38041900430100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14" calcext:value-type="float">
            <text:p>1941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04" calcext:value-type="float">
            <text:p>38041900430100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15" calcext:value-type="float">
            <text:p>1941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05" calcext:value-type="float">
            <text:p>38041900430100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16" calcext:value-type="float">
            <text:p>1941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06" calcext:value-type="float">
            <text:p>38041900430100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17" calcext:value-type="float">
            <text:p>1941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07" calcext:value-type="float">
            <text:p>38041900430100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18" calcext:value-type="float">
            <text:p>1941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08" calcext:value-type="float">
            <text:p>38041900430100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19" calcext:value-type="float">
            <text:p>1941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09" calcext:value-type="float">
            <text:p>38041900430100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20" calcext:value-type="float">
            <text:p>1942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10" calcext:value-type="float">
            <text:p>38041900430101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21" calcext:value-type="float">
            <text:p>1942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11" calcext:value-type="float">
            <text:p>38041900430101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22" calcext:value-type="float">
            <text:p>1942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12" calcext:value-type="float">
            <text:p>38041900430101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23" calcext:value-type="float">
            <text:p>1942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13" calcext:value-type="float">
            <text:p>38041900430101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24" calcext:value-type="float">
            <text:p>1942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14" calcext:value-type="float">
            <text:p>38041900430101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25" calcext:value-type="float">
            <text:p>1942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15" calcext:value-type="float">
            <text:p>38041900430101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26" calcext:value-type="float">
            <text:p>1942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16" calcext:value-type="float">
            <text:p>38041900430101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27" calcext:value-type="float">
            <text:p>1942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17" calcext:value-type="float">
            <text:p>38041900430101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28" calcext:value-type="float">
            <text:p>1942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18" calcext:value-type="float">
            <text:p>38041900430101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29" calcext:value-type="float">
            <text:p>1942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19" calcext:value-type="float">
            <text:p>38041900430101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30" calcext:value-type="float">
            <text:p>1943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20" calcext:value-type="float">
            <text:p>38041900430102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31" calcext:value-type="float">
            <text:p>1943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21" calcext:value-type="float">
            <text:p>38041900430102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32" calcext:value-type="float">
            <text:p>1943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22" calcext:value-type="float">
            <text:p>38041900430102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33" calcext:value-type="float">
            <text:p>1943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23" calcext:value-type="float">
            <text:p>38041900430102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34" calcext:value-type="float">
            <text:p>1943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24" calcext:value-type="float">
            <text:p>38041900430102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35" calcext:value-type="float">
            <text:p>1943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25" calcext:value-type="float">
            <text:p>38041900430102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36" calcext:value-type="float">
            <text:p>1943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26" calcext:value-type="float">
            <text:p>38041900430102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37" calcext:value-type="float">
            <text:p>1943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27" calcext:value-type="float">
            <text:p>38041900430102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38" calcext:value-type="float">
            <text:p>1943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28" calcext:value-type="float">
            <text:p>38041900430102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39" calcext:value-type="float">
            <text:p>1943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29" calcext:value-type="float">
            <text:p>38041900430102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40" calcext:value-type="float">
            <text:p>1944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30" calcext:value-type="float">
            <text:p>38041900430103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41" calcext:value-type="float">
            <text:p>1944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31" calcext:value-type="float">
            <text:p>38041900430103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42" calcext:value-type="float">
            <text:p>1944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32" calcext:value-type="float">
            <text:p>38041900430103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43" calcext:value-type="float">
            <text:p>1944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33" calcext:value-type="float">
            <text:p>38041900430103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44" calcext:value-type="float">
            <text:p>1944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34" calcext:value-type="float">
            <text:p>38041900430103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45" calcext:value-type="float">
            <text:p>1944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35" calcext:value-type="float">
            <text:p>38041900430103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46" calcext:value-type="float">
            <text:p>1944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36" calcext:value-type="float">
            <text:p>38041900430103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47" calcext:value-type="float">
            <text:p>1944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37" calcext:value-type="float">
            <text:p>38041900430103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48" calcext:value-type="float">
            <text:p>1944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38" calcext:value-type="float">
            <text:p>38041900430103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49" calcext:value-type="float">
            <text:p>1944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39" calcext:value-type="float">
            <text:p>38041900430103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50" calcext:value-type="float">
            <text:p>1945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40" calcext:value-type="float">
            <text:p>38041900430104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51" calcext:value-type="float">
            <text:p>1945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41" calcext:value-type="float">
            <text:p>38041900430104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52" calcext:value-type="float">
            <text:p>1945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42" calcext:value-type="float">
            <text:p>38041900430104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53" calcext:value-type="float">
            <text:p>1945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43" calcext:value-type="float">
            <text:p>38041900430104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54" calcext:value-type="float">
            <text:p>1945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44" calcext:value-type="float">
            <text:p>38041900430104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55" calcext:value-type="float">
            <text:p>1945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45" calcext:value-type="float">
            <text:p>38041900430104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56" calcext:value-type="float">
            <text:p>1945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46" calcext:value-type="float">
            <text:p>38041900430104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57" calcext:value-type="float">
            <text:p>1945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47" calcext:value-type="float">
            <text:p>38041900430104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58" calcext:value-type="float">
            <text:p>1945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48" calcext:value-type="float">
            <text:p>38041900430104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59" calcext:value-type="float">
            <text:p>1945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49" calcext:value-type="float">
            <text:p>38041900430104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60" calcext:value-type="float">
            <text:p>1946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50" calcext:value-type="float">
            <text:p>38041900430105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61" calcext:value-type="float">
            <text:p>1946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19004301051" calcext:value-type="float">
            <text:p>38041900430105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62" calcext:value-type="float">
            <text:p>1946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01" calcext:value-type="float">
            <text:p>38042000440100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63" calcext:value-type="float">
            <text:p>1946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02" calcext:value-type="float">
            <text:p>38042000440100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64" calcext:value-type="float">
            <text:p>1946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03" calcext:value-type="float">
            <text:p>38042000440100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65" calcext:value-type="float">
            <text:p>1946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04" calcext:value-type="float">
            <text:p>38042000440100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66" calcext:value-type="float">
            <text:p>1946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05" calcext:value-type="float">
            <text:p>38042000440100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67" calcext:value-type="float">
            <text:p>1946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06" calcext:value-type="float">
            <text:p>38042000440100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68" calcext:value-type="float">
            <text:p>1946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07" calcext:value-type="float">
            <text:p>38042000440100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69" calcext:value-type="float">
            <text:p>1946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08" calcext:value-type="float">
            <text:p>38042000440100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70" calcext:value-type="float">
            <text:p>1947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09" calcext:value-type="float">
            <text:p>38042000440100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71" calcext:value-type="float">
            <text:p>1947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10" calcext:value-type="float">
            <text:p>38042000440101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72" calcext:value-type="float">
            <text:p>1947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11" calcext:value-type="float">
            <text:p>38042000440101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73" calcext:value-type="float">
            <text:p>1947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12" calcext:value-type="float">
            <text:p>38042000440101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74" calcext:value-type="float">
            <text:p>1947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13" calcext:value-type="float">
            <text:p>38042000440101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75" calcext:value-type="float">
            <text:p>1947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14" calcext:value-type="float">
            <text:p>38042000440101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76" calcext:value-type="float">
            <text:p>1947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15" calcext:value-type="float">
            <text:p>38042000440101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77" calcext:value-type="float">
            <text:p>1947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16" calcext:value-type="float">
            <text:p>38042000440101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78" calcext:value-type="float">
            <text:p>1947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17" calcext:value-type="float">
            <text:p>38042000440101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79" calcext:value-type="float">
            <text:p>1947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18" calcext:value-type="float">
            <text:p>38042000440101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80" calcext:value-type="float">
            <text:p>1948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19" calcext:value-type="float">
            <text:p>38042000440101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81" calcext:value-type="float">
            <text:p>1948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20" calcext:value-type="float">
            <text:p>38042000440102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82" calcext:value-type="float">
            <text:p>1948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21" calcext:value-type="float">
            <text:p>38042000440102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83" calcext:value-type="float">
            <text:p>1948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22" calcext:value-type="float">
            <text:p>38042000440102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84" calcext:value-type="float">
            <text:p>1948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23" calcext:value-type="float">
            <text:p>38042000440102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85" calcext:value-type="float">
            <text:p>1948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24" calcext:value-type="float">
            <text:p>38042000440102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86" calcext:value-type="float">
            <text:p>1948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25" calcext:value-type="float">
            <text:p>38042000440102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87" calcext:value-type="float">
            <text:p>1948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26" calcext:value-type="float">
            <text:p>38042000440102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88" calcext:value-type="float">
            <text:p>1948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27" calcext:value-type="float">
            <text:p>38042000440102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89" calcext:value-type="float">
            <text:p>1948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28" calcext:value-type="float">
            <text:p>38042000440102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90" calcext:value-type="float">
            <text:p>1949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29" calcext:value-type="float">
            <text:p>38042000440102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91" calcext:value-type="float">
            <text:p>1949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30" calcext:value-type="float">
            <text:p>38042000440103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92" calcext:value-type="float">
            <text:p>1949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31" calcext:value-type="float">
            <text:p>38042000440103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93" calcext:value-type="float">
            <text:p>1949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32" calcext:value-type="float">
            <text:p>38042000440103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94" calcext:value-type="float">
            <text:p>1949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33" calcext:value-type="float">
            <text:p>38042000440103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95" calcext:value-type="float">
            <text:p>1949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34" calcext:value-type="float">
            <text:p>38042000440103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96" calcext:value-type="float">
            <text:p>1949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35" calcext:value-type="float">
            <text:p>38042000440103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97" calcext:value-type="float">
            <text:p>1949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36" calcext:value-type="float">
            <text:p>38042000440103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98" calcext:value-type="float">
            <text:p>1949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37" calcext:value-type="float">
            <text:p>38042000440103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499" calcext:value-type="float">
            <text:p>1949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38" calcext:value-type="float">
            <text:p>38042000440103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00" calcext:value-type="float">
            <text:p>1950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39" calcext:value-type="float">
            <text:p>38042000440103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01" calcext:value-type="float">
            <text:p>1950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40" calcext:value-type="float">
            <text:p>38042000440104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02" calcext:value-type="float">
            <text:p>1950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41" calcext:value-type="float">
            <text:p>38042000440104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03" calcext:value-type="float">
            <text:p>1950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42" calcext:value-type="float">
            <text:p>38042000440104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04" calcext:value-type="float">
            <text:p>1950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43" calcext:value-type="float">
            <text:p>38042000440104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05" calcext:value-type="float">
            <text:p>1950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44" calcext:value-type="float">
            <text:p>38042000440104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06" calcext:value-type="float">
            <text:p>1950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45" calcext:value-type="float">
            <text:p>38042000440104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07" calcext:value-type="float">
            <text:p>1950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46" calcext:value-type="float">
            <text:p>38042000440104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08" calcext:value-type="float">
            <text:p>1950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47" calcext:value-type="float">
            <text:p>38042000440104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09" calcext:value-type="float">
            <text:p>1950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48" calcext:value-type="float">
            <text:p>38042000440104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10" calcext:value-type="float">
            <text:p>1951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49" calcext:value-type="float">
            <text:p>38042000440104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11" calcext:value-type="float">
            <text:p>1951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50" calcext:value-type="float">
            <text:p>38042000440105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12" calcext:value-type="float">
            <text:p>1951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51" calcext:value-type="float">
            <text:p>38042000440105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13" calcext:value-type="float">
            <text:p>1951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52" calcext:value-type="float">
            <text:p>38042000440105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14" calcext:value-type="float">
            <text:p>1951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401053" calcext:value-type="float">
            <text:p>38042000440105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15" calcext:value-type="float">
            <text:p>1951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01" calcext:value-type="float">
            <text:p>380420004501001</text:p>
          </table:table-cell>
          <table:table-cell/>
          <table:table-cell table:style-name="ce10" office:value-type="string" calcext:value-type="string">
            <text:p>380420004501001* <text:s/>Hieronder begrepen de fabrijkanten van katoen, hennip, vlas, wol en zijde.</text:p>
          </table:table-cell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16" calcext:value-type="float">
            <text:p>1951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02" calcext:value-type="float">
            <text:p>38042000450100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17" calcext:value-type="float">
            <text:p>1951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03" calcext:value-type="float">
            <text:p>38042000450100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18" calcext:value-type="float">
            <text:p>1951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04" calcext:value-type="float">
            <text:p>38042000450100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19" calcext:value-type="float">
            <text:p>1951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05" calcext:value-type="float">
            <text:p>38042000450100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20" calcext:value-type="float">
            <text:p>1952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06" calcext:value-type="float">
            <text:p>38042000450100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21" calcext:value-type="float">
            <text:p>1952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07" calcext:value-type="float">
            <text:p>38042000450100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22" calcext:value-type="float">
            <text:p>1952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08" calcext:value-type="float">
            <text:p>38042000450100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23" calcext:value-type="float">
            <text:p>1952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09" calcext:value-type="float">
            <text:p>38042000450100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24" calcext:value-type="float">
            <text:p>1952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10" calcext:value-type="float">
            <text:p>38042000450101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25" calcext:value-type="float">
            <text:p>1952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11" calcext:value-type="float">
            <text:p>38042000450101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26" calcext:value-type="float">
            <text:p>1952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12" calcext:value-type="float">
            <text:p>38042000450101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27" calcext:value-type="float">
            <text:p>1952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13" calcext:value-type="float">
            <text:p>38042000450101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28" calcext:value-type="float">
            <text:p>1952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14" calcext:value-type="float">
            <text:p>38042000450101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29" calcext:value-type="float">
            <text:p>1952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15" calcext:value-type="float">
            <text:p>38042000450101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30" calcext:value-type="float">
            <text:p>1953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16" calcext:value-type="float">
            <text:p>38042000450101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31" calcext:value-type="float">
            <text:p>1953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17" calcext:value-type="float">
            <text:p>38042000450101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32" calcext:value-type="float">
            <text:p>1953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18" calcext:value-type="float">
            <text:p>38042000450101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33" calcext:value-type="float">
            <text:p>1953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19" calcext:value-type="float">
            <text:p>38042000450101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34" calcext:value-type="float">
            <text:p>1953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20" calcext:value-type="float">
            <text:p>38042000450102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35" calcext:value-type="float">
            <text:p>1953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21" calcext:value-type="float">
            <text:p>38042000450102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36" calcext:value-type="float">
            <text:p>1953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22" calcext:value-type="float">
            <text:p>38042000450102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37" calcext:value-type="float">
            <text:p>1953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23" calcext:value-type="float">
            <text:p>38042000450102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38" calcext:value-type="float">
            <text:p>1953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24" calcext:value-type="float">
            <text:p>380420004501024</text:p>
          </table:table-cell>
          <table:table-cell/>
          <table:table-cell table:style-name="ce10" office:value-type="string" calcext:value-type="string">
            <text:p>380420004501024? <text:s/>De boden zijn hieronder begrepen.</text:p>
          </table:table-cell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39" calcext:value-type="float">
            <text:p>1953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25" calcext:value-type="float">
            <text:p>38042000450102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40" calcext:value-type="float">
            <text:p>1954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26" calcext:value-type="float">
            <text:p>380420004501026</text:p>
          </table:table-cell>
          <table:table-cell/>
          <table:table-cell table:style-name="ce10" office:value-type="string" calcext:value-type="string">
            <text:p>380420004501024? <text:s/>De boden zijn hieronder begrepen.</text:p>
          </table:table-cell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41" calcext:value-type="float">
            <text:p>1954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27" calcext:value-type="float">
            <text:p>38042000450102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42" calcext:value-type="float">
            <text:p>1954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28" calcext:value-type="float">
            <text:p>38042000450102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43" calcext:value-type="float">
            <text:p>1954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29" calcext:value-type="float">
            <text:p>38042000450102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44" calcext:value-type="float">
            <text:p>1954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30" calcext:value-type="float">
            <text:p>38042000450103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45" calcext:value-type="float">
            <text:p>1954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31" calcext:value-type="float">
            <text:p>38042000450103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46" calcext:value-type="float">
            <text:p>1954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32" calcext:value-type="float">
            <text:p>38042000450103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47" calcext:value-type="float">
            <text:p>1954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33" calcext:value-type="float">
            <text:p>38042000450103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48" calcext:value-type="float">
            <text:p>1954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34" calcext:value-type="float">
            <text:p>38042000450103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49" calcext:value-type="float">
            <text:p>1954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35" calcext:value-type="float">
            <text:p>38042000450103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50" calcext:value-type="float">
            <text:p>1955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36" calcext:value-type="float">
            <text:p>38042000450103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51" calcext:value-type="float">
            <text:p>1955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37" calcext:value-type="float">
            <text:p>38042000450103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52" calcext:value-type="float">
            <text:p>1955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38" calcext:value-type="float">
            <text:p>38042000450103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53" calcext:value-type="float">
            <text:p>1955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39" calcext:value-type="float">
            <text:p>38042000450103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54" calcext:value-type="float">
            <text:p>1955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40" calcext:value-type="float">
            <text:p>38042000450104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55" calcext:value-type="float">
            <text:p>1955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41" calcext:value-type="float">
            <text:p>38042000450104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56" calcext:value-type="float">
            <text:p>1955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42" calcext:value-type="float">
            <text:p>38042000450104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57" calcext:value-type="float">
            <text:p>1955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43" calcext:value-type="float">
            <text:p>38042000450104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58" calcext:value-type="float">
            <text:p>1955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44" calcext:value-type="float">
            <text:p>38042000450104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59" calcext:value-type="float">
            <text:p>1955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45" calcext:value-type="float">
            <text:p>38042000450104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60" calcext:value-type="float">
            <text:p>1956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46" calcext:value-type="float">
            <text:p>38042000450104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61" calcext:value-type="float">
            <text:p>1956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47" calcext:value-type="float">
            <text:p>38042000450104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62" calcext:value-type="float">
            <text:p>1956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48" calcext:value-type="float">
            <text:p>38042000450104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63" calcext:value-type="float">
            <text:p>1956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49" calcext:value-type="float">
            <text:p>38042000450104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64" calcext:value-type="float">
            <text:p>1956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0004501050" calcext:value-type="float">
            <text:p>38042000450105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65" calcext:value-type="float">
            <text:p>1956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01" calcext:value-type="float">
            <text:p>38042100460100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66" calcext:value-type="float">
            <text:p>1956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02" calcext:value-type="float">
            <text:p>38042100460100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67" calcext:value-type="float">
            <text:p>1956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03" calcext:value-type="float">
            <text:p>38042100460100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68" calcext:value-type="float">
            <text:p>1956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04" calcext:value-type="float">
            <text:p>38042100460100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69" calcext:value-type="float">
            <text:p>1956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05" calcext:value-type="float">
            <text:p>38042100460100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70" calcext:value-type="float">
            <text:p>1957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06" calcext:value-type="float">
            <text:p>38042100460100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71" calcext:value-type="float">
            <text:p>1957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07" calcext:value-type="float">
            <text:p>38042100460100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72" calcext:value-type="float">
            <text:p>1957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08" calcext:value-type="float">
            <text:p>38042100460100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73" calcext:value-type="float">
            <text:p>1957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09" calcext:value-type="float">
            <text:p>38042100460100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74" calcext:value-type="float">
            <text:p>1957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10" calcext:value-type="float">
            <text:p>38042100460101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75" calcext:value-type="float">
            <text:p>1957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11" calcext:value-type="float">
            <text:p>38042100460101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76" calcext:value-type="float">
            <text:p>1957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12" calcext:value-type="float">
            <text:p>38042100460101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77" calcext:value-type="float">
            <text:p>1957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13" calcext:value-type="float">
            <text:p>38042100460101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78" calcext:value-type="float">
            <text:p>1957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14" calcext:value-type="float">
            <text:p>38042100460101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79" calcext:value-type="float">
            <text:p>1957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15" calcext:value-type="float">
            <text:p>38042100460101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80" calcext:value-type="float">
            <text:p>1958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16" calcext:value-type="float">
            <text:p>38042100460101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81" calcext:value-type="float">
            <text:p>1958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17" calcext:value-type="float">
            <text:p>38042100460101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82" calcext:value-type="float">
            <text:p>1958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18" calcext:value-type="float">
            <text:p>38042100460101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83" calcext:value-type="float">
            <text:p>1958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19" calcext:value-type="float">
            <text:p>38042100460101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84" calcext:value-type="float">
            <text:p>1958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20" calcext:value-type="float">
            <text:p>38042100460102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85" calcext:value-type="float">
            <text:p>1958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21" calcext:value-type="float">
            <text:p>38042100460102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86" calcext:value-type="float">
            <text:p>1958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22" calcext:value-type="float">
            <text:p>38042100460102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87" calcext:value-type="float">
            <text:p>1958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23" calcext:value-type="float">
            <text:p>38042100460102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88" calcext:value-type="float">
            <text:p>1958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24" calcext:value-type="float">
            <text:p>38042100460102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89" calcext:value-type="float">
            <text:p>1958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25" calcext:value-type="float">
            <text:p>38042100460102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90" calcext:value-type="float">
            <text:p>1959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26" calcext:value-type="float">
            <text:p>38042100460102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91" calcext:value-type="float">
            <text:p>1959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27" calcext:value-type="float">
            <text:p>38042100460102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92" calcext:value-type="float">
            <text:p>1959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28" calcext:value-type="float">
            <text:p>38042100460102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93" calcext:value-type="float">
            <text:p>1959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29" calcext:value-type="float">
            <text:p>38042100460102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94" calcext:value-type="float">
            <text:p>1959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30" calcext:value-type="float">
            <text:p>38042100460103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95" calcext:value-type="float">
            <text:p>1959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31" calcext:value-type="float">
            <text:p>38042100460103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96" calcext:value-type="float">
            <text:p>1959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32" calcext:value-type="float">
            <text:p>38042100460103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97" calcext:value-type="float">
            <text:p>1959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33" calcext:value-type="float">
            <text:p>38042100460103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98" calcext:value-type="float">
            <text:p>1959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34" calcext:value-type="float">
            <text:p>38042100460103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599" calcext:value-type="float">
            <text:p>1959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35" calcext:value-type="float">
            <text:p>38042100460103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00" calcext:value-type="float">
            <text:p>1960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36" calcext:value-type="float">
            <text:p>38042100460103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01" calcext:value-type="float">
            <text:p>1960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37" calcext:value-type="float">
            <text:p>38042100460103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02" calcext:value-type="float">
            <text:p>1960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38" calcext:value-type="float">
            <text:p>38042100460103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03" calcext:value-type="float">
            <text:p>1960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39" calcext:value-type="float">
            <text:p>38042100460103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04" calcext:value-type="float">
            <text:p>1960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40" calcext:value-type="float">
            <text:p>38042100460104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05" calcext:value-type="float">
            <text:p>1960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41" calcext:value-type="float">
            <text:p>38042100460104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06" calcext:value-type="float">
            <text:p>1960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42" calcext:value-type="float">
            <text:p>38042100460104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07" calcext:value-type="float">
            <text:p>1960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43" calcext:value-type="float">
            <text:p>38042100460104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08" calcext:value-type="float">
            <text:p>1960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44" calcext:value-type="float">
            <text:p>38042100460104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09" calcext:value-type="float">
            <text:p>1960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45" calcext:value-type="float">
            <text:p>38042100460104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10" calcext:value-type="float">
            <text:p>1961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46" calcext:value-type="float">
            <text:p>38042100460104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11" calcext:value-type="float">
            <text:p>1961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47" calcext:value-type="float">
            <text:p>38042100460104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12" calcext:value-type="float">
            <text:p>1961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48" calcext:value-type="float">
            <text:p>38042100460104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13" calcext:value-type="float">
            <text:p>1961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49" calcext:value-type="float">
            <text:p>38042100460104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14" calcext:value-type="float">
            <text:p>1961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50" calcext:value-type="float">
            <text:p>38042100460105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15" calcext:value-type="float">
            <text:p>1961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51" calcext:value-type="float">
            <text:p>38042100460105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16" calcext:value-type="float">
            <text:p>1961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52" calcext:value-type="float">
            <text:p>38042100460105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17" calcext:value-type="float">
            <text:p>1961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601053" calcext:value-type="float">
            <text:p>38042100460105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18" calcext:value-type="float">
            <text:p>1961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701001" calcext:value-type="float">
            <text:p>38042100470100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19" calcext:value-type="float">
            <text:p>1961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701002" calcext:value-type="float">
            <text:p>38042100470100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20" calcext:value-type="float">
            <text:p>1962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701003" calcext:value-type="float">
            <text:p>38042100470100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21" calcext:value-type="float">
            <text:p>1962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701004" calcext:value-type="float">
            <text:p>38042100470100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22" calcext:value-type="float">
            <text:p>1962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701005" calcext:value-type="float">
            <text:p>38042100470100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23" calcext:value-type="float">
            <text:p>1962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701006" calcext:value-type="float">
            <text:p>38042100470100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24" calcext:value-type="float">
            <text:p>1962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701007" calcext:value-type="float">
            <text:p>38042100470100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25" calcext:value-type="float">
            <text:p>1962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701008" calcext:value-type="float">
            <text:p>38042100470100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26" calcext:value-type="float">
            <text:p>1962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701009" calcext:value-type="float">
            <text:p>38042100470100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27" calcext:value-type="float">
            <text:p>1962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701010" calcext:value-type="float">
            <text:p>38042100470101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28" calcext:value-type="float">
            <text:p>1962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701011" calcext:value-type="float">
            <text:p>38042100470101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29" calcext:value-type="float">
            <text:p>1962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701012" calcext:value-type="float">
            <text:p>38042100470101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30" calcext:value-type="float">
            <text:p>1963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701013" calcext:value-type="float">
            <text:p>38042100470101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31" calcext:value-type="float">
            <text:p>1963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701014" calcext:value-type="float">
            <text:p>38042100470101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32" calcext:value-type="float">
            <text:p>1963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701015" calcext:value-type="float">
            <text:p>38042100470101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33" calcext:value-type="float">
            <text:p>1963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701016" calcext:value-type="float">
            <text:p>38042100470101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34" calcext:value-type="float">
            <text:p>1963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701017" calcext:value-type="float">
            <text:p>38042100470101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35" calcext:value-type="float">
            <text:p>1963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701018" calcext:value-type="float">
            <text:p>38042100470101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36" calcext:value-type="float">
            <text:p>1963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701019" calcext:value-type="float">
            <text:p>38042100470101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37" calcext:value-type="float">
            <text:p>1963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701020" calcext:value-type="float">
            <text:p>38042100470102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38" calcext:value-type="float">
            <text:p>1963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701021" calcext:value-type="float">
            <text:p>38042100470102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39" calcext:value-type="float">
            <text:p>1963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701022" calcext:value-type="float">
            <text:p>38042100470102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40" calcext:value-type="float">
            <text:p>1964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701023" calcext:value-type="float">
            <text:p>38042100470102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41" calcext:value-type="float">
            <text:p>1964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701024" calcext:value-type="float">
            <text:p>38042100470102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42" calcext:value-type="float">
            <text:p>1964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701025" calcext:value-type="float">
            <text:p>38042100470102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43" calcext:value-type="float">
            <text:p>1964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701026" calcext:value-type="float">
            <text:p>38042100470102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44" calcext:value-type="float">
            <text:p>1964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701027" calcext:value-type="float">
            <text:p>38042100470102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45" calcext:value-type="float">
            <text:p>1964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701028" calcext:value-type="float">
            <text:p>38042100470102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46" calcext:value-type="float">
            <text:p>1964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701029" calcext:value-type="float">
            <text:p>38042100470102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47" calcext:value-type="float">
            <text:p>1964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701030" calcext:value-type="float">
            <text:p>38042100470103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48" calcext:value-type="float">
            <text:p>1964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701031" calcext:value-type="float">
            <text:p>38042100470103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49" calcext:value-type="float">
            <text:p>1964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701032" calcext:value-type="float">
            <text:p>38042100470103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50" calcext:value-type="float">
            <text:p>1965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701033" calcext:value-type="float">
            <text:p>38042100470103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51" calcext:value-type="float">
            <text:p>1965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701034" calcext:value-type="float">
            <text:p>38042100470103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52" calcext:value-type="float">
            <text:p>1965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701035" calcext:value-type="float">
            <text:p>38042100470103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53" calcext:value-type="float">
            <text:p>1965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701036" calcext:value-type="float">
            <text:p>38042100470103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54" calcext:value-type="float">
            <text:p>1965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701037" calcext:value-type="float">
            <text:p>38042100470103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55" calcext:value-type="float">
            <text:p>1965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701038" calcext:value-type="float">
            <text:p>38042100470103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56" calcext:value-type="float">
            <text:p>1965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701039" calcext:value-type="float">
            <text:p>38042100470103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57" calcext:value-type="float">
            <text:p>1965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1004701040" calcext:value-type="float">
            <text:p>38042100470104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58" calcext:value-type="float">
            <text:p>1965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01" calcext:value-type="float">
            <text:p>38042200480100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59" calcext:value-type="float">
            <text:p>1965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02" calcext:value-type="float">
            <text:p>38042200480100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60" calcext:value-type="float">
            <text:p>1966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03" calcext:value-type="float">
            <text:p>38042200480100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61" calcext:value-type="float">
            <text:p>1966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04" calcext:value-type="float">
            <text:p>38042200480100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62" calcext:value-type="float">
            <text:p>1966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05" calcext:value-type="float">
            <text:p>38042200480100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63" calcext:value-type="float">
            <text:p>1966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06" calcext:value-type="float">
            <text:p>38042200480100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64" calcext:value-type="float">
            <text:p>1966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07" calcext:value-type="float">
            <text:p>38042200480100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65" calcext:value-type="float">
            <text:p>1966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08" calcext:value-type="float">
            <text:p>38042200480100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66" calcext:value-type="float">
            <text:p>1966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09" calcext:value-type="float">
            <text:p>38042200480100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67" calcext:value-type="float">
            <text:p>1966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10" calcext:value-type="float">
            <text:p>38042200480101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68" calcext:value-type="float">
            <text:p>1966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11" calcext:value-type="float">
            <text:p>38042200480101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69" calcext:value-type="float">
            <text:p>1966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12" calcext:value-type="float">
            <text:p>38042200480101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70" calcext:value-type="float">
            <text:p>1967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13" calcext:value-type="float">
            <text:p>38042200480101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71" calcext:value-type="float">
            <text:p>1967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14" calcext:value-type="float">
            <text:p>38042200480101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72" calcext:value-type="float">
            <text:p>1967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15" calcext:value-type="float">
            <text:p>38042200480101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73" calcext:value-type="float">
            <text:p>1967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16" calcext:value-type="float">
            <text:p>38042200480101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74" calcext:value-type="float">
            <text:p>1967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17" calcext:value-type="float">
            <text:p>38042200480101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75" calcext:value-type="float">
            <text:p>1967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18" calcext:value-type="float">
            <text:p>38042200480101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76" calcext:value-type="float">
            <text:p>1967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19" calcext:value-type="float">
            <text:p>38042200480101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77" calcext:value-type="float">
            <text:p>1967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20" calcext:value-type="float">
            <text:p>38042200480102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78" calcext:value-type="float">
            <text:p>1967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21" calcext:value-type="float">
            <text:p>38042200480102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79" calcext:value-type="float">
            <text:p>1967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22" calcext:value-type="float">
            <text:p>38042200480102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80" calcext:value-type="float">
            <text:p>1968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23" calcext:value-type="float">
            <text:p>38042200480102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81" calcext:value-type="float">
            <text:p>1968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24" calcext:value-type="float">
            <text:p>38042200480102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82" calcext:value-type="float">
            <text:p>1968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25" calcext:value-type="float">
            <text:p>38042200480102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83" calcext:value-type="float">
            <text:p>1968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26" calcext:value-type="float">
            <text:p>38042200480102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84" calcext:value-type="float">
            <text:p>1968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27" calcext:value-type="float">
            <text:p>38042200480102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85" calcext:value-type="float">
            <text:p>1968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28" calcext:value-type="float">
            <text:p>38042200480102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86" calcext:value-type="float">
            <text:p>1968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29" calcext:value-type="float">
            <text:p>38042200480102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87" calcext:value-type="float">
            <text:p>1968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30" calcext:value-type="float">
            <text:p>38042200480103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88" calcext:value-type="float">
            <text:p>1968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31" calcext:value-type="float">
            <text:p>38042200480103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89" calcext:value-type="float">
            <text:p>1968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32" calcext:value-type="float">
            <text:p>38042200480103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90" calcext:value-type="float">
            <text:p>1969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33" calcext:value-type="float">
            <text:p>38042200480103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91" calcext:value-type="float">
            <text:p>1969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34" calcext:value-type="float">
            <text:p>38042200480103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92" calcext:value-type="float">
            <text:p>1969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35" calcext:value-type="float">
            <text:p>38042200480103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93" calcext:value-type="float">
            <text:p>1969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36" calcext:value-type="float">
            <text:p>38042200480103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94" calcext:value-type="float">
            <text:p>1969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37" calcext:value-type="float">
            <text:p>38042200480103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95" calcext:value-type="float">
            <text:p>1969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38" calcext:value-type="float">
            <text:p>38042200480103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96" calcext:value-type="float">
            <text:p>1969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39" calcext:value-type="float">
            <text:p>38042200480103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97" calcext:value-type="float">
            <text:p>1969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40" calcext:value-type="float">
            <text:p>38042200480104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98" calcext:value-type="float">
            <text:p>1969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41" calcext:value-type="float">
            <text:p>38042200480104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699" calcext:value-type="float">
            <text:p>1969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42" calcext:value-type="float">
            <text:p>38042200480104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00" calcext:value-type="float">
            <text:p>1970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43" calcext:value-type="float">
            <text:p>38042200480104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01" calcext:value-type="float">
            <text:p>1970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44" calcext:value-type="float">
            <text:p>38042200480104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02" calcext:value-type="float">
            <text:p>1970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45" calcext:value-type="float">
            <text:p>38042200480104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03" calcext:value-type="float">
            <text:p>1970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46" calcext:value-type="float">
            <text:p>38042200480104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04" calcext:value-type="float">
            <text:p>1970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47" calcext:value-type="float">
            <text:p>38042200480104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05" calcext:value-type="float">
            <text:p>1970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48" calcext:value-type="float">
            <text:p>38042200480104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06" calcext:value-type="float">
            <text:p>1970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49" calcext:value-type="float">
            <text:p>38042200480104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07" calcext:value-type="float">
            <text:p>1970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50" calcext:value-type="float">
            <text:p>38042200480105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08" calcext:value-type="float">
            <text:p>1970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51" calcext:value-type="float">
            <text:p>38042200480105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09" calcext:value-type="float">
            <text:p>1970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52" calcext:value-type="float">
            <text:p>38042200480105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10" calcext:value-type="float">
            <text:p>1971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801053" calcext:value-type="float">
            <text:p>38042200480105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11" calcext:value-type="float">
            <text:p>1971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01" calcext:value-type="float">
            <text:p>38042200490100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12" calcext:value-type="float">
            <text:p>1971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02" calcext:value-type="float">
            <text:p>38042200490100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13" calcext:value-type="float">
            <text:p>1971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03" calcext:value-type="float">
            <text:p>38042200490100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14" calcext:value-type="float">
            <text:p>1971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04" calcext:value-type="float">
            <text:p>38042200490100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15" calcext:value-type="float">
            <text:p>1971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05" calcext:value-type="float">
            <text:p>38042200490100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16" calcext:value-type="float">
            <text:p>1971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06" calcext:value-type="float">
            <text:p>38042200490100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17" calcext:value-type="float">
            <text:p>1971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07" calcext:value-type="float">
            <text:p>38042200490100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18" calcext:value-type="float">
            <text:p>1971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08" calcext:value-type="float">
            <text:p>38042200490100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19" calcext:value-type="float">
            <text:p>1971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09" calcext:value-type="float">
            <text:p>38042200490100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20" calcext:value-type="float">
            <text:p>1972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10" calcext:value-type="float">
            <text:p>38042200490101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21" calcext:value-type="float">
            <text:p>1972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11" calcext:value-type="float">
            <text:p>38042200490101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22" calcext:value-type="float">
            <text:p>1972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12" calcext:value-type="float">
            <text:p>38042200490101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23" calcext:value-type="float">
            <text:p>1972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13" calcext:value-type="float">
            <text:p>38042200490101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24" calcext:value-type="float">
            <text:p>1972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14" calcext:value-type="float">
            <text:p>38042200490101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25" calcext:value-type="float">
            <text:p>1972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15" calcext:value-type="float">
            <text:p>38042200490101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26" calcext:value-type="float">
            <text:p>1972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16" calcext:value-type="float">
            <text:p>38042200490101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27" calcext:value-type="float">
            <text:p>1972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17" calcext:value-type="float">
            <text:p>38042200490101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28" calcext:value-type="float">
            <text:p>1972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18" calcext:value-type="float">
            <text:p>38042200490101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29" calcext:value-type="float">
            <text:p>1972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19" calcext:value-type="float">
            <text:p>38042200490101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30" calcext:value-type="float">
            <text:p>1973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20" calcext:value-type="float">
            <text:p>38042200490102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31" calcext:value-type="float">
            <text:p>1973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21" calcext:value-type="float">
            <text:p>38042200490102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32" calcext:value-type="float">
            <text:p>1973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22" calcext:value-type="float">
            <text:p>38042200490102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33" calcext:value-type="float">
            <text:p>1973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23" calcext:value-type="float">
            <text:p>38042200490102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34" calcext:value-type="float">
            <text:p>1973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24" calcext:value-type="float">
            <text:p>38042200490102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35" calcext:value-type="float">
            <text:p>1973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25" calcext:value-type="float">
            <text:p>38042200490102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36" calcext:value-type="float">
            <text:p>1973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26" calcext:value-type="float">
            <text:p>38042200490102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37" calcext:value-type="float">
            <text:p>1973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27" calcext:value-type="float">
            <text:p>38042200490102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38" calcext:value-type="float">
            <text:p>1973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28" calcext:value-type="float">
            <text:p>38042200490102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39" calcext:value-type="float">
            <text:p>1973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29" calcext:value-type="float">
            <text:p>38042200490102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40" calcext:value-type="float">
            <text:p>1974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30" calcext:value-type="float">
            <text:p>38042200490103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41" calcext:value-type="float">
            <text:p>1974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31" calcext:value-type="float">
            <text:p>38042200490103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42" calcext:value-type="float">
            <text:p>1974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32" calcext:value-type="float">
            <text:p>38042200490103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43" calcext:value-type="float">
            <text:p>1974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33" calcext:value-type="float">
            <text:p>38042200490103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44" calcext:value-type="float">
            <text:p>1974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34" calcext:value-type="float">
            <text:p>38042200490103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45" calcext:value-type="float">
            <text:p>1974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35" calcext:value-type="float">
            <text:p>38042200490103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46" calcext:value-type="float">
            <text:p>1974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36" calcext:value-type="float">
            <text:p>38042200490103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47" calcext:value-type="float">
            <text:p>1974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37" calcext:value-type="float">
            <text:p>38042200490103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48" calcext:value-type="float">
            <text:p>1974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38" calcext:value-type="float">
            <text:p>38042200490103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49" calcext:value-type="float">
            <text:p>1974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39" calcext:value-type="float">
            <text:p>38042200490103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50" calcext:value-type="float">
            <text:p>1975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40" calcext:value-type="float">
            <text:p>38042200490104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51" calcext:value-type="float">
            <text:p>1975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41" calcext:value-type="float">
            <text:p>38042200490104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52" calcext:value-type="float">
            <text:p>1975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42" calcext:value-type="float">
            <text:p>38042200490104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53" calcext:value-type="float">
            <text:p>1975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43" calcext:value-type="float">
            <text:p>38042200490104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54" calcext:value-type="float">
            <text:p>1975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44" calcext:value-type="float">
            <text:p>38042200490104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55" calcext:value-type="float">
            <text:p>1975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45" calcext:value-type="float">
            <text:p>38042200490104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56" calcext:value-type="float">
            <text:p>1975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46" calcext:value-type="float">
            <text:p>38042200490104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57" calcext:value-type="float">
            <text:p>1975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47" calcext:value-type="float">
            <text:p>38042200490104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58" calcext:value-type="float">
            <text:p>1975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48" calcext:value-type="float">
            <text:p>38042200490104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59" calcext:value-type="float">
            <text:p>1975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49" calcext:value-type="float">
            <text:p>38042200490104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60" calcext:value-type="float">
            <text:p>1976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50" calcext:value-type="float">
            <text:p>38042200490105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61" calcext:value-type="float">
            <text:p>1976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2004901051" calcext:value-type="float">
            <text:p>38042200490105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62" calcext:value-type="float">
            <text:p>1976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01" calcext:value-type="float">
            <text:p>38042300500100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63" calcext:value-type="float">
            <text:p>1976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02" calcext:value-type="float">
            <text:p>38042300500100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64" calcext:value-type="float">
            <text:p>1976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03" calcext:value-type="float">
            <text:p>38042300500100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65" calcext:value-type="float">
            <text:p>1976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04" calcext:value-type="float">
            <text:p>38042300500100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66" calcext:value-type="float">
            <text:p>1976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05" calcext:value-type="float">
            <text:p>38042300500100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67" calcext:value-type="float">
            <text:p>1976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06" calcext:value-type="float">
            <text:p>38042300500100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68" calcext:value-type="float">
            <text:p>1976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07" calcext:value-type="float">
            <text:p>38042300500100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69" calcext:value-type="float">
            <text:p>1976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08" calcext:value-type="float">
            <text:p>38042300500100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70" calcext:value-type="float">
            <text:p>1977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09" calcext:value-type="float">
            <text:p>38042300500100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71" calcext:value-type="float">
            <text:p>1977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10" calcext:value-type="float">
            <text:p>38042300500101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72" calcext:value-type="float">
            <text:p>1977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11" calcext:value-type="float">
            <text:p>38042300500101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73" calcext:value-type="float">
            <text:p>1977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12" calcext:value-type="float">
            <text:p>38042300500101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74" calcext:value-type="float">
            <text:p>1977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13" calcext:value-type="float">
            <text:p>38042300500101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75" calcext:value-type="float">
            <text:p>1977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14" calcext:value-type="float">
            <text:p>38042300500101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76" calcext:value-type="float">
            <text:p>1977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15" calcext:value-type="float">
            <text:p>38042300500101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77" calcext:value-type="float">
            <text:p>1977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16" calcext:value-type="float">
            <text:p>38042300500101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78" calcext:value-type="float">
            <text:p>1977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17" calcext:value-type="float">
            <text:p>38042300500101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79" calcext:value-type="float">
            <text:p>1977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18" calcext:value-type="float">
            <text:p>38042300500101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80" calcext:value-type="float">
            <text:p>1978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19" calcext:value-type="float">
            <text:p>38042300500101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81" calcext:value-type="float">
            <text:p>1978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20" calcext:value-type="float">
            <text:p>38042300500102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82" calcext:value-type="float">
            <text:p>1978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21" calcext:value-type="float">
            <text:p>38042300500102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83" calcext:value-type="float">
            <text:p>1978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22" calcext:value-type="float">
            <text:p>38042300500102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84" calcext:value-type="float">
            <text:p>1978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23" calcext:value-type="float">
            <text:p>38042300500102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85" calcext:value-type="float">
            <text:p>1978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24" calcext:value-type="float">
            <text:p>38042300500102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86" calcext:value-type="float">
            <text:p>1978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25" calcext:value-type="float">
            <text:p>38042300500102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87" calcext:value-type="float">
            <text:p>1978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26" calcext:value-type="float">
            <text:p>38042300500102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88" calcext:value-type="float">
            <text:p>1978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27" calcext:value-type="float">
            <text:p>38042300500102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89" calcext:value-type="float">
            <text:p>1978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28" calcext:value-type="float">
            <text:p>38042300500102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90" calcext:value-type="float">
            <text:p>1979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29" calcext:value-type="float">
            <text:p>38042300500102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91" calcext:value-type="float">
            <text:p>1979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30" calcext:value-type="float">
            <text:p>38042300500103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92" calcext:value-type="float">
            <text:p>1979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31" calcext:value-type="float">
            <text:p>38042300500103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93" calcext:value-type="float">
            <text:p>1979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32" calcext:value-type="float">
            <text:p>38042300500103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94" calcext:value-type="float">
            <text:p>1979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33" calcext:value-type="float">
            <text:p>38042300500103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95" calcext:value-type="float">
            <text:p>1979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34" calcext:value-type="float">
            <text:p>38042300500103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96" calcext:value-type="float">
            <text:p>1979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35" calcext:value-type="float">
            <text:p>38042300500103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97" calcext:value-type="float">
            <text:p>1979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36" calcext:value-type="float">
            <text:p>38042300500103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98" calcext:value-type="float">
            <text:p>1979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37" calcext:value-type="float">
            <text:p>38042300500103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799" calcext:value-type="float">
            <text:p>1979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38" calcext:value-type="float">
            <text:p>38042300500103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00" calcext:value-type="float">
            <text:p>1980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39" calcext:value-type="float">
            <text:p>38042300500103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01" calcext:value-type="float">
            <text:p>1980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40" calcext:value-type="float">
            <text:p>38042300500104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02" calcext:value-type="float">
            <text:p>1980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41" calcext:value-type="float">
            <text:p>38042300500104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03" calcext:value-type="float">
            <text:p>1980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42" calcext:value-type="float">
            <text:p>38042300500104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04" calcext:value-type="float">
            <text:p>1980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43" calcext:value-type="float">
            <text:p>38042300500104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05" calcext:value-type="float">
            <text:p>1980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44" calcext:value-type="float">
            <text:p>38042300500104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06" calcext:value-type="float">
            <text:p>1980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45" calcext:value-type="float">
            <text:p>38042300500104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07" calcext:value-type="float">
            <text:p>1980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46" calcext:value-type="float">
            <text:p>38042300500104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08" calcext:value-type="float">
            <text:p>1980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47" calcext:value-type="float">
            <text:p>38042300500104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09" calcext:value-type="float">
            <text:p>1980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48" calcext:value-type="float">
            <text:p>38042300500104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10" calcext:value-type="float">
            <text:p>1981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49" calcext:value-type="float">
            <text:p>38042300500104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11" calcext:value-type="float">
            <text:p>1981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50" calcext:value-type="float">
            <text:p>38042300500105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12" calcext:value-type="float">
            <text:p>1981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51" calcext:value-type="float">
            <text:p>38042300500105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13" calcext:value-type="float">
            <text:p>1981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52" calcext:value-type="float">
            <text:p>38042300500105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14" calcext:value-type="float">
            <text:p>1981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001053" calcext:value-type="float">
            <text:p>38042300500105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15" calcext:value-type="float">
            <text:p>1981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01" calcext:value-type="float">
            <text:p>380423005101001</text:p>
          </table:table-cell>
          <table:table-cell/>
          <table:table-cell table:style-name="ce10" office:value-type="string" calcext:value-type="string">
            <text:p>380423005101001* <text:s/>Hieronder begrepen de fabrijkanten van katoen, hennip, vlas, wol en zijde.</text:p>
          </table:table-cell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16" calcext:value-type="float">
            <text:p>1981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02" calcext:value-type="float">
            <text:p>38042300510100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17" calcext:value-type="float">
            <text:p>1981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03" calcext:value-type="float">
            <text:p>38042300510100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18" calcext:value-type="float">
            <text:p>1981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04" calcext:value-type="float">
            <text:p>38042300510100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19" calcext:value-type="float">
            <text:p>1981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05" calcext:value-type="float">
            <text:p>38042300510100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20" calcext:value-type="float">
            <text:p>1982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06" calcext:value-type="float">
            <text:p>38042300510100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21" calcext:value-type="float">
            <text:p>1982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07" calcext:value-type="float">
            <text:p>38042300510100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22" calcext:value-type="float">
            <text:p>1982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08" calcext:value-type="float">
            <text:p>38042300510100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23" calcext:value-type="float">
            <text:p>1982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09" calcext:value-type="float">
            <text:p>38042300510100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24" calcext:value-type="float">
            <text:p>1982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10" calcext:value-type="float">
            <text:p>38042300510101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25" calcext:value-type="float">
            <text:p>1982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11" calcext:value-type="float">
            <text:p>38042300510101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26" calcext:value-type="float">
            <text:p>1982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12" calcext:value-type="float">
            <text:p>38042300510101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27" calcext:value-type="float">
            <text:p>1982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13" calcext:value-type="float">
            <text:p>38042300510101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28" calcext:value-type="float">
            <text:p>1982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14" calcext:value-type="float">
            <text:p>38042300510101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29" calcext:value-type="float">
            <text:p>1982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15" calcext:value-type="float">
            <text:p>38042300510101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30" calcext:value-type="float">
            <text:p>1983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16" calcext:value-type="float">
            <text:p>38042300510101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31" calcext:value-type="float">
            <text:p>1983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17" calcext:value-type="float">
            <text:p>38042300510101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32" calcext:value-type="float">
            <text:p>1983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18" calcext:value-type="float">
            <text:p>38042300510101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33" calcext:value-type="float">
            <text:p>1983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19" calcext:value-type="float">
            <text:p>38042300510101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34" calcext:value-type="float">
            <text:p>1983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20" calcext:value-type="float">
            <text:p>38042300510102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35" calcext:value-type="float">
            <text:p>1983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21" calcext:value-type="float">
            <text:p>38042300510102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36" calcext:value-type="float">
            <text:p>1983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22" calcext:value-type="float">
            <text:p>38042300510102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37" calcext:value-type="float">
            <text:p>1983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23" calcext:value-type="float">
            <text:p>38042300510102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38" calcext:value-type="float">
            <text:p>1983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24" calcext:value-type="float">
            <text:p>380423005101024</text:p>
          </table:table-cell>
          <table:table-cell/>
          <table:table-cell table:style-name="ce10" office:value-type="string" calcext:value-type="string">
            <text:p>380423005101024? <text:s/>De boden zijn hieronder begrepen.</text:p>
          </table:table-cell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39" calcext:value-type="float">
            <text:p>1983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25" calcext:value-type="float">
            <text:p>38042300510102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40" calcext:value-type="float">
            <text:p>1984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26" calcext:value-type="float">
            <text:p>380423005101026</text:p>
          </table:table-cell>
          <table:table-cell/>
          <table:table-cell table:style-name="ce10" office:value-type="string" calcext:value-type="string">
            <text:p>380423005101024? <text:s/>De boden zijn hieronder begrepen.</text:p>
          </table:table-cell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41" calcext:value-type="float">
            <text:p>1984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27" calcext:value-type="float">
            <text:p>38042300510102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42" calcext:value-type="float">
            <text:p>1984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28" calcext:value-type="float">
            <text:p>38042300510102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43" calcext:value-type="float">
            <text:p>1984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29" calcext:value-type="float">
            <text:p>38042300510102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44" calcext:value-type="float">
            <text:p>1984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30" calcext:value-type="float">
            <text:p>38042300510103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45" calcext:value-type="float">
            <text:p>1984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31" calcext:value-type="float">
            <text:p>38042300510103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46" calcext:value-type="float">
            <text:p>1984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32" calcext:value-type="float">
            <text:p>38042300510103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47" calcext:value-type="float">
            <text:p>1984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33" calcext:value-type="float">
            <text:p>38042300510103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48" calcext:value-type="float">
            <text:p>1984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34" calcext:value-type="float">
            <text:p>38042300510103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49" calcext:value-type="float">
            <text:p>1984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35" calcext:value-type="float">
            <text:p>38042300510103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50" calcext:value-type="float">
            <text:p>1985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36" calcext:value-type="float">
            <text:p>38042300510103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51" calcext:value-type="float">
            <text:p>1985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37" calcext:value-type="float">
            <text:p>38042300510103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52" calcext:value-type="float">
            <text:p>1985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38" calcext:value-type="float">
            <text:p>38042300510103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53" calcext:value-type="float">
            <text:p>1985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39" calcext:value-type="float">
            <text:p>38042300510103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54" calcext:value-type="float">
            <text:p>1985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40" calcext:value-type="float">
            <text:p>38042300510104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55" calcext:value-type="float">
            <text:p>1985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41" calcext:value-type="float">
            <text:p>38042300510104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56" calcext:value-type="float">
            <text:p>1985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42" calcext:value-type="float">
            <text:p>38042300510104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57" calcext:value-type="float">
            <text:p>1985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43" calcext:value-type="float">
            <text:p>38042300510104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58" calcext:value-type="float">
            <text:p>1985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44" calcext:value-type="float">
            <text:p>38042300510104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59" calcext:value-type="float">
            <text:p>1985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45" calcext:value-type="float">
            <text:p>38042300510104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60" calcext:value-type="float">
            <text:p>1986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46" calcext:value-type="float">
            <text:p>38042300510104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61" calcext:value-type="float">
            <text:p>1986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47" calcext:value-type="float">
            <text:p>38042300510104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62" calcext:value-type="float">
            <text:p>1986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48" calcext:value-type="float">
            <text:p>38042300510104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63" calcext:value-type="float">
            <text:p>1986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49" calcext:value-type="float">
            <text:p>38042300510104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64" calcext:value-type="float">
            <text:p>1986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3005101050" calcext:value-type="float">
            <text:p>38042300510105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65" calcext:value-type="float">
            <text:p>1986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01" calcext:value-type="float">
            <text:p>38042400520100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66" calcext:value-type="float">
            <text:p>1986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02" calcext:value-type="float">
            <text:p>38042400520100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67" calcext:value-type="float">
            <text:p>1986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03" calcext:value-type="float">
            <text:p>38042400520100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68" calcext:value-type="float">
            <text:p>1986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04" calcext:value-type="float">
            <text:p>38042400520100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69" calcext:value-type="float">
            <text:p>1986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05" calcext:value-type="float">
            <text:p>38042400520100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70" calcext:value-type="float">
            <text:p>1987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06" calcext:value-type="float">
            <text:p>38042400520100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71" calcext:value-type="float">
            <text:p>1987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07" calcext:value-type="float">
            <text:p>38042400520100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72" calcext:value-type="float">
            <text:p>1987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08" calcext:value-type="float">
            <text:p>38042400520100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73" calcext:value-type="float">
            <text:p>1987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09" calcext:value-type="float">
            <text:p>38042400520100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74" calcext:value-type="float">
            <text:p>1987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10" calcext:value-type="float">
            <text:p>38042400520101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75" calcext:value-type="float">
            <text:p>1987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11" calcext:value-type="float">
            <text:p>38042400520101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76" calcext:value-type="float">
            <text:p>1987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12" calcext:value-type="float">
            <text:p>38042400520101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77" calcext:value-type="float">
            <text:p>1987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13" calcext:value-type="float">
            <text:p>38042400520101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78" calcext:value-type="float">
            <text:p>1987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14" calcext:value-type="float">
            <text:p>38042400520101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79" calcext:value-type="float">
            <text:p>1987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15" calcext:value-type="float">
            <text:p>38042400520101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80" calcext:value-type="float">
            <text:p>1988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16" calcext:value-type="float">
            <text:p>38042400520101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81" calcext:value-type="float">
            <text:p>1988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17" calcext:value-type="float">
            <text:p>38042400520101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82" calcext:value-type="float">
            <text:p>1988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18" calcext:value-type="float">
            <text:p>38042400520101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83" calcext:value-type="float">
            <text:p>1988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19" calcext:value-type="float">
            <text:p>38042400520101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84" calcext:value-type="float">
            <text:p>1988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20" calcext:value-type="float">
            <text:p>38042400520102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85" calcext:value-type="float">
            <text:p>1988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21" calcext:value-type="float">
            <text:p>38042400520102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86" calcext:value-type="float">
            <text:p>1988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22" calcext:value-type="float">
            <text:p>38042400520102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87" calcext:value-type="float">
            <text:p>1988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23" calcext:value-type="float">
            <text:p>38042400520102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88" calcext:value-type="float">
            <text:p>1988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24" calcext:value-type="float">
            <text:p>38042400520102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89" calcext:value-type="float">
            <text:p>1988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25" calcext:value-type="float">
            <text:p>38042400520102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90" calcext:value-type="float">
            <text:p>1989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26" calcext:value-type="float">
            <text:p>38042400520102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91" calcext:value-type="float">
            <text:p>1989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27" calcext:value-type="float">
            <text:p>38042400520102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92" calcext:value-type="float">
            <text:p>1989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28" calcext:value-type="float">
            <text:p>38042400520102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93" calcext:value-type="float">
            <text:p>1989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29" calcext:value-type="float">
            <text:p>38042400520102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94" calcext:value-type="float">
            <text:p>1989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30" calcext:value-type="float">
            <text:p>38042400520103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95" calcext:value-type="float">
            <text:p>1989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31" calcext:value-type="float">
            <text:p>38042400520103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96" calcext:value-type="float">
            <text:p>1989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32" calcext:value-type="float">
            <text:p>38042400520103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97" calcext:value-type="float">
            <text:p>1989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33" calcext:value-type="float">
            <text:p>38042400520103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98" calcext:value-type="float">
            <text:p>1989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34" calcext:value-type="float">
            <text:p>38042400520103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899" calcext:value-type="float">
            <text:p>1989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35" calcext:value-type="float">
            <text:p>38042400520103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00" calcext:value-type="float">
            <text:p>1990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36" calcext:value-type="float">
            <text:p>38042400520103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01" calcext:value-type="float">
            <text:p>1990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37" calcext:value-type="float">
            <text:p>38042400520103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02" calcext:value-type="float">
            <text:p>1990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38" calcext:value-type="float">
            <text:p>38042400520103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03" calcext:value-type="float">
            <text:p>1990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39" calcext:value-type="float">
            <text:p>38042400520103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04" calcext:value-type="float">
            <text:p>1990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40" calcext:value-type="float">
            <text:p>38042400520104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05" calcext:value-type="float">
            <text:p>1990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41" calcext:value-type="float">
            <text:p>38042400520104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06" calcext:value-type="float">
            <text:p>1990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42" calcext:value-type="float">
            <text:p>38042400520104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07" calcext:value-type="float">
            <text:p>1990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43" calcext:value-type="float">
            <text:p>38042400520104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08" calcext:value-type="float">
            <text:p>1990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44" calcext:value-type="float">
            <text:p>38042400520104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09" calcext:value-type="float">
            <text:p>1990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45" calcext:value-type="float">
            <text:p>38042400520104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10" calcext:value-type="float">
            <text:p>1991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46" calcext:value-type="float">
            <text:p>38042400520104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11" calcext:value-type="float">
            <text:p>1991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47" calcext:value-type="float">
            <text:p>38042400520104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12" calcext:value-type="float">
            <text:p>1991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48" calcext:value-type="float">
            <text:p>38042400520104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13" calcext:value-type="float">
            <text:p>1991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49" calcext:value-type="float">
            <text:p>38042400520104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14" calcext:value-type="float">
            <text:p>1991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50" calcext:value-type="float">
            <text:p>38042400520105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15" calcext:value-type="float">
            <text:p>1991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51" calcext:value-type="float">
            <text:p>38042400520105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16" calcext:value-type="float">
            <text:p>1991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52" calcext:value-type="float">
            <text:p>38042400520105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17" calcext:value-type="float">
            <text:p>1991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201053" calcext:value-type="float">
            <text:p>38042400520105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18" calcext:value-type="float">
            <text:p>1991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301001" calcext:value-type="float">
            <text:p>38042400530100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19" calcext:value-type="float">
            <text:p>1991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301002" calcext:value-type="float">
            <text:p>38042400530100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20" calcext:value-type="float">
            <text:p>1992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301003" calcext:value-type="float">
            <text:p>38042400530100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21" calcext:value-type="float">
            <text:p>1992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301004" calcext:value-type="float">
            <text:p>38042400530100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22" calcext:value-type="float">
            <text:p>1992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301005" calcext:value-type="float">
            <text:p>38042400530100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23" calcext:value-type="float">
            <text:p>1992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301006" calcext:value-type="float">
            <text:p>38042400530100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24" calcext:value-type="float">
            <text:p>1992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301007" calcext:value-type="float">
            <text:p>38042400530100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25" calcext:value-type="float">
            <text:p>1992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301008" calcext:value-type="float">
            <text:p>38042400530100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26" calcext:value-type="float">
            <text:p>1992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301009" calcext:value-type="float">
            <text:p>38042400530100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27" calcext:value-type="float">
            <text:p>1992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301010" calcext:value-type="float">
            <text:p>38042400530101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28" calcext:value-type="float">
            <text:p>1992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301011" calcext:value-type="float">
            <text:p>38042400530101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29" calcext:value-type="float">
            <text:p>1992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301012" calcext:value-type="float">
            <text:p>38042400530101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30" calcext:value-type="float">
            <text:p>1993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301013" calcext:value-type="float">
            <text:p>38042400530101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31" calcext:value-type="float">
            <text:p>1993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301014" calcext:value-type="float">
            <text:p>38042400530101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32" calcext:value-type="float">
            <text:p>1993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301015" calcext:value-type="float">
            <text:p>38042400530101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33" calcext:value-type="float">
            <text:p>1993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301016" calcext:value-type="float">
            <text:p>38042400530101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34" calcext:value-type="float">
            <text:p>1993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301017" calcext:value-type="float">
            <text:p>38042400530101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35" calcext:value-type="float">
            <text:p>1993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301018" calcext:value-type="float">
            <text:p>38042400530101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36" calcext:value-type="float">
            <text:p>1993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301019" calcext:value-type="float">
            <text:p>38042400530101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37" calcext:value-type="float">
            <text:p>1993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301020" calcext:value-type="float">
            <text:p>38042400530102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38" calcext:value-type="float">
            <text:p>1993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301021" calcext:value-type="float">
            <text:p>38042400530102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39" calcext:value-type="float">
            <text:p>1993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301022" calcext:value-type="float">
            <text:p>38042400530102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40" calcext:value-type="float">
            <text:p>1994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301023" calcext:value-type="float">
            <text:p>38042400530102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41" calcext:value-type="float">
            <text:p>1994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301024" calcext:value-type="float">
            <text:p>38042400530102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42" calcext:value-type="float">
            <text:p>1994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301025" calcext:value-type="float">
            <text:p>38042400530102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43" calcext:value-type="float">
            <text:p>1994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301026" calcext:value-type="float">
            <text:p>38042400530102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44" calcext:value-type="float">
            <text:p>1994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301027" calcext:value-type="float">
            <text:p>38042400530102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45" calcext:value-type="float">
            <text:p>1994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301028" calcext:value-type="float">
            <text:p>38042400530102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46" calcext:value-type="float">
            <text:p>1994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301029" calcext:value-type="float">
            <text:p>38042400530102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47" calcext:value-type="float">
            <text:p>1994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301030" calcext:value-type="float">
            <text:p>38042400530103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48" calcext:value-type="float">
            <text:p>1994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301031" calcext:value-type="float">
            <text:p>38042400530103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49" calcext:value-type="float">
            <text:p>1994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301032" calcext:value-type="float">
            <text:p>38042400530103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50" calcext:value-type="float">
            <text:p>1995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301033" calcext:value-type="float">
            <text:p>38042400530103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51" calcext:value-type="float">
            <text:p>1995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301034" calcext:value-type="float">
            <text:p>38042400530103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52" calcext:value-type="float">
            <text:p>1995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301035" calcext:value-type="float">
            <text:p>38042400530103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53" calcext:value-type="float">
            <text:p>1995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301036" calcext:value-type="float">
            <text:p>38042400530103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54" calcext:value-type="float">
            <text:p>1995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301037" calcext:value-type="float">
            <text:p>38042400530103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55" calcext:value-type="float">
            <text:p>1995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301038" calcext:value-type="float">
            <text:p>38042400530103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56" calcext:value-type="float">
            <text:p>1995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301039" calcext:value-type="float">
            <text:p>38042400530103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57" calcext:value-type="float">
            <text:p>1995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4005301040" calcext:value-type="float">
            <text:p>38042400530104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58" calcext:value-type="float">
            <text:p>1995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01" calcext:value-type="float">
            <text:p>38042500540100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59" calcext:value-type="float">
            <text:p>1995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02" calcext:value-type="float">
            <text:p>38042500540100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60" calcext:value-type="float">
            <text:p>1996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03" calcext:value-type="float">
            <text:p>38042500540100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61" calcext:value-type="float">
            <text:p>1996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04" calcext:value-type="float">
            <text:p>38042500540100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62" calcext:value-type="float">
            <text:p>1996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05" calcext:value-type="float">
            <text:p>38042500540100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63" calcext:value-type="float">
            <text:p>1996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06" calcext:value-type="float">
            <text:p>38042500540100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64" calcext:value-type="float">
            <text:p>1996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07" calcext:value-type="float">
            <text:p>38042500540100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65" calcext:value-type="float">
            <text:p>1996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08" calcext:value-type="float">
            <text:p>38042500540100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66" calcext:value-type="float">
            <text:p>1996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09" calcext:value-type="float">
            <text:p>38042500540100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67" calcext:value-type="float">
            <text:p>1996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10" calcext:value-type="float">
            <text:p>38042500540101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68" calcext:value-type="float">
            <text:p>1996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11" calcext:value-type="float">
            <text:p>38042500540101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69" calcext:value-type="float">
            <text:p>1996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12" calcext:value-type="float">
            <text:p>38042500540101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70" calcext:value-type="float">
            <text:p>1997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13" calcext:value-type="float">
            <text:p>38042500540101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71" calcext:value-type="float">
            <text:p>1997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14" calcext:value-type="float">
            <text:p>38042500540101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72" calcext:value-type="float">
            <text:p>1997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15" calcext:value-type="float">
            <text:p>38042500540101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73" calcext:value-type="float">
            <text:p>1997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16" calcext:value-type="float">
            <text:p>38042500540101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74" calcext:value-type="float">
            <text:p>1997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17" calcext:value-type="float">
            <text:p>38042500540101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75" calcext:value-type="float">
            <text:p>1997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18" calcext:value-type="float">
            <text:p>38042500540101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76" calcext:value-type="float">
            <text:p>1997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19" calcext:value-type="float">
            <text:p>38042500540101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77" calcext:value-type="float">
            <text:p>1997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20" calcext:value-type="float">
            <text:p>38042500540102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78" calcext:value-type="float">
            <text:p>1997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21" calcext:value-type="float">
            <text:p>38042500540102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79" calcext:value-type="float">
            <text:p>1997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22" calcext:value-type="float">
            <text:p>38042500540102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80" calcext:value-type="float">
            <text:p>1998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23" calcext:value-type="float">
            <text:p>38042500540102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81" calcext:value-type="float">
            <text:p>1998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24" calcext:value-type="float">
            <text:p>38042500540102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82" calcext:value-type="float">
            <text:p>1998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25" calcext:value-type="float">
            <text:p>38042500540102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83" calcext:value-type="float">
            <text:p>1998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26" calcext:value-type="float">
            <text:p>38042500540102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84" calcext:value-type="float">
            <text:p>1998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27" calcext:value-type="float">
            <text:p>38042500540102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85" calcext:value-type="float">
            <text:p>1998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28" calcext:value-type="float">
            <text:p>38042500540102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86" calcext:value-type="float">
            <text:p>1998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29" calcext:value-type="float">
            <text:p>38042500540102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87" calcext:value-type="float">
            <text:p>1998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30" calcext:value-type="float">
            <text:p>38042500540103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88" calcext:value-type="float">
            <text:p>1998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31" calcext:value-type="float">
            <text:p>38042500540103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89" calcext:value-type="float">
            <text:p>1998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32" calcext:value-type="float">
            <text:p>38042500540103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90" calcext:value-type="float">
            <text:p>1999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33" calcext:value-type="float">
            <text:p>38042500540103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91" calcext:value-type="float">
            <text:p>1999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34" calcext:value-type="float">
            <text:p>38042500540103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92" calcext:value-type="float">
            <text:p>1999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35" calcext:value-type="float">
            <text:p>38042500540103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93" calcext:value-type="float">
            <text:p>1999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36" calcext:value-type="float">
            <text:p>38042500540103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94" calcext:value-type="float">
            <text:p>1999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37" calcext:value-type="float">
            <text:p>38042500540103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95" calcext:value-type="float">
            <text:p>1999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38" calcext:value-type="float">
            <text:p>38042500540103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96" calcext:value-type="float">
            <text:p>1999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39" calcext:value-type="float">
            <text:p>38042500540103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97" calcext:value-type="float">
            <text:p>1999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40" calcext:value-type="float">
            <text:p>38042500540104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98" calcext:value-type="float">
            <text:p>1999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41" calcext:value-type="float">
            <text:p>38042500540104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19999" calcext:value-type="float">
            <text:p>1999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42" calcext:value-type="float">
            <text:p>38042500540104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00" calcext:value-type="float">
            <text:p>2000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43" calcext:value-type="float">
            <text:p>38042500540104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01" calcext:value-type="float">
            <text:p>2000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44" calcext:value-type="float">
            <text:p>38042500540104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02" calcext:value-type="float">
            <text:p>2000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45" calcext:value-type="float">
            <text:p>38042500540104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03" calcext:value-type="float">
            <text:p>2000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46" calcext:value-type="float">
            <text:p>38042500540104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04" calcext:value-type="float">
            <text:p>2000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47" calcext:value-type="float">
            <text:p>38042500540104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05" calcext:value-type="float">
            <text:p>2000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48" calcext:value-type="float">
            <text:p>38042500540104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06" calcext:value-type="float">
            <text:p>2000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49" calcext:value-type="float">
            <text:p>38042500540104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07" calcext:value-type="float">
            <text:p>2000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50" calcext:value-type="float">
            <text:p>38042500540105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08" calcext:value-type="float">
            <text:p>2000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51" calcext:value-type="float">
            <text:p>38042500540105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09" calcext:value-type="float">
            <text:p>2000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52" calcext:value-type="float">
            <text:p>38042500540105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10" calcext:value-type="float">
            <text:p>2001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401053" calcext:value-type="float">
            <text:p>38042500540105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11" calcext:value-type="float">
            <text:p>2001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01" calcext:value-type="float">
            <text:p>38042500550100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12" calcext:value-type="float">
            <text:p>2001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02" calcext:value-type="float">
            <text:p>38042500550100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13" calcext:value-type="float">
            <text:p>2001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03" calcext:value-type="float">
            <text:p>38042500550100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14" calcext:value-type="float">
            <text:p>2001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04" calcext:value-type="float">
            <text:p>38042500550100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15" calcext:value-type="float">
            <text:p>2001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05" calcext:value-type="float">
            <text:p>38042500550100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16" calcext:value-type="float">
            <text:p>2001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06" calcext:value-type="float">
            <text:p>38042500550100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17" calcext:value-type="float">
            <text:p>2001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07" calcext:value-type="float">
            <text:p>38042500550100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18" calcext:value-type="float">
            <text:p>2001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08" calcext:value-type="float">
            <text:p>38042500550100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19" calcext:value-type="float">
            <text:p>2001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09" calcext:value-type="float">
            <text:p>38042500550100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20" calcext:value-type="float">
            <text:p>2002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10" calcext:value-type="float">
            <text:p>38042500550101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21" calcext:value-type="float">
            <text:p>2002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11" calcext:value-type="float">
            <text:p>38042500550101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22" calcext:value-type="float">
            <text:p>2002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12" calcext:value-type="float">
            <text:p>38042500550101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23" calcext:value-type="float">
            <text:p>2002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13" calcext:value-type="float">
            <text:p>38042500550101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24" calcext:value-type="float">
            <text:p>2002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14" calcext:value-type="float">
            <text:p>38042500550101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25" calcext:value-type="float">
            <text:p>2002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15" calcext:value-type="float">
            <text:p>38042500550101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26" calcext:value-type="float">
            <text:p>2002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16" calcext:value-type="float">
            <text:p>38042500550101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27" calcext:value-type="float">
            <text:p>2002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17" calcext:value-type="float">
            <text:p>38042500550101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28" calcext:value-type="float">
            <text:p>2002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18" calcext:value-type="float">
            <text:p>38042500550101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29" calcext:value-type="float">
            <text:p>2002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19" calcext:value-type="float">
            <text:p>38042500550101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30" calcext:value-type="float">
            <text:p>2003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20" calcext:value-type="float">
            <text:p>38042500550102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31" calcext:value-type="float">
            <text:p>2003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21" calcext:value-type="float">
            <text:p>38042500550102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32" calcext:value-type="float">
            <text:p>2003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22" calcext:value-type="float">
            <text:p>38042500550102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33" calcext:value-type="float">
            <text:p>2003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23" calcext:value-type="float">
            <text:p>38042500550102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34" calcext:value-type="float">
            <text:p>2003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24" calcext:value-type="float">
            <text:p>38042500550102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35" calcext:value-type="float">
            <text:p>2003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25" calcext:value-type="float">
            <text:p>38042500550102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36" calcext:value-type="float">
            <text:p>2003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26" calcext:value-type="float">
            <text:p>38042500550102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37" calcext:value-type="float">
            <text:p>2003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27" calcext:value-type="float">
            <text:p>38042500550102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38" calcext:value-type="float">
            <text:p>2003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28" calcext:value-type="float">
            <text:p>38042500550102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39" calcext:value-type="float">
            <text:p>2003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29" calcext:value-type="float">
            <text:p>38042500550102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40" calcext:value-type="float">
            <text:p>2004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30" calcext:value-type="float">
            <text:p>38042500550103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41" calcext:value-type="float">
            <text:p>2004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31" calcext:value-type="float">
            <text:p>38042500550103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42" calcext:value-type="float">
            <text:p>2004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32" calcext:value-type="float">
            <text:p>38042500550103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43" calcext:value-type="float">
            <text:p>2004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33" calcext:value-type="float">
            <text:p>38042500550103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44" calcext:value-type="float">
            <text:p>2004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34" calcext:value-type="float">
            <text:p>38042500550103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45" calcext:value-type="float">
            <text:p>2004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35" calcext:value-type="float">
            <text:p>38042500550103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46" calcext:value-type="float">
            <text:p>2004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36" calcext:value-type="float">
            <text:p>38042500550103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47" calcext:value-type="float">
            <text:p>2004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37" calcext:value-type="float">
            <text:p>38042500550103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48" calcext:value-type="float">
            <text:p>2004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38" calcext:value-type="float">
            <text:p>38042500550103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49" calcext:value-type="float">
            <text:p>2004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39" calcext:value-type="float">
            <text:p>38042500550103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50" calcext:value-type="float">
            <text:p>2005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40" calcext:value-type="float">
            <text:p>38042500550104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51" calcext:value-type="float">
            <text:p>2005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41" calcext:value-type="float">
            <text:p>38042500550104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52" calcext:value-type="float">
            <text:p>2005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42" calcext:value-type="float">
            <text:p>38042500550104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53" calcext:value-type="float">
            <text:p>2005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43" calcext:value-type="float">
            <text:p>38042500550104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54" calcext:value-type="float">
            <text:p>2005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44" calcext:value-type="float">
            <text:p>38042500550104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55" calcext:value-type="float">
            <text:p>2005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45" calcext:value-type="float">
            <text:p>38042500550104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56" calcext:value-type="float">
            <text:p>2005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46" calcext:value-type="float">
            <text:p>38042500550104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57" calcext:value-type="float">
            <text:p>2005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47" calcext:value-type="float">
            <text:p>38042500550104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58" calcext:value-type="float">
            <text:p>2005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48" calcext:value-type="float">
            <text:p>38042500550104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59" calcext:value-type="float">
            <text:p>2005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49" calcext:value-type="float">
            <text:p>38042500550104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60" calcext:value-type="float">
            <text:p>2006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50" calcext:value-type="float">
            <text:p>38042500550105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61" calcext:value-type="float">
            <text:p>2006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5005501051" calcext:value-type="float">
            <text:p>38042500550105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62" calcext:value-type="float">
            <text:p>2006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01" calcext:value-type="float">
            <text:p>38042600560100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63" calcext:value-type="float">
            <text:p>2006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02" calcext:value-type="float">
            <text:p>38042600560100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64" calcext:value-type="float">
            <text:p>2006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03" calcext:value-type="float">
            <text:p>38042600560100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65" calcext:value-type="float">
            <text:p>2006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04" calcext:value-type="float">
            <text:p>38042600560100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66" calcext:value-type="float">
            <text:p>2006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05" calcext:value-type="float">
            <text:p>38042600560100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67" calcext:value-type="float">
            <text:p>2006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06" calcext:value-type="float">
            <text:p>38042600560100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68" calcext:value-type="float">
            <text:p>2006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07" calcext:value-type="float">
            <text:p>38042600560100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69" calcext:value-type="float">
            <text:p>2006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08" calcext:value-type="float">
            <text:p>38042600560100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70" calcext:value-type="float">
            <text:p>2007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09" calcext:value-type="float">
            <text:p>38042600560100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71" calcext:value-type="float">
            <text:p>2007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10" calcext:value-type="float">
            <text:p>38042600560101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72" calcext:value-type="float">
            <text:p>2007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11" calcext:value-type="float">
            <text:p>38042600560101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73" calcext:value-type="float">
            <text:p>2007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12" calcext:value-type="float">
            <text:p>38042600560101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74" calcext:value-type="float">
            <text:p>2007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13" calcext:value-type="float">
            <text:p>38042600560101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75" calcext:value-type="float">
            <text:p>2007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14" calcext:value-type="float">
            <text:p>38042600560101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76" calcext:value-type="float">
            <text:p>2007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15" calcext:value-type="float">
            <text:p>38042600560101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77" calcext:value-type="float">
            <text:p>2007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16" calcext:value-type="float">
            <text:p>38042600560101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78" calcext:value-type="float">
            <text:p>2007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17" calcext:value-type="float">
            <text:p>38042600560101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79" calcext:value-type="float">
            <text:p>2007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18" calcext:value-type="float">
            <text:p>38042600560101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80" calcext:value-type="float">
            <text:p>2008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19" calcext:value-type="float">
            <text:p>38042600560101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81" calcext:value-type="float">
            <text:p>2008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20" calcext:value-type="float">
            <text:p>38042600560102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82" calcext:value-type="float">
            <text:p>2008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21" calcext:value-type="float">
            <text:p>38042600560102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83" calcext:value-type="float">
            <text:p>2008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22" calcext:value-type="float">
            <text:p>38042600560102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84" calcext:value-type="float">
            <text:p>2008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23" calcext:value-type="float">
            <text:p>38042600560102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85" calcext:value-type="float">
            <text:p>2008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24" calcext:value-type="float">
            <text:p>38042600560102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86" calcext:value-type="float">
            <text:p>2008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25" calcext:value-type="float">
            <text:p>38042600560102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87" calcext:value-type="float">
            <text:p>2008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26" calcext:value-type="float">
            <text:p>38042600560102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88" calcext:value-type="float">
            <text:p>2008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27" calcext:value-type="float">
            <text:p>38042600560102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89" calcext:value-type="float">
            <text:p>2008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28" calcext:value-type="float">
            <text:p>38042600560102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90" calcext:value-type="float">
            <text:p>2009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29" calcext:value-type="float">
            <text:p>38042600560102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91" calcext:value-type="float">
            <text:p>2009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30" calcext:value-type="float">
            <text:p>38042600560103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92" calcext:value-type="float">
            <text:p>2009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31" calcext:value-type="float">
            <text:p>38042600560103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93" calcext:value-type="float">
            <text:p>2009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32" calcext:value-type="float">
            <text:p>38042600560103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94" calcext:value-type="float">
            <text:p>2009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33" calcext:value-type="float">
            <text:p>38042600560103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95" calcext:value-type="float">
            <text:p>2009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34" calcext:value-type="float">
            <text:p>38042600560103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96" calcext:value-type="float">
            <text:p>2009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35" calcext:value-type="float">
            <text:p>38042600560103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97" calcext:value-type="float">
            <text:p>2009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36" calcext:value-type="float">
            <text:p>38042600560103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98" calcext:value-type="float">
            <text:p>2009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37" calcext:value-type="float">
            <text:p>38042600560103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099" calcext:value-type="float">
            <text:p>2009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38" calcext:value-type="float">
            <text:p>38042600560103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00" calcext:value-type="float">
            <text:p>2010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39" calcext:value-type="float">
            <text:p>38042600560103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01" calcext:value-type="float">
            <text:p>2010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40" calcext:value-type="float">
            <text:p>38042600560104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02" calcext:value-type="float">
            <text:p>2010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41" calcext:value-type="float">
            <text:p>38042600560104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03" calcext:value-type="float">
            <text:p>2010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42" calcext:value-type="float">
            <text:p>38042600560104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04" calcext:value-type="float">
            <text:p>2010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43" calcext:value-type="float">
            <text:p>38042600560104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05" calcext:value-type="float">
            <text:p>2010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44" calcext:value-type="float">
            <text:p>38042600560104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06" calcext:value-type="float">
            <text:p>2010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45" calcext:value-type="float">
            <text:p>38042600560104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07" calcext:value-type="float">
            <text:p>2010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46" calcext:value-type="float">
            <text:p>38042600560104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08" calcext:value-type="float">
            <text:p>2010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47" calcext:value-type="float">
            <text:p>38042600560104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09" calcext:value-type="float">
            <text:p>2010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48" calcext:value-type="float">
            <text:p>38042600560104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10" calcext:value-type="float">
            <text:p>2011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49" calcext:value-type="float">
            <text:p>38042600560104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11" calcext:value-type="float">
            <text:p>2011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50" calcext:value-type="float">
            <text:p>38042600560105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12" calcext:value-type="float">
            <text:p>2011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51" calcext:value-type="float">
            <text:p>38042600560105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13" calcext:value-type="float">
            <text:p>2011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52" calcext:value-type="float">
            <text:p>38042600560105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14" calcext:value-type="float">
            <text:p>2011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601053" calcext:value-type="float">
            <text:p>38042600560105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15" calcext:value-type="float">
            <text:p>2011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01" calcext:value-type="float">
            <text:p>380426005701001</text:p>
          </table:table-cell>
          <table:table-cell/>
          <table:table-cell table:style-name="ce10" office:value-type="string" calcext:value-type="string">
            <text:p>380426005701001* <text:s/>Hieronder begrepen de fabrijkanten van katoen, hennip, vlas, wol en zijde.</text:p>
          </table:table-cell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16" calcext:value-type="float">
            <text:p>2011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02" calcext:value-type="float">
            <text:p>38042600570100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17" calcext:value-type="float">
            <text:p>2011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03" calcext:value-type="float">
            <text:p>38042600570100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18" calcext:value-type="float">
            <text:p>2011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04" calcext:value-type="float">
            <text:p>38042600570100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19" calcext:value-type="float">
            <text:p>2011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05" calcext:value-type="float">
            <text:p>38042600570100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20" calcext:value-type="float">
            <text:p>2012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06" calcext:value-type="float">
            <text:p>38042600570100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21" calcext:value-type="float">
            <text:p>2012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07" calcext:value-type="float">
            <text:p>38042600570100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22" calcext:value-type="float">
            <text:p>2012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08" calcext:value-type="float">
            <text:p>38042600570100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23" calcext:value-type="float">
            <text:p>2012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09" calcext:value-type="float">
            <text:p>38042600570100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24" calcext:value-type="float">
            <text:p>2012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10" calcext:value-type="float">
            <text:p>38042600570101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25" calcext:value-type="float">
            <text:p>2012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11" calcext:value-type="float">
            <text:p>38042600570101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26" calcext:value-type="float">
            <text:p>2012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12" calcext:value-type="float">
            <text:p>38042600570101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27" calcext:value-type="float">
            <text:p>2012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13" calcext:value-type="float">
            <text:p>38042600570101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28" calcext:value-type="float">
            <text:p>2012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14" calcext:value-type="float">
            <text:p>38042600570101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29" calcext:value-type="float">
            <text:p>2012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15" calcext:value-type="float">
            <text:p>38042600570101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30" calcext:value-type="float">
            <text:p>2013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16" calcext:value-type="float">
            <text:p>38042600570101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31" calcext:value-type="float">
            <text:p>2013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17" calcext:value-type="float">
            <text:p>38042600570101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32" calcext:value-type="float">
            <text:p>2013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18" calcext:value-type="float">
            <text:p>380426005701018</text:p>
          </table:table-cell>
          <table:table-cell/>
          <table:table-cell table:style-name="ce10" office:value-type="string" calcext:value-type="string">
            <text:p>3804260057010181 <text:s/>Hieronder eene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33" calcext:value-type="float">
            <text:p>2013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19" calcext:value-type="float">
            <text:p>38042600570101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34" calcext:value-type="float">
            <text:p>2013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20" calcext:value-type="float">
            <text:p>38042600570102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35" calcext:value-type="float">
            <text:p>2013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21" calcext:value-type="float">
            <text:p>38042600570102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36" calcext:value-type="float">
            <text:p>2013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22" calcext:value-type="float">
            <text:p>38042600570102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37" calcext:value-type="float">
            <text:p>2013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23" calcext:value-type="float">
            <text:p>38042600570102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38" calcext:value-type="float">
            <text:p>2013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24" calcext:value-type="float">
            <text:p>380426005701024</text:p>
          </table:table-cell>
          <table:table-cell/>
          <table:table-cell table:style-name="ce10" office:value-type="string" calcext:value-type="string">
            <text:p>380426005701024? <text:s/>De boden zijn hieronder begrepen.</text:p>
          </table:table-cell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39" calcext:value-type="float">
            <text:p>2013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25" calcext:value-type="float">
            <text:p>38042600570102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40" calcext:value-type="float">
            <text:p>2014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26" calcext:value-type="float">
            <text:p>380426005701026</text:p>
          </table:table-cell>
          <table:table-cell/>
          <table:table-cell table:style-name="ce10" office:value-type="string" calcext:value-type="string">
            <text:p>380426005701024? <text:s/>De boden zijn hieronder begrepen.</text:p>
          </table:table-cell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41" calcext:value-type="float">
            <text:p>2014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27" calcext:value-type="float">
            <text:p>38042600570102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42" calcext:value-type="float">
            <text:p>2014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28" calcext:value-type="float">
            <text:p>38042600570102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43" calcext:value-type="float">
            <text:p>2014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29" calcext:value-type="float">
            <text:p>38042600570102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44" calcext:value-type="float">
            <text:p>2014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30" calcext:value-type="float">
            <text:p>38042600570103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45" calcext:value-type="float">
            <text:p>2014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31" calcext:value-type="float">
            <text:p>38042600570103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46" calcext:value-type="float">
            <text:p>2014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32" calcext:value-type="float">
            <text:p>38042600570103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47" calcext:value-type="float">
            <text:p>2014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33" calcext:value-type="float">
            <text:p>38042600570103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48" calcext:value-type="float">
            <text:p>2014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34" calcext:value-type="float">
            <text:p>38042600570103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49" calcext:value-type="float">
            <text:p>2014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35" calcext:value-type="float">
            <text:p>38042600570103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50" calcext:value-type="float">
            <text:p>2015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36" calcext:value-type="float">
            <text:p>38042600570103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51" calcext:value-type="float">
            <text:p>2015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37" calcext:value-type="float">
            <text:p>38042600570103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52" calcext:value-type="float">
            <text:p>2015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38" calcext:value-type="float">
            <text:p>38042600570103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53" calcext:value-type="float">
            <text:p>2015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39" calcext:value-type="float">
            <text:p>38042600570103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54" calcext:value-type="float">
            <text:p>2015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40" calcext:value-type="float">
            <text:p>38042600570104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55" calcext:value-type="float">
            <text:p>2015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41" calcext:value-type="float">
            <text:p>38042600570104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56" calcext:value-type="float">
            <text:p>2015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42" calcext:value-type="float">
            <text:p>38042600570104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57" calcext:value-type="float">
            <text:p>2015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43" calcext:value-type="float">
            <text:p>38042600570104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58" calcext:value-type="float">
            <text:p>2015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44" calcext:value-type="float">
            <text:p>38042600570104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59" calcext:value-type="float">
            <text:p>2015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45" calcext:value-type="float">
            <text:p>38042600570104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60" calcext:value-type="float">
            <text:p>2016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46" calcext:value-type="float">
            <text:p>38042600570104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61" calcext:value-type="float">
            <text:p>2016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47" calcext:value-type="float">
            <text:p>38042600570104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62" calcext:value-type="float">
            <text:p>2016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48" calcext:value-type="float">
            <text:p>38042600570104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63" calcext:value-type="float">
            <text:p>2016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49" calcext:value-type="float">
            <text:p>38042600570104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64" calcext:value-type="float">
            <text:p>2016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6005701050" calcext:value-type="float">
            <text:p>38042600570105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65" calcext:value-type="float">
            <text:p>2016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01" calcext:value-type="float">
            <text:p>38042700580100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66" calcext:value-type="float">
            <text:p>2016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02" calcext:value-type="float">
            <text:p>38042700580100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67" calcext:value-type="float">
            <text:p>2016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03" calcext:value-type="float">
            <text:p>38042700580100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68" calcext:value-type="float">
            <text:p>2016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04" calcext:value-type="float">
            <text:p>38042700580100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69" calcext:value-type="float">
            <text:p>2016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05" calcext:value-type="float">
            <text:p>38042700580100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70" calcext:value-type="float">
            <text:p>2017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06" calcext:value-type="float">
            <text:p>38042700580100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71" calcext:value-type="float">
            <text:p>2017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07" calcext:value-type="float">
            <text:p>38042700580100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72" calcext:value-type="float">
            <text:p>2017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08" calcext:value-type="float">
            <text:p>38042700580100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73" calcext:value-type="float">
            <text:p>2017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09" calcext:value-type="float">
            <text:p>38042700580100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74" calcext:value-type="float">
            <text:p>2017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10" calcext:value-type="float">
            <text:p>38042700580101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75" calcext:value-type="float">
            <text:p>2017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11" calcext:value-type="float">
            <text:p>38042700580101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76" calcext:value-type="float">
            <text:p>2017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12" calcext:value-type="float">
            <text:p>38042700580101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77" calcext:value-type="float">
            <text:p>2017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13" calcext:value-type="float">
            <text:p>38042700580101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78" calcext:value-type="float">
            <text:p>2017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14" calcext:value-type="float">
            <text:p>38042700580101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79" calcext:value-type="float">
            <text:p>2017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15" calcext:value-type="float">
            <text:p>38042700580101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80" calcext:value-type="float">
            <text:p>2018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16" calcext:value-type="float">
            <text:p>38042700580101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81" calcext:value-type="float">
            <text:p>2018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17" calcext:value-type="float">
            <text:p>38042700580101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82" calcext:value-type="float">
            <text:p>2018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18" calcext:value-type="float">
            <text:p>38042700580101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83" calcext:value-type="float">
            <text:p>2018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19" calcext:value-type="float">
            <text:p>38042700580101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84" calcext:value-type="float">
            <text:p>2018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20" calcext:value-type="float">
            <text:p>38042700580102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85" calcext:value-type="float">
            <text:p>2018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21" calcext:value-type="float">
            <text:p>38042700580102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86" calcext:value-type="float">
            <text:p>2018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22" calcext:value-type="float">
            <text:p>38042700580102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87" calcext:value-type="float">
            <text:p>2018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23" calcext:value-type="float">
            <text:p>38042700580102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88" calcext:value-type="float">
            <text:p>2018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24" calcext:value-type="float">
            <text:p>38042700580102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89" calcext:value-type="float">
            <text:p>2018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25" calcext:value-type="float">
            <text:p>38042700580102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90" calcext:value-type="float">
            <text:p>2019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26" calcext:value-type="float">
            <text:p>38042700580102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91" calcext:value-type="float">
            <text:p>2019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27" calcext:value-type="float">
            <text:p>38042700580102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92" calcext:value-type="float">
            <text:p>2019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28" calcext:value-type="float">
            <text:p>38042700580102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93" calcext:value-type="float">
            <text:p>2019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29" calcext:value-type="float">
            <text:p>38042700580102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94" calcext:value-type="float">
            <text:p>2019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30" calcext:value-type="float">
            <text:p>38042700580103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95" calcext:value-type="float">
            <text:p>2019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31" calcext:value-type="float">
            <text:p>38042700580103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96" calcext:value-type="float">
            <text:p>2019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32" calcext:value-type="float">
            <text:p>38042700580103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97" calcext:value-type="float">
            <text:p>2019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33" calcext:value-type="float">
            <text:p>38042700580103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98" calcext:value-type="float">
            <text:p>2019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34" calcext:value-type="float">
            <text:p>38042700580103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199" calcext:value-type="float">
            <text:p>2019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35" calcext:value-type="float">
            <text:p>38042700580103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00" calcext:value-type="float">
            <text:p>2020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36" calcext:value-type="float">
            <text:p>38042700580103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01" calcext:value-type="float">
            <text:p>2020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37" calcext:value-type="float">
            <text:p>38042700580103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02" calcext:value-type="float">
            <text:p>2020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38" calcext:value-type="float">
            <text:p>38042700580103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03" calcext:value-type="float">
            <text:p>2020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39" calcext:value-type="float">
            <text:p>38042700580103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04" calcext:value-type="float">
            <text:p>2020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40" calcext:value-type="float">
            <text:p>38042700580104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05" calcext:value-type="float">
            <text:p>2020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41" calcext:value-type="float">
            <text:p>38042700580104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06" calcext:value-type="float">
            <text:p>2020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42" calcext:value-type="float">
            <text:p>38042700580104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07" calcext:value-type="float">
            <text:p>2020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43" calcext:value-type="float">
            <text:p>38042700580104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08" calcext:value-type="float">
            <text:p>2020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44" calcext:value-type="float">
            <text:p>38042700580104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09" calcext:value-type="float">
            <text:p>2020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45" calcext:value-type="float">
            <text:p>38042700580104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10" calcext:value-type="float">
            <text:p>2021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46" calcext:value-type="float">
            <text:p>38042700580104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11" calcext:value-type="float">
            <text:p>2021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47" calcext:value-type="float">
            <text:p>38042700580104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12" calcext:value-type="float">
            <text:p>2021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48" calcext:value-type="float">
            <text:p>38042700580104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13" calcext:value-type="float">
            <text:p>2021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49" calcext:value-type="float">
            <text:p>38042700580104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14" calcext:value-type="float">
            <text:p>2021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50" calcext:value-type="float">
            <text:p>38042700580105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15" calcext:value-type="float">
            <text:p>2021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51" calcext:value-type="float">
            <text:p>38042700580105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16" calcext:value-type="float">
            <text:p>2021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52" calcext:value-type="float">
            <text:p>38042700580105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17" calcext:value-type="float">
            <text:p>2021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801053" calcext:value-type="float">
            <text:p>38042700580105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18" calcext:value-type="float">
            <text:p>2021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901001" calcext:value-type="float">
            <text:p>38042700590100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19" calcext:value-type="float">
            <text:p>2021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901002" calcext:value-type="float">
            <text:p>38042700590100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20" calcext:value-type="float">
            <text:p>2022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901003" calcext:value-type="float">
            <text:p>38042700590100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21" calcext:value-type="float">
            <text:p>2022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901004" calcext:value-type="float">
            <text:p>38042700590100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22" calcext:value-type="float">
            <text:p>2022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901005" calcext:value-type="float">
            <text:p>38042700590100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23" calcext:value-type="float">
            <text:p>2022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901006" calcext:value-type="float">
            <text:p>38042700590100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24" calcext:value-type="float">
            <text:p>2022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901007" calcext:value-type="float">
            <text:p>38042700590100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25" calcext:value-type="float">
            <text:p>2022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901008" calcext:value-type="float">
            <text:p>38042700590100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26" calcext:value-type="float">
            <text:p>2022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901009" calcext:value-type="float">
            <text:p>38042700590100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27" calcext:value-type="float">
            <text:p>2022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901010" calcext:value-type="float">
            <text:p>38042700590101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28" calcext:value-type="float">
            <text:p>2022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901011" calcext:value-type="float">
            <text:p>38042700590101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29" calcext:value-type="float">
            <text:p>2022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901012" calcext:value-type="float">
            <text:p>38042700590101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30" calcext:value-type="float">
            <text:p>2023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901013" calcext:value-type="float">
            <text:p>38042700590101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31" calcext:value-type="float">
            <text:p>2023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901014" calcext:value-type="float">
            <text:p>38042700590101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32" calcext:value-type="float">
            <text:p>2023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901015" calcext:value-type="float">
            <text:p>38042700590101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33" calcext:value-type="float">
            <text:p>2023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901016" calcext:value-type="float">
            <text:p>38042700590101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34" calcext:value-type="float">
            <text:p>2023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901017" calcext:value-type="float">
            <text:p>38042700590101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35" calcext:value-type="float">
            <text:p>2023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901018" calcext:value-type="float">
            <text:p>38042700590101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36" calcext:value-type="float">
            <text:p>2023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901019" calcext:value-type="float">
            <text:p>38042700590101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37" calcext:value-type="float">
            <text:p>2023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901020" calcext:value-type="float">
            <text:p>38042700590102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38" calcext:value-type="float">
            <text:p>2023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901021" calcext:value-type="float">
            <text:p>38042700590102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39" calcext:value-type="float">
            <text:p>2023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901022" calcext:value-type="float">
            <text:p>38042700590102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40" calcext:value-type="float">
            <text:p>2024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901023" calcext:value-type="float">
            <text:p>38042700590102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41" calcext:value-type="float">
            <text:p>2024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901024" calcext:value-type="float">
            <text:p>38042700590102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42" calcext:value-type="float">
            <text:p>2024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901025" calcext:value-type="float">
            <text:p>38042700590102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43" calcext:value-type="float">
            <text:p>2024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901026" calcext:value-type="float">
            <text:p>38042700590102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44" calcext:value-type="float">
            <text:p>2024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901027" calcext:value-type="float">
            <text:p>38042700590102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45" calcext:value-type="float">
            <text:p>2024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901028" calcext:value-type="float">
            <text:p>38042700590102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46" calcext:value-type="float">
            <text:p>2024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901029" calcext:value-type="float">
            <text:p>38042700590102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47" calcext:value-type="float">
            <text:p>2024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901030" calcext:value-type="float">
            <text:p>38042700590103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48" calcext:value-type="float">
            <text:p>2024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901031" calcext:value-type="float">
            <text:p>38042700590103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49" calcext:value-type="float">
            <text:p>2024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901032" calcext:value-type="float">
            <text:p>38042700590103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50" calcext:value-type="float">
            <text:p>2025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901033" calcext:value-type="float">
            <text:p>38042700590103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51" calcext:value-type="float">
            <text:p>2025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901034" calcext:value-type="float">
            <text:p>38042700590103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52" calcext:value-type="float">
            <text:p>2025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901035" calcext:value-type="float">
            <text:p>38042700590103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53" calcext:value-type="float">
            <text:p>2025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901036" calcext:value-type="float">
            <text:p>38042700590103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54" calcext:value-type="float">
            <text:p>2025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901037" calcext:value-type="float">
            <text:p>38042700590103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55" calcext:value-type="float">
            <text:p>2025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901038" calcext:value-type="float">
            <text:p>380427005901038</text:p>
          </table:table-cell>
          <table:table-cell/>
          <table:table-cell table:style-name="ce10" office:value-type="string" calcext:value-type="string">
            <text:p>3804270059010381 <text:s/>Hieronder eene,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56" calcext:value-type="float">
            <text:p>2025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901039" calcext:value-type="float">
            <text:p>38042700590103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57" calcext:value-type="float">
            <text:p>2025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7005901040" calcext:value-type="float">
            <text:p>38042700590104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58" calcext:value-type="float">
            <text:p>2025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01" calcext:value-type="float">
            <text:p>38042800600100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59" calcext:value-type="float">
            <text:p>2025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02" calcext:value-type="float">
            <text:p>38042800600100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60" calcext:value-type="float">
            <text:p>2026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03" calcext:value-type="float">
            <text:p>38042800600100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61" calcext:value-type="float">
            <text:p>2026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04" calcext:value-type="float">
            <text:p>38042800600100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62" calcext:value-type="float">
            <text:p>2026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05" calcext:value-type="float">
            <text:p>38042800600100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63" calcext:value-type="float">
            <text:p>2026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06" calcext:value-type="float">
            <text:p>38042800600100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64" calcext:value-type="float">
            <text:p>2026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07" calcext:value-type="float">
            <text:p>38042800600100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65" calcext:value-type="float">
            <text:p>2026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08" calcext:value-type="float">
            <text:p>38042800600100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66" calcext:value-type="float">
            <text:p>2026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09" calcext:value-type="float">
            <text:p>38042800600100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67" calcext:value-type="float">
            <text:p>2026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10" calcext:value-type="float">
            <text:p>38042800600101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68" calcext:value-type="float">
            <text:p>2026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11" calcext:value-type="float">
            <text:p>38042800600101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69" calcext:value-type="float">
            <text:p>2026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12" calcext:value-type="float">
            <text:p>38042800600101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70" calcext:value-type="float">
            <text:p>2027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13" calcext:value-type="float">
            <text:p>38042800600101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71" calcext:value-type="float">
            <text:p>2027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14" calcext:value-type="float">
            <text:p>38042800600101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72" calcext:value-type="float">
            <text:p>2027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15" calcext:value-type="float">
            <text:p>38042800600101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73" calcext:value-type="float">
            <text:p>2027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16" calcext:value-type="float">
            <text:p>38042800600101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74" calcext:value-type="float">
            <text:p>2027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17" calcext:value-type="float">
            <text:p>38042800600101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75" calcext:value-type="float">
            <text:p>2027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18" calcext:value-type="float">
            <text:p>38042800600101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76" calcext:value-type="float">
            <text:p>2027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19" calcext:value-type="float">
            <text:p>38042800600101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77" calcext:value-type="float">
            <text:p>2027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20" calcext:value-type="float">
            <text:p>38042800600102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78" calcext:value-type="float">
            <text:p>2027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21" calcext:value-type="float">
            <text:p>38042800600102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79" calcext:value-type="float">
            <text:p>2027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22" calcext:value-type="float">
            <text:p>38042800600102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80" calcext:value-type="float">
            <text:p>2028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23" calcext:value-type="float">
            <text:p>38042800600102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81" calcext:value-type="float">
            <text:p>2028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24" calcext:value-type="float">
            <text:p>38042800600102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82" calcext:value-type="float">
            <text:p>2028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25" calcext:value-type="float">
            <text:p>38042800600102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83" calcext:value-type="float">
            <text:p>2028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26" calcext:value-type="float">
            <text:p>38042800600102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84" calcext:value-type="float">
            <text:p>2028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27" calcext:value-type="float">
            <text:p>38042800600102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85" calcext:value-type="float">
            <text:p>2028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28" calcext:value-type="float">
            <text:p>38042800600102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86" calcext:value-type="float">
            <text:p>2028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29" calcext:value-type="float">
            <text:p>38042800600102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87" calcext:value-type="float">
            <text:p>2028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30" calcext:value-type="float">
            <text:p>38042800600103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88" calcext:value-type="float">
            <text:p>2028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31" calcext:value-type="float">
            <text:p>38042800600103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89" calcext:value-type="float">
            <text:p>2028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32" calcext:value-type="float">
            <text:p>38042800600103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90" calcext:value-type="float">
            <text:p>2029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33" calcext:value-type="float">
            <text:p>38042800600103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91" calcext:value-type="float">
            <text:p>2029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34" calcext:value-type="float">
            <text:p>38042800600103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92" calcext:value-type="float">
            <text:p>2029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35" calcext:value-type="float">
            <text:p>38042800600103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93" calcext:value-type="float">
            <text:p>2029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36" calcext:value-type="float">
            <text:p>38042800600103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94" calcext:value-type="float">
            <text:p>2029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37" calcext:value-type="float">
            <text:p>38042800600103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95" calcext:value-type="float">
            <text:p>2029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38" calcext:value-type="float">
            <text:p>38042800600103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96" calcext:value-type="float">
            <text:p>2029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39" calcext:value-type="float">
            <text:p>38042800600103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97" calcext:value-type="float">
            <text:p>2029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40" calcext:value-type="float">
            <text:p>38042800600104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98" calcext:value-type="float">
            <text:p>2029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41" calcext:value-type="float">
            <text:p>38042800600104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299" calcext:value-type="float">
            <text:p>2029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42" calcext:value-type="float">
            <text:p>38042800600104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00" calcext:value-type="float">
            <text:p>2030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43" calcext:value-type="float">
            <text:p>38042800600104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01" calcext:value-type="float">
            <text:p>2030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44" calcext:value-type="float">
            <text:p>38042800600104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02" calcext:value-type="float">
            <text:p>2030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45" calcext:value-type="float">
            <text:p>38042800600104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03" calcext:value-type="float">
            <text:p>2030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46" calcext:value-type="float">
            <text:p>38042800600104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04" calcext:value-type="float">
            <text:p>2030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47" calcext:value-type="float">
            <text:p>38042800600104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05" calcext:value-type="float">
            <text:p>2030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48" calcext:value-type="float">
            <text:p>38042800600104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06" calcext:value-type="float">
            <text:p>2030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49" calcext:value-type="float">
            <text:p>380428006001049</text:p>
          </table:table-cell>
          <table:table-cell/>
          <table:table-cell table:style-name="ce10" office:value-type="string" calcext:value-type="string">
            <text:p>3804280060010491 <text:s/>Hieronder eene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07" calcext:value-type="float">
            <text:p>2030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50" calcext:value-type="float">
            <text:p>38042800600105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08" calcext:value-type="float">
            <text:p>2030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51" calcext:value-type="float">
            <text:p>38042800600105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09" calcext:value-type="float">
            <text:p>2030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52" calcext:value-type="float">
            <text:p>38042800600105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10" calcext:value-type="float">
            <text:p>2031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001053" calcext:value-type="float">
            <text:p>38042800600105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11" calcext:value-type="float">
            <text:p>2031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01" calcext:value-type="float">
            <text:p>38042800610100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12" calcext:value-type="float">
            <text:p>2031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02" calcext:value-type="float">
            <text:p>38042800610100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13" calcext:value-type="float">
            <text:p>2031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03" calcext:value-type="float">
            <text:p>38042800610100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14" calcext:value-type="float">
            <text:p>2031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04" calcext:value-type="float">
            <text:p>38042800610100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15" calcext:value-type="float">
            <text:p>2031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05" calcext:value-type="float">
            <text:p>38042800610100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16" calcext:value-type="float">
            <text:p>2031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06" calcext:value-type="float">
            <text:p>38042800610100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17" calcext:value-type="float">
            <text:p>2031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07" calcext:value-type="float">
            <text:p>38042800610100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18" calcext:value-type="float">
            <text:p>2031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08" calcext:value-type="float">
            <text:p>38042800610100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19" calcext:value-type="float">
            <text:p>2031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09" calcext:value-type="float">
            <text:p>38042800610100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20" calcext:value-type="float">
            <text:p>2032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10" calcext:value-type="float">
            <text:p>38042800610101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21" calcext:value-type="float">
            <text:p>2032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11" calcext:value-type="float">
            <text:p>38042800610101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22" calcext:value-type="float">
            <text:p>2032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12" calcext:value-type="float">
            <text:p>38042800610101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23" calcext:value-type="float">
            <text:p>2032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13" calcext:value-type="float">
            <text:p>38042800610101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24" calcext:value-type="float">
            <text:p>2032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14" calcext:value-type="float">
            <text:p>38042800610101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25" calcext:value-type="float">
            <text:p>2032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15" calcext:value-type="float">
            <text:p>38042800610101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26" calcext:value-type="float">
            <text:p>2032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16" calcext:value-type="float">
            <text:p>38042800610101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27" calcext:value-type="float">
            <text:p>2032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17" calcext:value-type="float">
            <text:p>38042800610101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28" calcext:value-type="float">
            <text:p>2032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18" calcext:value-type="float">
            <text:p>38042800610101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29" calcext:value-type="float">
            <text:p>2032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19" calcext:value-type="float">
            <text:p>38042800610101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30" calcext:value-type="float">
            <text:p>2033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20" calcext:value-type="float">
            <text:p>38042800610102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31" calcext:value-type="float">
            <text:p>2033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21" calcext:value-type="float">
            <text:p>38042800610102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32" calcext:value-type="float">
            <text:p>2033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22" calcext:value-type="float">
            <text:p>38042800610102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33" calcext:value-type="float">
            <text:p>2033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23" calcext:value-type="float">
            <text:p>38042800610102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34" calcext:value-type="float">
            <text:p>2033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24" calcext:value-type="float">
            <text:p>38042800610102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35" calcext:value-type="float">
            <text:p>2033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25" calcext:value-type="float">
            <text:p>38042800610102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36" calcext:value-type="float">
            <text:p>2033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26" calcext:value-type="float">
            <text:p>38042800610102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37" calcext:value-type="float">
            <text:p>2033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27" calcext:value-type="float">
            <text:p>38042800610102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38" calcext:value-type="float">
            <text:p>2033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28" calcext:value-type="float">
            <text:p>38042800610102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39" calcext:value-type="float">
            <text:p>2033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29" calcext:value-type="float">
            <text:p>38042800610102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40" calcext:value-type="float">
            <text:p>2034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30" calcext:value-type="float">
            <text:p>38042800610103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41" calcext:value-type="float">
            <text:p>2034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31" calcext:value-type="float">
            <text:p>38042800610103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42" calcext:value-type="float">
            <text:p>2034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32" calcext:value-type="float">
            <text:p>38042800610103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43" calcext:value-type="float">
            <text:p>2034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33" calcext:value-type="float">
            <text:p>38042800610103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44" calcext:value-type="float">
            <text:p>2034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34" calcext:value-type="float">
            <text:p>38042800610103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45" calcext:value-type="float">
            <text:p>2034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35" calcext:value-type="float">
            <text:p>38042800610103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46" calcext:value-type="float">
            <text:p>2034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36" calcext:value-type="float">
            <text:p>38042800610103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47" calcext:value-type="float">
            <text:p>2034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37" calcext:value-type="float">
            <text:p>38042800610103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48" calcext:value-type="float">
            <text:p>2034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38" calcext:value-type="float">
            <text:p>38042800610103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49" calcext:value-type="float">
            <text:p>2034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39" calcext:value-type="float">
            <text:p>38042800610103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50" calcext:value-type="float">
            <text:p>2035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40" calcext:value-type="float">
            <text:p>38042800610104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51" calcext:value-type="float">
            <text:p>2035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41" calcext:value-type="float">
            <text:p>38042800610104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52" calcext:value-type="float">
            <text:p>2035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42" calcext:value-type="float">
            <text:p>38042800610104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53" calcext:value-type="float">
            <text:p>2035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43" calcext:value-type="float">
            <text:p>38042800610104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54" calcext:value-type="float">
            <text:p>2035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44" calcext:value-type="float">
            <text:p>38042800610104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55" calcext:value-type="float">
            <text:p>2035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45" calcext:value-type="float">
            <text:p>38042800610104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56" calcext:value-type="float">
            <text:p>2035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46" calcext:value-type="float">
            <text:p>38042800610104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57" calcext:value-type="float">
            <text:p>2035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47" calcext:value-type="float">
            <text:p>38042800610104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58" calcext:value-type="float">
            <text:p>2035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48" calcext:value-type="float">
            <text:p>38042800610104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59" calcext:value-type="float">
            <text:p>2035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49" calcext:value-type="float">
            <text:p>38042800610104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60" calcext:value-type="float">
            <text:p>2036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50" calcext:value-type="float">
            <text:p>38042800610105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61" calcext:value-type="float">
            <text:p>2036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8006101051" calcext:value-type="float">
            <text:p>38042800610105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62" calcext:value-type="float">
            <text:p>2036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01" calcext:value-type="float">
            <text:p>38042900620100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63" calcext:value-type="float">
            <text:p>2036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02" calcext:value-type="float">
            <text:p>38042900620100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64" calcext:value-type="float">
            <text:p>2036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03" calcext:value-type="float">
            <text:p>38042900620100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65" calcext:value-type="float">
            <text:p>2036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04" calcext:value-type="float">
            <text:p>38042900620100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66" calcext:value-type="float">
            <text:p>2036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05" calcext:value-type="float">
            <text:p>38042900620100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67" calcext:value-type="float">
            <text:p>2036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06" calcext:value-type="float">
            <text:p>38042900620100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68" calcext:value-type="float">
            <text:p>2036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07" calcext:value-type="float">
            <text:p>38042900620100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69" calcext:value-type="float">
            <text:p>2036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08" calcext:value-type="float">
            <text:p>38042900620100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70" calcext:value-type="float">
            <text:p>2037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09" calcext:value-type="float">
            <text:p>38042900620100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71" calcext:value-type="float">
            <text:p>2037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10" calcext:value-type="float">
            <text:p>38042900620101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72" calcext:value-type="float">
            <text:p>2037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11" calcext:value-type="float">
            <text:p>38042900620101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73" calcext:value-type="float">
            <text:p>2037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12" calcext:value-type="float">
            <text:p>38042900620101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74" calcext:value-type="float">
            <text:p>2037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13" calcext:value-type="float">
            <text:p>38042900620101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75" calcext:value-type="float">
            <text:p>2037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14" calcext:value-type="float">
            <text:p>38042900620101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76" calcext:value-type="float">
            <text:p>2037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15" calcext:value-type="float">
            <text:p>38042900620101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77" calcext:value-type="float">
            <text:p>2037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16" calcext:value-type="float">
            <text:p>38042900620101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78" calcext:value-type="float">
            <text:p>2037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17" calcext:value-type="float">
            <text:p>38042900620101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79" calcext:value-type="float">
            <text:p>2037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18" calcext:value-type="float">
            <text:p>38042900620101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80" calcext:value-type="float">
            <text:p>2038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19" calcext:value-type="float">
            <text:p>38042900620101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81" calcext:value-type="float">
            <text:p>2038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20" calcext:value-type="float">
            <text:p>38042900620102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82" calcext:value-type="float">
            <text:p>2038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21" calcext:value-type="float">
            <text:p>38042900620102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83" calcext:value-type="float">
            <text:p>2038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22" calcext:value-type="float">
            <text:p>38042900620102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84" calcext:value-type="float">
            <text:p>2038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23" calcext:value-type="float">
            <text:p>38042900620102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85" calcext:value-type="float">
            <text:p>2038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24" calcext:value-type="float">
            <text:p>38042900620102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86" calcext:value-type="float">
            <text:p>2038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25" calcext:value-type="float">
            <text:p>38042900620102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87" calcext:value-type="float">
            <text:p>2038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26" calcext:value-type="float">
            <text:p>38042900620102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88" calcext:value-type="float">
            <text:p>2038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27" calcext:value-type="float">
            <text:p>38042900620102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89" calcext:value-type="float">
            <text:p>2038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28" calcext:value-type="float">
            <text:p>38042900620102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90" calcext:value-type="float">
            <text:p>2039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29" calcext:value-type="float">
            <text:p>38042900620102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91" calcext:value-type="float">
            <text:p>2039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30" calcext:value-type="float">
            <text:p>38042900620103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92" calcext:value-type="float">
            <text:p>2039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31" calcext:value-type="float">
            <text:p>38042900620103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93" calcext:value-type="float">
            <text:p>2039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32" calcext:value-type="float">
            <text:p>38042900620103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94" calcext:value-type="float">
            <text:p>2039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33" calcext:value-type="float">
            <text:p>38042900620103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95" calcext:value-type="float">
            <text:p>2039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34" calcext:value-type="float">
            <text:p>38042900620103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96" calcext:value-type="float">
            <text:p>2039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35" calcext:value-type="float">
            <text:p>38042900620103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97" calcext:value-type="float">
            <text:p>2039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36" calcext:value-type="float">
            <text:p>38042900620103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98" calcext:value-type="float">
            <text:p>2039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37" calcext:value-type="float">
            <text:p>38042900620103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399" calcext:value-type="float">
            <text:p>2039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38" calcext:value-type="float">
            <text:p>38042900620103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00" calcext:value-type="float">
            <text:p>2040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39" calcext:value-type="float">
            <text:p>38042900620103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01" calcext:value-type="float">
            <text:p>2040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40" calcext:value-type="float">
            <text:p>38042900620104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02" calcext:value-type="float">
            <text:p>2040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41" calcext:value-type="float">
            <text:p>38042900620104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03" calcext:value-type="float">
            <text:p>2040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42" calcext:value-type="float">
            <text:p>38042900620104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04" calcext:value-type="float">
            <text:p>2040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43" calcext:value-type="float">
            <text:p>38042900620104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05" calcext:value-type="float">
            <text:p>2040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44" calcext:value-type="float">
            <text:p>38042900620104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06" calcext:value-type="float">
            <text:p>2040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45" calcext:value-type="float">
            <text:p>38042900620104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07" calcext:value-type="float">
            <text:p>2040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46" calcext:value-type="float">
            <text:p>38042900620104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08" calcext:value-type="float">
            <text:p>2040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47" calcext:value-type="float">
            <text:p>38042900620104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09" calcext:value-type="float">
            <text:p>2040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48" calcext:value-type="float">
            <text:p>38042900620104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10" calcext:value-type="float">
            <text:p>2041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49" calcext:value-type="float">
            <text:p>38042900620104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11" calcext:value-type="float">
            <text:p>2041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50" calcext:value-type="float">
            <text:p>38042900620105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12" calcext:value-type="float">
            <text:p>2041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51" calcext:value-type="float">
            <text:p>38042900620105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13" calcext:value-type="float">
            <text:p>2041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52" calcext:value-type="float">
            <text:p>38042900620105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14" calcext:value-type="float">
            <text:p>2041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201053" calcext:value-type="float">
            <text:p>38042900620105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15" calcext:value-type="float">
            <text:p>2041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01" calcext:value-type="float">
            <text:p>380429006301001</text:p>
          </table:table-cell>
          <table:table-cell/>
          <table:table-cell table:style-name="ce10" office:value-type="string" calcext:value-type="string">
            <text:p>380429006301001* <text:s/>Hieronder begrepen de fabrijkanten van katoen, hennip, vlas, wol en zijde.</text:p>
          </table:table-cell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16" calcext:value-type="float">
            <text:p>2041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02" calcext:value-type="float">
            <text:p>38042900630100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17" calcext:value-type="float">
            <text:p>2041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03" calcext:value-type="float">
            <text:p>38042900630100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18" calcext:value-type="float">
            <text:p>2041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04" calcext:value-type="float">
            <text:p>38042900630100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19" calcext:value-type="float">
            <text:p>2041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05" calcext:value-type="float">
            <text:p>38042900630100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20" calcext:value-type="float">
            <text:p>2042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06" calcext:value-type="float">
            <text:p>38042900630100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21" calcext:value-type="float">
            <text:p>2042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07" calcext:value-type="float">
            <text:p>38042900630100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22" calcext:value-type="float">
            <text:p>2042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08" calcext:value-type="float">
            <text:p>38042900630100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23" calcext:value-type="float">
            <text:p>2042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09" calcext:value-type="float">
            <text:p>38042900630100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24" calcext:value-type="float">
            <text:p>2042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10" calcext:value-type="float">
            <text:p>38042900630101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25" calcext:value-type="float">
            <text:p>2042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11" calcext:value-type="float">
            <text:p>38042900630101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26" calcext:value-type="float">
            <text:p>2042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12" calcext:value-type="float">
            <text:p>38042900630101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27" calcext:value-type="float">
            <text:p>2042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13" calcext:value-type="float">
            <text:p>38042900630101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28" calcext:value-type="float">
            <text:p>2042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14" calcext:value-type="float">
            <text:p>38042900630101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29" calcext:value-type="float">
            <text:p>2042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15" calcext:value-type="float">
            <text:p>38042900630101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30" calcext:value-type="float">
            <text:p>2043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16" calcext:value-type="float">
            <text:p>38042900630101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31" calcext:value-type="float">
            <text:p>2043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17" calcext:value-type="float">
            <text:p>38042900630101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32" calcext:value-type="float">
            <text:p>2043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18" calcext:value-type="float">
            <text:p>38042900630101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33" calcext:value-type="float">
            <text:p>2043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19" calcext:value-type="float">
            <text:p>38042900630101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34" calcext:value-type="float">
            <text:p>2043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20" calcext:value-type="float">
            <text:p>38042900630102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35" calcext:value-type="float">
            <text:p>2043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21" calcext:value-type="float">
            <text:p>38042900630102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36" calcext:value-type="float">
            <text:p>2043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22" calcext:value-type="float">
            <text:p>38042900630102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37" calcext:value-type="float">
            <text:p>2043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23" calcext:value-type="float">
            <text:p>38042900630102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38" calcext:value-type="float">
            <text:p>2043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24" calcext:value-type="float">
            <text:p>380429006301024</text:p>
          </table:table-cell>
          <table:table-cell/>
          <table:table-cell table:style-name="ce10" office:value-type="string" calcext:value-type="string">
            <text:p>380429006301024? <text:s/>De boden zijn hieronder begrepen.</text:p>
          </table:table-cell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39" calcext:value-type="float">
            <text:p>2043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25" calcext:value-type="float">
            <text:p>38042900630102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40" calcext:value-type="float">
            <text:p>2044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26" calcext:value-type="float">
            <text:p>380429006301026</text:p>
          </table:table-cell>
          <table:table-cell/>
          <table:table-cell table:style-name="ce10" office:value-type="string" calcext:value-type="string">
            <text:p>380429006301024? <text:s/>De boden zijn hieronder begrepen.</text:p>
          </table:table-cell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41" calcext:value-type="float">
            <text:p>2044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27" calcext:value-type="float">
            <text:p>38042900630102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42" calcext:value-type="float">
            <text:p>2044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28" calcext:value-type="float">
            <text:p>38042900630102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43" calcext:value-type="float">
            <text:p>2044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29" calcext:value-type="float">
            <text:p>38042900630102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44" calcext:value-type="float">
            <text:p>2044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30" calcext:value-type="float">
            <text:p>38042900630103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45" calcext:value-type="float">
            <text:p>2044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31" calcext:value-type="float">
            <text:p>38042900630103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46" calcext:value-type="float">
            <text:p>2044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32" calcext:value-type="float">
            <text:p>38042900630103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47" calcext:value-type="float">
            <text:p>2044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33" calcext:value-type="float">
            <text:p>38042900630103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48" calcext:value-type="float">
            <text:p>2044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34" calcext:value-type="float">
            <text:p>38042900630103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49" calcext:value-type="float">
            <text:p>2044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35" calcext:value-type="float">
            <text:p>38042900630103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50" calcext:value-type="float">
            <text:p>2045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36" calcext:value-type="float">
            <text:p>38042900630103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51" calcext:value-type="float">
            <text:p>2045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37" calcext:value-type="float">
            <text:p>38042900630103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52" calcext:value-type="float">
            <text:p>2045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38" calcext:value-type="float">
            <text:p>38042900630103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53" calcext:value-type="float">
            <text:p>2045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39" calcext:value-type="float">
            <text:p>38042900630103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54" calcext:value-type="float">
            <text:p>2045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40" calcext:value-type="float">
            <text:p>38042900630104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55" calcext:value-type="float">
            <text:p>2045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41" calcext:value-type="float">
            <text:p>38042900630104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56" calcext:value-type="float">
            <text:p>2045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42" calcext:value-type="float">
            <text:p>38042900630104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57" calcext:value-type="float">
            <text:p>2045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43" calcext:value-type="float">
            <text:p>38042900630104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58" calcext:value-type="float">
            <text:p>2045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44" calcext:value-type="float">
            <text:p>38042900630104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59" calcext:value-type="float">
            <text:p>2045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45" calcext:value-type="float">
            <text:p>38042900630104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60" calcext:value-type="float">
            <text:p>2046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46" calcext:value-type="float">
            <text:p>38042900630104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61" calcext:value-type="float">
            <text:p>2046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47" calcext:value-type="float">
            <text:p>38042900630104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62" calcext:value-type="float">
            <text:p>2046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48" calcext:value-type="float">
            <text:p>38042900630104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63" calcext:value-type="float">
            <text:p>2046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49" calcext:value-type="float">
            <text:p>38042900630104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64" calcext:value-type="float">
            <text:p>2046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29006301050" calcext:value-type="float">
            <text:p>38042900630105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65" calcext:value-type="float">
            <text:p>2046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01" calcext:value-type="float">
            <text:p>38043000640100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66" calcext:value-type="float">
            <text:p>2046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02" calcext:value-type="float">
            <text:p>38043000640100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67" calcext:value-type="float">
            <text:p>2046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03" calcext:value-type="float">
            <text:p>38043000640100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68" calcext:value-type="float">
            <text:p>2046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04" calcext:value-type="float">
            <text:p>38043000640100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69" calcext:value-type="float">
            <text:p>2046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05" calcext:value-type="float">
            <text:p>38043000640100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70" calcext:value-type="float">
            <text:p>2047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06" calcext:value-type="float">
            <text:p>38043000640100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71" calcext:value-type="float">
            <text:p>2047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07" calcext:value-type="float">
            <text:p>38043000640100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72" calcext:value-type="float">
            <text:p>2047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08" calcext:value-type="float">
            <text:p>38043000640100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73" calcext:value-type="float">
            <text:p>2047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09" calcext:value-type="float">
            <text:p>38043000640100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74" calcext:value-type="float">
            <text:p>2047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10" calcext:value-type="float">
            <text:p>38043000640101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75" calcext:value-type="float">
            <text:p>2047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11" calcext:value-type="float">
            <text:p>38043000640101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76" calcext:value-type="float">
            <text:p>2047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12" calcext:value-type="float">
            <text:p>38043000640101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77" calcext:value-type="float">
            <text:p>2047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13" calcext:value-type="float">
            <text:p>38043000640101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78" calcext:value-type="float">
            <text:p>2047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14" calcext:value-type="float">
            <text:p>38043000640101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79" calcext:value-type="float">
            <text:p>2047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15" calcext:value-type="float">
            <text:p>38043000640101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80" calcext:value-type="float">
            <text:p>2048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16" calcext:value-type="float">
            <text:p>38043000640101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81" calcext:value-type="float">
            <text:p>2048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17" calcext:value-type="float">
            <text:p>38043000640101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82" calcext:value-type="float">
            <text:p>2048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18" calcext:value-type="float">
            <text:p>38043000640101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83" calcext:value-type="float">
            <text:p>2048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19" calcext:value-type="float">
            <text:p>38043000640101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84" calcext:value-type="float">
            <text:p>2048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20" calcext:value-type="float">
            <text:p>38043000640102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85" calcext:value-type="float">
            <text:p>2048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21" calcext:value-type="float">
            <text:p>38043000640102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86" calcext:value-type="float">
            <text:p>2048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22" calcext:value-type="float">
            <text:p>38043000640102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87" calcext:value-type="float">
            <text:p>2048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23" calcext:value-type="float">
            <text:p>38043000640102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88" calcext:value-type="float">
            <text:p>2048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24" calcext:value-type="float">
            <text:p>38043000640102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89" calcext:value-type="float">
            <text:p>2048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25" calcext:value-type="float">
            <text:p>38043000640102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90" calcext:value-type="float">
            <text:p>2049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26" calcext:value-type="float">
            <text:p>38043000640102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91" calcext:value-type="float">
            <text:p>2049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27" calcext:value-type="float">
            <text:p>38043000640102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92" calcext:value-type="float">
            <text:p>2049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28" calcext:value-type="float">
            <text:p>38043000640102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93" calcext:value-type="float">
            <text:p>2049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29" calcext:value-type="float">
            <text:p>38043000640102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94" calcext:value-type="float">
            <text:p>2049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30" calcext:value-type="float">
            <text:p>38043000640103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95" calcext:value-type="float">
            <text:p>2049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31" calcext:value-type="float">
            <text:p>38043000640103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96" calcext:value-type="float">
            <text:p>2049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32" calcext:value-type="float">
            <text:p>38043000640103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97" calcext:value-type="float">
            <text:p>2049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33" calcext:value-type="float">
            <text:p>38043000640103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98" calcext:value-type="float">
            <text:p>2049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34" calcext:value-type="float">
            <text:p>38043000640103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499" calcext:value-type="float">
            <text:p>2049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35" calcext:value-type="float">
            <text:p>38043000640103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00" calcext:value-type="float">
            <text:p>2050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36" calcext:value-type="float">
            <text:p>38043000640103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01" calcext:value-type="float">
            <text:p>2050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37" calcext:value-type="float">
            <text:p>38043000640103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02" calcext:value-type="float">
            <text:p>2050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38" calcext:value-type="float">
            <text:p>38043000640103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03" calcext:value-type="float">
            <text:p>2050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39" calcext:value-type="float">
            <text:p>38043000640103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04" calcext:value-type="float">
            <text:p>2050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40" calcext:value-type="float">
            <text:p>38043000640104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05" calcext:value-type="float">
            <text:p>2050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41" calcext:value-type="float">
            <text:p>38043000640104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06" calcext:value-type="float">
            <text:p>2050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42" calcext:value-type="float">
            <text:p>38043000640104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07" calcext:value-type="float">
            <text:p>2050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43" calcext:value-type="float">
            <text:p>38043000640104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08" calcext:value-type="float">
            <text:p>2050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44" calcext:value-type="float">
            <text:p>38043000640104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09" calcext:value-type="float">
            <text:p>2050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45" calcext:value-type="float">
            <text:p>38043000640104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10" calcext:value-type="float">
            <text:p>2051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46" calcext:value-type="float">
            <text:p>38043000640104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11" calcext:value-type="float">
            <text:p>2051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47" calcext:value-type="float">
            <text:p>38043000640104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12" calcext:value-type="float">
            <text:p>2051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48" calcext:value-type="float">
            <text:p>38043000640104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13" calcext:value-type="float">
            <text:p>2051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49" calcext:value-type="float">
            <text:p>38043000640104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14" calcext:value-type="float">
            <text:p>2051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50" calcext:value-type="float">
            <text:p>38043000640105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15" calcext:value-type="float">
            <text:p>2051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51" calcext:value-type="float">
            <text:p>38043000640105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16" calcext:value-type="float">
            <text:p>2051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52" calcext:value-type="float">
            <text:p>38043000640105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17" calcext:value-type="float">
            <text:p>2051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401053" calcext:value-type="float">
            <text:p>38043000640105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18" calcext:value-type="float">
            <text:p>2051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501001" calcext:value-type="float">
            <text:p>38043000650100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19" calcext:value-type="float">
            <text:p>2051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501002" calcext:value-type="float">
            <text:p>38043000650100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20" calcext:value-type="float">
            <text:p>2052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501003" calcext:value-type="float">
            <text:p>38043000650100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21" calcext:value-type="float">
            <text:p>2052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501004" calcext:value-type="float">
            <text:p>38043000650100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22" calcext:value-type="float">
            <text:p>2052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501005" calcext:value-type="float">
            <text:p>38043000650100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23" calcext:value-type="float">
            <text:p>2052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501006" calcext:value-type="float">
            <text:p>38043000650100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24" calcext:value-type="float">
            <text:p>2052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501007" calcext:value-type="float">
            <text:p>38043000650100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25" calcext:value-type="float">
            <text:p>2052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501008" calcext:value-type="float">
            <text:p>38043000650100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26" calcext:value-type="float">
            <text:p>2052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501009" calcext:value-type="float">
            <text:p>38043000650100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27" calcext:value-type="float">
            <text:p>2052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501010" calcext:value-type="float">
            <text:p>38043000650101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28" calcext:value-type="float">
            <text:p>2052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501011" calcext:value-type="float">
            <text:p>38043000650101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29" calcext:value-type="float">
            <text:p>2052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501012" calcext:value-type="float">
            <text:p>38043000650101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30" calcext:value-type="float">
            <text:p>2053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501013" calcext:value-type="float">
            <text:p>38043000650101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31" calcext:value-type="float">
            <text:p>2053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501014" calcext:value-type="float">
            <text:p>38043000650101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32" calcext:value-type="float">
            <text:p>2053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501015" calcext:value-type="float">
            <text:p>38043000650101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33" calcext:value-type="float">
            <text:p>2053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501016" calcext:value-type="float">
            <text:p>38043000650101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34" calcext:value-type="float">
            <text:p>2053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501017" calcext:value-type="float">
            <text:p>38043000650101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35" calcext:value-type="float">
            <text:p>2053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501018" calcext:value-type="float">
            <text:p>38043000650101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36" calcext:value-type="float">
            <text:p>2053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501019" calcext:value-type="float">
            <text:p>38043000650101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37" calcext:value-type="float">
            <text:p>2053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501020" calcext:value-type="float">
            <text:p>38043000650102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38" calcext:value-type="float">
            <text:p>2053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501021" calcext:value-type="float">
            <text:p>38043000650102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39" calcext:value-type="float">
            <text:p>2053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501022" calcext:value-type="float">
            <text:p>38043000650102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40" calcext:value-type="float">
            <text:p>2054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501023" calcext:value-type="float">
            <text:p>38043000650102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41" calcext:value-type="float">
            <text:p>2054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501024" calcext:value-type="float">
            <text:p>38043000650102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42" calcext:value-type="float">
            <text:p>2054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501025" calcext:value-type="float">
            <text:p>38043000650102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43" calcext:value-type="float">
            <text:p>2054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501026" calcext:value-type="float">
            <text:p>38043000650102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44" calcext:value-type="float">
            <text:p>2054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501027" calcext:value-type="float">
            <text:p>38043000650102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45" calcext:value-type="float">
            <text:p>2054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501028" calcext:value-type="float">
            <text:p>38043000650102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46" calcext:value-type="float">
            <text:p>2054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501029" calcext:value-type="float">
            <text:p>38043000650102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47" calcext:value-type="float">
            <text:p>2054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501030" calcext:value-type="float">
            <text:p>38043000650103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48" calcext:value-type="float">
            <text:p>2054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501031" calcext:value-type="float">
            <text:p>38043000650103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49" calcext:value-type="float">
            <text:p>2054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501032" calcext:value-type="float">
            <text:p>38043000650103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50" calcext:value-type="float">
            <text:p>2055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501033" calcext:value-type="float">
            <text:p>38043000650103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51" calcext:value-type="float">
            <text:p>2055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501034" calcext:value-type="float">
            <text:p>38043000650103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52" calcext:value-type="float">
            <text:p>2055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501035" calcext:value-type="float">
            <text:p>38043000650103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53" calcext:value-type="float">
            <text:p>2055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501036" calcext:value-type="float">
            <text:p>38043000650103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54" calcext:value-type="float">
            <text:p>2055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501037" calcext:value-type="float">
            <text:p>38043000650103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55" calcext:value-type="float">
            <text:p>2055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501038" calcext:value-type="float">
            <text:p>38043000650103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56" calcext:value-type="float">
            <text:p>2055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501039" calcext:value-type="float">
            <text:p>38043000650103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57" calcext:value-type="float">
            <text:p>2055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0006501040" calcext:value-type="float">
            <text:p>38043000650104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58" calcext:value-type="float">
            <text:p>2055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01" calcext:value-type="float">
            <text:p>38043100660100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59" calcext:value-type="float">
            <text:p>2055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02" calcext:value-type="float">
            <text:p>38043100660100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60" calcext:value-type="float">
            <text:p>2056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03" calcext:value-type="float">
            <text:p>38043100660100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61" calcext:value-type="float">
            <text:p>2056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04" calcext:value-type="float">
            <text:p>38043100660100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62" calcext:value-type="float">
            <text:p>2056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05" calcext:value-type="float">
            <text:p>38043100660100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63" calcext:value-type="float">
            <text:p>2056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06" calcext:value-type="float">
            <text:p>38043100660100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64" calcext:value-type="float">
            <text:p>2056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07" calcext:value-type="float">
            <text:p>38043100660100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65" calcext:value-type="float">
            <text:p>2056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08" calcext:value-type="float">
            <text:p>38043100660100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66" calcext:value-type="float">
            <text:p>2056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09" calcext:value-type="float">
            <text:p>38043100660100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67" calcext:value-type="float">
            <text:p>2056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10" calcext:value-type="float">
            <text:p>38043100660101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68" calcext:value-type="float">
            <text:p>2056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11" calcext:value-type="float">
            <text:p>38043100660101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69" calcext:value-type="float">
            <text:p>2056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12" calcext:value-type="float">
            <text:p>38043100660101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70" calcext:value-type="float">
            <text:p>2057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13" calcext:value-type="float">
            <text:p>38043100660101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71" calcext:value-type="float">
            <text:p>2057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14" calcext:value-type="float">
            <text:p>38043100660101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72" calcext:value-type="float">
            <text:p>2057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15" calcext:value-type="float">
            <text:p>38043100660101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73" calcext:value-type="float">
            <text:p>2057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16" calcext:value-type="float">
            <text:p>38043100660101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74" calcext:value-type="float">
            <text:p>2057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17" calcext:value-type="float">
            <text:p>38043100660101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75" calcext:value-type="float">
            <text:p>2057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18" calcext:value-type="float">
            <text:p>38043100660101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76" calcext:value-type="float">
            <text:p>2057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19" calcext:value-type="float">
            <text:p>38043100660101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77" calcext:value-type="float">
            <text:p>2057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20" calcext:value-type="float">
            <text:p>38043100660102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78" calcext:value-type="float">
            <text:p>2057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21" calcext:value-type="float">
            <text:p>38043100660102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79" calcext:value-type="float">
            <text:p>2057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22" calcext:value-type="float">
            <text:p>38043100660102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80" calcext:value-type="float">
            <text:p>2058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23" calcext:value-type="float">
            <text:p>38043100660102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81" calcext:value-type="float">
            <text:p>2058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24" calcext:value-type="float">
            <text:p>38043100660102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82" calcext:value-type="float">
            <text:p>2058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25" calcext:value-type="float">
            <text:p>38043100660102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83" calcext:value-type="float">
            <text:p>2058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26" calcext:value-type="float">
            <text:p>38043100660102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84" calcext:value-type="float">
            <text:p>2058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27" calcext:value-type="float">
            <text:p>38043100660102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85" calcext:value-type="float">
            <text:p>2058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28" calcext:value-type="float">
            <text:p>38043100660102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86" calcext:value-type="float">
            <text:p>2058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29" calcext:value-type="float">
            <text:p>38043100660102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87" calcext:value-type="float">
            <text:p>2058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30" calcext:value-type="float">
            <text:p>38043100660103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88" calcext:value-type="float">
            <text:p>2058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31" calcext:value-type="float">
            <text:p>38043100660103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89" calcext:value-type="float">
            <text:p>2058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32" calcext:value-type="float">
            <text:p>38043100660103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90" calcext:value-type="float">
            <text:p>2059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33" calcext:value-type="float">
            <text:p>38043100660103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91" calcext:value-type="float">
            <text:p>2059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34" calcext:value-type="float">
            <text:p>38043100660103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92" calcext:value-type="float">
            <text:p>2059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35" calcext:value-type="float">
            <text:p>38043100660103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93" calcext:value-type="float">
            <text:p>2059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36" calcext:value-type="float">
            <text:p>38043100660103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94" calcext:value-type="float">
            <text:p>2059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37" calcext:value-type="float">
            <text:p>38043100660103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95" calcext:value-type="float">
            <text:p>2059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38" calcext:value-type="float">
            <text:p>38043100660103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96" calcext:value-type="float">
            <text:p>2059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39" calcext:value-type="float">
            <text:p>38043100660103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97" calcext:value-type="float">
            <text:p>2059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40" calcext:value-type="float">
            <text:p>38043100660104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98" calcext:value-type="float">
            <text:p>2059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41" calcext:value-type="float">
            <text:p>38043100660104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599" calcext:value-type="float">
            <text:p>2059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42" calcext:value-type="float">
            <text:p>38043100660104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00" calcext:value-type="float">
            <text:p>2060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43" calcext:value-type="float">
            <text:p>38043100660104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01" calcext:value-type="float">
            <text:p>2060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44" calcext:value-type="float">
            <text:p>38043100660104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02" calcext:value-type="float">
            <text:p>2060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45" calcext:value-type="float">
            <text:p>38043100660104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03" calcext:value-type="float">
            <text:p>2060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46" calcext:value-type="float">
            <text:p>38043100660104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04" calcext:value-type="float">
            <text:p>2060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47" calcext:value-type="float">
            <text:p>38043100660104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05" calcext:value-type="float">
            <text:p>2060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48" calcext:value-type="float">
            <text:p>38043100660104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06" calcext:value-type="float">
            <text:p>2060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49" calcext:value-type="float">
            <text:p>380431006601049</text:p>
          </table:table-cell>
          <table:table-cell/>
          <table:table-cell table:style-name="ce10" office:value-type="string" calcext:value-type="string">
            <text:p>3804310066010491 <text:s/>Hieronder eene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07" calcext:value-type="float">
            <text:p>2060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50" calcext:value-type="float">
            <text:p>38043100660105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08" calcext:value-type="float">
            <text:p>2060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51" calcext:value-type="float">
            <text:p>38043100660105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09" calcext:value-type="float">
            <text:p>2060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52" calcext:value-type="float">
            <text:p>38043100660105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10" calcext:value-type="float">
            <text:p>2061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601053" calcext:value-type="float">
            <text:p>38043100660105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11" calcext:value-type="float">
            <text:p>2061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01" calcext:value-type="float">
            <text:p>38043100670100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12" calcext:value-type="float">
            <text:p>2061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02" calcext:value-type="float">
            <text:p>38043100670100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13" calcext:value-type="float">
            <text:p>2061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03" calcext:value-type="float">
            <text:p>38043100670100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14" calcext:value-type="float">
            <text:p>2061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04" calcext:value-type="float">
            <text:p>38043100670100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15" calcext:value-type="float">
            <text:p>2061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05" calcext:value-type="float">
            <text:p>38043100670100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16" calcext:value-type="float">
            <text:p>2061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06" calcext:value-type="float">
            <text:p>38043100670100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17" calcext:value-type="float">
            <text:p>2061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07" calcext:value-type="float">
            <text:p>38043100670100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18" calcext:value-type="float">
            <text:p>2061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08" calcext:value-type="float">
            <text:p>38043100670100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19" calcext:value-type="float">
            <text:p>2061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09" calcext:value-type="float">
            <text:p>38043100670100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20" calcext:value-type="float">
            <text:p>2062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10" calcext:value-type="float">
            <text:p>38043100670101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21" calcext:value-type="float">
            <text:p>2062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11" calcext:value-type="float">
            <text:p>38043100670101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22" calcext:value-type="float">
            <text:p>2062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12" calcext:value-type="float">
            <text:p>38043100670101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23" calcext:value-type="float">
            <text:p>2062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13" calcext:value-type="float">
            <text:p>38043100670101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24" calcext:value-type="float">
            <text:p>2062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14" calcext:value-type="float">
            <text:p>38043100670101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25" calcext:value-type="float">
            <text:p>2062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15" calcext:value-type="float">
            <text:p>38043100670101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26" calcext:value-type="float">
            <text:p>2062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16" calcext:value-type="float">
            <text:p>38043100670101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27" calcext:value-type="float">
            <text:p>2062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17" calcext:value-type="float">
            <text:p>38043100670101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28" calcext:value-type="float">
            <text:p>2062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18" calcext:value-type="float">
            <text:p>38043100670101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29" calcext:value-type="float">
            <text:p>2062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19" calcext:value-type="float">
            <text:p>38043100670101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30" calcext:value-type="float">
            <text:p>2063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20" calcext:value-type="float">
            <text:p>38043100670102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31" calcext:value-type="float">
            <text:p>2063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21" calcext:value-type="float">
            <text:p>38043100670102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32" calcext:value-type="float">
            <text:p>2063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22" calcext:value-type="float">
            <text:p>38043100670102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33" calcext:value-type="float">
            <text:p>2063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23" calcext:value-type="float">
            <text:p>38043100670102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34" calcext:value-type="float">
            <text:p>2063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24" calcext:value-type="float">
            <text:p>38043100670102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35" calcext:value-type="float">
            <text:p>2063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25" calcext:value-type="float">
            <text:p>38043100670102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36" calcext:value-type="float">
            <text:p>2063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26" calcext:value-type="float">
            <text:p>38043100670102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37" calcext:value-type="float">
            <text:p>2063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27" calcext:value-type="float">
            <text:p>38043100670102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38" calcext:value-type="float">
            <text:p>2063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28" calcext:value-type="float">
            <text:p>38043100670102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39" calcext:value-type="float">
            <text:p>2063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29" calcext:value-type="float">
            <text:p>38043100670102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40" calcext:value-type="float">
            <text:p>2064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30" calcext:value-type="float">
            <text:p>38043100670103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41" calcext:value-type="float">
            <text:p>2064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31" calcext:value-type="float">
            <text:p>38043100670103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42" calcext:value-type="float">
            <text:p>2064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32" calcext:value-type="float">
            <text:p>38043100670103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43" calcext:value-type="float">
            <text:p>2064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33" calcext:value-type="float">
            <text:p>38043100670103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44" calcext:value-type="float">
            <text:p>2064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34" calcext:value-type="float">
            <text:p>38043100670103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45" calcext:value-type="float">
            <text:p>2064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35" calcext:value-type="float">
            <text:p>38043100670103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46" calcext:value-type="float">
            <text:p>2064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36" calcext:value-type="float">
            <text:p>38043100670103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47" calcext:value-type="float">
            <text:p>2064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37" calcext:value-type="float">
            <text:p>38043100670103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48" calcext:value-type="float">
            <text:p>2064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38" calcext:value-type="float">
            <text:p>38043100670103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49" calcext:value-type="float">
            <text:p>2064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39" calcext:value-type="float">
            <text:p>38043100670103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50" calcext:value-type="float">
            <text:p>2065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40" calcext:value-type="float">
            <text:p>38043100670104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51" calcext:value-type="float">
            <text:p>2065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41" calcext:value-type="float">
            <text:p>38043100670104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52" calcext:value-type="float">
            <text:p>2065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42" calcext:value-type="float">
            <text:p>38043100670104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53" calcext:value-type="float">
            <text:p>2065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43" calcext:value-type="float">
            <text:p>38043100670104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54" calcext:value-type="float">
            <text:p>2065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44" calcext:value-type="float">
            <text:p>38043100670104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55" calcext:value-type="float">
            <text:p>2065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45" calcext:value-type="float">
            <text:p>38043100670104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56" calcext:value-type="float">
            <text:p>2065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46" calcext:value-type="float">
            <text:p>38043100670104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57" calcext:value-type="float">
            <text:p>2065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47" calcext:value-type="float">
            <text:p>38043100670104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58" calcext:value-type="float">
            <text:p>2065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48" calcext:value-type="float">
            <text:p>38043100670104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59" calcext:value-type="float">
            <text:p>2065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49" calcext:value-type="float">
            <text:p>38043100670104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60" calcext:value-type="float">
            <text:p>2066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50" calcext:value-type="float">
            <text:p>38043100670105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61" calcext:value-type="float">
            <text:p>2066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1006701051" calcext:value-type="float">
            <text:p>38043100670105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62" calcext:value-type="float">
            <text:p>2066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01" calcext:value-type="float">
            <text:p>38043200680100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63" calcext:value-type="float">
            <text:p>2066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02" calcext:value-type="float">
            <text:p>38043200680100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64" calcext:value-type="float">
            <text:p>2066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03" calcext:value-type="float">
            <text:p>38043200680100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65" calcext:value-type="float">
            <text:p>2066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04" calcext:value-type="float">
            <text:p>38043200680100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66" calcext:value-type="float">
            <text:p>2066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05" calcext:value-type="float">
            <text:p>38043200680100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67" calcext:value-type="float">
            <text:p>2066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06" calcext:value-type="float">
            <text:p>38043200680100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68" calcext:value-type="float">
            <text:p>2066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07" calcext:value-type="float">
            <text:p>38043200680100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69" calcext:value-type="float">
            <text:p>2066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08" calcext:value-type="float">
            <text:p>38043200680100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70" calcext:value-type="float">
            <text:p>2067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09" calcext:value-type="float">
            <text:p>38043200680100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71" calcext:value-type="float">
            <text:p>2067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10" calcext:value-type="float">
            <text:p>38043200680101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72" calcext:value-type="float">
            <text:p>2067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11" calcext:value-type="float">
            <text:p>38043200680101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73" calcext:value-type="float">
            <text:p>2067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12" calcext:value-type="float">
            <text:p>38043200680101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74" calcext:value-type="float">
            <text:p>2067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13" calcext:value-type="float">
            <text:p>38043200680101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75" calcext:value-type="float">
            <text:p>2067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14" calcext:value-type="float">
            <text:p>38043200680101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76" calcext:value-type="float">
            <text:p>2067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15" calcext:value-type="float">
            <text:p>38043200680101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77" calcext:value-type="float">
            <text:p>2067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16" calcext:value-type="float">
            <text:p>38043200680101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78" calcext:value-type="float">
            <text:p>2067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17" calcext:value-type="float">
            <text:p>38043200680101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79" calcext:value-type="float">
            <text:p>2067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18" calcext:value-type="float">
            <text:p>38043200680101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80" calcext:value-type="float">
            <text:p>2068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19" calcext:value-type="float">
            <text:p>38043200680101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81" calcext:value-type="float">
            <text:p>2068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20" calcext:value-type="float">
            <text:p>38043200680102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82" calcext:value-type="float">
            <text:p>2068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21" calcext:value-type="float">
            <text:p>38043200680102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83" calcext:value-type="float">
            <text:p>2068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22" calcext:value-type="float">
            <text:p>38043200680102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84" calcext:value-type="float">
            <text:p>2068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23" calcext:value-type="float">
            <text:p>38043200680102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85" calcext:value-type="float">
            <text:p>2068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24" calcext:value-type="float">
            <text:p>38043200680102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86" calcext:value-type="float">
            <text:p>2068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25" calcext:value-type="float">
            <text:p>38043200680102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87" calcext:value-type="float">
            <text:p>2068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26" calcext:value-type="float">
            <text:p>38043200680102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88" calcext:value-type="float">
            <text:p>2068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27" calcext:value-type="float">
            <text:p>38043200680102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89" calcext:value-type="float">
            <text:p>2068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28" calcext:value-type="float">
            <text:p>38043200680102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90" calcext:value-type="float">
            <text:p>2069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29" calcext:value-type="float">
            <text:p>38043200680102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91" calcext:value-type="float">
            <text:p>2069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30" calcext:value-type="float">
            <text:p>38043200680103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92" calcext:value-type="float">
            <text:p>2069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31" calcext:value-type="float">
            <text:p>38043200680103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93" calcext:value-type="float">
            <text:p>2069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32" calcext:value-type="float">
            <text:p>38043200680103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94" calcext:value-type="float">
            <text:p>2069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33" calcext:value-type="float">
            <text:p>38043200680103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95" calcext:value-type="float">
            <text:p>2069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34" calcext:value-type="float">
            <text:p>38043200680103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96" calcext:value-type="float">
            <text:p>2069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35" calcext:value-type="float">
            <text:p>38043200680103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97" calcext:value-type="float">
            <text:p>2069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36" calcext:value-type="float">
            <text:p>38043200680103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98" calcext:value-type="float">
            <text:p>2069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37" calcext:value-type="float">
            <text:p>38043200680103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699" calcext:value-type="float">
            <text:p>2069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38" calcext:value-type="float">
            <text:p>38043200680103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00" calcext:value-type="float">
            <text:p>2070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39" calcext:value-type="float">
            <text:p>38043200680103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01" calcext:value-type="float">
            <text:p>2070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40" calcext:value-type="float">
            <text:p>38043200680104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02" calcext:value-type="float">
            <text:p>2070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41" calcext:value-type="float">
            <text:p>38043200680104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03" calcext:value-type="float">
            <text:p>2070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42" calcext:value-type="float">
            <text:p>38043200680104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04" calcext:value-type="float">
            <text:p>2070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43" calcext:value-type="float">
            <text:p>38043200680104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05" calcext:value-type="float">
            <text:p>2070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44" calcext:value-type="float">
            <text:p>38043200680104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06" calcext:value-type="float">
            <text:p>2070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45" calcext:value-type="float">
            <text:p>38043200680104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07" calcext:value-type="float">
            <text:p>2070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46" calcext:value-type="float">
            <text:p>38043200680104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08" calcext:value-type="float">
            <text:p>2070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47" calcext:value-type="float">
            <text:p>38043200680104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09" calcext:value-type="float">
            <text:p>2070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48" calcext:value-type="float">
            <text:p>38043200680104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10" calcext:value-type="float">
            <text:p>2071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49" calcext:value-type="float">
            <text:p>38043200680104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11" calcext:value-type="float">
            <text:p>2071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50" calcext:value-type="float">
            <text:p>38043200680105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12" calcext:value-type="float">
            <text:p>2071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51" calcext:value-type="float">
            <text:p>38043200680105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13" calcext:value-type="float">
            <text:p>2071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52" calcext:value-type="float">
            <text:p>38043200680105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14" calcext:value-type="float">
            <text:p>2071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801053" calcext:value-type="float">
            <text:p>38043200680105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15" calcext:value-type="float">
            <text:p>2071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01" calcext:value-type="float">
            <text:p>380432006901001</text:p>
          </table:table-cell>
          <table:table-cell/>
          <table:table-cell table:style-name="ce10" office:value-type="string" calcext:value-type="string">
            <text:p>380432006901001* <text:s/>Hieronder begrepen de fabrijkanten van katoen, hennip, vlas, wol en zijde.</text:p>
          </table:table-cell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16" calcext:value-type="float">
            <text:p>2071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02" calcext:value-type="float">
            <text:p>38043200690100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17" calcext:value-type="float">
            <text:p>2071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03" calcext:value-type="float">
            <text:p>38043200690100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18" calcext:value-type="float">
            <text:p>2071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04" calcext:value-type="float">
            <text:p>38043200690100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19" calcext:value-type="float">
            <text:p>2071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05" calcext:value-type="float">
            <text:p>38043200690100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20" calcext:value-type="float">
            <text:p>2072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06" calcext:value-type="float">
            <text:p>38043200690100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21" calcext:value-type="float">
            <text:p>2072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07" calcext:value-type="float">
            <text:p>38043200690100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22" calcext:value-type="float">
            <text:p>2072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08" calcext:value-type="float">
            <text:p>38043200690100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23" calcext:value-type="float">
            <text:p>2072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09" calcext:value-type="float">
            <text:p>38043200690100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24" calcext:value-type="float">
            <text:p>2072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10" calcext:value-type="float">
            <text:p>38043200690101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25" calcext:value-type="float">
            <text:p>2072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11" calcext:value-type="float">
            <text:p>38043200690101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26" calcext:value-type="float">
            <text:p>2072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12" calcext:value-type="float">
            <text:p>38043200690101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27" calcext:value-type="float">
            <text:p>2072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13" calcext:value-type="float">
            <text:p>38043200690101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28" calcext:value-type="float">
            <text:p>2072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14" calcext:value-type="float">
            <text:p>38043200690101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29" calcext:value-type="float">
            <text:p>2072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15" calcext:value-type="float">
            <text:p>38043200690101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30" calcext:value-type="float">
            <text:p>2073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16" calcext:value-type="float">
            <text:p>38043200690101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31" calcext:value-type="float">
            <text:p>2073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17" calcext:value-type="float">
            <text:p>38043200690101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32" calcext:value-type="float">
            <text:p>2073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18" calcext:value-type="float">
            <text:p>380432006901018</text:p>
          </table:table-cell>
          <table:table-cell/>
          <table:table-cell table:style-name="ce10" office:value-type="string" calcext:value-type="string">
            <text:p>3804320069010181 <text:s/>Hieronder eene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33" calcext:value-type="float">
            <text:p>2073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19" calcext:value-type="float">
            <text:p>38043200690101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34" calcext:value-type="float">
            <text:p>2073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20" calcext:value-type="float">
            <text:p>38043200690102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35" calcext:value-type="float">
            <text:p>2073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21" calcext:value-type="float">
            <text:p>38043200690102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36" calcext:value-type="float">
            <text:p>2073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22" calcext:value-type="float">
            <text:p>38043200690102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37" calcext:value-type="float">
            <text:p>2073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23" calcext:value-type="float">
            <text:p>38043200690102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38" calcext:value-type="float">
            <text:p>2073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24" calcext:value-type="float">
            <text:p>380432006901024</text:p>
          </table:table-cell>
          <table:table-cell/>
          <table:table-cell table:style-name="ce10" office:value-type="string" calcext:value-type="string">
            <text:p>380432006901024? <text:s/>De boden zijn hieronder begrepen.</text:p>
          </table:table-cell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39" calcext:value-type="float">
            <text:p>2073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25" calcext:value-type="float">
            <text:p>38043200690102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40" calcext:value-type="float">
            <text:p>2074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26" calcext:value-type="float">
            <text:p>380432006901026</text:p>
          </table:table-cell>
          <table:table-cell/>
          <table:table-cell table:style-name="ce10" office:value-type="string" calcext:value-type="string">
            <text:p>380432006901024? <text:s/>De boden zijn hieronder begrepen.</text:p>
          </table:table-cell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41" calcext:value-type="float">
            <text:p>2074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27" calcext:value-type="float">
            <text:p>38043200690102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42" calcext:value-type="float">
            <text:p>2074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28" calcext:value-type="float">
            <text:p>38043200690102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43" calcext:value-type="float">
            <text:p>2074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29" calcext:value-type="float">
            <text:p>38043200690102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44" calcext:value-type="float">
            <text:p>2074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30" calcext:value-type="float">
            <text:p>38043200690103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45" calcext:value-type="float">
            <text:p>2074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31" calcext:value-type="float">
            <text:p>38043200690103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46" calcext:value-type="float">
            <text:p>2074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32" calcext:value-type="float">
            <text:p>38043200690103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47" calcext:value-type="float">
            <text:p>2074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33" calcext:value-type="float">
            <text:p>38043200690103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48" calcext:value-type="float">
            <text:p>2074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34" calcext:value-type="float">
            <text:p>38043200690103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49" calcext:value-type="float">
            <text:p>2074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35" calcext:value-type="float">
            <text:p>38043200690103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50" calcext:value-type="float">
            <text:p>2075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36" calcext:value-type="float">
            <text:p>38043200690103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51" calcext:value-type="float">
            <text:p>2075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37" calcext:value-type="float">
            <text:p>38043200690103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52" calcext:value-type="float">
            <text:p>2075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38" calcext:value-type="float">
            <text:p>38043200690103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53" calcext:value-type="float">
            <text:p>2075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39" calcext:value-type="float">
            <text:p>38043200690103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54" calcext:value-type="float">
            <text:p>2075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40" calcext:value-type="float">
            <text:p>38043200690104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55" calcext:value-type="float">
            <text:p>2075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41" calcext:value-type="float">
            <text:p>38043200690104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56" calcext:value-type="float">
            <text:p>2075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42" calcext:value-type="float">
            <text:p>38043200690104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57" calcext:value-type="float">
            <text:p>2075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43" calcext:value-type="float">
            <text:p>38043200690104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58" calcext:value-type="float">
            <text:p>2075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44" calcext:value-type="float">
            <text:p>38043200690104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59" calcext:value-type="float">
            <text:p>2075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45" calcext:value-type="float">
            <text:p>38043200690104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60" calcext:value-type="float">
            <text:p>2076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46" calcext:value-type="float">
            <text:p>38043200690104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61" calcext:value-type="float">
            <text:p>2076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47" calcext:value-type="float">
            <text:p>38043200690104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62" calcext:value-type="float">
            <text:p>2076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48" calcext:value-type="float">
            <text:p>38043200690104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63" calcext:value-type="float">
            <text:p>2076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49" calcext:value-type="float">
            <text:p>38043200690104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64" calcext:value-type="float">
            <text:p>2076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2006901050" calcext:value-type="float">
            <text:p>38043200690105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65" calcext:value-type="float">
            <text:p>2076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01" calcext:value-type="float">
            <text:p>38043300700100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66" calcext:value-type="float">
            <text:p>2076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02" calcext:value-type="float">
            <text:p>38043300700100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67" calcext:value-type="float">
            <text:p>2076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03" calcext:value-type="float">
            <text:p>38043300700100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68" calcext:value-type="float">
            <text:p>2076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04" calcext:value-type="float">
            <text:p>38043300700100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69" calcext:value-type="float">
            <text:p>2076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05" calcext:value-type="float">
            <text:p>38043300700100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70" calcext:value-type="float">
            <text:p>2077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06" calcext:value-type="float">
            <text:p>38043300700100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71" calcext:value-type="float">
            <text:p>2077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07" calcext:value-type="float">
            <text:p>38043300700100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72" calcext:value-type="float">
            <text:p>2077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08" calcext:value-type="float">
            <text:p>38043300700100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73" calcext:value-type="float">
            <text:p>2077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09" calcext:value-type="float">
            <text:p>38043300700100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74" calcext:value-type="float">
            <text:p>2077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10" calcext:value-type="float">
            <text:p>38043300700101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75" calcext:value-type="float">
            <text:p>2077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11" calcext:value-type="float">
            <text:p>38043300700101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76" calcext:value-type="float">
            <text:p>2077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12" calcext:value-type="float">
            <text:p>38043300700101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77" calcext:value-type="float">
            <text:p>2077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13" calcext:value-type="float">
            <text:p>38043300700101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78" calcext:value-type="float">
            <text:p>2077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14" calcext:value-type="float">
            <text:p>38043300700101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79" calcext:value-type="float">
            <text:p>2077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15" calcext:value-type="float">
            <text:p>38043300700101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80" calcext:value-type="float">
            <text:p>2078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16" calcext:value-type="float">
            <text:p>38043300700101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81" calcext:value-type="float">
            <text:p>2078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17" calcext:value-type="float">
            <text:p>38043300700101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82" calcext:value-type="float">
            <text:p>2078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18" calcext:value-type="float">
            <text:p>38043300700101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83" calcext:value-type="float">
            <text:p>2078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19" calcext:value-type="float">
            <text:p>38043300700101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84" calcext:value-type="float">
            <text:p>2078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20" calcext:value-type="float">
            <text:p>38043300700102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85" calcext:value-type="float">
            <text:p>2078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21" calcext:value-type="float">
            <text:p>38043300700102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86" calcext:value-type="float">
            <text:p>2078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22" calcext:value-type="float">
            <text:p>38043300700102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87" calcext:value-type="float">
            <text:p>2078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23" calcext:value-type="float">
            <text:p>38043300700102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88" calcext:value-type="float">
            <text:p>2078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24" calcext:value-type="float">
            <text:p>38043300700102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89" calcext:value-type="float">
            <text:p>2078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25" calcext:value-type="float">
            <text:p>38043300700102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90" calcext:value-type="float">
            <text:p>2079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26" calcext:value-type="float">
            <text:p>38043300700102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91" calcext:value-type="float">
            <text:p>2079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27" calcext:value-type="float">
            <text:p>38043300700102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92" calcext:value-type="float">
            <text:p>2079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28" calcext:value-type="float">
            <text:p>38043300700102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93" calcext:value-type="float">
            <text:p>2079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29" calcext:value-type="float">
            <text:p>38043300700102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94" calcext:value-type="float">
            <text:p>2079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30" calcext:value-type="float">
            <text:p>38043300700103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95" calcext:value-type="float">
            <text:p>2079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31" calcext:value-type="float">
            <text:p>38043300700103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96" calcext:value-type="float">
            <text:p>2079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32" calcext:value-type="float">
            <text:p>38043300700103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97" calcext:value-type="float">
            <text:p>2079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33" calcext:value-type="float">
            <text:p>38043300700103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98" calcext:value-type="float">
            <text:p>2079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34" calcext:value-type="float">
            <text:p>38043300700103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799" calcext:value-type="float">
            <text:p>2079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35" calcext:value-type="float">
            <text:p>38043300700103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00" calcext:value-type="float">
            <text:p>2080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36" calcext:value-type="float">
            <text:p>38043300700103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01" calcext:value-type="float">
            <text:p>2080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37" calcext:value-type="float">
            <text:p>38043300700103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02" calcext:value-type="float">
            <text:p>2080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38" calcext:value-type="float">
            <text:p>38043300700103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03" calcext:value-type="float">
            <text:p>2080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39" calcext:value-type="float">
            <text:p>38043300700103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04" calcext:value-type="float">
            <text:p>2080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40" calcext:value-type="float">
            <text:p>38043300700104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05" calcext:value-type="float">
            <text:p>2080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41" calcext:value-type="float">
            <text:p>38043300700104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06" calcext:value-type="float">
            <text:p>2080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42" calcext:value-type="float">
            <text:p>38043300700104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07" calcext:value-type="float">
            <text:p>2080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43" calcext:value-type="float">
            <text:p>38043300700104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08" calcext:value-type="float">
            <text:p>2080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44" calcext:value-type="float">
            <text:p>38043300700104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09" calcext:value-type="float">
            <text:p>2080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45" calcext:value-type="float">
            <text:p>38043300700104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10" calcext:value-type="float">
            <text:p>2081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46" calcext:value-type="float">
            <text:p>38043300700104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11" calcext:value-type="float">
            <text:p>2081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47" calcext:value-type="float">
            <text:p>38043300700104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12" calcext:value-type="float">
            <text:p>2081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48" calcext:value-type="float">
            <text:p>38043300700104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13" calcext:value-type="float">
            <text:p>2081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49" calcext:value-type="float">
            <text:p>38043300700104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14" calcext:value-type="float">
            <text:p>2081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50" calcext:value-type="float">
            <text:p>38043300700105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15" calcext:value-type="float">
            <text:p>2081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51" calcext:value-type="float">
            <text:p>38043300700105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16" calcext:value-type="float">
            <text:p>2081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52" calcext:value-type="float">
            <text:p>38043300700105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17" calcext:value-type="float">
            <text:p>2081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001053" calcext:value-type="float">
            <text:p>38043300700105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18" calcext:value-type="float">
            <text:p>2081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101001" calcext:value-type="float">
            <text:p>38043300710100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19" calcext:value-type="float">
            <text:p>2081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101002" calcext:value-type="float">
            <text:p>38043300710100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20" calcext:value-type="float">
            <text:p>2082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101003" calcext:value-type="float">
            <text:p>38043300710100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21" calcext:value-type="float">
            <text:p>2082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101004" calcext:value-type="float">
            <text:p>38043300710100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22" calcext:value-type="float">
            <text:p>2082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101005" calcext:value-type="float">
            <text:p>38043300710100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23" calcext:value-type="float">
            <text:p>2082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101006" calcext:value-type="float">
            <text:p>38043300710100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24" calcext:value-type="float">
            <text:p>2082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101007" calcext:value-type="float">
            <text:p>38043300710100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25" calcext:value-type="float">
            <text:p>2082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101008" calcext:value-type="float">
            <text:p>38043300710100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26" calcext:value-type="float">
            <text:p>2082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101009" calcext:value-type="float">
            <text:p>38043300710100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27" calcext:value-type="float">
            <text:p>2082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101010" calcext:value-type="float">
            <text:p>38043300710101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28" calcext:value-type="float">
            <text:p>2082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101011" calcext:value-type="float">
            <text:p>38043300710101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29" calcext:value-type="float">
            <text:p>2082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101012" calcext:value-type="float">
            <text:p>38043300710101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30" calcext:value-type="float">
            <text:p>2083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101013" calcext:value-type="float">
            <text:p>38043300710101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31" calcext:value-type="float">
            <text:p>2083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101014" calcext:value-type="float">
            <text:p>38043300710101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32" calcext:value-type="float">
            <text:p>2083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101015" calcext:value-type="float">
            <text:p>38043300710101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33" calcext:value-type="float">
            <text:p>2083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101016" calcext:value-type="float">
            <text:p>38043300710101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34" calcext:value-type="float">
            <text:p>2083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101017" calcext:value-type="float">
            <text:p>38043300710101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35" calcext:value-type="float">
            <text:p>2083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101018" calcext:value-type="float">
            <text:p>38043300710101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36" calcext:value-type="float">
            <text:p>2083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101019" calcext:value-type="float">
            <text:p>38043300710101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37" calcext:value-type="float">
            <text:p>2083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101020" calcext:value-type="float">
            <text:p>38043300710102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38" calcext:value-type="float">
            <text:p>2083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101021" calcext:value-type="float">
            <text:p>38043300710102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39" calcext:value-type="float">
            <text:p>2083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101022" calcext:value-type="float">
            <text:p>38043300710102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40" calcext:value-type="float">
            <text:p>2084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101023" calcext:value-type="float">
            <text:p>38043300710102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41" calcext:value-type="float">
            <text:p>2084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101024" calcext:value-type="float">
            <text:p>38043300710102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42" calcext:value-type="float">
            <text:p>2084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101025" calcext:value-type="float">
            <text:p>38043300710102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43" calcext:value-type="float">
            <text:p>2084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101026" calcext:value-type="float">
            <text:p>38043300710102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44" calcext:value-type="float">
            <text:p>2084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101027" calcext:value-type="float">
            <text:p>38043300710102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45" calcext:value-type="float">
            <text:p>2084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101028" calcext:value-type="float">
            <text:p>380433007101028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46" calcext:value-type="float">
            <text:p>2084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101029" calcext:value-type="float">
            <text:p>38043300710102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47" calcext:value-type="float">
            <text:p>2084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101030" calcext:value-type="float">
            <text:p>38043300710103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48" calcext:value-type="float">
            <text:p>20848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101031" calcext:value-type="float">
            <text:p>380433007101031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49" calcext:value-type="float">
            <text:p>20849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101032" calcext:value-type="float">
            <text:p>380433007101032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50" calcext:value-type="float">
            <text:p>20850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101033" calcext:value-type="float">
            <text:p>380433007101033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51" calcext:value-type="float">
            <text:p>20851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101034" calcext:value-type="float">
            <text:p>380433007101034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52" calcext:value-type="float">
            <text:p>20852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101035" calcext:value-type="float">
            <text:p>380433007101035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53" calcext:value-type="float">
            <text:p>20853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101036" calcext:value-type="float">
            <text:p>380433007101036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54" calcext:value-type="float">
            <text:p>20854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101037" calcext:value-type="float">
            <text:p>380433007101037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55" calcext:value-type="float">
            <text:p>20855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101038" calcext:value-type="float">
            <text:p>380433007101038</text:p>
          </table:table-cell>
          <table:table-cell/>
          <table:table-cell table:style-name="ce10" office:value-type="string" calcext:value-type="string">
            <text:p>3804330071010381 <text:s/>Hieronder eene,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56" calcext:value-type="float">
            <text:p>20856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101039" calcext:value-type="float">
            <text:p>380433007101039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39" office:value-type="float" office:value="20857" calcext:value-type="float">
            <text:p>20857</text:p>
          </table:table-cell>
          <table:table-cell table:style-name="ce10" office:value-type="string" calcext:value-type="string">
            <text:p>Ov-4edl</text:p>
          </table:table-cell>
          <table:table-cell table:style-name="ce40" office:value-type="float" office:value="380433007101040" calcext:value-type="float">
            <text:p>380433007101040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 table:number-rows-repeated="10470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_20_VIERDE_20_GEDEELTE" style:display-name="PageStyle_ VIER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1:46:05</meta:creation-date>
    <dc:creator>Helpdesk</dc:creator>
    <dc:date>2004-12-20T18:24:31</dc:date>
    <meta:document-statistic meta:table-count="2" meta:cell-count="13352" meta:object-count="0"/>
    <meta:generator>LibreOffice/4.2.7.2$Linux_X86_64 LibreOffice_project/420m0$Build-2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